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none" style:country-asian="none" style:font-style-asian="normal" style:font-weight-asian="normal" style:font-name-complex="Arial Unicode M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/>
    <style:style style:name="ce2" style:family="table-cell" style:parent-style-name="Default" style:data-style-name="N125"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12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21 ULTRA 5G" table:style-name="ta1">
        <office:forms form:automatic-focus="false" form:apply-design-mode="false"/>
        <table:shapes>
          <draw:frame draw:z-index="0" draw:style-name="gr1" draw:text-style-name="P1" svg:width="12.0181in" svg:height="6.7598in" svg:x="6.2307in" svg:y="2.9354in">
            <draw:object draw:notify-on-update-of-ranges="'S21 ULTRA 5G'.C38:'S21 ULTRA 5G'.C1055 'S21 ULTRA 5G'.D37:'S21 ULTRA 5G'.D37 'S21 ULTRA 5G'.D38:'S21 ULTRA 5G'.D1055 'S21 ULTRA 5G'.C20:'S21 ULTRA 5G'.C23 'S21 ULTRA 5G'.D19:'S21 ULTRA 5G'.D19 'S21 ULTRA 5G'.D20:'S21 ULTRA 5G'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SLOWMO CAMERA CALIBRATIO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 table:style-name="ce1" office:value-type="string" calcext:value-type="string">
            <text:p>CAMERA</text:p>
          </table:table-cell>
          <table:table-cell/>
          <table:table-cell table:style-name="ce7" office:value-type="string" calcext:value-type="string">
            <text:p>Samsung Galaxy S21 Ultra 5G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ATmega328P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LOCK FREQUENCY (Hz)</text:p>
          </table:table-cell>
          <table:table-cell table:style-name="Default" office:value-type="float" office:value="16000000" calcext:value-type="float">
            <text:p>16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R1A CALC</text:p>
          </table:table-cell>
          <table:table-cell table:style-name="Default" office:value-type="float" office:value="16666" calcext:value-type="float">
            <text:p>16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R PERIOD CALC (s)</text:p>
          </table:table-cell>
          <table:table-cell table:style-name="Default" table:formula="of:=[.$D7] / [.$D$6] * (1 + [.D8])" office:value-type="float" office:value="0.0010416875" calcext:value-type="float">
            <text:p>0.001041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INARY NUMBER</text:p>
          </table:table-cell>
          <table:table-cell table:style-name="Default" table:formula="of:=[.B38]" office:value-type="float" office:value="-285" calcext:value-type="float">
            <text:p>-28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ITS OF THE 3 PARTS OF THE CURV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</table:table-row>
        <table:table-row table:style-name="ro1">
          <table:table-cell/>
          <table:table-cell table:style-name="ce1" office:value-type="string" calcext:value-type="string">
            <text:p>FIT 1</text:p>
          </table:table-cell>
          <table:table-cell table:style-name="ce9" table:number-matrix-columns-spanned="2" table:number-matrix-rows-spanned="1" table:formula="of:=LINEST([.D38:.D65];[.C38:.C65])" office:value-type="float" office:value="0.0394683819444444" calcext:value-type="float">
            <text:p>0.039</text:p>
          </table:table-cell>
          <table:table-cell table:style-name="ce9" office:value-type="float" office:value="-0.0692308819444445" calcext:value-type="float">
            <text:p>-0.069</text:p>
          </table:table-cell>
        </table:table-row>
        <table:table-row table:style-name="ro1">
          <table:table-cell/>
          <table:table-cell table:style-name="ce1" office:value-type="string" calcext:value-type="string">
            <text:p>FIT 2</text:p>
          </table:table-cell>
          <table:table-cell table:style-name="ce9" table:number-matrix-columns-spanned="2" table:number-matrix-rows-spanned="1" table:formula="of:=LINEST([.D65:.D1004];[.C65:.C1004])" office:value-type="float" office:value="0.00103373277824285" calcext:value-type="float">
            <text:p>0.001</text:p>
          </table:table-cell>
          <table:table-cell table:style-name="ce9" office:value-type="float" office:value="0.972319039499713" calcext:value-type="float">
            <text:p>0.972</text:p>
          </table:table-cell>
        </table:table-row>
        <table:table-row table:style-name="ro1">
          <table:table-cell/>
          <table:table-cell table:style-name="ce1" office:value-type="string" calcext:value-type="string">
            <text:p>FIT 3</text:p>
          </table:table-cell>
          <table:table-cell table:style-name="ce9" table:number-matrix-columns-spanned="2" table:number-matrix-rows-spanned="1" table:formula="of:=LINEST([.D1027:.D1054];[.C1027:.C1054])" office:value-type="float" office:value="0.033334" calcext:value-type="float">
            <text:p>0.033</text:p>
          </table:table-cell>
          <table:table-cell table:style-name="ce9" office:value-type="float" office:value="-31.00478675" calcext:value-type="float">
            <text:p>-31.0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EXTERMITIES OF THE 3 PART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MAGE COUNT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/>
          <table:table-cell office:value-type="string" calcext:value-type="string">
            <text:p>POINT 1</text:p>
          </table:table-cell>
          <table:table-cell table:style-name="ce9" office:value-type="float" office:value="1" calcext:value-type="float">
            <text:p>1.000</text:p>
          </table:table-cell>
          <table:table-cell table:style-name="ce9" table:formula="of:= [.C20]*[.C14]+[.D14]" office:value-type="float" office:value="-0.0297625" calcext:value-type="float">
            <text:p>-0.030</text:p>
          </table:table-cell>
        </table:table-row>
        <table:table-row table:style-name="ro1">
          <table:table-cell/>
          <table:table-cell office:value-type="string" calcext:value-type="string">
            <text:p>POINT 2</text:p>
          </table:table-cell>
          <table:table-cell table:style-name="ce9" table:formula="of:= ([.D15]-[.D14]) / ([.C14]-[.C15])" office:value-type="float" office:value="27.0992436262452" calcext:value-type="float">
            <text:p>27.099</text:p>
          </table:table-cell>
          <table:table-cell table:style-name="ce9" table:formula="of:= [.C21]*[.C14]+[.D14]" office:value-type="float" office:value="1.00033241590175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POINT 3</text:p>
          </table:table-cell>
          <table:table-cell table:style-name="ce9" table:formula="of:= ([.D16]-[.D15]) / ([.C15]-[.C16])" office:value-type="float" office:value="989.995084869151" calcext:value-type="float">
            <text:p>989.995</text:p>
          </table:table-cell>
          <table:table-cell table:style-name="ce9" table:formula="of:= [.C22]*[.C15]+[.D15]" office:value-type="float" office:value="1.99570940902827" calcext:value-type="float">
            <text:p>1.996</text:p>
          </table:table-cell>
        </table:table-row>
        <table:table-row table:style-name="ro1">
          <table:table-cell/>
          <table:table-cell office:value-type="string" calcext:value-type="string">
            <text:p>POINT 4</text:p>
          </table:table-cell>
          <table:table-cell table:style-name="ce9" office:value-type="float" office:value="1018" calcext:value-type="float">
            <text:p>1018.000</text:p>
          </table:table-cell>
          <table:table-cell table:style-name="ce9" table:formula="of:= [.C23]*[.C16]+[.D16]" office:value-type="float" office:value="2.92922525" calcext:value-type="float">
            <text:p>2.9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SULTS SUMMAR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RT 1</text:p>
          </table:table-cell>
          <table:table-cell office:value-type="string" calcext:value-type="string">
            <text:p>FRAME RATE (fps)</text:p>
          </table:table-cell>
          <table:table-cell table:style-name="ce4" table:formula="of:= ([.C21]-[.C20]) / ([.D21]-[.D20])" office:value-type="float" office:value="25.3367366670262" calcext:value-type="float">
            <text:p>25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 (ms)</text:p>
          </table:table-cell>
          <table:table-cell table:style-name="ce9" table:formula="of:= 1000 / [.D27]" office:value-type="float" office:value="39.4683819444444" calcext:value-type="float">
            <text:p>39.468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ART 2</text:p>
          </table:table-cell>
          <table:table-cell office:value-type="string" calcext:value-type="string">
            <text:p>FRAME RATE (fps)</text:p>
          </table:table-cell>
          <table:table-cell table:style-name="ce4" table:formula="of:= ([.C22]-[.C21]) / ([.D22]-[.D21])" office:value-type="float" office:value="967.367990110373" calcext:value-type="float">
            <text:p>96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 (ms)</text:p>
          </table:table-cell>
          <table:table-cell table:style-name="ce9" table:formula="of:= 1000 / [.D30]" office:value-type="float" office:value="1.03373277824285" calcext:value-type="float">
            <text:p>1.034</text:p>
          </table:table-cell>
        </table:table-row>
        <table:table-row table:style-name="ro1">
          <table:table-cell table:number-columns-repeated="3"/>
          <table:table-cell table:style-name="ce9"/>
        </table:table-row>
        <table:table-row table:style-name="ro1">
          <table:table-cell/>
          <table:table-cell table:style-name="ce1" office:value-type="string" calcext:value-type="string">
            <text:p>PART 3</text:p>
          </table:table-cell>
          <table:table-cell office:value-type="string" calcext:value-type="string">
            <text:p>FRAME RATE (fps)</text:p>
          </table:table-cell>
          <table:table-cell table:style-name="ce4" table:formula="of:= ([.C23]-[.C22]) / ([.D23]-[.D22])" office:value-type="float" office:value="29.9994000119997" calcext:value-type="float">
            <text:p>30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 (ms)</text:p>
          </table:table-cell>
          <table:table-cell table:style-name="ce9" table:formula="of:= 1000 / [.D33]" office:value-type="float" office:value="33.3340000000001" calcext:value-type="float">
            <text:p>33.334</text:p>
          </table:table-cell>
        </table:table-row>
        <table:table-row table:style-name="ro1">
          <table:table-cell table:number-columns-repeated="3"/>
          <table:table-cell table:style-name="ce9"/>
        </table:table-row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INARY</text:p>
          </table:table-cell>
          <table:table-cell table:style-name="ce2" office:value-type="string" calcext:value-type="string">
            <text:p>IMAGE COUNT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float" office:value="16099" calcext:value-type="float">
            <text:p>16099</text:p>
          </table:table-cell>
          <table:table-cell table:formula="of:=[.A38]-2^14" office:value-type="float" office:value="-285" calcext:value-type="float">
            <text:p>-28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$B38]&gt;=[.$D$10]; ([.$B38] - [.$D$10]) * [.D$9]; NA(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1" calcext:value-type="float">
            <text:p>16131</text:p>
          </table:table-cell>
          <table:table-cell table:formula="of:=[.A39]-2^14" office:value-type="float" office:value="-253" calcext:value-type="float">
            <text:p>-253</text:p>
          </table:table-cell>
          <table:table-cell office:value-type="float" office:value="2" calcext:value-type="float">
            <text:p>2</text:p>
          </table:table-cell>
          <table:table-cell table:style-name="Default" table:formula="of:=IF([.$B39]&gt;=[.$D$10]; ([.$B39] - [.$D$10]) * [.D$9]; NA())" office:value-type="float" office:value="0.033334" calcext:value-type="float">
            <text:p>0.033334</text:p>
          </table:table-cell>
        </table:table-row>
        <table:table-row table:style-name="ro1">
          <table:table-cell office:value-type="float" office:value="16161" calcext:value-type="float">
            <text:p>16161</text:p>
          </table:table-cell>
          <table:table-cell table:formula="of:=[.A40]-2^14" office:value-type="float" office:value="-223" calcext:value-type="float">
            <text:p>-223</text:p>
          </table:table-cell>
          <table:table-cell office:value-type="float" office:value="3" calcext:value-type="float">
            <text:p>3</text:p>
          </table:table-cell>
          <table:table-cell table:style-name="Default" table:formula="of:=IF([.$B40]&gt;=[.$D$10]; ([.$B40] - [.$D$10]) * [.D$9]; NA())" office:value-type="float" office:value="0.064584625" calcext:value-type="float">
            <text:p>0.064584625</text:p>
          </table:table-cell>
        </table:table-row>
        <table:table-row table:style-name="ro1">
          <table:table-cell office:value-type="float" office:value="16193" calcext:value-type="float">
            <text:p>16193</text:p>
          </table:table-cell>
          <table:table-cell table:formula="of:=[.A41]-2^14" office:value-type="float" office:value="-191" calcext:value-type="float">
            <text:p>-191</text:p>
          </table:table-cell>
          <table:table-cell office:value-type="float" office:value="4" calcext:value-type="float">
            <text:p>4</text:p>
          </table:table-cell>
          <table:table-cell table:style-name="Default" table:formula="of:=IF([.$B41]&gt;=[.$D$10]; ([.$B41] - [.$D$10]) * [.D$9]; NA())" office:value-type="float" office:value="0.097918625" calcext:value-type="float">
            <text:p>0.097918625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table:formula="of:=[.A42]-2^14" office:value-type="float" office:value="-159" calcext:value-type="float">
            <text:p>-159</text:p>
          </table:table-cell>
          <table:table-cell office:value-type="float" office:value="5" calcext:value-type="float">
            <text:p>5</text:p>
          </table:table-cell>
          <table:table-cell table:style-name="Default" table:formula="of:=IF([.$B42]&gt;=[.$D$10]; ([.$B42] - [.$D$10]) * [.D$9]; NA())" office:value-type="float" office:value="0.131252625" calcext:value-type="float">
            <text:p>0.131252625</text:p>
          </table:table-cell>
        </table:table-row>
        <table:table-row table:style-name="ro1">
          <table:table-cell office:value-type="float" office:value="16257" calcext:value-type="float">
            <text:p>16257</text:p>
          </table:table-cell>
          <table:table-cell table:formula="of:=[.A43]-2^14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table:style-name="Default" table:formula="of:=IF([.$B43]&gt;=[.$D$10]; ([.$B43] - [.$D$10]) * [.D$9]; NA())" office:value-type="float" office:value="0.164586625" calcext:value-type="float">
            <text:p>0.164586625</text:p>
          </table:table-cell>
        </table:table-row>
        <table:table-row table:style-name="ro1">
          <table:table-cell office:value-type="float" office:value="16289" calcext:value-type="float">
            <text:p>16289</text:p>
          </table:table-cell>
          <table:table-cell table:formula="of:=[.A44]-2^14" office:value-type="float" office:value="-95" calcext:value-type="float">
            <text:p>-95</text:p>
          </table:table-cell>
          <table:table-cell office:value-type="float" office:value="7" calcext:value-type="float">
            <text:p>7</text:p>
          </table:table-cell>
          <table:table-cell table:style-name="Default" table:formula="of:=IF([.$B44]&gt;=[.$D$10]; ([.$B44] - [.$D$10]) * [.D$9]; NA())" office:value-type="float" office:value="0.197920625" calcext:value-type="float">
            <text:p>0.197920625</text:p>
          </table:table-cell>
        </table:table-row>
        <table:table-row table:style-name="ro1">
          <table:table-cell office:value-type="float" office:value="16321" calcext:value-type="float">
            <text:p>16321</text:p>
          </table:table-cell>
          <table:table-cell table:formula="of:=[.A45]-2^14" office:value-type="float" office:value="-63" calcext:value-type="float">
            <text:p>-63</text:p>
          </table:table-cell>
          <table:table-cell office:value-type="float" office:value="8" calcext:value-type="float">
            <text:p>8</text:p>
          </table:table-cell>
          <table:table-cell table:style-name="Default" table:formula="of:=IF([.$B45]&gt;=[.$D$10]; ([.$B45] - [.$D$10]) * [.D$9]; NA())" office:value-type="float" office:value="0.231254625" calcext:value-type="float">
            <text:p>0.231254625</text:p>
          </table:table-cell>
        </table:table-row>
        <table:table-row table:style-name="ro1">
          <table:table-cell office:value-type="float" office:value="16353" calcext:value-type="float">
            <text:p>16353</text:p>
          </table:table-cell>
          <table:table-cell table:formula="of:=[.A46]-2^14"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table:style-name="Default" table:formula="of:=IF([.$B46]&gt;=[.$D$10]; ([.$B46] - [.$D$10]) * [.D$9]; NA())" office:value-type="float" office:value="0.264588625" calcext:value-type="float">
            <text:p>0.26458862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Default" table:formula="of:=IF([.$B47]&gt;=[.$D$10]; ([.$B47] - [.$D$10]) * [.D$9]; NA())" office:value-type="float" office:value="0.300006" calcext:value-type="float">
            <text:p>0.300006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Default" table:formula="of:=IF([.$B48]&gt;=[.$D$10]; ([.$B48] - [.$D$10]) * [.D$9]; NA())" office:value-type="float" office:value="0.33334" calcext:value-type="float">
            <text:p>0.33334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style-name="Default" table:formula="of:=IF([.$B49]&gt;=[.$D$10]; ([.$B49] - [.$D$10]) * [.D$9]; NA())" office:value-type="float" office:value="0.366674" calcext:value-type="float">
            <text:p>0.366674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style-name="Default" table:formula="of:=IF([.$B50]&gt;=[.$D$10]; ([.$B50] - [.$D$10]) * [.D$9]; NA())" office:value-type="float" office:value="0.42917525" calcext:value-type="float">
            <text:p>0.42917525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table:style-name="Default" table:formula="of:=IF([.$B51]&gt;=[.$D$10]; ([.$B51] - [.$D$10]) * [.D$9]; NA())" office:value-type="float" office:value="0.52917725" calcext:value-type="float">
            <text:p>0.52917725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table:style-name="Default" table:formula="of:=IF([.$B52]&gt;=[.$D$10]; ([.$B52] - [.$D$10]) * [.D$9]; NA())" office:value-type="float" office:value="0.49584325" calcext:value-type="float">
            <text:p>0.49584325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style-name="Default" table:formula="of:=IF([.$B53]&gt;=[.$D$10]; ([.$B53] - [.$D$10]) * [.D$9]; NA())" office:value-type="float" office:value="0.56251125" calcext:value-type="float">
            <text:p>0.56251125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style-name="Default" table:formula="of:=IF([.$B54]&gt;=[.$D$10]; ([.$B54] - [.$D$10]) * [.D$9]; NA())" office:value-type="float" office:value="0.56251125" calcext:value-type="float">
            <text:p>0.56251125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style-name="Default" table:formula="of:=IF([.$B55]&gt;=[.$D$10]; ([.$B55] - [.$D$10]) * [.D$9]; NA())" office:value-type="float" office:value="0.82918325" calcext:value-type="float">
            <text:p>0.82918325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table:style-name="Default" table:formula="of:=IF([.$B56]&gt;=[.$D$10]; ([.$B56] - [.$D$10]) * [.D$9]; NA())" office:value-type="float" office:value="0.62917925" calcext:value-type="float">
            <text:p>0.62917925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float" office:value="20" calcext:value-type="float">
            <text:p>20</text:p>
          </table:table-cell>
          <table:table-cell table:style-name="Default" table:formula="of:=IF([.$B57]&gt;=[.$D$10]; ([.$B57] - [.$D$10]) * [.D$9]; NA())" office:value-type="float" office:value="0.69584725" calcext:value-type="float">
            <text:p>0.69584725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float" office:value="21" calcext:value-type="float">
            <text:p>21</text:p>
          </table:table-cell>
          <table:table-cell table:style-name="Default" table:formula="of:=IF([.$B58]&gt;=[.$D$10]; ([.$B58] - [.$D$10]) * [.D$9]; NA())" office:value-type="float" office:value="0.69584725" calcext:value-type="float">
            <text:p>0.69584725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float" office:value="22" calcext:value-type="float">
            <text:p>22</text:p>
          </table:table-cell>
          <table:table-cell table:style-name="Default" table:formula="of:=IF([.$B59]&gt;=[.$D$10]; ([.$B59] - [.$D$10]) * [.D$9]; NA())" office:value-type="float" office:value="0.82918325" calcext:value-type="float">
            <text:p>0.82918325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office:value-type="float" office:value="23" calcext:value-type="float">
            <text:p>23</text:p>
          </table:table-cell>
          <table:table-cell table:style-name="Default" table:formula="of:=IF([.$B60]&gt;=[.$D$10]; ([.$B60] - [.$D$10]) * [.D$9]; NA())" office:value-type="float" office:value="0.76251525" calcext:value-type="float">
            <text:p>0.76251525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float" office:value="24" calcext:value-type="float">
            <text:p>24</text:p>
          </table:table-cell>
          <table:table-cell table:style-name="Default" table:formula="of:=IF([.$B61]&gt;=[.$D$10]; ([.$B61] - [.$D$10]) * [.D$9]; NA())" office:value-type="float" office:value="0.82918325" calcext:value-type="float">
            <text:p>0.82918325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table:style-name="Default" table:formula="of:=IF([.$B62]&gt;=[.$D$10]; ([.$B62] - [.$D$10]) * [.D$9]; NA())" office:value-type="float" office:value="0.82918325" calcext:value-type="float">
            <text:p>0.829183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26" calcext:value-type="float">
            <text:p>26</text:p>
          </table:table-cell>
          <table:table-cell table:style-name="Default" table:formula="of:=IF([.$B63]&gt;=[.$D$10]; ([.$B63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575" calcext:value-type="float">
            <text:p>575</text:p>
          </table:table-cell>
          <table:table-cell office:value-type="float" office:value="27" calcext:value-type="float">
            <text:p>27</text:p>
          </table:table-cell>
          <table:table-cell table:style-name="Default" table:formula="of:=IF([.$B64]&gt;=[.$D$10]; ([.$B64] - [.$D$10]) * [.D$9]; NA())" office:value-type="float" office:value="0.89585125" calcext:value-type="float">
            <text:p>0.89585125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style-name="Default" table:formula="of:=IF([.$B65]&gt;=[.$D$10]; ([.$B65] - [.$D$10]) * [.D$9]; NA())" office:value-type="float" office:value="0.96251925" calcext:value-type="float">
            <text:p>0.96251925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 office:value-type="float" office:value="29" calcext:value-type="float">
            <text:p>29</text:p>
          </table:table-cell>
          <table:table-cell table:style-name="Default" table:formula="of:=IF([.$B66]&gt;=[.$D$10]; ([.$B66] - [.$D$10]) * [.D$9]; NA())" office:value-type="float" office:value="0.96251925" calcext:value-type="float">
            <text:p>0.962519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  <table:table-cell table:style-name="Default" table:formula="of:=IF([.$B67]&gt;=[.$D$10]; ([.$B67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31" calcext:value-type="float">
            <text:p>31</text:p>
          </table:table-cell>
          <table:table-cell table:style-name="Default" table:formula="of:=IF([.$B68]&gt;=[.$D$10]; ([.$B68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office:value-type="float" office:value="32" calcext:value-type="float">
            <text:p>32</text:p>
          </table:table-cell>
          <table:table-cell table:style-name="Default" table:formula="of:=IF([.$B69]&gt;=[.$D$10]; ([.$B69] - [.$D$10]) * [.D$9]; NA())" office:value-type="float" office:value="1.00002" calcext:value-type="float">
            <text:p>1.00002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table:style-name="Default" table:formula="of:=IF([.$B70]&gt;=[.$D$10]; ([.$B70] - [.$D$10]) * [.D$9]; NA())" office:value-type="float" office:value="1.00002" calcext:value-type="float">
            <text:p>1.00002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office:value-type="float" office:value="34" calcext:value-type="float">
            <text:p>34</text:p>
          </table:table-cell>
          <table:table-cell table:style-name="Default" table:formula="of:=IF([.$B71]&gt;=[.$D$10]; ([.$B71] - [.$D$10]) * [.D$9]; NA())" office:value-type="float" office:value="1.00002" calcext:value-type="float">
            <text:p>1.00002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float" office:value="35" calcext:value-type="float">
            <text:p>35</text:p>
          </table:table-cell>
          <table:table-cell table:style-name="Default" table:formula="of:=IF([.$B72]&gt;=[.$D$10]; ([.$B72] - [.$D$10]) * [.D$9]; NA())" office:value-type="float" office:value="1.00418675" calcext:value-type="float">
            <text:p>1.00418675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float" office:value="36" calcext:value-type="float">
            <text:p>36</text:p>
          </table:table-cell>
          <table:table-cell table:style-name="Default" table:formula="of:=IF([.$B73]&gt;=[.$D$10]; ([.$B73] - [.$D$10]) * [.D$9]; NA())" office:value-type="float" office:value="1.00418675" calcext:value-type="float">
            <text:p>1.00418675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float" office:value="37" calcext:value-type="float">
            <text:p>37</text:p>
          </table:table-cell>
          <table:table-cell table:style-name="Default" table:formula="of:=IF([.$B74]&gt;=[.$D$10]; ([.$B74] - [.$D$10]) * [.D$9]; NA())" office:value-type="float" office:value="1.00418675" calcext:value-type="float">
            <text:p>1.00418675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table:style-name="Default" table:formula="of:=IF([.$B75]&gt;=[.$D$10]; ([.$B75] - [.$D$10]) * [.D$9]; NA())" office:value-type="float" office:value="1.00418675" calcext:value-type="float">
            <text:p>1.0041867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39" calcext:value-type="float">
            <text:p>39</text:p>
          </table:table-cell>
          <table:table-cell table:style-name="Default" table:formula="of:=IF([.$B76]&gt;=[.$D$10]; ([.$B76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office:value-type="float" office:value="40" calcext:value-type="float">
            <text:p>40</text:p>
          </table:table-cell>
          <table:table-cell table:style-name="Default" table:formula="of:=IF([.$B77]&gt;=[.$D$10]; ([.$B77] - [.$D$10]) * [.D$9]; NA())" office:value-type="float" office:value="1.0083535" calcext:value-type="float">
            <text:p>1.0083535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office:value-type="float" office:value="41" calcext:value-type="float">
            <text:p>41</text:p>
          </table:table-cell>
          <table:table-cell table:style-name="Default" table:formula="of:=IF([.$B78]&gt;=[.$D$10]; ([.$B78] - [.$D$10]) * [.D$9]; NA())" office:value-type="float" office:value="1.0083535" calcext:value-type="float">
            <text:p>1.0083535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office:value-type="float" office:value="42" calcext:value-type="float">
            <text:p>42</text:p>
          </table:table-cell>
          <table:table-cell table:style-name="Default" table:formula="of:=IF([.$B79]&gt;=[.$D$10]; ([.$B79] - [.$D$10]) * [.D$9]; NA())" office:value-type="float" office:value="1.0083535" calcext:value-type="float">
            <text:p>1.008353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43" calcext:value-type="float">
            <text:p>43</text:p>
          </table:table-cell>
          <table:table-cell table:style-name="Default" table:formula="of:=IF([.$B80]&gt;=[.$D$10]; ([.$B80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44" calcext:value-type="float">
            <text:p>44</text:p>
          </table:table-cell>
          <table:table-cell table:style-name="Default" table:formula="of:=IF([.$B81]&gt;=[.$D$10]; ([.$B81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table:style-name="Default" table:formula="of:=IF([.$B82]&gt;=[.$D$10]; ([.$B82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46" calcext:value-type="float">
            <text:p>46</text:p>
          </table:table-cell>
          <table:table-cell table:style-name="Default" table:formula="of:=IF([.$B83]&gt;=[.$D$10]; ([.$B83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47" calcext:value-type="float">
            <text:p>47</text:p>
          </table:table-cell>
          <table:table-cell table:style-name="Default" table:formula="of:=IF([.$B84]&gt;=[.$D$10]; ([.$B84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48" calcext:value-type="float">
            <text:p>48</text:p>
          </table:table-cell>
          <table:table-cell table:style-name="Default" table:formula="of:=IF([.$B85]&gt;=[.$D$10]; ([.$B85] - [.$D$10]) * [.D$9]; NA())" office:value-type="float" office:value="1.016687" calcext:value-type="float">
            <text:p>1.016687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49" calcext:value-type="float">
            <text:p>49</text:p>
          </table:table-cell>
          <table:table-cell table:style-name="Default" table:formula="of:=IF([.$B86]&gt;=[.$D$10]; ([.$B86] - [.$D$10]) * [.D$9]; NA())" office:value-type="float" office:value="1.016687" calcext:value-type="float">
            <text:p>1.016687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table:style-name="Default" table:formula="of:=IF([.$B87]&gt;=[.$D$10]; ([.$B87] - [.$D$10]) * [.D$9]; NA())" office:value-type="float" office:value="1.016687" calcext:value-type="float">
            <text:p>1.016687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float" office:value="51" calcext:value-type="float">
            <text:p>51</text:p>
          </table:table-cell>
          <table:table-cell table:style-name="Default" table:formula="of:=IF([.$B88]&gt;=[.$D$10]; ([.$B88] - [.$D$10]) * [.D$9]; NA())" office:value-type="float" office:value="1.02085375" calcext:value-type="float">
            <text:p>1.02085375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float" office:value="52" calcext:value-type="float">
            <text:p>52</text:p>
          </table:table-cell>
          <table:table-cell table:style-name="Default" table:formula="of:=IF([.$B89]&gt;=[.$D$10]; ([.$B89] - [.$D$10]) * [.D$9]; NA())" office:value-type="float" office:value="1.02085375" calcext:value-type="float">
            <text:p>1.02085375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float" office:value="53" calcext:value-type="float">
            <text:p>53</text:p>
          </table:table-cell>
          <table:table-cell table:style-name="Default" table:formula="of:=IF([.$B90]&gt;=[.$D$10]; ([.$B90] - [.$D$10]) * [.D$9]; NA())" office:value-type="float" office:value="1.02085375" calcext:value-type="float">
            <text:p>1.02085375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float" office:value="54" calcext:value-type="float">
            <text:p>54</text:p>
          </table:table-cell>
          <table:table-cell table:style-name="Default" table:formula="of:=IF([.$B91]&gt;=[.$D$10]; ([.$B91] - [.$D$10]) * [.D$9]; NA())" office:value-type="float" office:value="1.02085375" calcext:value-type="float">
            <text:p>1.0208537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55" calcext:value-type="float">
            <text:p>55</text:p>
          </table:table-cell>
          <table:table-cell table:style-name="Default" table:formula="of:=IF([.$B92]&gt;=[.$D$10]; ([.$B92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float" office:value="56" calcext:value-type="float">
            <text:p>56</text:p>
          </table:table-cell>
          <table:table-cell table:style-name="Default" table:formula="of:=IF([.$B93]&gt;=[.$D$10]; ([.$B93] - [.$D$10]) * [.D$9]; NA())" office:value-type="float" office:value="1.0250205" calcext:value-type="float">
            <text:p>1.0250205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float" office:value="57" calcext:value-type="float">
            <text:p>57</text:p>
          </table:table-cell>
          <table:table-cell table:style-name="Default" table:formula="of:=IF([.$B94]&gt;=[.$D$10]; ([.$B94] - [.$D$10]) * [.D$9]; NA())" office:value-type="float" office:value="1.0250205" calcext:value-type="float">
            <text:p>1.0250205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float" office:value="58" calcext:value-type="float">
            <text:p>58</text:p>
          </table:table-cell>
          <table:table-cell table:style-name="Default" table:formula="of:=IF([.$B95]&gt;=[.$D$10]; ([.$B95] - [.$D$10]) * [.D$9]; NA())" office:value-type="float" office:value="1.0250205" calcext:value-type="float">
            <text:p>1.025020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59" calcext:value-type="float">
            <text:p>59</text:p>
          </table:table-cell>
          <table:table-cell table:style-name="Default" table:formula="of:=IF([.$B96]&gt;=[.$D$10]; ([.$B96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60" calcext:value-type="float">
            <text:p>60</text:p>
          </table:table-cell>
          <table:table-cell table:style-name="Default" table:formula="of:=IF([.$B97]&gt;=[.$D$10]; ([.$B97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61" calcext:value-type="float">
            <text:p>61</text:p>
          </table:table-cell>
          <table:table-cell table:style-name="Default" table:formula="of:=IF([.$B98]&gt;=[.$D$10]; ([.$B98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62" calcext:value-type="float">
            <text:p>62</text:p>
          </table:table-cell>
          <table:table-cell table:style-name="Default" table:formula="of:=IF([.$B99]&gt;=[.$D$10]; ([.$B99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63" calcext:value-type="float">
            <text:p>63</text:p>
          </table:table-cell>
          <table:table-cell table:style-name="Default" table:formula="of:=IF([.$B100]&gt;=[.$D$10]; ([.$B100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float" office:value="64" calcext:value-type="float">
            <text:p>64</text:p>
          </table:table-cell>
          <table:table-cell table:style-name="Default" table:formula="of:=IF([.$B101]&gt;=[.$D$10]; ([.$B101] - [.$D$10]) * [.D$9]; NA())" office:value-type="float" office:value="1.033354" calcext:value-type="float">
            <text:p>1.033354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float" office:value="65" calcext:value-type="float">
            <text:p>65</text:p>
          </table:table-cell>
          <table:table-cell table:style-name="Default" table:formula="of:=IF([.$B102]&gt;=[.$D$10]; ([.$B102] - [.$D$10]) * [.D$9]; NA())" office:value-type="float" office:value="1.033354" calcext:value-type="float">
            <text:p>1.033354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float" office:value="66" calcext:value-type="float">
            <text:p>66</text:p>
          </table:table-cell>
          <table:table-cell table:style-name="Default" table:formula="of:=IF([.$B103]&gt;=[.$D$10]; ([.$B103] - [.$D$10]) * [.D$9]; NA())" office:value-type="float" office:value="1.033354" calcext:value-type="float">
            <text:p>1.033354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float" office:value="67" calcext:value-type="float">
            <text:p>67</text:p>
          </table:table-cell>
          <table:table-cell table:style-name="Default" table:formula="of:=IF([.$B104]&gt;=[.$D$10]; ([.$B104] - [.$D$10]) * [.D$9]; NA())" office:value-type="float" office:value="1.03752075" calcext:value-type="float">
            <text:p>1.03752075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float" office:value="68" calcext:value-type="float">
            <text:p>68</text:p>
          </table:table-cell>
          <table:table-cell table:style-name="Default" table:formula="of:=IF([.$B105]&gt;=[.$D$10]; ([.$B105] - [.$D$10]) * [.D$9]; NA())" office:value-type="float" office:value="1.03752075" calcext:value-type="float">
            <text:p>1.03752075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float" office:value="69" calcext:value-type="float">
            <text:p>69</text:p>
          </table:table-cell>
          <table:table-cell table:style-name="Default" table:formula="of:=IF([.$B106]&gt;=[.$D$10]; ([.$B106] - [.$D$10]) * [.D$9]; NA())" office:value-type="float" office:value="1.03752075" calcext:value-type="float">
            <text:p>1.03752075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float" office:value="70" calcext:value-type="float">
            <text:p>70</text:p>
          </table:table-cell>
          <table:table-cell table:style-name="Default" table:formula="of:=IF([.$B107]&gt;=[.$D$10]; ([.$B107] - [.$D$10]) * [.D$9]; NA())" office:value-type="float" office:value="1.03752075" calcext:value-type="float">
            <text:p>1.0375207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1" calcext:value-type="float">
            <text:p>71</text:p>
          </table:table-cell>
          <table:table-cell table:style-name="Default" table:formula="of:=IF([.$B108]&gt;=[.$D$10]; ([.$B108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table:style-name="Default" table:formula="of:=IF([.$B109]&gt;=[.$D$10]; ([.$B109] - [.$D$10]) * [.D$9]; NA())" office:value-type="float" office:value="1.0416875" calcext:value-type="float">
            <text:p>1.0416875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office:value-type="float" office:value="73" calcext:value-type="float">
            <text:p>73</text:p>
          </table:table-cell>
          <table:table-cell table:style-name="Default" table:formula="of:=IF([.$B110]&gt;=[.$D$10]; ([.$B110] - [.$D$10]) * [.D$9]; NA())" office:value-type="float" office:value="1.0416875" calcext:value-type="float">
            <text:p>1.0416875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office:value-type="float" office:value="74" calcext:value-type="float">
            <text:p>74</text:p>
          </table:table-cell>
          <table:table-cell table:style-name="Default" table:formula="of:=IF([.$B111]&gt;=[.$D$10]; ([.$B111] - [.$D$10]) * [.D$9]; NA())" office:value-type="float" office:value="1.0416875" calcext:value-type="float">
            <text:p>1.041687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5" calcext:value-type="float">
            <text:p>75</text:p>
          </table:table-cell>
          <table:table-cell table:style-name="Default" table:formula="of:=IF([.$B112]&gt;=[.$D$10]; ([.$B112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table:style-name="Default" table:formula="of:=IF([.$B113]&gt;=[.$D$10]; ([.$B113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style-name="Default" table:formula="of:=IF([.$B114]&gt;=[.$D$10]; ([.$B114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8" calcext:value-type="float">
            <text:p>78</text:p>
          </table:table-cell>
          <table:table-cell table:style-name="Default" table:formula="of:=IF([.$B115]&gt;=[.$D$10]; ([.$B115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79" calcext:value-type="float">
            <text:p>79</text:p>
          </table:table-cell>
          <table:table-cell table:style-name="Default" table:formula="of:=IF([.$B116]&gt;=[.$D$10]; ([.$B116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office:value-type="float" office:value="80" calcext:value-type="float">
            <text:p>80</text:p>
          </table:table-cell>
          <table:table-cell table:style-name="Default" table:formula="of:=IF([.$B117]&gt;=[.$D$10]; ([.$B117] - [.$D$10]) * [.D$9]; NA())" office:value-type="float" office:value="1.050021" calcext:value-type="float">
            <text:p>1.050021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office:value-type="float" office:value="81" calcext:value-type="float">
            <text:p>81</text:p>
          </table:table-cell>
          <table:table-cell table:style-name="Default" table:formula="of:=IF([.$B118]&gt;=[.$D$10]; ([.$B118] - [.$D$10]) * [.D$9]; NA())" office:value-type="float" office:value="1.050021" calcext:value-type="float">
            <text:p>1.050021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office:value-type="float" office:value="82" calcext:value-type="float">
            <text:p>82</text:p>
          </table:table-cell>
          <table:table-cell table:style-name="Default" table:formula="of:=IF([.$B119]&gt;=[.$D$10]; ([.$B119] - [.$D$10]) * [.D$9]; NA())" office:value-type="float" office:value="1.050021" calcext:value-type="float">
            <text:p>1.050021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float" office:value="83" calcext:value-type="float">
            <text:p>83</text:p>
          </table:table-cell>
          <table:table-cell table:style-name="Default" table:formula="of:=IF([.$B120]&gt;=[.$D$10]; ([.$B120] - [.$D$10]) * [.D$9]; NA())" office:value-type="float" office:value="1.05418775" calcext:value-type="float">
            <text:p>1.05418775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float" office:value="84" calcext:value-type="float">
            <text:p>84</text:p>
          </table:table-cell>
          <table:table-cell table:style-name="Default" table:formula="of:=IF([.$B121]&gt;=[.$D$10]; ([.$B121] - [.$D$10]) * [.D$9]; NA())" office:value-type="float" office:value="1.05418775" calcext:value-type="float">
            <text:p>1.05418775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float" office:value="85" calcext:value-type="float">
            <text:p>85</text:p>
          </table:table-cell>
          <table:table-cell table:style-name="Default" table:formula="of:=IF([.$B122]&gt;=[.$D$10]; ([.$B122] - [.$D$10]) * [.D$9]; NA())" office:value-type="float" office:value="1.05418775" calcext:value-type="float">
            <text:p>1.05418775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float" office:value="86" calcext:value-type="float">
            <text:p>86</text:p>
          </table:table-cell>
          <table:table-cell table:style-name="Default" table:formula="of:=IF([.$B123]&gt;=[.$D$10]; ([.$B123] - [.$D$10]) * [.D$9]; NA())" office:value-type="float" office:value="1.05418775" calcext:value-type="float">
            <text:p>1.0541877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87" calcext:value-type="float">
            <text:p>87</text:p>
          </table:table-cell>
          <table:table-cell table:style-name="Default" table:formula="of:=IF([.$B124]&gt;=[.$D$10]; ([.$B124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office:value-type="float" office:value="88" calcext:value-type="float">
            <text:p>88</text:p>
          </table:table-cell>
          <table:table-cell table:style-name="Default" table:formula="of:=IF([.$B125]&gt;=[.$D$10]; ([.$B125] - [.$D$10]) * [.D$9]; NA())" office:value-type="float" office:value="1.0583545" calcext:value-type="float">
            <text:p>1.0583545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office:value-type="float" office:value="89" calcext:value-type="float">
            <text:p>89</text:p>
          </table:table-cell>
          <table:table-cell table:style-name="Default" table:formula="of:=IF([.$B126]&gt;=[.$D$10]; ([.$B126] - [.$D$10]) * [.D$9]; NA())" office:value-type="float" office:value="1.0583545" calcext:value-type="float">
            <text:p>1.0583545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office:value-type="float" office:value="90" calcext:value-type="float">
            <text:p>90</text:p>
          </table:table-cell>
          <table:table-cell table:style-name="Default" table:formula="of:=IF([.$B127]&gt;=[.$D$10]; ([.$B127] - [.$D$10]) * [.D$9]; NA())" office:value-type="float" office:value="1.0583545" calcext:value-type="float">
            <text:p>1.058354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91" calcext:value-type="float">
            <text:p>91</text:p>
          </table:table-cell>
          <table:table-cell table:style-name="Default" table:formula="of:=IF([.$B128]&gt;=[.$D$10]; ([.$B128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92" calcext:value-type="float">
            <text:p>92</text:p>
          </table:table-cell>
          <table:table-cell table:style-name="Default" table:formula="of:=IF([.$B129]&gt;=[.$D$10]; ([.$B129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93" calcext:value-type="float">
            <text:p>93</text:p>
          </table:table-cell>
          <table:table-cell table:style-name="Default" table:formula="of:=IF([.$B130]&gt;=[.$D$10]; ([.$B130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94" calcext:value-type="float">
            <text:p>94</text:p>
          </table:table-cell>
          <table:table-cell table:style-name="Default" table:formula="of:=IF([.$B131]&gt;=[.$D$10]; ([.$B131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95" calcext:value-type="float">
            <text:p>95</text:p>
          </table:table-cell>
          <table:table-cell table:style-name="Default" table:formula="of:=IF([.$B132]&gt;=[.$D$10]; ([.$B132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  <table:table-cell table:style-name="Default" table:formula="of:=IF([.$B133]&gt;=[.$D$10]; ([.$B133] - [.$D$10]) * [.D$9]; NA())" office:value-type="float" office:value="1.066688" calcext:value-type="float">
            <text:p>1.066688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office:value-type="float" office:value="97" calcext:value-type="float">
            <text:p>97</text:p>
          </table:table-cell>
          <table:table-cell table:style-name="Default" table:formula="of:=IF([.$B134]&gt;=[.$D$10]; ([.$B134] - [.$D$10]) * [.D$9]; NA())" office:value-type="float" office:value="1.066688" calcext:value-type="float">
            <text:p>1.066688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office:value-type="float" office:value="98" calcext:value-type="float">
            <text:p>98</text:p>
          </table:table-cell>
          <table:table-cell table:style-name="Default" table:formula="of:=IF([.$B135]&gt;=[.$D$10]; ([.$B135] - [.$D$10]) * [.D$9]; NA())" office:value-type="float" office:value="1.066688" calcext:value-type="float">
            <text:p>1.066688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float" office:value="99" calcext:value-type="float">
            <text:p>99</text:p>
          </table:table-cell>
          <table:table-cell table:style-name="Default" table:formula="of:=IF([.$B136]&gt;=[.$D$10]; ([.$B136] - [.$D$10]) * [.D$9]; NA())" office:value-type="float" office:value="1.07085475" calcext:value-type="float">
            <text:p>1.07085475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 table:style-name="Default" table:formula="of:=IF([.$B137]&gt;=[.$D$10]; ([.$B137] - [.$D$10]) * [.D$9]; NA())" office:value-type="float" office:value="1.07085475" calcext:value-type="float">
            <text:p>1.07085475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float" office:value="101" calcext:value-type="float">
            <text:p>101</text:p>
          </table:table-cell>
          <table:table-cell table:style-name="Default" table:formula="of:=IF([.$B138]&gt;=[.$D$10]; ([.$B138] - [.$D$10]) * [.D$9]; NA())" office:value-type="float" office:value="1.07085475" calcext:value-type="float">
            <text:p>1.07085475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float" office:value="102" calcext:value-type="float">
            <text:p>102</text:p>
          </table:table-cell>
          <table:table-cell table:style-name="Default" table:formula="of:=IF([.$B139]&gt;=[.$D$10]; ([.$B139] - [.$D$10]) * [.D$9]; NA())" office:value-type="float" office:value="1.07085475" calcext:value-type="float">
            <text:p>1.0708547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03" calcext:value-type="float">
            <text:p>103</text:p>
          </table:table-cell>
          <table:table-cell table:style-name="Default" table:formula="of:=IF([.$B140]&gt;=[.$D$10]; ([.$B140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office:value-type="float" office:value="104" calcext:value-type="float">
            <text:p>104</text:p>
          </table:table-cell>
          <table:table-cell table:style-name="Default" table:formula="of:=IF([.$B141]&gt;=[.$D$10]; ([.$B141] - [.$D$10]) * [.D$9]; NA())" office:value-type="float" office:value="1.0750215" calcext:value-type="float">
            <text:p>1.0750215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office:value-type="float" office:value="105" calcext:value-type="float">
            <text:p>105</text:p>
          </table:table-cell>
          <table:table-cell table:style-name="Default" table:formula="of:=IF([.$B142]&gt;=[.$D$10]; ([.$B142] - [.$D$10]) * [.D$9]; NA())" office:value-type="float" office:value="1.0750215" calcext:value-type="float">
            <text:p>1.0750215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office:value-type="float" office:value="106" calcext:value-type="float">
            <text:p>106</text:p>
          </table:table-cell>
          <table:table-cell table:style-name="Default" table:formula="of:=IF([.$B143]&gt;=[.$D$10]; ([.$B143] - [.$D$10]) * [.D$9]; NA())" office:value-type="float" office:value="1.0750215" calcext:value-type="float">
            <text:p>1.075021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07" calcext:value-type="float">
            <text:p>107</text:p>
          </table:table-cell>
          <table:table-cell table:style-name="Default" table:formula="of:=IF([.$B144]&gt;=[.$D$10]; ([.$B144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08" calcext:value-type="float">
            <text:p>108</text:p>
          </table:table-cell>
          <table:table-cell table:style-name="Default" table:formula="of:=IF([.$B145]&gt;=[.$D$10]; ([.$B145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09" calcext:value-type="float">
            <text:p>109</text:p>
          </table:table-cell>
          <table:table-cell table:style-name="Default" table:formula="of:=IF([.$B146]&gt;=[.$D$10]; ([.$B146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table:style-name="Default" table:formula="of:=IF([.$B147]&gt;=[.$D$10]; ([.$B147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11" calcext:value-type="float">
            <text:p>111</text:p>
          </table:table-cell>
          <table:table-cell table:style-name="Default" table:formula="of:=IF([.$B148]&gt;=[.$D$10]; ([.$B148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office:value-type="float" office:value="112" calcext:value-type="float">
            <text:p>112</text:p>
          </table:table-cell>
          <table:table-cell table:style-name="Default" table:formula="of:=IF([.$B149]&gt;=[.$D$10]; ([.$B149] - [.$D$10]) * [.D$9]; NA())" office:value-type="float" office:value="1.083355" calcext:value-type="float">
            <text:p>1.083355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office:value-type="float" office:value="113" calcext:value-type="float">
            <text:p>113</text:p>
          </table:table-cell>
          <table:table-cell table:style-name="Default" table:formula="of:=IF([.$B150]&gt;=[.$D$10]; ([.$B150] - [.$D$10]) * [.D$9]; NA())" office:value-type="float" office:value="1.083355" calcext:value-type="float">
            <text:p>1.083355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office:value-type="float" office:value="114" calcext:value-type="float">
            <text:p>114</text:p>
          </table:table-cell>
          <table:table-cell table:style-name="Default" table:formula="of:=IF([.$B151]&gt;=[.$D$10]; ([.$B151] - [.$D$10]) * [.D$9]; NA())" office:value-type="float" office:value="1.083355" calcext:value-type="float">
            <text:p>1.083355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float" office:value="115" calcext:value-type="float">
            <text:p>115</text:p>
          </table:table-cell>
          <table:table-cell table:style-name="Default" table:formula="of:=IF([.$B152]&gt;=[.$D$10]; ([.$B152] - [.$D$10]) * [.D$9]; NA())" office:value-type="float" office:value="1.08752175" calcext:value-type="float">
            <text:p>1.08752175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float" office:value="116" calcext:value-type="float">
            <text:p>116</text:p>
          </table:table-cell>
          <table:table-cell table:style-name="Default" table:formula="of:=IF([.$B153]&gt;=[.$D$10]; ([.$B153] - [.$D$10]) * [.D$9]; NA())" office:value-type="float" office:value="1.08752175" calcext:value-type="float">
            <text:p>1.08752175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float" office:value="117" calcext:value-type="float">
            <text:p>117</text:p>
          </table:table-cell>
          <table:table-cell table:style-name="Default" table:formula="of:=IF([.$B154]&gt;=[.$D$10]; ([.$B154] - [.$D$10]) * [.D$9]; NA())" office:value-type="float" office:value="1.08752175" calcext:value-type="float">
            <text:p>1.08752175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float" office:value="118" calcext:value-type="float">
            <text:p>118</text:p>
          </table:table-cell>
          <table:table-cell table:style-name="Default" table:formula="of:=IF([.$B155]&gt;=[.$D$10]; ([.$B155] - [.$D$10]) * [.D$9]; NA())" office:value-type="float" office:value="1.08752175" calcext:value-type="float">
            <text:p>1.0875217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19" calcext:value-type="float">
            <text:p>119</text:p>
          </table:table-cell>
          <table:table-cell table:style-name="Default" table:formula="of:=IF([.$B156]&gt;=[.$D$10]; ([.$B156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  <table:table-cell office:value-type="float" office:value="120" calcext:value-type="float">
            <text:p>120</text:p>
          </table:table-cell>
          <table:table-cell table:style-name="Default" table:formula="of:=IF([.$B157]&gt;=[.$D$10]; ([.$B157] - [.$D$10]) * [.D$9]; NA())" office:value-type="float" office:value="1.0916885" calcext:value-type="float">
            <text:p>1.0916885</text:p>
          </table:table-cell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  <table:table-cell office:value-type="float" office:value="121" calcext:value-type="float">
            <text:p>121</text:p>
          </table:table-cell>
          <table:table-cell table:style-name="Default" table:formula="of:=IF([.$B158]&gt;=[.$D$10]; ([.$B158] - [.$D$10]) * [.D$9]; NA())" office:value-type="float" office:value="1.0916885" calcext:value-type="float">
            <text:p>1.091688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2" calcext:value-type="float">
            <text:p>122</text:p>
          </table:table-cell>
          <table:table-cell table:style-name="Default" table:formula="of:=IF([.$B159]&gt;=[.$D$10]; ([.$B159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3" calcext:value-type="float">
            <text:p>123</text:p>
          </table:table-cell>
          <table:table-cell table:style-name="Default" table:formula="of:=IF([.$B160]&gt;=[.$D$10]; ([.$B160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4" calcext:value-type="float">
            <text:p>124</text:p>
          </table:table-cell>
          <table:table-cell table:style-name="Default" table:formula="of:=IF([.$B161]&gt;=[.$D$10]; ([.$B161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5" calcext:value-type="float">
            <text:p>125</text:p>
          </table:table-cell>
          <table:table-cell table:style-name="Default" table:formula="of:=IF([.$B162]&gt;=[.$D$10]; ([.$B162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6" calcext:value-type="float">
            <text:p>126</text:p>
          </table:table-cell>
          <table:table-cell table:style-name="Default" table:formula="of:=IF([.$B163]&gt;=[.$D$10]; ([.$B163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127" calcext:value-type="float">
            <text:p>127</text:p>
          </table:table-cell>
          <table:table-cell table:style-name="Default" table:formula="of:=IF([.$B164]&gt;=[.$D$10]; ([.$B164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float" office:value="128" calcext:value-type="float">
            <text:p>128</text:p>
          </table:table-cell>
          <table:table-cell table:style-name="Default" table:formula="of:=IF([.$B165]&gt;=[.$D$10]; ([.$B165] - [.$D$10]) * [.D$9]; NA())" office:value-type="float" office:value="1.133356" calcext:value-type="float">
            <text:p>1.133356</text:p>
          </table:table-cell>
        </table:table-row>
        <table:table-row table:style-name="ro1">
          <table:table-cell table:number-columns-repeated="2" office:value-type="float" office:value="771" calcext:value-type="float">
            <text:p>771</text:p>
          </table:table-cell>
          <table:table-cell office:value-type="float" office:value="129" calcext:value-type="float">
            <text:p>129</text:p>
          </table:table-cell>
          <table:table-cell table:style-name="Default" table:formula="of:=IF([.$B166]&gt;=[.$D$10]; ([.$B166] - [.$D$10]) * [.D$9]; NA())" office:value-type="float" office:value="1.100022" calcext:value-type="float">
            <text:p>1.100022</text:p>
          </table:table-cell>
        </table:table-row>
        <table:table-row table:style-name="ro1">
          <table:table-cell table:number-columns-repeated="2" office:value-type="float" office:value="771" calcext:value-type="float">
            <text:p>771</text:p>
          </table:table-cell>
          <table:table-cell office:value-type="float" office:value="130" calcext:value-type="float">
            <text:p>130</text:p>
          </table:table-cell>
          <table:table-cell table:style-name="Default" table:formula="of:=IF([.$B167]&gt;=[.$D$10]; ([.$B167] - [.$D$10]) * [.D$9]; NA())" office:value-type="float" office:value="1.100022" calcext:value-type="float">
            <text:p>1.100022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float" office:value="131" calcext:value-type="float">
            <text:p>131</text:p>
          </table:table-cell>
          <table:table-cell table:style-name="Default" table:formula="of:=IF([.$B168]&gt;=[.$D$10]; ([.$B168] - [.$D$10]) * [.D$9]; NA())" office:value-type="float" office:value="1.10418875" calcext:value-type="float">
            <text:p>1.10418875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float" office:value="132" calcext:value-type="float">
            <text:p>132</text:p>
          </table:table-cell>
          <table:table-cell table:style-name="Default" table:formula="of:=IF([.$B169]&gt;=[.$D$10]; ([.$B169] - [.$D$10]) * [.D$9]; NA())" office:value-type="float" office:value="1.10418875" calcext:value-type="float">
            <text:p>1.10418875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float" office:value="133" calcext:value-type="float">
            <text:p>133</text:p>
          </table:table-cell>
          <table:table-cell table:style-name="Default" table:formula="of:=IF([.$B170]&gt;=[.$D$10]; ([.$B170] - [.$D$10]) * [.D$9]; NA())" office:value-type="float" office:value="1.10418875" calcext:value-type="float">
            <text:p>1.10418875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float" office:value="134" calcext:value-type="float">
            <text:p>134</text:p>
          </table:table-cell>
          <table:table-cell table:style-name="Default" table:formula="of:=IF([.$B171]&gt;=[.$D$10]; ([.$B171] - [.$D$10]) * [.D$9]; NA())" office:value-type="float" office:value="1.10418875" calcext:value-type="float">
            <text:p>1.1041887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35" calcext:value-type="float">
            <text:p>135</text:p>
          </table:table-cell>
          <table:table-cell table:style-name="Default" table:formula="of:=IF([.$B172]&gt;=[.$D$10]; ([.$B172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style-name="Default" table:formula="of:=IF([.$B173]&gt;=[.$D$10]; ([.$B173] - [.$D$10]) * [.D$9]; NA())" office:value-type="float" office:value="1.1083555" calcext:value-type="float">
            <text:p>1.1083555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 office:value-type="float" office:value="137" calcext:value-type="float">
            <text:p>137</text:p>
          </table:table-cell>
          <table:table-cell table:style-name="Default" table:formula="of:=IF([.$B174]&gt;=[.$D$10]; ([.$B174] - [.$D$10]) * [.D$9]; NA())" office:value-type="float" office:value="1.1083555" calcext:value-type="float">
            <text:p>1.1083555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 office:value-type="float" office:value="138" calcext:value-type="float">
            <text:p>138</text:p>
          </table:table-cell>
          <table:table-cell table:style-name="Default" table:formula="of:=IF([.$B175]&gt;=[.$D$10]; ([.$B175] - [.$D$10]) * [.D$9]; NA())" office:value-type="float" office:value="1.1083555" calcext:value-type="float">
            <text:p>1.108355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39" calcext:value-type="float">
            <text:p>139</text:p>
          </table:table-cell>
          <table:table-cell table:style-name="Default" table:formula="of:=IF([.$B176]&gt;=[.$D$10]; ([.$B176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40" calcext:value-type="float">
            <text:p>140</text:p>
          </table:table-cell>
          <table:table-cell table:style-name="Default" table:formula="of:=IF([.$B177]&gt;=[.$D$10]; ([.$B177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41" calcext:value-type="float">
            <text:p>141</text:p>
          </table:table-cell>
          <table:table-cell table:style-name="Default" table:formula="of:=IF([.$B178]&gt;=[.$D$10]; ([.$B178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42" calcext:value-type="float">
            <text:p>142</text:p>
          </table:table-cell>
          <table:table-cell table:style-name="Default" table:formula="of:=IF([.$B179]&gt;=[.$D$10]; ([.$B179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43" calcext:value-type="float">
            <text:p>143</text:p>
          </table:table-cell>
          <table:table-cell table:style-name="Default" table:formula="of:=IF([.$B180]&gt;=[.$D$10]; ([.$B180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87" calcext:value-type="float">
            <text:p>787</text:p>
          </table:table-cell>
          <table:table-cell office:value-type="float" office:value="144" calcext:value-type="float">
            <text:p>144</text:p>
          </table:table-cell>
          <table:table-cell table:style-name="Default" table:formula="of:=IF([.$B181]&gt;=[.$D$10]; ([.$B181] - [.$D$10]) * [.D$9]; NA())" office:value-type="float" office:value="1.116689" calcext:value-type="float">
            <text:p>1.116689</text:p>
          </table:table-cell>
        </table:table-row>
        <table:table-row table:style-name="ro1">
          <table:table-cell table:number-columns-repeated="2" office:value-type="float" office:value="787" calcext:value-type="float">
            <text:p>787</text:p>
          </table:table-cell>
          <table:table-cell office:value-type="float" office:value="145" calcext:value-type="float">
            <text:p>145</text:p>
          </table:table-cell>
          <table:table-cell table:style-name="Default" table:formula="of:=IF([.$B182]&gt;=[.$D$10]; ([.$B182] - [.$D$10]) * [.D$9]; NA())" office:value-type="float" office:value="1.116689" calcext:value-type="float">
            <text:p>1.116689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46" calcext:value-type="float">
            <text:p>146</text:p>
          </table:table-cell>
          <table:table-cell table:style-name="Default" table:formula="of:=IF([.$B183]&gt;=[.$D$10]; ([.$B183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47" calcext:value-type="float">
            <text:p>147</text:p>
          </table:table-cell>
          <table:table-cell table:style-name="Default" table:formula="of:=IF([.$B184]&gt;=[.$D$10]; ([.$B184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48" calcext:value-type="float">
            <text:p>148</text:p>
          </table:table-cell>
          <table:table-cell table:style-name="Default" table:formula="of:=IF([.$B185]&gt;=[.$D$10]; ([.$B185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49" calcext:value-type="float">
            <text:p>149</text:p>
          </table:table-cell>
          <table:table-cell table:style-name="Default" table:formula="of:=IF([.$B186]&gt;=[.$D$10]; ([.$B186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50" calcext:value-type="float">
            <text:p>150</text:p>
          </table:table-cell>
          <table:table-cell table:style-name="Default" table:formula="of:=IF([.$B187]&gt;=[.$D$10]; ([.$B187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1" calcext:value-type="float">
            <text:p>151</text:p>
          </table:table-cell>
          <table:table-cell table:style-name="Default" table:formula="of:=IF([.$B188]&gt;=[.$D$10]; ([.$B188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 office:value-type="float" office:value="152" calcext:value-type="float">
            <text:p>152</text:p>
          </table:table-cell>
          <table:table-cell table:style-name="Default" table:formula="of:=IF([.$B189]&gt;=[.$D$10]; ([.$B189] - [.$D$10]) * [.D$9]; NA())" office:value-type="float" office:value="1.1250225" calcext:value-type="float">
            <text:p>1.1250225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 office:value-type="float" office:value="153" calcext:value-type="float">
            <text:p>153</text:p>
          </table:table-cell>
          <table:table-cell table:style-name="Default" table:formula="of:=IF([.$B190]&gt;=[.$D$10]; ([.$B190] - [.$D$10]) * [.D$9]; NA())" office:value-type="float" office:value="1.1250225" calcext:value-type="float">
            <text:p>1.1250225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 office:value-type="float" office:value="154" calcext:value-type="float">
            <text:p>154</text:p>
          </table:table-cell>
          <table:table-cell table:style-name="Default" table:formula="of:=IF([.$B191]&gt;=[.$D$10]; ([.$B191] - [.$D$10]) * [.D$9]; NA())" office:value-type="float" office:value="1.1250225" calcext:value-type="float">
            <text:p>1.12502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5" calcext:value-type="float">
            <text:p>155</text:p>
          </table:table-cell>
          <table:table-cell table:style-name="Default" table:formula="of:=IF([.$B192]&gt;=[.$D$10]; ([.$B192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6" calcext:value-type="float">
            <text:p>156</text:p>
          </table:table-cell>
          <table:table-cell table:style-name="Default" table:formula="of:=IF([.$B193]&gt;=[.$D$10]; ([.$B193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7" calcext:value-type="float">
            <text:p>157</text:p>
          </table:table-cell>
          <table:table-cell table:style-name="Default" table:formula="of:=IF([.$B194]&gt;=[.$D$10]; ([.$B194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8" calcext:value-type="float">
            <text:p>158</text:p>
          </table:table-cell>
          <table:table-cell table:style-name="Default" table:formula="of:=IF([.$B195]&gt;=[.$D$10]; ([.$B195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59" calcext:value-type="float">
            <text:p>159</text:p>
          </table:table-cell>
          <table:table-cell table:style-name="Default" table:formula="of:=IF([.$B196]&gt;=[.$D$10]; ([.$B196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float" office:value="160" calcext:value-type="float">
            <text:p>160</text:p>
          </table:table-cell>
          <table:table-cell table:style-name="Default" table:formula="of:=IF([.$B197]&gt;=[.$D$10]; ([.$B197] - [.$D$10]) * [.D$9]; NA())" office:value-type="float" office:value="1.133356" calcext:value-type="float">
            <text:p>1.133356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float" office:value="161" calcext:value-type="float">
            <text:p>161</text:p>
          </table:table-cell>
          <table:table-cell table:style-name="Default" table:formula="of:=IF([.$B198]&gt;=[.$D$10]; ([.$B198] - [.$D$10]) * [.D$9]; NA())" office:value-type="float" office:value="1.133356" calcext:value-type="float">
            <text:p>1.133356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float" office:value="162" calcext:value-type="float">
            <text:p>162</text:p>
          </table:table-cell>
          <table:table-cell table:style-name="Default" table:formula="of:=IF([.$B199]&gt;=[.$D$10]; ([.$B199] - [.$D$10]) * [.D$9]; NA())" office:value-type="float" office:value="1.133356" calcext:value-type="float">
            <text:p>1.133356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float" office:value="163" calcext:value-type="float">
            <text:p>163</text:p>
          </table:table-cell>
          <table:table-cell table:style-name="Default" table:formula="of:=IF([.$B200]&gt;=[.$D$10]; ([.$B200] - [.$D$10]) * [.D$9]; NA())" office:value-type="float" office:value="1.13752275" calcext:value-type="float">
            <text:p>1.13752275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float" office:value="164" calcext:value-type="float">
            <text:p>164</text:p>
          </table:table-cell>
          <table:table-cell table:style-name="Default" table:formula="of:=IF([.$B201]&gt;=[.$D$10]; ([.$B201] - [.$D$10]) * [.D$9]; NA())" office:value-type="float" office:value="1.13752275" calcext:value-type="float">
            <text:p>1.13752275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float" office:value="165" calcext:value-type="float">
            <text:p>165</text:p>
          </table:table-cell>
          <table:table-cell table:style-name="Default" table:formula="of:=IF([.$B202]&gt;=[.$D$10]; ([.$B202] - [.$D$10]) * [.D$9]; NA())" office:value-type="float" office:value="1.13752275" calcext:value-type="float">
            <text:p>1.13752275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float" office:value="166" calcext:value-type="float">
            <text:p>166</text:p>
          </table:table-cell>
          <table:table-cell table:style-name="Default" table:formula="of:=IF([.$B203]&gt;=[.$D$10]; ([.$B203] - [.$D$10]) * [.D$9]; NA())" office:value-type="float" office:value="1.13752275" calcext:value-type="float">
            <text:p>1.1375227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67" calcext:value-type="float">
            <text:p>167</text:p>
          </table:table-cell>
          <table:table-cell table:style-name="Default" table:formula="of:=IF([.$B204]&gt;=[.$D$10]; ([.$B204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1" calcext:value-type="float">
            <text:p>811</text:p>
          </table:table-cell>
          <table:table-cell office:value-type="float" office:value="168" calcext:value-type="float">
            <text:p>168</text:p>
          </table:table-cell>
          <table:table-cell table:style-name="Default" table:formula="of:=IF([.$B205]&gt;=[.$D$10]; ([.$B205] - [.$D$10]) * [.D$9]; NA())" office:value-type="float" office:value="1.1416895" calcext:value-type="float">
            <text:p>1.1416895</text:p>
          </table:table-cell>
        </table:table-row>
        <table:table-row table:style-name="ro1">
          <table:table-cell table:number-columns-repeated="2" office:value-type="float" office:value="811" calcext:value-type="float">
            <text:p>811</text:p>
          </table:table-cell>
          <table:table-cell office:value-type="float" office:value="169" calcext:value-type="float">
            <text:p>169</text:p>
          </table:table-cell>
          <table:table-cell table:style-name="Default" table:formula="of:=IF([.$B206]&gt;=[.$D$10]; ([.$B206] - [.$D$10]) * [.D$9]; NA())" office:value-type="float" office:value="1.1416895" calcext:value-type="float">
            <text:p>1.141689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0" calcext:value-type="float">
            <text:p>170</text:p>
          </table:table-cell>
          <table:table-cell table:style-name="Default" table:formula="of:=IF([.$B207]&gt;=[.$D$10]; ([.$B207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1" calcext:value-type="float">
            <text:p>171</text:p>
          </table:table-cell>
          <table:table-cell table:style-name="Default" table:formula="of:=IF([.$B208]&gt;=[.$D$10]; ([.$B208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2" calcext:value-type="float">
            <text:p>172</text:p>
          </table:table-cell>
          <table:table-cell table:style-name="Default" table:formula="of:=IF([.$B209]&gt;=[.$D$10]; ([.$B209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3" calcext:value-type="float">
            <text:p>173</text:p>
          </table:table-cell>
          <table:table-cell table:style-name="Default" table:formula="of:=IF([.$B210]&gt;=[.$D$10]; ([.$B210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4" calcext:value-type="float">
            <text:p>174</text:p>
          </table:table-cell>
          <table:table-cell table:style-name="Default" table:formula="of:=IF([.$B211]&gt;=[.$D$10]; ([.$B211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75" calcext:value-type="float">
            <text:p>175</text:p>
          </table:table-cell>
          <table:table-cell table:style-name="Default" table:formula="of:=IF([.$B212]&gt;=[.$D$10]; ([.$B212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office:value-type="float" office:value="176" calcext:value-type="float">
            <text:p>176</text:p>
          </table:table-cell>
          <table:table-cell table:style-name="Default" table:formula="of:=IF([.$B213]&gt;=[.$D$10]; ([.$B213] - [.$D$10]) * [.D$9]; NA())" office:value-type="float" office:value="1.150023" calcext:value-type="float">
            <text:p>1.150023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office:value-type="float" office:value="177" calcext:value-type="float">
            <text:p>177</text:p>
          </table:table-cell>
          <table:table-cell table:style-name="Default" table:formula="of:=IF([.$B214]&gt;=[.$D$10]; ([.$B214] - [.$D$10]) * [.D$9]; NA())" office:value-type="float" office:value="1.150023" calcext:value-type="float">
            <text:p>1.150023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office:value-type="float" office:value="178" calcext:value-type="float">
            <text:p>178</text:p>
          </table:table-cell>
          <table:table-cell table:style-name="Default" table:formula="of:=IF([.$B215]&gt;=[.$D$10]; ([.$B215] - [.$D$10]) * [.D$9]; NA())" office:value-type="float" office:value="1.150023" calcext:value-type="float">
            <text:p>1.150023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float" office:value="179" calcext:value-type="float">
            <text:p>179</text:p>
          </table:table-cell>
          <table:table-cell table:style-name="Default" table:formula="of:=IF([.$B216]&gt;=[.$D$10]; ([.$B216] - [.$D$10]) * [.D$9]; NA())" office:value-type="float" office:value="1.15418975" calcext:value-type="float">
            <text:p>1.15418975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float" office:value="180" calcext:value-type="float">
            <text:p>180</text:p>
          </table:table-cell>
          <table:table-cell table:style-name="Default" table:formula="of:=IF([.$B217]&gt;=[.$D$10]; ([.$B217] - [.$D$10]) * [.D$9]; NA())" office:value-type="float" office:value="1.15418975" calcext:value-type="float">
            <text:p>1.15418975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float" office:value="181" calcext:value-type="float">
            <text:p>181</text:p>
          </table:table-cell>
          <table:table-cell table:style-name="Default" table:formula="of:=IF([.$B218]&gt;=[.$D$10]; ([.$B218] - [.$D$10]) * [.D$9]; NA())" office:value-type="float" office:value="1.15418975" calcext:value-type="float">
            <text:p>1.15418975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float" office:value="182" calcext:value-type="float">
            <text:p>182</text:p>
          </table:table-cell>
          <table:table-cell table:style-name="Default" table:formula="of:=IF([.$B219]&gt;=[.$D$10]; ([.$B219] - [.$D$10]) * [.D$9]; NA())" office:value-type="float" office:value="1.15418975" calcext:value-type="float">
            <text:p>1.1541897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83" calcext:value-type="float">
            <text:p>183</text:p>
          </table:table-cell>
          <table:table-cell table:style-name="Default" table:formula="of:=IF([.$B220]&gt;=[.$D$10]; ([.$B220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 office:value-type="float" office:value="184" calcext:value-type="float">
            <text:p>184</text:p>
          </table:table-cell>
          <table:table-cell table:style-name="Default" table:formula="of:=IF([.$B221]&gt;=[.$D$10]; ([.$B221] - [.$D$10]) * [.D$9]; NA())" office:value-type="float" office:value="1.1583565" calcext:value-type="float">
            <text:p>1.1583565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 office:value-type="float" office:value="185" calcext:value-type="float">
            <text:p>185</text:p>
          </table:table-cell>
          <table:table-cell table:style-name="Default" table:formula="of:=IF([.$B222]&gt;=[.$D$10]; ([.$B222] - [.$D$10]) * [.D$9]; NA())" office:value-type="float" office:value="1.1583565" calcext:value-type="float">
            <text:p>1.1583565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 office:value-type="float" office:value="186" calcext:value-type="float">
            <text:p>186</text:p>
          </table:table-cell>
          <table:table-cell table:style-name="Default" table:formula="of:=IF([.$B223]&gt;=[.$D$10]; ([.$B223] - [.$D$10]) * [.D$9]; NA())" office:value-type="float" office:value="1.1583565" calcext:value-type="float">
            <text:p>1.158356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87" calcext:value-type="float">
            <text:p>187</text:p>
          </table:table-cell>
          <table:table-cell table:style-name="Default" table:formula="of:=IF([.$B224]&gt;=[.$D$10]; ([.$B224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88" calcext:value-type="float">
            <text:p>188</text:p>
          </table:table-cell>
          <table:table-cell table:style-name="Default" table:formula="of:=IF([.$B225]&gt;=[.$D$10]; ([.$B225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89" calcext:value-type="float">
            <text:p>189</text:p>
          </table:table-cell>
          <table:table-cell table:style-name="Default" table:formula="of:=IF([.$B226]&gt;=[.$D$10]; ([.$B226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90" calcext:value-type="float">
            <text:p>190</text:p>
          </table:table-cell>
          <table:table-cell table:style-name="Default" table:formula="of:=IF([.$B227]&gt;=[.$D$10]; ([.$B227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191" calcext:value-type="float">
            <text:p>191</text:p>
          </table:table-cell>
          <table:table-cell table:style-name="Default" table:formula="of:=IF([.$B228]&gt;=[.$D$10]; ([.$B228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 office:value-type="float" office:value="192" calcext:value-type="float">
            <text:p>192</text:p>
          </table:table-cell>
          <table:table-cell table:style-name="Default" table:formula="of:=IF([.$B229]&gt;=[.$D$10]; ([.$B229] - [.$D$10]) * [.D$9]; NA())" office:value-type="float" office:value="1.16669" calcext:value-type="float">
            <text:p>1.16669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 office:value-type="float" office:value="193" calcext:value-type="float">
            <text:p>193</text:p>
          </table:table-cell>
          <table:table-cell table:style-name="Default" table:formula="of:=IF([.$B230]&gt;=[.$D$10]; ([.$B230] - [.$D$10]) * [.D$9]; NA())" office:value-type="float" office:value="1.16669" calcext:value-type="float">
            <text:p>1.16669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 office:value-type="float" office:value="194" calcext:value-type="float">
            <text:p>194</text:p>
          </table:table-cell>
          <table:table-cell table:style-name="Default" table:formula="of:=IF([.$B231]&gt;=[.$D$10]; ([.$B231] - [.$D$10]) * [.D$9]; NA())" office:value-type="float" office:value="1.16669" calcext:value-type="float">
            <text:p>1.16669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float" office:value="195" calcext:value-type="float">
            <text:p>195</text:p>
          </table:table-cell>
          <table:table-cell table:style-name="Default" table:formula="of:=IF([.$B232]&gt;=[.$D$10]; ([.$B232] - [.$D$10]) * [.D$9]; NA())" office:value-type="float" office:value="1.17085675" calcext:value-type="float">
            <text:p>1.17085675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float" office:value="196" calcext:value-type="float">
            <text:p>196</text:p>
          </table:table-cell>
          <table:table-cell table:style-name="Default" table:formula="of:=IF([.$B233]&gt;=[.$D$10]; ([.$B233] - [.$D$10]) * [.D$9]; NA())" office:value-type="float" office:value="1.17085675" calcext:value-type="float">
            <text:p>1.17085675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float" office:value="197" calcext:value-type="float">
            <text:p>197</text:p>
          </table:table-cell>
          <table:table-cell table:style-name="Default" table:formula="of:=IF([.$B234]&gt;=[.$D$10]; ([.$B234] - [.$D$10]) * [.D$9]; NA())" office:value-type="float" office:value="1.17085675" calcext:value-type="float">
            <text:p>1.17085675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float" office:value="198" calcext:value-type="float">
            <text:p>198</text:p>
          </table:table-cell>
          <table:table-cell table:style-name="Default" table:formula="of:=IF([.$B235]&gt;=[.$D$10]; ([.$B235] - [.$D$10]) * [.D$9]; NA())" office:value-type="float" office:value="1.17085675" calcext:value-type="float">
            <text:p>1.1708567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199" calcext:value-type="float">
            <text:p>199</text:p>
          </table:table-cell>
          <table:table-cell table:style-name="Default" table:formula="of:=IF([.$B236]&gt;=[.$D$10]; ([.$B236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 office:value-type="float" office:value="200" calcext:value-type="float">
            <text:p>200</text:p>
          </table:table-cell>
          <table:table-cell table:style-name="Default" table:formula="of:=IF([.$B237]&gt;=[.$D$10]; ([.$B237] - [.$D$10]) * [.D$9]; NA())" office:value-type="float" office:value="1.1750235" calcext:value-type="float">
            <text:p>1.1750235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 office:value-type="float" office:value="201" calcext:value-type="float">
            <text:p>201</text:p>
          </table:table-cell>
          <table:table-cell table:style-name="Default" table:formula="of:=IF([.$B238]&gt;=[.$D$10]; ([.$B238] - [.$D$10]) * [.D$9]; NA())" office:value-type="float" office:value="1.1750235" calcext:value-type="float">
            <text:p>1.1750235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 office:value-type="float" office:value="202" calcext:value-type="float">
            <text:p>202</text:p>
          </table:table-cell>
          <table:table-cell table:style-name="Default" table:formula="of:=IF([.$B239]&gt;=[.$D$10]; ([.$B239] - [.$D$10]) * [.D$9]; NA())" office:value-type="float" office:value="1.1750235" calcext:value-type="float">
            <text:p>1.175023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203" calcext:value-type="float">
            <text:p>203</text:p>
          </table:table-cell>
          <table:table-cell table:style-name="Default" table:formula="of:=IF([.$B240]&gt;=[.$D$10]; ([.$B240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204" calcext:value-type="float">
            <text:p>204</text:p>
          </table:table-cell>
          <table:table-cell table:style-name="Default" table:formula="of:=IF([.$B241]&gt;=[.$D$10]; ([.$B241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205" calcext:value-type="float">
            <text:p>205</text:p>
          </table:table-cell>
          <table:table-cell table:style-name="Default" table:formula="of:=IF([.$B242]&gt;=[.$D$10]; ([.$B242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206" calcext:value-type="float">
            <text:p>206</text:p>
          </table:table-cell>
          <table:table-cell table:style-name="Default" table:formula="of:=IF([.$B243]&gt;=[.$D$10]; ([.$B243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07" calcext:value-type="float">
            <text:p>207</text:p>
          </table:table-cell>
          <table:table-cell table:style-name="Default" table:formula="of:=IF([.$B244]&gt;=[.$D$10]; ([.$B244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office:value-type="float" office:value="208" calcext:value-type="float">
            <text:p>208</text:p>
          </table:table-cell>
          <table:table-cell table:style-name="Default" table:formula="of:=IF([.$B245]&gt;=[.$D$10]; ([.$B245] - [.$D$10]) * [.D$9]; NA())" office:value-type="float" office:value="1.183357" calcext:value-type="float">
            <text:p>1.183357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office:value-type="float" office:value="209" calcext:value-type="float">
            <text:p>209</text:p>
          </table:table-cell>
          <table:table-cell table:style-name="Default" table:formula="of:=IF([.$B246]&gt;=[.$D$10]; ([.$B246] - [.$D$10]) * [.D$9]; NA())" office:value-type="float" office:value="1.183357" calcext:value-type="float">
            <text:p>1.183357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office:value-type="float" office:value="210" calcext:value-type="float">
            <text:p>210</text:p>
          </table:table-cell>
          <table:table-cell table:style-name="Default" table:formula="of:=IF([.$B247]&gt;=[.$D$10]; ([.$B247] - [.$D$10]) * [.D$9]; NA())" office:value-type="float" office:value="1.183357" calcext:value-type="float">
            <text:p>1.183357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float" office:value="211" calcext:value-type="float">
            <text:p>211</text:p>
          </table:table-cell>
          <table:table-cell table:style-name="Default" table:formula="of:=IF([.$B248]&gt;=[.$D$10]; ([.$B248] - [.$D$10]) * [.D$9]; NA())" office:value-type="float" office:value="1.18752375" calcext:value-type="float">
            <text:p>1.18752375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float" office:value="212" calcext:value-type="float">
            <text:p>212</text:p>
          </table:table-cell>
          <table:table-cell table:style-name="Default" table:formula="of:=IF([.$B249]&gt;=[.$D$10]; ([.$B249] - [.$D$10]) * [.D$9]; NA())" office:value-type="float" office:value="1.18752375" calcext:value-type="float">
            <text:p>1.18752375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float" office:value="213" calcext:value-type="float">
            <text:p>213</text:p>
          </table:table-cell>
          <table:table-cell table:style-name="Default" table:formula="of:=IF([.$B250]&gt;=[.$D$10]; ([.$B250] - [.$D$10]) * [.D$9]; NA())" office:value-type="float" office:value="1.18752375" calcext:value-type="float">
            <text:p>1.18752375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float" office:value="214" calcext:value-type="float">
            <text:p>214</text:p>
          </table:table-cell>
          <table:table-cell table:style-name="Default" table:formula="of:=IF([.$B251]&gt;=[.$D$10]; ([.$B251] - [.$D$10]) * [.D$9]; NA())" office:value-type="float" office:value="1.18752375" calcext:value-type="float">
            <text:p>1.1875237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15" calcext:value-type="float">
            <text:p>215</text:p>
          </table:table-cell>
          <table:table-cell table:style-name="Default" table:formula="of:=IF([.$B252]&gt;=[.$D$10]; ([.$B252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16" calcext:value-type="float">
            <text:p>216</text:p>
          </table:table-cell>
          <table:table-cell table:style-name="Default" table:formula="of:=IF([.$B253]&gt;=[.$D$10]; ([.$B253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59" calcext:value-type="float">
            <text:p>859</text:p>
          </table:table-cell>
          <table:table-cell office:value-type="float" office:value="217" calcext:value-type="float">
            <text:p>217</text:p>
          </table:table-cell>
          <table:table-cell table:style-name="Default" table:formula="of:=IF([.$B254]&gt;=[.$D$10]; ([.$B254] - [.$D$10]) * [.D$9]; NA())" office:value-type="float" office:value="1.1916905" calcext:value-type="float">
            <text:p>1.191690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18" calcext:value-type="float">
            <text:p>218</text:p>
          </table:table-cell>
          <table:table-cell table:style-name="Default" table:formula="of:=IF([.$B255]&gt;=[.$D$10]; ([.$B255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19" calcext:value-type="float">
            <text:p>219</text:p>
          </table:table-cell>
          <table:table-cell table:style-name="Default" table:formula="of:=IF([.$B256]&gt;=[.$D$10]; ([.$B256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20" calcext:value-type="float">
            <text:p>220</text:p>
          </table:table-cell>
          <table:table-cell table:style-name="Default" table:formula="of:=IF([.$B257]&gt;=[.$D$10]; ([.$B257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21" calcext:value-type="float">
            <text:p>221</text:p>
          </table:table-cell>
          <table:table-cell table:style-name="Default" table:formula="of:=IF([.$B258]&gt;=[.$D$10]; ([.$B258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22" calcext:value-type="float">
            <text:p>222</text:p>
          </table:table-cell>
          <table:table-cell table:style-name="Default" table:formula="of:=IF([.$B259]&gt;=[.$D$10]; ([.$B259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23" calcext:value-type="float">
            <text:p>223</text:p>
          </table:table-cell>
          <table:table-cell table:style-name="Default" table:formula="of:=IF([.$B260]&gt;=[.$D$10]; ([.$B260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 office:value-type="float" office:value="224" calcext:value-type="float">
            <text:p>224</text:p>
          </table:table-cell>
          <table:table-cell table:style-name="Default" table:formula="of:=IF([.$B261]&gt;=[.$D$10]; ([.$B261] - [.$D$10]) * [.D$9]; NA())" office:value-type="float" office:value="1.200024" calcext:value-type="float">
            <text:p>1.200024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 office:value-type="float" office:value="225" calcext:value-type="float">
            <text:p>225</text:p>
          </table:table-cell>
          <table:table-cell table:style-name="Default" table:formula="of:=IF([.$B262]&gt;=[.$D$10]; ([.$B262] - [.$D$10]) * [.D$9]; NA())" office:value-type="float" office:value="1.200024" calcext:value-type="float">
            <text:p>1.200024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 office:value-type="float" office:value="226" calcext:value-type="float">
            <text:p>226</text:p>
          </table:table-cell>
          <table:table-cell table:style-name="Default" table:formula="of:=IF([.$B263]&gt;=[.$D$10]; ([.$B263] - [.$D$10]) * [.D$9]; NA())" office:value-type="float" office:value="1.200024" calcext:value-type="float">
            <text:p>1.200024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float" office:value="227" calcext:value-type="float">
            <text:p>227</text:p>
          </table:table-cell>
          <table:table-cell table:style-name="Default" table:formula="of:=IF([.$B264]&gt;=[.$D$10]; ([.$B264] - [.$D$10]) * [.D$9]; NA())" office:value-type="float" office:value="1.20419075" calcext:value-type="float">
            <text:p>1.20419075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float" office:value="228" calcext:value-type="float">
            <text:p>228</text:p>
          </table:table-cell>
          <table:table-cell table:style-name="Default" table:formula="of:=IF([.$B265]&gt;=[.$D$10]; ([.$B265] - [.$D$10]) * [.D$9]; NA())" office:value-type="float" office:value="1.20419075" calcext:value-type="float">
            <text:p>1.20419075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float" office:value="229" calcext:value-type="float">
            <text:p>229</text:p>
          </table:table-cell>
          <table:table-cell table:style-name="Default" table:formula="of:=IF([.$B266]&gt;=[.$D$10]; ([.$B266] - [.$D$10]) * [.D$9]; NA())" office:value-type="float" office:value="1.20419075" calcext:value-type="float">
            <text:p>1.20419075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float" office:value="230" calcext:value-type="float">
            <text:p>230</text:p>
          </table:table-cell>
          <table:table-cell table:style-name="Default" table:formula="of:=IF([.$B267]&gt;=[.$D$10]; ([.$B267] - [.$D$10]) * [.D$9]; NA())" office:value-type="float" office:value="1.20419075" calcext:value-type="float">
            <text:p>1.2041907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1" calcext:value-type="float">
            <text:p>231</text:p>
          </table:table-cell>
          <table:table-cell table:style-name="Default" table:formula="of:=IF([.$B268]&gt;=[.$D$10]; ([.$B268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 office:value-type="float" office:value="232" calcext:value-type="float">
            <text:p>232</text:p>
          </table:table-cell>
          <table:table-cell table:style-name="Default" table:formula="of:=IF([.$B269]&gt;=[.$D$10]; ([.$B269] - [.$D$10]) * [.D$9]; NA())" office:value-type="float" office:value="1.2083575" calcext:value-type="float">
            <text:p>1.2083575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 office:value-type="float" office:value="233" calcext:value-type="float">
            <text:p>233</text:p>
          </table:table-cell>
          <table:table-cell table:style-name="Default" table:formula="of:=IF([.$B270]&gt;=[.$D$10]; ([.$B270] - [.$D$10]) * [.D$9]; NA())" office:value-type="float" office:value="1.2083575" calcext:value-type="float">
            <text:p>1.2083575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 office:value-type="float" office:value="234" calcext:value-type="float">
            <text:p>234</text:p>
          </table:table-cell>
          <table:table-cell table:style-name="Default" table:formula="of:=IF([.$B271]&gt;=[.$D$10]; ([.$B271] - [.$D$10]) * [.D$9]; NA())" office:value-type="float" office:value="1.2083575" calcext:value-type="float">
            <text:p>1.208357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5" calcext:value-type="float">
            <text:p>235</text:p>
          </table:table-cell>
          <table:table-cell table:style-name="Default" table:formula="of:=IF([.$B272]&gt;=[.$D$10]; ([.$B272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6" calcext:value-type="float">
            <text:p>236</text:p>
          </table:table-cell>
          <table:table-cell table:style-name="Default" table:formula="of:=IF([.$B273]&gt;=[.$D$10]; ([.$B273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7" calcext:value-type="float">
            <text:p>237</text:p>
          </table:table-cell>
          <table:table-cell table:style-name="Default" table:formula="of:=IF([.$B274]&gt;=[.$D$10]; ([.$B274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8" calcext:value-type="float">
            <text:p>238</text:p>
          </table:table-cell>
          <table:table-cell table:style-name="Default" table:formula="of:=IF([.$B275]&gt;=[.$D$10]; ([.$B275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39" calcext:value-type="float">
            <text:p>239</text:p>
          </table:table-cell>
          <table:table-cell table:style-name="Default" table:formula="of:=IF([.$B276]&gt;=[.$D$10]; ([.$B276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 office:value-type="float" office:value="240" calcext:value-type="float">
            <text:p>240</text:p>
          </table:table-cell>
          <table:table-cell table:style-name="Default" table:formula="of:=IF([.$B277]&gt;=[.$D$10]; ([.$B277] - [.$D$10]) * [.D$9]; NA())" office:value-type="float" office:value="1.216691" calcext:value-type="float">
            <text:p>1.216691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 office:value-type="float" office:value="241" calcext:value-type="float">
            <text:p>241</text:p>
          </table:table-cell>
          <table:table-cell table:style-name="Default" table:formula="of:=IF([.$B278]&gt;=[.$D$10]; ([.$B278] - [.$D$10]) * [.D$9]; NA())" office:value-type="float" office:value="1.216691" calcext:value-type="float">
            <text:p>1.216691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 office:value-type="float" office:value="242" calcext:value-type="float">
            <text:p>242</text:p>
          </table:table-cell>
          <table:table-cell table:style-name="Default" table:formula="of:=IF([.$B279]&gt;=[.$D$10]; ([.$B279] - [.$D$10]) * [.D$9]; NA())" office:value-type="float" office:value="1.216691" calcext:value-type="float">
            <text:p>1.216691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float" office:value="243" calcext:value-type="float">
            <text:p>243</text:p>
          </table:table-cell>
          <table:table-cell table:style-name="Default" table:formula="of:=IF([.$B280]&gt;=[.$D$10]; ([.$B280] - [.$D$10]) * [.D$9]; NA())" office:value-type="float" office:value="1.22085775" calcext:value-type="float">
            <text:p>1.22085775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float" office:value="244" calcext:value-type="float">
            <text:p>244</text:p>
          </table:table-cell>
          <table:table-cell table:style-name="Default" table:formula="of:=IF([.$B281]&gt;=[.$D$10]; ([.$B281] - [.$D$10]) * [.D$9]; NA())" office:value-type="float" office:value="1.22085775" calcext:value-type="float">
            <text:p>1.22085775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float" office:value="245" calcext:value-type="float">
            <text:p>245</text:p>
          </table:table-cell>
          <table:table-cell table:style-name="Default" table:formula="of:=IF([.$B282]&gt;=[.$D$10]; ([.$B282] - [.$D$10]) * [.D$9]; NA())" office:value-type="float" office:value="1.22085775" calcext:value-type="float">
            <text:p>1.22085775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float" office:value="246" calcext:value-type="float">
            <text:p>246</text:p>
          </table:table-cell>
          <table:table-cell table:style-name="Default" table:formula="of:=IF([.$B283]&gt;=[.$D$10]; ([.$B283] - [.$D$10]) * [.D$9]; NA())" office:value-type="float" office:value="1.22085775" calcext:value-type="float">
            <text:p>1.2208577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47" calcext:value-type="float">
            <text:p>247</text:p>
          </table:table-cell>
          <table:table-cell table:style-name="Default" table:formula="of:=IF([.$B284]&gt;=[.$D$10]; ([.$B284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 office:value-type="float" office:value="248" calcext:value-type="float">
            <text:p>248</text:p>
          </table:table-cell>
          <table:table-cell table:style-name="Default" table:formula="of:=IF([.$B285]&gt;=[.$D$10]; ([.$B285] - [.$D$10]) * [.D$9]; NA())" office:value-type="float" office:value="1.2250245" calcext:value-type="float">
            <text:p>1.2250245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 office:value-type="float" office:value="249" calcext:value-type="float">
            <text:p>249</text:p>
          </table:table-cell>
          <table:table-cell table:style-name="Default" table:formula="of:=IF([.$B286]&gt;=[.$D$10]; ([.$B286] - [.$D$10]) * [.D$9]; NA())" office:value-type="float" office:value="1.2250245" calcext:value-type="float">
            <text:p>1.2250245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 office:value-type="float" office:value="250" calcext:value-type="float">
            <text:p>250</text:p>
          </table:table-cell>
          <table:table-cell table:style-name="Default" table:formula="of:=IF([.$B287]&gt;=[.$D$10]; ([.$B287] - [.$D$10]) * [.D$9]; NA())" office:value-type="float" office:value="1.2250245" calcext:value-type="float">
            <text:p>1.225024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51" calcext:value-type="float">
            <text:p>251</text:p>
          </table:table-cell>
          <table:table-cell table:style-name="Default" table:formula="of:=IF([.$B288]&gt;=[.$D$10]; ([.$B288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52" calcext:value-type="float">
            <text:p>252</text:p>
          </table:table-cell>
          <table:table-cell table:style-name="Default" table:formula="of:=IF([.$B289]&gt;=[.$D$10]; ([.$B289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53" calcext:value-type="float">
            <text:p>253</text:p>
          </table:table-cell>
          <table:table-cell table:style-name="Default" table:formula="of:=IF([.$B290]&gt;=[.$D$10]; ([.$B290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54" calcext:value-type="float">
            <text:p>254</text:p>
          </table:table-cell>
          <table:table-cell table:style-name="Default" table:formula="of:=IF([.$B291]&gt;=[.$D$10]; ([.$B291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255" calcext:value-type="float">
            <text:p>255</text:p>
          </table:table-cell>
          <table:table-cell table:style-name="Default" table:formula="of:=IF([.$B292]&gt;=[.$D$10]; ([.$B292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office:value-type="float" office:value="256" calcext:value-type="float">
            <text:p>256</text:p>
          </table:table-cell>
          <table:table-cell table:style-name="Default" table:formula="of:=IF([.$B293]&gt;=[.$D$10]; ([.$B293] - [.$D$10]) * [.D$9]; NA())" office:value-type="float" office:value="1.2750255" calcext:value-type="float">
            <text:p>1.2750255</text:p>
          </table:table-cell>
        </table:table-row>
        <table:table-row table:style-name="ro1">
          <table:table-cell table:number-columns-repeated="2" office:value-type="float" office:value="899" calcext:value-type="float">
            <text:p>899</text:p>
          </table:table-cell>
          <table:table-cell office:value-type="float" office:value="257" calcext:value-type="float">
            <text:p>257</text:p>
          </table:table-cell>
          <table:table-cell table:style-name="Default" table:formula="of:=IF([.$B294]&gt;=[.$D$10]; ([.$B294] - [.$D$10]) * [.D$9]; NA())" office:value-type="float" office:value="1.233358" calcext:value-type="float">
            <text:p>1.233358</text:p>
          </table:table-cell>
        </table:table-row>
        <table:table-row table:style-name="ro1">
          <table:table-cell table:number-columns-repeated="2" office:value-type="float" office:value="899" calcext:value-type="float">
            <text:p>899</text:p>
          </table:table-cell>
          <table:table-cell office:value-type="float" office:value="258" calcext:value-type="float">
            <text:p>258</text:p>
          </table:table-cell>
          <table:table-cell table:style-name="Default" table:formula="of:=IF([.$B295]&gt;=[.$D$10]; ([.$B295] - [.$D$10]) * [.D$9]; NA())" office:value-type="float" office:value="1.233358" calcext:value-type="float">
            <text:p>1.233358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float" office:value="259" calcext:value-type="float">
            <text:p>259</text:p>
          </table:table-cell>
          <table:table-cell table:style-name="Default" table:formula="of:=IF([.$B296]&gt;=[.$D$10]; ([.$B296] - [.$D$10]) * [.D$9]; NA())" office:value-type="float" office:value="1.23752475" calcext:value-type="float">
            <text:p>1.23752475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float" office:value="260" calcext:value-type="float">
            <text:p>260</text:p>
          </table:table-cell>
          <table:table-cell table:style-name="Default" table:formula="of:=IF([.$B297]&gt;=[.$D$10]; ([.$B297] - [.$D$10]) * [.D$9]; NA())" office:value-type="float" office:value="1.23752475" calcext:value-type="float">
            <text:p>1.23752475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float" office:value="261" calcext:value-type="float">
            <text:p>261</text:p>
          </table:table-cell>
          <table:table-cell table:style-name="Default" table:formula="of:=IF([.$B298]&gt;=[.$D$10]; ([.$B298] - [.$D$10]) * [.D$9]; NA())" office:value-type="float" office:value="1.23752475" calcext:value-type="float">
            <text:p>1.23752475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float" office:value="262" calcext:value-type="float">
            <text:p>262</text:p>
          </table:table-cell>
          <table:table-cell table:style-name="Default" table:formula="of:=IF([.$B299]&gt;=[.$D$10]; ([.$B299] - [.$D$10]) * [.D$9]; NA())" office:value-type="float" office:value="1.23752475" calcext:value-type="float">
            <text:p>1.2375247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63" calcext:value-type="float">
            <text:p>263</text:p>
          </table:table-cell>
          <table:table-cell table:style-name="Default" table:formula="of:=IF([.$B300]&gt;=[.$D$10]; ([.$B300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  <table:table-cell office:value-type="float" office:value="264" calcext:value-type="float">
            <text:p>264</text:p>
          </table:table-cell>
          <table:table-cell table:style-name="Default" table:formula="of:=IF([.$B301]&gt;=[.$D$10]; ([.$B301] - [.$D$10]) * [.D$9]; NA())" office:value-type="float" office:value="1.2416915" calcext:value-type="float">
            <text:p>1.2416915</text:p>
          </table:table-cell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  <table:table-cell office:value-type="float" office:value="265" calcext:value-type="float">
            <text:p>265</text:p>
          </table:table-cell>
          <table:table-cell table:style-name="Default" table:formula="of:=IF([.$B302]&gt;=[.$D$10]; ([.$B302] - [.$D$10]) * [.D$9]; NA())" office:value-type="float" office:value="1.2416915" calcext:value-type="float">
            <text:p>1.2416915</text:p>
          </table:table-cell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  <table:table-cell office:value-type="float" office:value="266" calcext:value-type="float">
            <text:p>266</text:p>
          </table:table-cell>
          <table:table-cell table:style-name="Default" table:formula="of:=IF([.$B303]&gt;=[.$D$10]; ([.$B303] - [.$D$10]) * [.D$9]; NA())" office:value-type="float" office:value="1.2416915" calcext:value-type="float">
            <text:p>1.241691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67" calcext:value-type="float">
            <text:p>267</text:p>
          </table:table-cell>
          <table:table-cell table:style-name="Default" table:formula="of:=IF([.$B304]&gt;=[.$D$10]; ([.$B304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68" calcext:value-type="float">
            <text:p>268</text:p>
          </table:table-cell>
          <table:table-cell table:style-name="Default" table:formula="of:=IF([.$B305]&gt;=[.$D$10]; ([.$B305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69" calcext:value-type="float">
            <text:p>269</text:p>
          </table:table-cell>
          <table:table-cell table:style-name="Default" table:formula="of:=IF([.$B306]&gt;=[.$D$10]; ([.$B306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70" calcext:value-type="float">
            <text:p>270</text:p>
          </table:table-cell>
          <table:table-cell table:style-name="Default" table:formula="of:=IF([.$B307]&gt;=[.$D$10]; ([.$B307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71" calcext:value-type="float">
            <text:p>271</text:p>
          </table:table-cell>
          <table:table-cell table:style-name="Default" table:formula="of:=IF([.$B308]&gt;=[.$D$10]; ([.$B308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 office:value-type="float" office:value="272" calcext:value-type="float">
            <text:p>272</text:p>
          </table:table-cell>
          <table:table-cell table:style-name="Default" table:formula="of:=IF([.$B309]&gt;=[.$D$10]; ([.$B309] - [.$D$10]) * [.D$9]; NA())" office:value-type="float" office:value="1.250025" calcext:value-type="float">
            <text:p>1.250025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 office:value-type="float" office:value="273" calcext:value-type="float">
            <text:p>273</text:p>
          </table:table-cell>
          <table:table-cell table:style-name="Default" table:formula="of:=IF([.$B310]&gt;=[.$D$10]; ([.$B310] - [.$D$10]) * [.D$9]; NA())" office:value-type="float" office:value="1.250025" calcext:value-type="float">
            <text:p>1.250025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 office:value-type="float" office:value="274" calcext:value-type="float">
            <text:p>274</text:p>
          </table:table-cell>
          <table:table-cell table:style-name="Default" table:formula="of:=IF([.$B311]&gt;=[.$D$10]; ([.$B311] - [.$D$10]) * [.D$9]; NA())" office:value-type="float" office:value="1.250025" calcext:value-type="float">
            <text:p>1.250025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office:value-type="float" office:value="275" calcext:value-type="float">
            <text:p>275</text:p>
          </table:table-cell>
          <table:table-cell table:style-name="Default" table:formula="of:=IF([.$B312]&gt;=[.$D$10]; ([.$B312] - [.$D$10]) * [.D$9]; NA())" office:value-type="float" office:value="1.25419175" calcext:value-type="float">
            <text:p>1.25419175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office:value-type="float" office:value="276" calcext:value-type="float">
            <text:p>276</text:p>
          </table:table-cell>
          <table:table-cell table:style-name="Default" table:formula="of:=IF([.$B313]&gt;=[.$D$10]; ([.$B313] - [.$D$10]) * [.D$9]; NA())" office:value-type="float" office:value="1.25419175" calcext:value-type="float">
            <text:p>1.25419175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office:value-type="float" office:value="277" calcext:value-type="float">
            <text:p>277</text:p>
          </table:table-cell>
          <table:table-cell table:style-name="Default" table:formula="of:=IF([.$B314]&gt;=[.$D$10]; ([.$B314] - [.$D$10]) * [.D$9]; NA())" office:value-type="float" office:value="1.25419175" calcext:value-type="float">
            <text:p>1.25419175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office:value-type="float" office:value="278" calcext:value-type="float">
            <text:p>278</text:p>
          </table:table-cell>
          <table:table-cell table:style-name="Default" table:formula="of:=IF([.$B315]&gt;=[.$D$10]; ([.$B315] - [.$D$10]) * [.D$9]; NA())" office:value-type="float" office:value="1.25419175" calcext:value-type="float">
            <text:p>1.2541917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79" calcext:value-type="float">
            <text:p>279</text:p>
          </table:table-cell>
          <table:table-cell table:style-name="Default" table:formula="of:=IF([.$B316]&gt;=[.$D$10]; ([.$B316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  <table:table-cell office:value-type="float" office:value="280" calcext:value-type="float">
            <text:p>280</text:p>
          </table:table-cell>
          <table:table-cell table:style-name="Default" table:formula="of:=IF([.$B317]&gt;=[.$D$10]; ([.$B317] - [.$D$10]) * [.D$9]; NA())" office:value-type="float" office:value="1.2583585" calcext:value-type="float">
            <text:p>1.2583585</text:p>
          </table:table-cell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  <table:table-cell office:value-type="float" office:value="281" calcext:value-type="float">
            <text:p>281</text:p>
          </table:table-cell>
          <table:table-cell table:style-name="Default" table:formula="of:=IF([.$B318]&gt;=[.$D$10]; ([.$B318] - [.$D$10]) * [.D$9]; NA())" office:value-type="float" office:value="1.2583585" calcext:value-type="float">
            <text:p>1.2583585</text:p>
          </table:table-cell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  <table:table-cell office:value-type="float" office:value="282" calcext:value-type="float">
            <text:p>282</text:p>
          </table:table-cell>
          <table:table-cell table:style-name="Default" table:formula="of:=IF([.$B319]&gt;=[.$D$10]; ([.$B319] - [.$D$10]) * [.D$9]; NA())" office:value-type="float" office:value="1.2583585" calcext:value-type="float">
            <text:p>1.258358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83" calcext:value-type="float">
            <text:p>283</text:p>
          </table:table-cell>
          <table:table-cell table:style-name="Default" table:formula="of:=IF([.$B320]&gt;=[.$D$10]; ([.$B320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84" calcext:value-type="float">
            <text:p>284</text:p>
          </table:table-cell>
          <table:table-cell table:style-name="Default" table:formula="of:=IF([.$B321]&gt;=[.$D$10]; ([.$B321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85" calcext:value-type="float">
            <text:p>285</text:p>
          </table:table-cell>
          <table:table-cell table:style-name="Default" table:formula="of:=IF([.$B322]&gt;=[.$D$10]; ([.$B322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86" calcext:value-type="float">
            <text:p>286</text:p>
          </table:table-cell>
          <table:table-cell table:style-name="Default" table:formula="of:=IF([.$B323]&gt;=[.$D$10]; ([.$B323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287" calcext:value-type="float">
            <text:p>287</text:p>
          </table:table-cell>
          <table:table-cell table:style-name="Default" table:formula="of:=IF([.$B324]&gt;=[.$D$10]; ([.$B324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  <table:table-cell office:value-type="float" office:value="288" calcext:value-type="float">
            <text:p>288</text:p>
          </table:table-cell>
          <table:table-cell table:style-name="Default" table:formula="of:=IF([.$B325]&gt;=[.$D$10]; ([.$B325] - [.$D$10]) * [.D$9]; NA())" office:value-type="float" office:value="1.266692" calcext:value-type="float">
            <text:p>1.266692</text:p>
          </table:table-cell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  <table:table-cell office:value-type="float" office:value="289" calcext:value-type="float">
            <text:p>289</text:p>
          </table:table-cell>
          <table:table-cell table:style-name="Default" table:formula="of:=IF([.$B326]&gt;=[.$D$10]; ([.$B326] - [.$D$10]) * [.D$9]; NA())" office:value-type="float" office:value="1.266692" calcext:value-type="float">
            <text:p>1.266692</text:p>
          </table:table-cell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  <table:table-cell office:value-type="float" office:value="290" calcext:value-type="float">
            <text:p>290</text:p>
          </table:table-cell>
          <table:table-cell table:style-name="Default" table:formula="of:=IF([.$B327]&gt;=[.$D$10]; ([.$B327] - [.$D$10]) * [.D$9]; NA())" office:value-type="float" office:value="1.266692" calcext:value-type="float">
            <text:p>1.266692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float" office:value="291" calcext:value-type="float">
            <text:p>291</text:p>
          </table:table-cell>
          <table:table-cell table:style-name="Default" table:formula="of:=IF([.$B328]&gt;=[.$D$10]; ([.$B328] - [.$D$10]) * [.D$9]; NA())" office:value-type="float" office:value="1.27085875" calcext:value-type="float">
            <text:p>1.27085875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float" office:value="292" calcext:value-type="float">
            <text:p>292</text:p>
          </table:table-cell>
          <table:table-cell table:style-name="Default" table:formula="of:=IF([.$B329]&gt;=[.$D$10]; ([.$B329] - [.$D$10]) * [.D$9]; NA())" office:value-type="float" office:value="1.27085875" calcext:value-type="float">
            <text:p>1.27085875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float" office:value="293" calcext:value-type="float">
            <text:p>293</text:p>
          </table:table-cell>
          <table:table-cell table:style-name="Default" table:formula="of:=IF([.$B330]&gt;=[.$D$10]; ([.$B330] - [.$D$10]) * [.D$9]; NA())" office:value-type="float" office:value="1.27085875" calcext:value-type="float">
            <text:p>1.27085875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float" office:value="294" calcext:value-type="float">
            <text:p>294</text:p>
          </table:table-cell>
          <table:table-cell table:style-name="Default" table:formula="of:=IF([.$B331]&gt;=[.$D$10]; ([.$B331] - [.$D$10]) * [.D$9]; NA())" office:value-type="float" office:value="1.27085875" calcext:value-type="float">
            <text:p>1.2708587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295" calcext:value-type="float">
            <text:p>295</text:p>
          </table:table-cell>
          <table:table-cell table:style-name="Default" table:formula="of:=IF([.$B332]&gt;=[.$D$10]; ([.$B332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office:value-type="float" office:value="296" calcext:value-type="float">
            <text:p>296</text:p>
          </table:table-cell>
          <table:table-cell table:style-name="Default" table:formula="of:=IF([.$B333]&gt;=[.$D$10]; ([.$B333] - [.$D$10]) * [.D$9]; NA())" office:value-type="float" office:value="1.2750255" calcext:value-type="float">
            <text:p>1.2750255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office:value-type="float" office:value="297" calcext:value-type="float">
            <text:p>297</text:p>
          </table:table-cell>
          <table:table-cell table:style-name="Default" table:formula="of:=IF([.$B334]&gt;=[.$D$10]; ([.$B334] - [.$D$10]) * [.D$9]; NA())" office:value-type="float" office:value="1.2750255" calcext:value-type="float">
            <text:p>1.2750255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office:value-type="float" office:value="298" calcext:value-type="float">
            <text:p>298</text:p>
          </table:table-cell>
          <table:table-cell table:style-name="Default" table:formula="of:=IF([.$B335]&gt;=[.$D$10]; ([.$B335] - [.$D$10]) * [.D$9]; NA())" office:value-type="float" office:value="1.2750255" calcext:value-type="float">
            <text:p>1.275025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299" calcext:value-type="float">
            <text:p>299</text:p>
          </table:table-cell>
          <table:table-cell table:style-name="Default" table:formula="of:=IF([.$B336]&gt;=[.$D$10]; ([.$B336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300" calcext:value-type="float">
            <text:p>300</text:p>
          </table:table-cell>
          <table:table-cell table:style-name="Default" table:formula="of:=IF([.$B337]&gt;=[.$D$10]; ([.$B337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301" calcext:value-type="float">
            <text:p>301</text:p>
          </table:table-cell>
          <table:table-cell table:style-name="Default" table:formula="of:=IF([.$B338]&gt;=[.$D$10]; ([.$B338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302" calcext:value-type="float">
            <text:p>302</text:p>
          </table:table-cell>
          <table:table-cell table:style-name="Default" table:formula="of:=IF([.$B339]&gt;=[.$D$10]; ([.$B339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03" calcext:value-type="float">
            <text:p>303</text:p>
          </table:table-cell>
          <table:table-cell table:style-name="Default" table:formula="of:=IF([.$B340]&gt;=[.$D$10]; ([.$B340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 office:value-type="float" office:value="304" calcext:value-type="float">
            <text:p>304</text:p>
          </table:table-cell>
          <table:table-cell table:style-name="Default" table:formula="of:=IF([.$B341]&gt;=[.$D$10]; ([.$B341] - [.$D$10]) * [.D$9]; NA())" office:value-type="float" office:value="1.283359" calcext:value-type="float">
            <text:p>1.283359</text:p>
          </table:table-cell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 office:value-type="float" office:value="305" calcext:value-type="float">
            <text:p>305</text:p>
          </table:table-cell>
          <table:table-cell table:style-name="Default" table:formula="of:=IF([.$B342]&gt;=[.$D$10]; ([.$B342] - [.$D$10]) * [.D$9]; NA())" office:value-type="float" office:value="1.283359" calcext:value-type="float">
            <text:p>1.283359</text:p>
          </table:table-cell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 office:value-type="float" office:value="306" calcext:value-type="float">
            <text:p>306</text:p>
          </table:table-cell>
          <table:table-cell table:style-name="Default" table:formula="of:=IF([.$B343]&gt;=[.$D$10]; ([.$B343] - [.$D$10]) * [.D$9]; NA())" office:value-type="float" office:value="1.283359" calcext:value-type="float">
            <text:p>1.283359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office:value-type="float" office:value="307" calcext:value-type="float">
            <text:p>307</text:p>
          </table:table-cell>
          <table:table-cell table:style-name="Default" table:formula="of:=IF([.$B344]&gt;=[.$D$10]; ([.$B344] - [.$D$10]) * [.D$9]; NA())" office:value-type="float" office:value="1.28752575" calcext:value-type="float">
            <text:p>1.28752575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office:value-type="float" office:value="308" calcext:value-type="float">
            <text:p>308</text:p>
          </table:table-cell>
          <table:table-cell table:style-name="Default" table:formula="of:=IF([.$B345]&gt;=[.$D$10]; ([.$B345] - [.$D$10]) * [.D$9]; NA())" office:value-type="float" office:value="1.28752575" calcext:value-type="float">
            <text:p>1.28752575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office:value-type="float" office:value="309" calcext:value-type="float">
            <text:p>309</text:p>
          </table:table-cell>
          <table:table-cell table:style-name="Default" table:formula="of:=IF([.$B346]&gt;=[.$D$10]; ([.$B346] - [.$D$10]) * [.D$9]; NA())" office:value-type="float" office:value="1.28752575" calcext:value-type="float">
            <text:p>1.28752575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office:value-type="float" office:value="310" calcext:value-type="float">
            <text:p>310</text:p>
          </table:table-cell>
          <table:table-cell table:style-name="Default" table:formula="of:=IF([.$B347]&gt;=[.$D$10]; ([.$B347] - [.$D$10]) * [.D$9]; NA())" office:value-type="float" office:value="1.28752575" calcext:value-type="float">
            <text:p>1.2875257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1" calcext:value-type="float">
            <text:p>311</text:p>
          </table:table-cell>
          <table:table-cell table:style-name="Default" table:formula="of:=IF([.$B348]&gt;=[.$D$10]; ([.$B348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  <table:table-cell office:value-type="float" office:value="312" calcext:value-type="float">
            <text:p>312</text:p>
          </table:table-cell>
          <table:table-cell table:style-name="Default" table:formula="of:=IF([.$B349]&gt;=[.$D$10]; ([.$B349] - [.$D$10]) * [.D$9]; NA())" office:value-type="float" office:value="1.2916925" calcext:value-type="float">
            <text:p>1.2916925</text:p>
          </table:table-cell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  <table:table-cell office:value-type="float" office:value="313" calcext:value-type="float">
            <text:p>313</text:p>
          </table:table-cell>
          <table:table-cell table:style-name="Default" table:formula="of:=IF([.$B350]&gt;=[.$D$10]; ([.$B350] - [.$D$10]) * [.D$9]; NA())" office:value-type="float" office:value="1.2916925" calcext:value-type="float">
            <text:p>1.2916925</text:p>
          </table:table-cell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  <table:table-cell office:value-type="float" office:value="314" calcext:value-type="float">
            <text:p>314</text:p>
          </table:table-cell>
          <table:table-cell table:style-name="Default" table:formula="of:=IF([.$B351]&gt;=[.$D$10]; ([.$B351] - [.$D$10]) * [.D$9]; NA())" office:value-type="float" office:value="1.2916925" calcext:value-type="float">
            <text:p>1.29169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5" calcext:value-type="float">
            <text:p>315</text:p>
          </table:table-cell>
          <table:table-cell table:style-name="Default" table:formula="of:=IF([.$B352]&gt;=[.$D$10]; ([.$B352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6" calcext:value-type="float">
            <text:p>316</text:p>
          </table:table-cell>
          <table:table-cell table:style-name="Default" table:formula="of:=IF([.$B353]&gt;=[.$D$10]; ([.$B353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7" calcext:value-type="float">
            <text:p>317</text:p>
          </table:table-cell>
          <table:table-cell table:style-name="Default" table:formula="of:=IF([.$B354]&gt;=[.$D$10]; ([.$B354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8" calcext:value-type="float">
            <text:p>318</text:p>
          </table:table-cell>
          <table:table-cell table:style-name="Default" table:formula="of:=IF([.$B355]&gt;=[.$D$10]; ([.$B355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19" calcext:value-type="float">
            <text:p>319</text:p>
          </table:table-cell>
          <table:table-cell table:style-name="Default" table:formula="of:=IF([.$B356]&gt;=[.$D$10]; ([.$B356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 office:value-type="float" office:value="320" calcext:value-type="float">
            <text:p>320</text:p>
          </table:table-cell>
          <table:table-cell table:style-name="Default" table:formula="of:=IF([.$B357]&gt;=[.$D$10]; ([.$B357] - [.$D$10]) * [.D$9]; NA())" office:value-type="float" office:value="1.300026" calcext:value-type="float">
            <text:p>1.300026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 office:value-type="float" office:value="321" calcext:value-type="float">
            <text:p>321</text:p>
          </table:table-cell>
          <table:table-cell table:style-name="Default" table:formula="of:=IF([.$B358]&gt;=[.$D$10]; ([.$B358] - [.$D$10]) * [.D$9]; NA())" office:value-type="float" office:value="1.300026" calcext:value-type="float">
            <text:p>1.300026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 office:value-type="float" office:value="322" calcext:value-type="float">
            <text:p>322</text:p>
          </table:table-cell>
          <table:table-cell table:style-name="Default" table:formula="of:=IF([.$B359]&gt;=[.$D$10]; ([.$B359] - [.$D$10]) * [.D$9]; NA())" office:value-type="float" office:value="1.300026" calcext:value-type="float">
            <text:p>1.300026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office:value-type="float" office:value="323" calcext:value-type="float">
            <text:p>323</text:p>
          </table:table-cell>
          <table:table-cell table:style-name="Default" table:formula="of:=IF([.$B360]&gt;=[.$D$10]; ([.$B360] - [.$D$10]) * [.D$9]; NA())" office:value-type="float" office:value="1.30419275" calcext:value-type="float">
            <text:p>1.30419275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office:value-type="float" office:value="324" calcext:value-type="float">
            <text:p>324</text:p>
          </table:table-cell>
          <table:table-cell table:style-name="Default" table:formula="of:=IF([.$B361]&gt;=[.$D$10]; ([.$B361] - [.$D$10]) * [.D$9]; NA())" office:value-type="float" office:value="1.30419275" calcext:value-type="float">
            <text:p>1.30419275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office:value-type="float" office:value="325" calcext:value-type="float">
            <text:p>325</text:p>
          </table:table-cell>
          <table:table-cell table:style-name="Default" table:formula="of:=IF([.$B362]&gt;=[.$D$10]; ([.$B362] - [.$D$10]) * [.D$9]; NA())" office:value-type="float" office:value="1.30419275" calcext:value-type="float">
            <text:p>1.30419275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office:value-type="float" office:value="326" calcext:value-type="float">
            <text:p>326</text:p>
          </table:table-cell>
          <table:table-cell table:style-name="Default" table:formula="of:=IF([.$B363]&gt;=[.$D$10]; ([.$B363] - [.$D$10]) * [.D$9]; NA())" office:value-type="float" office:value="1.30419275" calcext:value-type="float">
            <text:p>1.3041927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27" calcext:value-type="float">
            <text:p>327</text:p>
          </table:table-cell>
          <table:table-cell table:style-name="Default" table:formula="of:=IF([.$B364]&gt;=[.$D$10]; ([.$B364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  <table:table-cell office:value-type="float" office:value="328" calcext:value-type="float">
            <text:p>328</text:p>
          </table:table-cell>
          <table:table-cell table:style-name="Default" table:formula="of:=IF([.$B365]&gt;=[.$D$10]; ([.$B365] - [.$D$10]) * [.D$9]; NA())" office:value-type="float" office:value="1.3083595" calcext:value-type="float">
            <text:p>1.3083595</text:p>
          </table:table-cell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  <table:table-cell office:value-type="float" office:value="329" calcext:value-type="float">
            <text:p>329</text:p>
          </table:table-cell>
          <table:table-cell table:style-name="Default" table:formula="of:=IF([.$B366]&gt;=[.$D$10]; ([.$B366] - [.$D$10]) * [.D$9]; NA())" office:value-type="float" office:value="1.3083595" calcext:value-type="float">
            <text:p>1.3083595</text:p>
          </table:table-cell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  <table:table-cell office:value-type="float" office:value="330" calcext:value-type="float">
            <text:p>330</text:p>
          </table:table-cell>
          <table:table-cell table:style-name="Default" table:formula="of:=IF([.$B367]&gt;=[.$D$10]; ([.$B367] - [.$D$10]) * [.D$9]; NA())" office:value-type="float" office:value="1.3083595" calcext:value-type="float">
            <text:p>1.308359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31" calcext:value-type="float">
            <text:p>331</text:p>
          </table:table-cell>
          <table:table-cell table:style-name="Default" table:formula="of:=IF([.$B368]&gt;=[.$D$10]; ([.$B368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32" calcext:value-type="float">
            <text:p>332</text:p>
          </table:table-cell>
          <table:table-cell table:style-name="Default" table:formula="of:=IF([.$B369]&gt;=[.$D$10]; ([.$B369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33" calcext:value-type="float">
            <text:p>333</text:p>
          </table:table-cell>
          <table:table-cell table:style-name="Default" table:formula="of:=IF([.$B370]&gt;=[.$D$10]; ([.$B370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34" calcext:value-type="float">
            <text:p>334</text:p>
          </table:table-cell>
          <table:table-cell table:style-name="Default" table:formula="of:=IF([.$B371]&gt;=[.$D$10]; ([.$B371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35" calcext:value-type="float">
            <text:p>335</text:p>
          </table:table-cell>
          <table:table-cell table:style-name="Default" table:formula="of:=IF([.$B372]&gt;=[.$D$10]; ([.$B372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36" calcext:value-type="float">
            <text:p>336</text:p>
          </table:table-cell>
          <table:table-cell table:style-name="Default" table:formula="of:=IF([.$B373]&gt;=[.$D$10]; ([.$B373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79" calcext:value-type="float">
            <text:p>979</text:p>
          </table:table-cell>
          <table:table-cell office:value-type="float" office:value="337" calcext:value-type="float">
            <text:p>337</text:p>
          </table:table-cell>
          <table:table-cell table:style-name="Default" table:formula="of:=IF([.$B374]&gt;=[.$D$10]; ([.$B374] - [.$D$10]) * [.D$9]; NA())" office:value-type="float" office:value="1.316693" calcext:value-type="float">
            <text:p>1.316693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38" calcext:value-type="float">
            <text:p>338</text:p>
          </table:table-cell>
          <table:table-cell table:style-name="Default" table:formula="of:=IF([.$B375]&gt;=[.$D$10]; ([.$B375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39" calcext:value-type="float">
            <text:p>339</text:p>
          </table:table-cell>
          <table:table-cell table:style-name="Default" table:formula="of:=IF([.$B376]&gt;=[.$D$10]; ([.$B376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40" calcext:value-type="float">
            <text:p>340</text:p>
          </table:table-cell>
          <table:table-cell table:style-name="Default" table:formula="of:=IF([.$B377]&gt;=[.$D$10]; ([.$B377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41" calcext:value-type="float">
            <text:p>341</text:p>
          </table:table-cell>
          <table:table-cell table:style-name="Default" table:formula="of:=IF([.$B378]&gt;=[.$D$10]; ([.$B378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42" calcext:value-type="float">
            <text:p>342</text:p>
          </table:table-cell>
          <table:table-cell table:style-name="Default" table:formula="of:=IF([.$B379]&gt;=[.$D$10]; ([.$B379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43" calcext:value-type="float">
            <text:p>343</text:p>
          </table:table-cell>
          <table:table-cell table:style-name="Default" table:formula="of:=IF([.$B380]&gt;=[.$D$10]; ([.$B380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  <table:table-cell office:value-type="float" office:value="344" calcext:value-type="float">
            <text:p>344</text:p>
          </table:table-cell>
          <table:table-cell table:style-name="Default" table:formula="of:=IF([.$B381]&gt;=[.$D$10]; ([.$B381] - [.$D$10]) * [.D$9]; NA())" office:value-type="float" office:value="1.3250265" calcext:value-type="float">
            <text:p>1.3250265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  <table:table-cell office:value-type="float" office:value="345" calcext:value-type="float">
            <text:p>345</text:p>
          </table:table-cell>
          <table:table-cell table:style-name="Default" table:formula="of:=IF([.$B382]&gt;=[.$D$10]; ([.$B382] - [.$D$10]) * [.D$9]; NA())" office:value-type="float" office:value="1.3250265" calcext:value-type="float">
            <text:p>1.3250265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  <table:table-cell office:value-type="float" office:value="346" calcext:value-type="float">
            <text:p>346</text:p>
          </table:table-cell>
          <table:table-cell table:style-name="Default" table:formula="of:=IF([.$B383]&gt;=[.$D$10]; ([.$B383] - [.$D$10]) * [.D$9]; NA())" office:value-type="float" office:value="1.3250265" calcext:value-type="float">
            <text:p>1.325026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47" calcext:value-type="float">
            <text:p>347</text:p>
          </table:table-cell>
          <table:table-cell table:style-name="Default" table:formula="of:=IF([.$B384]&gt;=[.$D$10]; ([.$B384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48" calcext:value-type="float">
            <text:p>348</text:p>
          </table:table-cell>
          <table:table-cell table:style-name="Default" table:formula="of:=IF([.$B385]&gt;=[.$D$10]; ([.$B385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49" calcext:value-type="float">
            <text:p>349</text:p>
          </table:table-cell>
          <table:table-cell table:style-name="Default" table:formula="of:=IF([.$B386]&gt;=[.$D$10]; ([.$B386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50" calcext:value-type="float">
            <text:p>350</text:p>
          </table:table-cell>
          <table:table-cell table:style-name="Default" table:formula="of:=IF([.$B387]&gt;=[.$D$10]; ([.$B387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51" calcext:value-type="float">
            <text:p>351</text:p>
          </table:table-cell>
          <table:table-cell table:style-name="Default" table:formula="of:=IF([.$B388]&gt;=[.$D$10]; ([.$B388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995" calcext:value-type="float">
            <text:p>995</text:p>
          </table:table-cell>
          <table:table-cell office:value-type="float" office:value="352" calcext:value-type="float">
            <text:p>352</text:p>
          </table:table-cell>
          <table:table-cell table:style-name="Default" table:formula="of:=IF([.$B389]&gt;=[.$D$10]; ([.$B389] - [.$D$10]) * [.D$9]; NA())" office:value-type="float" office:value="1.33336" calcext:value-type="float">
            <text:p>1.33336</text:p>
          </table:table-cell>
        </table:table-row>
        <table:table-row table:style-name="ro1">
          <table:table-cell table:number-columns-repeated="2" office:value-type="float" office:value="995" calcext:value-type="float">
            <text:p>995</text:p>
          </table:table-cell>
          <table:table-cell office:value-type="float" office:value="353" calcext:value-type="float">
            <text:p>353</text:p>
          </table:table-cell>
          <table:table-cell table:style-name="Default" table:formula="of:=IF([.$B390]&gt;=[.$D$10]; ([.$B390] - [.$D$10]) * [.D$9]; NA())" office:value-type="float" office:value="1.33336" calcext:value-type="float">
            <text:p>1.33336</text:p>
          </table:table-cell>
        </table:table-row>
        <table:table-row table:style-name="ro1">
          <table:table-cell table:number-columns-repeated="2" office:value-type="float" office:value="995" calcext:value-type="float">
            <text:p>995</text:p>
          </table:table-cell>
          <table:table-cell office:value-type="float" office:value="354" calcext:value-type="float">
            <text:p>354</text:p>
          </table:table-cell>
          <table:table-cell table:style-name="Default" table:formula="of:=IF([.$B391]&gt;=[.$D$10]; ([.$B391] - [.$D$10]) * [.D$9]; NA())" office:value-type="float" office:value="1.33336" calcext:value-type="float">
            <text:p>1.33336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 office:value-type="float" office:value="355" calcext:value-type="float">
            <text:p>355</text:p>
          </table:table-cell>
          <table:table-cell table:style-name="Default" table:formula="of:=IF([.$B392]&gt;=[.$D$10]; ([.$B392] - [.$D$10]) * [.D$9]; NA())" office:value-type="float" office:value="1.33752675" calcext:value-type="float">
            <text:p>1.33752675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 office:value-type="float" office:value="356" calcext:value-type="float">
            <text:p>356</text:p>
          </table:table-cell>
          <table:table-cell table:style-name="Default" table:formula="of:=IF([.$B393]&gt;=[.$D$10]; ([.$B393] - [.$D$10]) * [.D$9]; NA())" office:value-type="float" office:value="1.33752675" calcext:value-type="float">
            <text:p>1.33752675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table:style-name="Default" table:formula="of:=IF([.$B394]&gt;=[.$D$10]; ([.$B394] - [.$D$10]) * [.D$9]; NA())" office:value-type="float" office:value="1.33752675" calcext:value-type="float">
            <text:p>1.33752675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 office:value-type="float" office:value="358" calcext:value-type="float">
            <text:p>358</text:p>
          </table:table-cell>
          <table:table-cell table:style-name="Default" table:formula="of:=IF([.$B395]&gt;=[.$D$10]; ([.$B395] - [.$D$10]) * [.D$9]; NA())" office:value-type="float" office:value="1.33752675" calcext:value-type="float">
            <text:p>1.3375267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59" calcext:value-type="float">
            <text:p>359</text:p>
          </table:table-cell>
          <table:table-cell table:style-name="Default" table:formula="of:=IF([.$B396]&gt;=[.$D$10]; ([.$B396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03" calcext:value-type="float">
            <text:p>1003</text:p>
          </table:table-cell>
          <table:table-cell office:value-type="float" office:value="360" calcext:value-type="float">
            <text:p>360</text:p>
          </table:table-cell>
          <table:table-cell table:style-name="Default" table:formula="of:=IF([.$B397]&gt;=[.$D$10]; ([.$B397] - [.$D$10]) * [.D$9]; NA())" office:value-type="float" office:value="1.3416935" calcext:value-type="float">
            <text:p>1.3416935</text:p>
          </table:table-cell>
        </table:table-row>
        <table:table-row table:style-name="ro1">
          <table:table-cell table:number-columns-repeated="2" office:value-type="float" office:value="1003" calcext:value-type="float">
            <text:p>1003</text:p>
          </table:table-cell>
          <table:table-cell office:value-type="float" office:value="361" calcext:value-type="float">
            <text:p>361</text:p>
          </table:table-cell>
          <table:table-cell table:style-name="Default" table:formula="of:=IF([.$B398]&gt;=[.$D$10]; ([.$B398] - [.$D$10]) * [.D$9]; NA())" office:value-type="float" office:value="1.3416935" calcext:value-type="float">
            <text:p>1.3416935</text:p>
          </table:table-cell>
        </table:table-row>
        <table:table-row table:style-name="ro1">
          <table:table-cell table:number-columns-repeated="2" office:value-type="float" office:value="1003" calcext:value-type="float">
            <text:p>1003</text:p>
          </table:table-cell>
          <table:table-cell office:value-type="float" office:value="362" calcext:value-type="float">
            <text:p>362</text:p>
          </table:table-cell>
          <table:table-cell table:style-name="Default" table:formula="of:=IF([.$B399]&gt;=[.$D$10]; ([.$B399] - [.$D$10]) * [.D$9]; NA())" office:value-type="float" office:value="1.3416935" calcext:value-type="float">
            <text:p>1.341693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63" calcext:value-type="float">
            <text:p>363</text:p>
          </table:table-cell>
          <table:table-cell table:style-name="Default" table:formula="of:=IF([.$B400]&gt;=[.$D$10]; ([.$B400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64" calcext:value-type="float">
            <text:p>364</text:p>
          </table:table-cell>
          <table:table-cell table:style-name="Default" table:formula="of:=IF([.$B401]&gt;=[.$D$10]; ([.$B401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65" calcext:value-type="float">
            <text:p>365</text:p>
          </table:table-cell>
          <table:table-cell table:style-name="Default" table:formula="of:=IF([.$B402]&gt;=[.$D$10]; ([.$B402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66" calcext:value-type="float">
            <text:p>366</text:p>
          </table:table-cell>
          <table:table-cell table:style-name="Default" table:formula="of:=IF([.$B403]&gt;=[.$D$10]; ([.$B403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67" calcext:value-type="float">
            <text:p>367</text:p>
          </table:table-cell>
          <table:table-cell table:style-name="Default" table:formula="of:=IF([.$B404]&gt;=[.$D$10]; ([.$B404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11" calcext:value-type="float">
            <text:p>1011</text:p>
          </table:table-cell>
          <table:table-cell office:value-type="float" office:value="368" calcext:value-type="float">
            <text:p>368</text:p>
          </table:table-cell>
          <table:table-cell table:style-name="Default" table:formula="of:=IF([.$B405]&gt;=[.$D$10]; ([.$B405] - [.$D$10]) * [.D$9]; NA())" office:value-type="float" office:value="1.350027" calcext:value-type="float">
            <text:p>1.350027</text:p>
          </table:table-cell>
        </table:table-row>
        <table:table-row table:style-name="ro1">
          <table:table-cell table:number-columns-repeated="2" office:value-type="float" office:value="1011" calcext:value-type="float">
            <text:p>1011</text:p>
          </table:table-cell>
          <table:table-cell office:value-type="float" office:value="369" calcext:value-type="float">
            <text:p>369</text:p>
          </table:table-cell>
          <table:table-cell table:style-name="Default" table:formula="of:=IF([.$B406]&gt;=[.$D$10]; ([.$B406] - [.$D$10]) * [.D$9]; NA())" office:value-type="float" office:value="1.350027" calcext:value-type="float">
            <text:p>1.350027</text:p>
          </table:table-cell>
        </table:table-row>
        <table:table-row table:style-name="ro1">
          <table:table-cell table:number-columns-repeated="2" office:value-type="float" office:value="1011" calcext:value-type="float">
            <text:p>1011</text:p>
          </table:table-cell>
          <table:table-cell office:value-type="float" office:value="370" calcext:value-type="float">
            <text:p>370</text:p>
          </table:table-cell>
          <table:table-cell table:style-name="Default" table:formula="of:=IF([.$B407]&gt;=[.$D$10]; ([.$B407] - [.$D$10]) * [.D$9]; NA())" office:value-type="float" office:value="1.350027" calcext:value-type="float">
            <text:p>1.350027</text:p>
          </table:table-cell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  <table:table-cell office:value-type="float" office:value="371" calcext:value-type="float">
            <text:p>371</text:p>
          </table:table-cell>
          <table:table-cell table:style-name="Default" table:formula="of:=IF([.$B408]&gt;=[.$D$10]; ([.$B408] - [.$D$10]) * [.D$9]; NA())" office:value-type="float" office:value="1.35419375" calcext:value-type="float">
            <text:p>1.35419375</text:p>
          </table:table-cell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  <table:table-cell office:value-type="float" office:value="372" calcext:value-type="float">
            <text:p>372</text:p>
          </table:table-cell>
          <table:table-cell table:style-name="Default" table:formula="of:=IF([.$B409]&gt;=[.$D$10]; ([.$B409] - [.$D$10]) * [.D$9]; NA())" office:value-type="float" office:value="1.35419375" calcext:value-type="float">
            <text:p>1.35419375</text:p>
          </table:table-cell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  <table:table-cell office:value-type="float" office:value="373" calcext:value-type="float">
            <text:p>373</text:p>
          </table:table-cell>
          <table:table-cell table:style-name="Default" table:formula="of:=IF([.$B410]&gt;=[.$D$10]; ([.$B410] - [.$D$10]) * [.D$9]; NA())" office:value-type="float" office:value="1.35419375" calcext:value-type="float">
            <text:p>1.35419375</text:p>
          </table:table-cell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  <table:table-cell office:value-type="float" office:value="374" calcext:value-type="float">
            <text:p>374</text:p>
          </table:table-cell>
          <table:table-cell table:style-name="Default" table:formula="of:=IF([.$B411]&gt;=[.$D$10]; ([.$B411] - [.$D$10]) * [.D$9]; NA())" office:value-type="float" office:value="1.35419375" calcext:value-type="float">
            <text:p>1.3541937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75" calcext:value-type="float">
            <text:p>375</text:p>
          </table:table-cell>
          <table:table-cell table:style-name="Default" table:formula="of:=IF([.$B412]&gt;=[.$D$10]; ([.$B412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19" calcext:value-type="float">
            <text:p>1019</text:p>
          </table:table-cell>
          <table:table-cell office:value-type="float" office:value="376" calcext:value-type="float">
            <text:p>376</text:p>
          </table:table-cell>
          <table:table-cell table:style-name="Default" table:formula="of:=IF([.$B413]&gt;=[.$D$10]; ([.$B413] - [.$D$10]) * [.D$9]; NA())" office:value-type="float" office:value="1.3583605" calcext:value-type="float">
            <text:p>1.3583605</text:p>
          </table:table-cell>
        </table:table-row>
        <table:table-row table:style-name="ro1">
          <table:table-cell table:number-columns-repeated="2" office:value-type="float" office:value="1019" calcext:value-type="float">
            <text:p>1019</text:p>
          </table:table-cell>
          <table:table-cell office:value-type="float" office:value="377" calcext:value-type="float">
            <text:p>377</text:p>
          </table:table-cell>
          <table:table-cell table:style-name="Default" table:formula="of:=IF([.$B414]&gt;=[.$D$10]; ([.$B414] - [.$D$10]) * [.D$9]; NA())" office:value-type="float" office:value="1.3583605" calcext:value-type="float">
            <text:p>1.3583605</text:p>
          </table:table-cell>
        </table:table-row>
        <table:table-row table:style-name="ro1">
          <table:table-cell table:number-columns-repeated="2" office:value-type="float" office:value="1019" calcext:value-type="float">
            <text:p>1019</text:p>
          </table:table-cell>
          <table:table-cell office:value-type="float" office:value="378" calcext:value-type="float">
            <text:p>378</text:p>
          </table:table-cell>
          <table:table-cell table:style-name="Default" table:formula="of:=IF([.$B415]&gt;=[.$D$10]; ([.$B415] - [.$D$10]) * [.D$9]; NA())" office:value-type="float" office:value="1.3583605" calcext:value-type="float">
            <text:p>1.358360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79" calcext:value-type="float">
            <text:p>379</text:p>
          </table:table-cell>
          <table:table-cell table:style-name="Default" table:formula="of:=IF([.$B416]&gt;=[.$D$10]; ([.$B416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80" calcext:value-type="float">
            <text:p>380</text:p>
          </table:table-cell>
          <table:table-cell table:style-name="Default" table:formula="of:=IF([.$B417]&gt;=[.$D$10]; ([.$B417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81" calcext:value-type="float">
            <text:p>381</text:p>
          </table:table-cell>
          <table:table-cell table:style-name="Default" table:formula="of:=IF([.$B418]&gt;=[.$D$10]; ([.$B418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82" calcext:value-type="float">
            <text:p>382</text:p>
          </table:table-cell>
          <table:table-cell table:style-name="Default" table:formula="of:=IF([.$B419]&gt;=[.$D$10]; ([.$B419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2047" calcext:value-type="float">
            <text:p>2047</text:p>
          </table:table-cell>
          <table:table-cell office:value-type="float" office:value="383" calcext:value-type="float">
            <text:p>383</text:p>
          </table:table-cell>
          <table:table-cell table:style-name="Default" table:formula="of:=IF([.$B420]&gt;=[.$D$10]; ([.$B420] - [.$D$10]) * [.D$9]; NA())" office:value-type="float" office:value="2.42921525" calcext:value-type="float">
            <text:p>2.42921525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384" calcext:value-type="float">
            <text:p>384</text:p>
          </table:table-cell>
          <table:table-cell table:style-name="Default" table:formula="of:=IF([.$B421]&gt;=[.$D$10]; ([.$B421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027" calcext:value-type="float">
            <text:p>1027</text:p>
          </table:table-cell>
          <table:table-cell office:value-type="float" office:value="385" calcext:value-type="float">
            <text:p>385</text:p>
          </table:table-cell>
          <table:table-cell table:style-name="Default" table:formula="of:=IF([.$B422]&gt;=[.$D$10]; ([.$B422] - [.$D$10]) * [.D$9]; NA())" office:value-type="float" office:value="1.366694" calcext:value-type="float">
            <text:p>1.366694</text:p>
          </table:table-cell>
        </table:table-row>
        <table:table-row table:style-name="ro1">
          <table:table-cell table:number-columns-repeated="2" office:value-type="float" office:value="1027" calcext:value-type="float">
            <text:p>1027</text:p>
          </table:table-cell>
          <table:table-cell office:value-type="float" office:value="386" calcext:value-type="float">
            <text:p>386</text:p>
          </table:table-cell>
          <table:table-cell table:style-name="Default" table:formula="of:=IF([.$B423]&gt;=[.$D$10]; ([.$B423] - [.$D$10]) * [.D$9]; NA())" office:value-type="float" office:value="1.366694" calcext:value-type="float">
            <text:p>1.366694</text:p>
          </table:table-cell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float" office:value="387" calcext:value-type="float">
            <text:p>387</text:p>
          </table:table-cell>
          <table:table-cell table:style-name="Default" table:formula="of:=IF([.$B424]&gt;=[.$D$10]; ([.$B424] - [.$D$10]) * [.D$9]; NA())" office:value-type="float" office:value="1.37086075" calcext:value-type="float">
            <text:p>1.37086075</text:p>
          </table:table-cell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float" office:value="388" calcext:value-type="float">
            <text:p>388</text:p>
          </table:table-cell>
          <table:table-cell table:style-name="Default" table:formula="of:=IF([.$B425]&gt;=[.$D$10]; ([.$B425] - [.$D$10]) * [.D$9]; NA())" office:value-type="float" office:value="1.37086075" calcext:value-type="float">
            <text:p>1.37086075</text:p>
          </table:table-cell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float" office:value="389" calcext:value-type="float">
            <text:p>389</text:p>
          </table:table-cell>
          <table:table-cell table:style-name="Default" table:formula="of:=IF([.$B426]&gt;=[.$D$10]; ([.$B426] - [.$D$10]) * [.D$9]; NA())" office:value-type="float" office:value="1.37086075" calcext:value-type="float">
            <text:p>1.37086075</text:p>
          </table:table-cell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float" office:value="390" calcext:value-type="float">
            <text:p>390</text:p>
          </table:table-cell>
          <table:table-cell table:style-name="Default" table:formula="of:=IF([.$B427]&gt;=[.$D$10]; ([.$B427] - [.$D$10]) * [.D$9]; NA())" office:value-type="float" office:value="1.37086075" calcext:value-type="float">
            <text:p>1.3708607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1" calcext:value-type="float">
            <text:p>391</text:p>
          </table:table-cell>
          <table:table-cell table:style-name="Default" table:formula="of:=IF([.$B428]&gt;=[.$D$10]; ([.$B428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5" calcext:value-type="float">
            <text:p>1035</text:p>
          </table:table-cell>
          <table:table-cell office:value-type="float" office:value="392" calcext:value-type="float">
            <text:p>392</text:p>
          </table:table-cell>
          <table:table-cell table:style-name="Default" table:formula="of:=IF([.$B429]&gt;=[.$D$10]; ([.$B429] - [.$D$10]) * [.D$9]; NA())" office:value-type="float" office:value="1.3750275" calcext:value-type="float">
            <text:p>1.3750275</text:p>
          </table:table-cell>
        </table:table-row>
        <table:table-row table:style-name="ro1">
          <table:table-cell table:number-columns-repeated="2" office:value-type="float" office:value="1035" calcext:value-type="float">
            <text:p>1035</text:p>
          </table:table-cell>
          <table:table-cell office:value-type="float" office:value="393" calcext:value-type="float">
            <text:p>393</text:p>
          </table:table-cell>
          <table:table-cell table:style-name="Default" table:formula="of:=IF([.$B430]&gt;=[.$D$10]; ([.$B430] - [.$D$10]) * [.D$9]; NA())" office:value-type="float" office:value="1.3750275" calcext:value-type="float">
            <text:p>1.375027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4" calcext:value-type="float">
            <text:p>394</text:p>
          </table:table-cell>
          <table:table-cell table:style-name="Default" table:formula="of:=IF([.$B431]&gt;=[.$D$10]; ([.$B431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5" calcext:value-type="float">
            <text:p>395</text:p>
          </table:table-cell>
          <table:table-cell table:style-name="Default" table:formula="of:=IF([.$B432]&gt;=[.$D$10]; ([.$B432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6" calcext:value-type="float">
            <text:p>396</text:p>
          </table:table-cell>
          <table:table-cell table:style-name="Default" table:formula="of:=IF([.$B433]&gt;=[.$D$10]; ([.$B433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7" calcext:value-type="float">
            <text:p>397</text:p>
          </table:table-cell>
          <table:table-cell table:style-name="Default" table:formula="of:=IF([.$B434]&gt;=[.$D$10]; ([.$B434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8" calcext:value-type="float">
            <text:p>398</text:p>
          </table:table-cell>
          <table:table-cell table:style-name="Default" table:formula="of:=IF([.$B435]&gt;=[.$D$10]; ([.$B435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399" calcext:value-type="float">
            <text:p>399</text:p>
          </table:table-cell>
          <table:table-cell table:style-name="Default" table:formula="of:=IF([.$B436]&gt;=[.$D$10]; ([.$B436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43" calcext:value-type="float">
            <text:p>1043</text:p>
          </table:table-cell>
          <table:table-cell office:value-type="float" office:value="400" calcext:value-type="float">
            <text:p>400</text:p>
          </table:table-cell>
          <table:table-cell table:style-name="Default" table:formula="of:=IF([.$B437]&gt;=[.$D$10]; ([.$B437] - [.$D$10]) * [.D$9]; NA())" office:value-type="float" office:value="1.383361" calcext:value-type="float">
            <text:p>1.383361</text:p>
          </table:table-cell>
        </table:table-row>
        <table:table-row table:style-name="ro1">
          <table:table-cell table:number-columns-repeated="2" office:value-type="float" office:value="1043" calcext:value-type="float">
            <text:p>1043</text:p>
          </table:table-cell>
          <table:table-cell office:value-type="float" office:value="401" calcext:value-type="float">
            <text:p>401</text:p>
          </table:table-cell>
          <table:table-cell table:style-name="Default" table:formula="of:=IF([.$B438]&gt;=[.$D$10]; ([.$B438] - [.$D$10]) * [.D$9]; NA())" office:value-type="float" office:value="1.383361" calcext:value-type="float">
            <text:p>1.383361</text:p>
          </table:table-cell>
        </table:table-row>
        <table:table-row table:style-name="ro1">
          <table:table-cell table:number-columns-repeated="2" office:value-type="float" office:value="1043" calcext:value-type="float">
            <text:p>1043</text:p>
          </table:table-cell>
          <table:table-cell office:value-type="float" office:value="402" calcext:value-type="float">
            <text:p>402</text:p>
          </table:table-cell>
          <table:table-cell table:style-name="Default" table:formula="of:=IF([.$B439]&gt;=[.$D$10]; ([.$B439] - [.$D$10]) * [.D$9]; NA())" office:value-type="float" office:value="1.383361" calcext:value-type="float">
            <text:p>1.383361</text:p>
          </table:table-cell>
        </table:table-row>
        <table:table-row table:style-name="ro1">
          <table:table-cell table:number-columns-repeated="2" office:value-type="float" office:value="1047" calcext:value-type="float">
            <text:p>1047</text:p>
          </table:table-cell>
          <table:table-cell office:value-type="float" office:value="403" calcext:value-type="float">
            <text:p>403</text:p>
          </table:table-cell>
          <table:table-cell table:style-name="Default" table:formula="of:=IF([.$B440]&gt;=[.$D$10]; ([.$B440] - [.$D$10]) * [.D$9]; NA())" office:value-type="float" office:value="1.38752775" calcext:value-type="float">
            <text:p>1.38752775</text:p>
          </table:table-cell>
        </table:table-row>
        <table:table-row table:style-name="ro1">
          <table:table-cell table:number-columns-repeated="2" office:value-type="float" office:value="1047" calcext:value-type="float">
            <text:p>1047</text:p>
          </table:table-cell>
          <table:table-cell office:value-type="float" office:value="404" calcext:value-type="float">
            <text:p>404</text:p>
          </table:table-cell>
          <table:table-cell table:style-name="Default" table:formula="of:=IF([.$B441]&gt;=[.$D$10]; ([.$B441] - [.$D$10]) * [.D$9]; NA())" office:value-type="float" office:value="1.38752775" calcext:value-type="float">
            <text:p>1.38752775</text:p>
          </table:table-cell>
        </table:table-row>
        <table:table-row table:style-name="ro1">
          <table:table-cell table:number-columns-repeated="2" office:value-type="float" office:value="1047" calcext:value-type="float">
            <text:p>1047</text:p>
          </table:table-cell>
          <table:table-cell office:value-type="float" office:value="405" calcext:value-type="float">
            <text:p>405</text:p>
          </table:table-cell>
          <table:table-cell table:style-name="Default" table:formula="of:=IF([.$B442]&gt;=[.$D$10]; ([.$B442] - [.$D$10]) * [.D$9]; NA())" office:value-type="float" office:value="1.38752775" calcext:value-type="float">
            <text:p>1.38752775</text:p>
          </table:table-cell>
        </table:table-row>
        <table:table-row table:style-name="ro1">
          <table:table-cell table:number-columns-repeated="2" office:value-type="float" office:value="1047" calcext:value-type="float">
            <text:p>1047</text:p>
          </table:table-cell>
          <table:table-cell office:value-type="float" office:value="406" calcext:value-type="float">
            <text:p>406</text:p>
          </table:table-cell>
          <table:table-cell table:style-name="Default" table:formula="of:=IF([.$B443]&gt;=[.$D$10]; ([.$B443] - [.$D$10]) * [.D$9]; NA())" office:value-type="float" office:value="1.38752775" calcext:value-type="float">
            <text:p>1.3875277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07" calcext:value-type="float">
            <text:p>407</text:p>
          </table:table-cell>
          <table:table-cell table:style-name="Default" table:formula="of:=IF([.$B444]&gt;=[.$D$10]; ([.$B444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51" calcext:value-type="float">
            <text:p>1051</text:p>
          </table:table-cell>
          <table:table-cell office:value-type="float" office:value="408" calcext:value-type="float">
            <text:p>408</text:p>
          </table:table-cell>
          <table:table-cell table:style-name="Default" table:formula="of:=IF([.$B445]&gt;=[.$D$10]; ([.$B445] - [.$D$10]) * [.D$9]; NA())" office:value-type="float" office:value="1.3916945" calcext:value-type="float">
            <text:p>1.3916945</text:p>
          </table:table-cell>
        </table:table-row>
        <table:table-row table:style-name="ro1">
          <table:table-cell table:number-columns-repeated="2" office:value-type="float" office:value="1051" calcext:value-type="float">
            <text:p>1051</text:p>
          </table:table-cell>
          <table:table-cell office:value-type="float" office:value="409" calcext:value-type="float">
            <text:p>409</text:p>
          </table:table-cell>
          <table:table-cell table:style-name="Default" table:formula="of:=IF([.$B446]&gt;=[.$D$10]; ([.$B446] - [.$D$10]) * [.D$9]; NA())" office:value-type="float" office:value="1.3916945" calcext:value-type="float">
            <text:p>1.3916945</text:p>
          </table:table-cell>
        </table:table-row>
        <table:table-row table:style-name="ro1">
          <table:table-cell table:number-columns-repeated="2" office:value-type="float" office:value="1051" calcext:value-type="float">
            <text:p>1051</text:p>
          </table:table-cell>
          <table:table-cell office:value-type="float" office:value="410" calcext:value-type="float">
            <text:p>410</text:p>
          </table:table-cell>
          <table:table-cell table:style-name="Default" table:formula="of:=IF([.$B447]&gt;=[.$D$10]; ([.$B447] - [.$D$10]) * [.D$9]; NA())" office:value-type="float" office:value="1.3916945" calcext:value-type="float">
            <text:p>1.391694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11" calcext:value-type="float">
            <text:p>411</text:p>
          </table:table-cell>
          <table:table-cell table:style-name="Default" table:formula="of:=IF([.$B448]&gt;=[.$D$10]; ([.$B448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12" calcext:value-type="float">
            <text:p>412</text:p>
          </table:table-cell>
          <table:table-cell table:style-name="Default" table:formula="of:=IF([.$B449]&gt;=[.$D$10]; ([.$B449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13" calcext:value-type="float">
            <text:p>413</text:p>
          </table:table-cell>
          <table:table-cell table:style-name="Default" table:formula="of:=IF([.$B450]&gt;=[.$D$10]; ([.$B450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14" calcext:value-type="float">
            <text:p>414</text:p>
          </table:table-cell>
          <table:table-cell table:style-name="Default" table:formula="of:=IF([.$B451]&gt;=[.$D$10]; ([.$B451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15" calcext:value-type="float">
            <text:p>415</text:p>
          </table:table-cell>
          <table:table-cell table:style-name="Default" table:formula="of:=IF([.$B452]&gt;=[.$D$10]; ([.$B452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59" calcext:value-type="float">
            <text:p>1059</text:p>
          </table:table-cell>
          <table:table-cell office:value-type="float" office:value="416" calcext:value-type="float">
            <text:p>416</text:p>
          </table:table-cell>
          <table:table-cell table:style-name="Default" table:formula="of:=IF([.$B453]&gt;=[.$D$10]; ([.$B453] - [.$D$10]) * [.D$9]; NA())" office:value-type="float" office:value="1.400028" calcext:value-type="float">
            <text:p>1.400028</text:p>
          </table:table-cell>
        </table:table-row>
        <table:table-row table:style-name="ro1">
          <table:table-cell table:number-columns-repeated="2" office:value-type="float" office:value="1059" calcext:value-type="float">
            <text:p>1059</text:p>
          </table:table-cell>
          <table:table-cell office:value-type="float" office:value="417" calcext:value-type="float">
            <text:p>417</text:p>
          </table:table-cell>
          <table:table-cell table:style-name="Default" table:formula="of:=IF([.$B454]&gt;=[.$D$10]; ([.$B454] - [.$D$10]) * [.D$9]; NA())" office:value-type="float" office:value="1.400028" calcext:value-type="float">
            <text:p>1.400028</text:p>
          </table:table-cell>
        </table:table-row>
        <table:table-row table:style-name="ro1">
          <table:table-cell table:number-columns-repeated="2" office:value-type="float" office:value="1059" calcext:value-type="float">
            <text:p>1059</text:p>
          </table:table-cell>
          <table:table-cell office:value-type="float" office:value="418" calcext:value-type="float">
            <text:p>418</text:p>
          </table:table-cell>
          <table:table-cell table:style-name="Default" table:formula="of:=IF([.$B455]&gt;=[.$D$10]; ([.$B455] - [.$D$10]) * [.D$9]; NA())" office:value-type="float" office:value="1.400028" calcext:value-type="float">
            <text:p>1.400028</text:p>
          </table:table-cell>
        </table:table-row>
        <table:table-row table:style-name="ro1">
          <table:table-cell table:number-columns-repeated="2" office:value-type="float" office:value="1063" calcext:value-type="float">
            <text:p>1063</text:p>
          </table:table-cell>
          <table:table-cell office:value-type="float" office:value="419" calcext:value-type="float">
            <text:p>419</text:p>
          </table:table-cell>
          <table:table-cell table:style-name="Default" table:formula="of:=IF([.$B456]&gt;=[.$D$10]; ([.$B456] - [.$D$10]) * [.D$9]; NA())" office:value-type="float" office:value="1.40419475" calcext:value-type="float">
            <text:p>1.40419475</text:p>
          </table:table-cell>
        </table:table-row>
        <table:table-row table:style-name="ro1">
          <table:table-cell table:number-columns-repeated="2" office:value-type="float" office:value="1063" calcext:value-type="float">
            <text:p>1063</text:p>
          </table:table-cell>
          <table:table-cell office:value-type="float" office:value="420" calcext:value-type="float">
            <text:p>420</text:p>
          </table:table-cell>
          <table:table-cell table:style-name="Default" table:formula="of:=IF([.$B457]&gt;=[.$D$10]; ([.$B457] - [.$D$10]) * [.D$9]; NA())" office:value-type="float" office:value="1.40419475" calcext:value-type="float">
            <text:p>1.40419475</text:p>
          </table:table-cell>
        </table:table-row>
        <table:table-row table:style-name="ro1">
          <table:table-cell table:number-columns-repeated="2" office:value-type="float" office:value="1063" calcext:value-type="float">
            <text:p>1063</text:p>
          </table:table-cell>
          <table:table-cell office:value-type="float" office:value="421" calcext:value-type="float">
            <text:p>421</text:p>
          </table:table-cell>
          <table:table-cell table:style-name="Default" table:formula="of:=IF([.$B458]&gt;=[.$D$10]; ([.$B458] - [.$D$10]) * [.D$9]; NA())" office:value-type="float" office:value="1.40419475" calcext:value-type="float">
            <text:p>1.40419475</text:p>
          </table:table-cell>
        </table:table-row>
        <table:table-row table:style-name="ro1">
          <table:table-cell table:number-columns-repeated="2" office:value-type="float" office:value="1063" calcext:value-type="float">
            <text:p>1063</text:p>
          </table:table-cell>
          <table:table-cell office:value-type="float" office:value="422" calcext:value-type="float">
            <text:p>422</text:p>
          </table:table-cell>
          <table:table-cell table:style-name="Default" table:formula="of:=IF([.$B459]&gt;=[.$D$10]; ([.$B459] - [.$D$10]) * [.D$9]; NA())" office:value-type="float" office:value="1.40419475" calcext:value-type="float">
            <text:p>1.4041947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23" calcext:value-type="float">
            <text:p>423</text:p>
          </table:table-cell>
          <table:table-cell table:style-name="Default" table:formula="of:=IF([.$B460]&gt;=[.$D$10]; ([.$B460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67" calcext:value-type="float">
            <text:p>1067</text:p>
          </table:table-cell>
          <table:table-cell office:value-type="float" office:value="424" calcext:value-type="float">
            <text:p>424</text:p>
          </table:table-cell>
          <table:table-cell table:style-name="Default" table:formula="of:=IF([.$B461]&gt;=[.$D$10]; ([.$B461] - [.$D$10]) * [.D$9]; NA())" office:value-type="float" office:value="1.4083615" calcext:value-type="float">
            <text:p>1.4083615</text:p>
          </table:table-cell>
        </table:table-row>
        <table:table-row table:style-name="ro1">
          <table:table-cell table:number-columns-repeated="2" office:value-type="float" office:value="1067" calcext:value-type="float">
            <text:p>1067</text:p>
          </table:table-cell>
          <table:table-cell office:value-type="float" office:value="425" calcext:value-type="float">
            <text:p>425</text:p>
          </table:table-cell>
          <table:table-cell table:style-name="Default" table:formula="of:=IF([.$B462]&gt;=[.$D$10]; ([.$B462] - [.$D$10]) * [.D$9]; NA())" office:value-type="float" office:value="1.4083615" calcext:value-type="float">
            <text:p>1.4083615</text:p>
          </table:table-cell>
        </table:table-row>
        <table:table-row table:style-name="ro1">
          <table:table-cell table:number-columns-repeated="2" office:value-type="float" office:value="1067" calcext:value-type="float">
            <text:p>1067</text:p>
          </table:table-cell>
          <table:table-cell office:value-type="float" office:value="426" calcext:value-type="float">
            <text:p>426</text:p>
          </table:table-cell>
          <table:table-cell table:style-name="Default" table:formula="of:=IF([.$B463]&gt;=[.$D$10]; ([.$B463] - [.$D$10]) * [.D$9]; NA())" office:value-type="float" office:value="1.4083615" calcext:value-type="float">
            <text:p>1.408361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27" calcext:value-type="float">
            <text:p>427</text:p>
          </table:table-cell>
          <table:table-cell table:style-name="Default" table:formula="of:=IF([.$B464]&gt;=[.$D$10]; ([.$B464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28" calcext:value-type="float">
            <text:p>428</text:p>
          </table:table-cell>
          <table:table-cell table:style-name="Default" table:formula="of:=IF([.$B465]&gt;=[.$D$10]; ([.$B465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29" calcext:value-type="float">
            <text:p>429</text:p>
          </table:table-cell>
          <table:table-cell table:style-name="Default" table:formula="of:=IF([.$B466]&gt;=[.$D$10]; ([.$B466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30" calcext:value-type="float">
            <text:p>430</text:p>
          </table:table-cell>
          <table:table-cell table:style-name="Default" table:formula="of:=IF([.$B467]&gt;=[.$D$10]; ([.$B467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31" calcext:value-type="float">
            <text:p>431</text:p>
          </table:table-cell>
          <table:table-cell table:style-name="Default" table:formula="of:=IF([.$B468]&gt;=[.$D$10]; ([.$B468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75" calcext:value-type="float">
            <text:p>1075</text:p>
          </table:table-cell>
          <table:table-cell office:value-type="float" office:value="432" calcext:value-type="float">
            <text:p>432</text:p>
          </table:table-cell>
          <table:table-cell table:style-name="Default" table:formula="of:=IF([.$B469]&gt;=[.$D$10]; ([.$B469] - [.$D$10]) * [.D$9]; NA())" office:value-type="float" office:value="1.416695" calcext:value-type="float">
            <text:p>1.416695</text:p>
          </table:table-cell>
        </table:table-row>
        <table:table-row table:style-name="ro1">
          <table:table-cell table:number-columns-repeated="2" office:value-type="float" office:value="1075" calcext:value-type="float">
            <text:p>1075</text:p>
          </table:table-cell>
          <table:table-cell office:value-type="float" office:value="433" calcext:value-type="float">
            <text:p>433</text:p>
          </table:table-cell>
          <table:table-cell table:style-name="Default" table:formula="of:=IF([.$B470]&gt;=[.$D$10]; ([.$B470] - [.$D$10]) * [.D$9]; NA())" office:value-type="float" office:value="1.416695" calcext:value-type="float">
            <text:p>1.416695</text:p>
          </table:table-cell>
        </table:table-row>
        <table:table-row table:style-name="ro1">
          <table:table-cell table:number-columns-repeated="2" office:value-type="float" office:value="1075" calcext:value-type="float">
            <text:p>1075</text:p>
          </table:table-cell>
          <table:table-cell office:value-type="float" office:value="434" calcext:value-type="float">
            <text:p>434</text:p>
          </table:table-cell>
          <table:table-cell table:style-name="Default" table:formula="of:=IF([.$B471]&gt;=[.$D$10]; ([.$B471] - [.$D$10]) * [.D$9]; NA())" office:value-type="float" office:value="1.416695" calcext:value-type="float">
            <text:p>1.416695</text:p>
          </table:table-cell>
        </table:table-row>
        <table:table-row table:style-name="ro1">
          <table:table-cell table:number-columns-repeated="2" office:value-type="float" office:value="1079" calcext:value-type="float">
            <text:p>1079</text:p>
          </table:table-cell>
          <table:table-cell office:value-type="float" office:value="435" calcext:value-type="float">
            <text:p>435</text:p>
          </table:table-cell>
          <table:table-cell table:style-name="Default" table:formula="of:=IF([.$B472]&gt;=[.$D$10]; ([.$B472] - [.$D$10]) * [.D$9]; NA())" office:value-type="float" office:value="1.42086175" calcext:value-type="float">
            <text:p>1.42086175</text:p>
          </table:table-cell>
        </table:table-row>
        <table:table-row table:style-name="ro1">
          <table:table-cell table:number-columns-repeated="2" office:value-type="float" office:value="1079" calcext:value-type="float">
            <text:p>1079</text:p>
          </table:table-cell>
          <table:table-cell office:value-type="float" office:value="436" calcext:value-type="float">
            <text:p>436</text:p>
          </table:table-cell>
          <table:table-cell table:style-name="Default" table:formula="of:=IF([.$B473]&gt;=[.$D$10]; ([.$B473] - [.$D$10]) * [.D$9]; NA())" office:value-type="float" office:value="1.42086175" calcext:value-type="float">
            <text:p>1.42086175</text:p>
          </table:table-cell>
        </table:table-row>
        <table:table-row table:style-name="ro1">
          <table:table-cell table:number-columns-repeated="2" office:value-type="float" office:value="1079" calcext:value-type="float">
            <text:p>1079</text:p>
          </table:table-cell>
          <table:table-cell office:value-type="float" office:value="437" calcext:value-type="float">
            <text:p>437</text:p>
          </table:table-cell>
          <table:table-cell table:style-name="Default" table:formula="of:=IF([.$B474]&gt;=[.$D$10]; ([.$B474] - [.$D$10]) * [.D$9]; NA())" office:value-type="float" office:value="1.42086175" calcext:value-type="float">
            <text:p>1.42086175</text:p>
          </table:table-cell>
        </table:table-row>
        <table:table-row table:style-name="ro1">
          <table:table-cell table:number-columns-repeated="2" office:value-type="float" office:value="1079" calcext:value-type="float">
            <text:p>1079</text:p>
          </table:table-cell>
          <table:table-cell office:value-type="float" office:value="438" calcext:value-type="float">
            <text:p>438</text:p>
          </table:table-cell>
          <table:table-cell table:style-name="Default" table:formula="of:=IF([.$B475]&gt;=[.$D$10]; ([.$B475] - [.$D$10]) * [.D$9]; NA())" office:value-type="float" office:value="1.42086175" calcext:value-type="float">
            <text:p>1.4208617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39" calcext:value-type="float">
            <text:p>439</text:p>
          </table:table-cell>
          <table:table-cell table:style-name="Default" table:formula="of:=IF([.$B476]&gt;=[.$D$10]; ([.$B476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83" calcext:value-type="float">
            <text:p>1083</text:p>
          </table:table-cell>
          <table:table-cell office:value-type="float" office:value="440" calcext:value-type="float">
            <text:p>440</text:p>
          </table:table-cell>
          <table:table-cell table:style-name="Default" table:formula="of:=IF([.$B477]&gt;=[.$D$10]; ([.$B477] - [.$D$10]) * [.D$9]; NA())" office:value-type="float" office:value="1.4250285" calcext:value-type="float">
            <text:p>1.4250285</text:p>
          </table:table-cell>
        </table:table-row>
        <table:table-row table:style-name="ro1">
          <table:table-cell table:number-columns-repeated="2" office:value-type="float" office:value="1083" calcext:value-type="float">
            <text:p>1083</text:p>
          </table:table-cell>
          <table:table-cell office:value-type="float" office:value="441" calcext:value-type="float">
            <text:p>441</text:p>
          </table:table-cell>
          <table:table-cell table:style-name="Default" table:formula="of:=IF([.$B478]&gt;=[.$D$10]; ([.$B478] - [.$D$10]) * [.D$9]; NA())" office:value-type="float" office:value="1.4250285" calcext:value-type="float">
            <text:p>1.4250285</text:p>
          </table:table-cell>
        </table:table-row>
        <table:table-row table:style-name="ro1">
          <table:table-cell table:number-columns-repeated="2" office:value-type="float" office:value="1083" calcext:value-type="float">
            <text:p>1083</text:p>
          </table:table-cell>
          <table:table-cell office:value-type="float" office:value="442" calcext:value-type="float">
            <text:p>442</text:p>
          </table:table-cell>
          <table:table-cell table:style-name="Default" table:formula="of:=IF([.$B479]&gt;=[.$D$10]; ([.$B479] - [.$D$10]) * [.D$9]; NA())" office:value-type="float" office:value="1.4250285" calcext:value-type="float">
            <text:p>1.425028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43" calcext:value-type="float">
            <text:p>443</text:p>
          </table:table-cell>
          <table:table-cell table:style-name="Default" table:formula="of:=IF([.$B480]&gt;=[.$D$10]; ([.$B480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44" calcext:value-type="float">
            <text:p>444</text:p>
          </table:table-cell>
          <table:table-cell table:style-name="Default" table:formula="of:=IF([.$B481]&gt;=[.$D$10]; ([.$B481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45" calcext:value-type="float">
            <text:p>445</text:p>
          </table:table-cell>
          <table:table-cell table:style-name="Default" table:formula="of:=IF([.$B482]&gt;=[.$D$10]; ([.$B482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46" calcext:value-type="float">
            <text:p>446</text:p>
          </table:table-cell>
          <table:table-cell table:style-name="Default" table:formula="of:=IF([.$B483]&gt;=[.$D$10]; ([.$B483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447" calcext:value-type="float">
            <text:p>447</text:p>
          </table:table-cell>
          <table:table-cell table:style-name="Default" table:formula="of:=IF([.$B484]&gt;=[.$D$10]; ([.$B484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091" calcext:value-type="float">
            <text:p>1091</text:p>
          </table:table-cell>
          <table:table-cell office:value-type="float" office:value="448" calcext:value-type="float">
            <text:p>448</text:p>
          </table:table-cell>
          <table:table-cell table:style-name="Default" table:formula="of:=IF([.$B485]&gt;=[.$D$10]; ([.$B485] - [.$D$10]) * [.D$9]; NA())" office:value-type="float" office:value="1.433362" calcext:value-type="float">
            <text:p>1.433362</text:p>
          </table:table-cell>
        </table:table-row>
        <table:table-row table:style-name="ro1">
          <table:table-cell table:number-columns-repeated="2" office:value-type="float" office:value="1091" calcext:value-type="float">
            <text:p>1091</text:p>
          </table:table-cell>
          <table:table-cell office:value-type="float" office:value="449" calcext:value-type="float">
            <text:p>449</text:p>
          </table:table-cell>
          <table:table-cell table:style-name="Default" table:formula="of:=IF([.$B486]&gt;=[.$D$10]; ([.$B486] - [.$D$10]) * [.D$9]; NA())" office:value-type="float" office:value="1.433362" calcext:value-type="float">
            <text:p>1.433362</text:p>
          </table:table-cell>
        </table:table-row>
        <table:table-row table:style-name="ro1">
          <table:table-cell table:number-columns-repeated="2" office:value-type="float" office:value="1091" calcext:value-type="float">
            <text:p>1091</text:p>
          </table:table-cell>
          <table:table-cell office:value-type="float" office:value="450" calcext:value-type="float">
            <text:p>450</text:p>
          </table:table-cell>
          <table:table-cell table:style-name="Default" table:formula="of:=IF([.$B487]&gt;=[.$D$10]; ([.$B487] - [.$D$10]) * [.D$9]; NA())" office:value-type="float" office:value="1.433362" calcext:value-type="float">
            <text:p>1.433362</text:p>
          </table:table-cell>
        </table:table-row>
        <table:table-row table:style-name="ro1">
          <table:table-cell table:number-columns-repeated="2" office:value-type="float" office:value="1095" calcext:value-type="float">
            <text:p>1095</text:p>
          </table:table-cell>
          <table:table-cell office:value-type="float" office:value="451" calcext:value-type="float">
            <text:p>451</text:p>
          </table:table-cell>
          <table:table-cell table:style-name="Default" table:formula="of:=IF([.$B488]&gt;=[.$D$10]; ([.$B488] - [.$D$10]) * [.D$9]; NA())" office:value-type="float" office:value="1.43752875" calcext:value-type="float">
            <text:p>1.43752875</text:p>
          </table:table-cell>
        </table:table-row>
        <table:table-row table:style-name="ro1">
          <table:table-cell table:number-columns-repeated="2" office:value-type="float" office:value="1095" calcext:value-type="float">
            <text:p>1095</text:p>
          </table:table-cell>
          <table:table-cell office:value-type="float" office:value="452" calcext:value-type="float">
            <text:p>452</text:p>
          </table:table-cell>
          <table:table-cell table:style-name="Default" table:formula="of:=IF([.$B489]&gt;=[.$D$10]; ([.$B489] - [.$D$10]) * [.D$9]; NA())" office:value-type="float" office:value="1.43752875" calcext:value-type="float">
            <text:p>1.43752875</text:p>
          </table:table-cell>
        </table:table-row>
        <table:table-row table:style-name="ro1">
          <table:table-cell table:number-columns-repeated="2" office:value-type="float" office:value="1095" calcext:value-type="float">
            <text:p>1095</text:p>
          </table:table-cell>
          <table:table-cell office:value-type="float" office:value="453" calcext:value-type="float">
            <text:p>453</text:p>
          </table:table-cell>
          <table:table-cell table:style-name="Default" table:formula="of:=IF([.$B490]&gt;=[.$D$10]; ([.$B490] - [.$D$10]) * [.D$9]; NA())" office:value-type="float" office:value="1.43752875" calcext:value-type="float">
            <text:p>1.43752875</text:p>
          </table:table-cell>
        </table:table-row>
        <table:table-row table:style-name="ro1">
          <table:table-cell table:number-columns-repeated="2" office:value-type="float" office:value="1095" calcext:value-type="float">
            <text:p>1095</text:p>
          </table:table-cell>
          <table:table-cell office:value-type="float" office:value="454" calcext:value-type="float">
            <text:p>454</text:p>
          </table:table-cell>
          <table:table-cell table:style-name="Default" table:formula="of:=IF([.$B491]&gt;=[.$D$10]; ([.$B491] - [.$D$10]) * [.D$9]; NA())" office:value-type="float" office:value="1.43752875" calcext:value-type="float">
            <text:p>1.4375287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55" calcext:value-type="float">
            <text:p>455</text:p>
          </table:table-cell>
          <table:table-cell table:style-name="Default" table:formula="of:=IF([.$B492]&gt;=[.$D$10]; ([.$B492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099" calcext:value-type="float">
            <text:p>1099</text:p>
          </table:table-cell>
          <table:table-cell office:value-type="float" office:value="456" calcext:value-type="float">
            <text:p>456</text:p>
          </table:table-cell>
          <table:table-cell table:style-name="Default" table:formula="of:=IF([.$B493]&gt;=[.$D$10]; ([.$B493] - [.$D$10]) * [.D$9]; NA())" office:value-type="float" office:value="1.4416955" calcext:value-type="float">
            <text:p>1.4416955</text:p>
          </table:table-cell>
        </table:table-row>
        <table:table-row table:style-name="ro1">
          <table:table-cell table:number-columns-repeated="2" office:value-type="float" office:value="1099" calcext:value-type="float">
            <text:p>1099</text:p>
          </table:table-cell>
          <table:table-cell office:value-type="float" office:value="457" calcext:value-type="float">
            <text:p>457</text:p>
          </table:table-cell>
          <table:table-cell table:style-name="Default" table:formula="of:=IF([.$B494]&gt;=[.$D$10]; ([.$B494] - [.$D$10]) * [.D$9]; NA())" office:value-type="float" office:value="1.4416955" calcext:value-type="float">
            <text:p>1.4416955</text:p>
          </table:table-cell>
        </table:table-row>
        <table:table-row table:style-name="ro1">
          <table:table-cell table:number-columns-repeated="2" office:value-type="float" office:value="1099" calcext:value-type="float">
            <text:p>1099</text:p>
          </table:table-cell>
          <table:table-cell office:value-type="float" office:value="458" calcext:value-type="float">
            <text:p>458</text:p>
          </table:table-cell>
          <table:table-cell table:style-name="Default" table:formula="of:=IF([.$B495]&gt;=[.$D$10]; ([.$B495] - [.$D$10]) * [.D$9]; NA())" office:value-type="float" office:value="1.4416955" calcext:value-type="float">
            <text:p>1.441695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59" calcext:value-type="float">
            <text:p>459</text:p>
          </table:table-cell>
          <table:table-cell table:style-name="Default" table:formula="of:=IF([.$B496]&gt;=[.$D$10]; ([.$B496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60" calcext:value-type="float">
            <text:p>460</text:p>
          </table:table-cell>
          <table:table-cell table:style-name="Default" table:formula="of:=IF([.$B497]&gt;=[.$D$10]; ([.$B497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61" calcext:value-type="float">
            <text:p>461</text:p>
          </table:table-cell>
          <table:table-cell table:style-name="Default" table:formula="of:=IF([.$B498]&gt;=[.$D$10]; ([.$B498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62" calcext:value-type="float">
            <text:p>462</text:p>
          </table:table-cell>
          <table:table-cell table:style-name="Default" table:formula="of:=IF([.$B499]&gt;=[.$D$10]; ([.$B499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63" calcext:value-type="float">
            <text:p>463</text:p>
          </table:table-cell>
          <table:table-cell table:style-name="Default" table:formula="of:=IF([.$B500]&gt;=[.$D$10]; ([.$B500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07" calcext:value-type="float">
            <text:p>1107</text:p>
          </table:table-cell>
          <table:table-cell office:value-type="float" office:value="464" calcext:value-type="float">
            <text:p>464</text:p>
          </table:table-cell>
          <table:table-cell table:style-name="Default" table:formula="of:=IF([.$B501]&gt;=[.$D$10]; ([.$B501] - [.$D$10]) * [.D$9]; NA())" office:value-type="float" office:value="1.450029" calcext:value-type="float">
            <text:p>1.450029</text:p>
          </table:table-cell>
        </table:table-row>
        <table:table-row table:style-name="ro1">
          <table:table-cell table:number-columns-repeated="2" office:value-type="float" office:value="1107" calcext:value-type="float">
            <text:p>1107</text:p>
          </table:table-cell>
          <table:table-cell office:value-type="float" office:value="465" calcext:value-type="float">
            <text:p>465</text:p>
          </table:table-cell>
          <table:table-cell table:style-name="Default" table:formula="of:=IF([.$B502]&gt;=[.$D$10]; ([.$B502] - [.$D$10]) * [.D$9]; NA())" office:value-type="float" office:value="1.450029" calcext:value-type="float">
            <text:p>1.450029</text:p>
          </table:table-cell>
        </table:table-row>
        <table:table-row table:style-name="ro1">
          <table:table-cell table:number-columns-repeated="2" office:value-type="float" office:value="1107" calcext:value-type="float">
            <text:p>1107</text:p>
          </table:table-cell>
          <table:table-cell office:value-type="float" office:value="466" calcext:value-type="float">
            <text:p>466</text:p>
          </table:table-cell>
          <table:table-cell table:style-name="Default" table:formula="of:=IF([.$B503]&gt;=[.$D$10]; ([.$B503] - [.$D$10]) * [.D$9]; NA())" office:value-type="float" office:value="1.450029" calcext:value-type="float">
            <text:p>1.450029</text:p>
          </table:table-cell>
        </table:table-row>
        <table:table-row table:style-name="ro1">
          <table:table-cell table:number-columns-repeated="2" office:value-type="float" office:value="1111" calcext:value-type="float">
            <text:p>1111</text:p>
          </table:table-cell>
          <table:table-cell office:value-type="float" office:value="467" calcext:value-type="float">
            <text:p>467</text:p>
          </table:table-cell>
          <table:table-cell table:style-name="Default" table:formula="of:=IF([.$B504]&gt;=[.$D$10]; ([.$B504] - [.$D$10]) * [.D$9]; NA())" office:value-type="float" office:value="1.45419575" calcext:value-type="float">
            <text:p>1.45419575</text:p>
          </table:table-cell>
        </table:table-row>
        <table:table-row table:style-name="ro1">
          <table:table-cell table:number-columns-repeated="2" office:value-type="float" office:value="1111" calcext:value-type="float">
            <text:p>1111</text:p>
          </table:table-cell>
          <table:table-cell office:value-type="float" office:value="468" calcext:value-type="float">
            <text:p>468</text:p>
          </table:table-cell>
          <table:table-cell table:style-name="Default" table:formula="of:=IF([.$B505]&gt;=[.$D$10]; ([.$B505] - [.$D$10]) * [.D$9]; NA())" office:value-type="float" office:value="1.45419575" calcext:value-type="float">
            <text:p>1.45419575</text:p>
          </table:table-cell>
        </table:table-row>
        <table:table-row table:style-name="ro1">
          <table:table-cell table:number-columns-repeated="2" office:value-type="float" office:value="1111" calcext:value-type="float">
            <text:p>1111</text:p>
          </table:table-cell>
          <table:table-cell office:value-type="float" office:value="469" calcext:value-type="float">
            <text:p>469</text:p>
          </table:table-cell>
          <table:table-cell table:style-name="Default" table:formula="of:=IF([.$B506]&gt;=[.$D$10]; ([.$B506] - [.$D$10]) * [.D$9]; NA())" office:value-type="float" office:value="1.45419575" calcext:value-type="float">
            <text:p>1.45419575</text:p>
          </table:table-cell>
        </table:table-row>
        <table:table-row table:style-name="ro1">
          <table:table-cell table:number-columns-repeated="2" office:value-type="float" office:value="1111" calcext:value-type="float">
            <text:p>1111</text:p>
          </table:table-cell>
          <table:table-cell office:value-type="float" office:value="470" calcext:value-type="float">
            <text:p>470</text:p>
          </table:table-cell>
          <table:table-cell table:style-name="Default" table:formula="of:=IF([.$B507]&gt;=[.$D$10]; ([.$B507] - [.$D$10]) * [.D$9]; NA())" office:value-type="float" office:value="1.45419575" calcext:value-type="float">
            <text:p>1.4541957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1" calcext:value-type="float">
            <text:p>471</text:p>
          </table:table-cell>
          <table:table-cell table:style-name="Default" table:formula="of:=IF([.$B508]&gt;=[.$D$10]; ([.$B508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15" calcext:value-type="float">
            <text:p>1115</text:p>
          </table:table-cell>
          <table:table-cell office:value-type="float" office:value="472" calcext:value-type="float">
            <text:p>472</text:p>
          </table:table-cell>
          <table:table-cell table:style-name="Default" table:formula="of:=IF([.$B509]&gt;=[.$D$10]; ([.$B509] - [.$D$10]) * [.D$9]; NA())" office:value-type="float" office:value="1.4583625" calcext:value-type="float">
            <text:p>1.4583625</text:p>
          </table:table-cell>
        </table:table-row>
        <table:table-row table:style-name="ro1">
          <table:table-cell table:number-columns-repeated="2" office:value-type="float" office:value="1115" calcext:value-type="float">
            <text:p>1115</text:p>
          </table:table-cell>
          <table:table-cell office:value-type="float" office:value="473" calcext:value-type="float">
            <text:p>473</text:p>
          </table:table-cell>
          <table:table-cell table:style-name="Default" table:formula="of:=IF([.$B510]&gt;=[.$D$10]; ([.$B510] - [.$D$10]) * [.D$9]; NA())" office:value-type="float" office:value="1.4583625" calcext:value-type="float">
            <text:p>1.4583625</text:p>
          </table:table-cell>
        </table:table-row>
        <table:table-row table:style-name="ro1">
          <table:table-cell table:number-columns-repeated="2" office:value-type="float" office:value="1115" calcext:value-type="float">
            <text:p>1115</text:p>
          </table:table-cell>
          <table:table-cell office:value-type="float" office:value="474" calcext:value-type="float">
            <text:p>474</text:p>
          </table:table-cell>
          <table:table-cell table:style-name="Default" table:formula="of:=IF([.$B511]&gt;=[.$D$10]; ([.$B511] - [.$D$10]) * [.D$9]; NA())" office:value-type="float" office:value="1.4583625" calcext:value-type="float">
            <text:p>1.45836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5" calcext:value-type="float">
            <text:p>475</text:p>
          </table:table-cell>
          <table:table-cell table:style-name="Default" table:formula="of:=IF([.$B512]&gt;=[.$D$10]; ([.$B512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6" calcext:value-type="float">
            <text:p>476</text:p>
          </table:table-cell>
          <table:table-cell table:style-name="Default" table:formula="of:=IF([.$B513]&gt;=[.$D$10]; ([.$B513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7" calcext:value-type="float">
            <text:p>477</text:p>
          </table:table-cell>
          <table:table-cell table:style-name="Default" table:formula="of:=IF([.$B514]&gt;=[.$D$10]; ([.$B514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8" calcext:value-type="float">
            <text:p>478</text:p>
          </table:table-cell>
          <table:table-cell table:style-name="Default" table:formula="of:=IF([.$B515]&gt;=[.$D$10]; ([.$B515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479" calcext:value-type="float">
            <text:p>479</text:p>
          </table:table-cell>
          <table:table-cell table:style-name="Default" table:formula="of:=IF([.$B516]&gt;=[.$D$10]; ([.$B516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23" calcext:value-type="float">
            <text:p>1123</text:p>
          </table:table-cell>
          <table:table-cell office:value-type="float" office:value="480" calcext:value-type="float">
            <text:p>480</text:p>
          </table:table-cell>
          <table:table-cell table:style-name="Default" table:formula="of:=IF([.$B517]&gt;=[.$D$10]; ([.$B517] - [.$D$10]) * [.D$9]; NA())" office:value-type="float" office:value="1.466696" calcext:value-type="float">
            <text:p>1.466696</text:p>
          </table:table-cell>
        </table:table-row>
        <table:table-row table:style-name="ro1">
          <table:table-cell table:number-columns-repeated="2" office:value-type="float" office:value="1123" calcext:value-type="float">
            <text:p>1123</text:p>
          </table:table-cell>
          <table:table-cell office:value-type="float" office:value="481" calcext:value-type="float">
            <text:p>481</text:p>
          </table:table-cell>
          <table:table-cell table:style-name="Default" table:formula="of:=IF([.$B518]&gt;=[.$D$10]; ([.$B518] - [.$D$10]) * [.D$9]; NA())" office:value-type="float" office:value="1.466696" calcext:value-type="float">
            <text:p>1.466696</text:p>
          </table:table-cell>
        </table:table-row>
        <table:table-row table:style-name="ro1">
          <table:table-cell table:number-columns-repeated="2" office:value-type="float" office:value="1123" calcext:value-type="float">
            <text:p>1123</text:p>
          </table:table-cell>
          <table:table-cell office:value-type="float" office:value="482" calcext:value-type="float">
            <text:p>482</text:p>
          </table:table-cell>
          <table:table-cell table:style-name="Default" table:formula="of:=IF([.$B519]&gt;=[.$D$10]; ([.$B519] - [.$D$10]) * [.D$9]; NA())" office:value-type="float" office:value="1.466696" calcext:value-type="float">
            <text:p>1.466696</text:p>
          </table:table-cell>
        </table:table-row>
        <table:table-row table:style-name="ro1">
          <table:table-cell table:number-columns-repeated="2" office:value-type="float" office:value="1127" calcext:value-type="float">
            <text:p>1127</text:p>
          </table:table-cell>
          <table:table-cell office:value-type="float" office:value="483" calcext:value-type="float">
            <text:p>483</text:p>
          </table:table-cell>
          <table:table-cell table:style-name="Default" table:formula="of:=IF([.$B520]&gt;=[.$D$10]; ([.$B520] - [.$D$10]) * [.D$9]; NA())" office:value-type="float" office:value="1.47086275" calcext:value-type="float">
            <text:p>1.47086275</text:p>
          </table:table-cell>
        </table:table-row>
        <table:table-row table:style-name="ro1">
          <table:table-cell table:number-columns-repeated="2" office:value-type="float" office:value="1127" calcext:value-type="float">
            <text:p>1127</text:p>
          </table:table-cell>
          <table:table-cell office:value-type="float" office:value="484" calcext:value-type="float">
            <text:p>484</text:p>
          </table:table-cell>
          <table:table-cell table:style-name="Default" table:formula="of:=IF([.$B521]&gt;=[.$D$10]; ([.$B521] - [.$D$10]) * [.D$9]; NA())" office:value-type="float" office:value="1.47086275" calcext:value-type="float">
            <text:p>1.47086275</text:p>
          </table:table-cell>
        </table:table-row>
        <table:table-row table:style-name="ro1">
          <table:table-cell table:number-columns-repeated="2" office:value-type="float" office:value="1127" calcext:value-type="float">
            <text:p>1127</text:p>
          </table:table-cell>
          <table:table-cell office:value-type="float" office:value="485" calcext:value-type="float">
            <text:p>485</text:p>
          </table:table-cell>
          <table:table-cell table:style-name="Default" table:formula="of:=IF([.$B522]&gt;=[.$D$10]; ([.$B522] - [.$D$10]) * [.D$9]; NA())" office:value-type="float" office:value="1.47086275" calcext:value-type="float">
            <text:p>1.47086275</text:p>
          </table:table-cell>
        </table:table-row>
        <table:table-row table:style-name="ro1">
          <table:table-cell table:number-columns-repeated="2" office:value-type="float" office:value="1127" calcext:value-type="float">
            <text:p>1127</text:p>
          </table:table-cell>
          <table:table-cell office:value-type="float" office:value="486" calcext:value-type="float">
            <text:p>486</text:p>
          </table:table-cell>
          <table:table-cell table:style-name="Default" table:formula="of:=IF([.$B523]&gt;=[.$D$10]; ([.$B523] - [.$D$10]) * [.D$9]; NA())" office:value-type="float" office:value="1.47086275" calcext:value-type="float">
            <text:p>1.4708627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87" calcext:value-type="float">
            <text:p>487</text:p>
          </table:table-cell>
          <table:table-cell table:style-name="Default" table:formula="of:=IF([.$B524]&gt;=[.$D$10]; ([.$B524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31" calcext:value-type="float">
            <text:p>1131</text:p>
          </table:table-cell>
          <table:table-cell office:value-type="float" office:value="488" calcext:value-type="float">
            <text:p>488</text:p>
          </table:table-cell>
          <table:table-cell table:style-name="Default" table:formula="of:=IF([.$B525]&gt;=[.$D$10]; ([.$B525] - [.$D$10]) * [.D$9]; NA())" office:value-type="float" office:value="1.4750295" calcext:value-type="float">
            <text:p>1.4750295</text:p>
          </table:table-cell>
        </table:table-row>
        <table:table-row table:style-name="ro1">
          <table:table-cell table:number-columns-repeated="2" office:value-type="float" office:value="1131" calcext:value-type="float">
            <text:p>1131</text:p>
          </table:table-cell>
          <table:table-cell office:value-type="float" office:value="489" calcext:value-type="float">
            <text:p>489</text:p>
          </table:table-cell>
          <table:table-cell table:style-name="Default" table:formula="of:=IF([.$B526]&gt;=[.$D$10]; ([.$B526] - [.$D$10]) * [.D$9]; NA())" office:value-type="float" office:value="1.4750295" calcext:value-type="float">
            <text:p>1.4750295</text:p>
          </table:table-cell>
        </table:table-row>
        <table:table-row table:style-name="ro1">
          <table:table-cell table:number-columns-repeated="2" office:value-type="float" office:value="1131" calcext:value-type="float">
            <text:p>1131</text:p>
          </table:table-cell>
          <table:table-cell office:value-type="float" office:value="490" calcext:value-type="float">
            <text:p>490</text:p>
          </table:table-cell>
          <table:table-cell table:style-name="Default" table:formula="of:=IF([.$B527]&gt;=[.$D$10]; ([.$B527] - [.$D$10]) * [.D$9]; NA())" office:value-type="float" office:value="1.4750295" calcext:value-type="float">
            <text:p>1.475029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91" calcext:value-type="float">
            <text:p>491</text:p>
          </table:table-cell>
          <table:table-cell table:style-name="Default" table:formula="of:=IF([.$B528]&gt;=[.$D$10]; ([.$B528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92" calcext:value-type="float">
            <text:p>492</text:p>
          </table:table-cell>
          <table:table-cell table:style-name="Default" table:formula="of:=IF([.$B529]&gt;=[.$D$10]; ([.$B529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93" calcext:value-type="float">
            <text:p>493</text:p>
          </table:table-cell>
          <table:table-cell table:style-name="Default" table:formula="of:=IF([.$B530]&gt;=[.$D$10]; ([.$B530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94" calcext:value-type="float">
            <text:p>494</text:p>
          </table:table-cell>
          <table:table-cell table:style-name="Default" table:formula="of:=IF([.$B531]&gt;=[.$D$10]; ([.$B531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495" calcext:value-type="float">
            <text:p>495</text:p>
          </table:table-cell>
          <table:table-cell table:style-name="Default" table:formula="of:=IF([.$B532]&gt;=[.$D$10]; ([.$B532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39" calcext:value-type="float">
            <text:p>1139</text:p>
          </table:table-cell>
          <table:table-cell office:value-type="float" office:value="496" calcext:value-type="float">
            <text:p>496</text:p>
          </table:table-cell>
          <table:table-cell table:style-name="Default" table:formula="of:=IF([.$B533]&gt;=[.$D$10]; ([.$B533] - [.$D$10]) * [.D$9]; NA())" office:value-type="float" office:value="1.483363" calcext:value-type="float">
            <text:p>1.483363</text:p>
          </table:table-cell>
        </table:table-row>
        <table:table-row table:style-name="ro1">
          <table:table-cell table:number-columns-repeated="2" office:value-type="float" office:value="1139" calcext:value-type="float">
            <text:p>1139</text:p>
          </table:table-cell>
          <table:table-cell office:value-type="float" office:value="497" calcext:value-type="float">
            <text:p>497</text:p>
          </table:table-cell>
          <table:table-cell table:style-name="Default" table:formula="of:=IF([.$B534]&gt;=[.$D$10]; ([.$B534] - [.$D$10]) * [.D$9]; NA())" office:value-type="float" office:value="1.483363" calcext:value-type="float">
            <text:p>1.483363</text:p>
          </table:table-cell>
        </table:table-row>
        <table:table-row table:style-name="ro1">
          <table:table-cell table:number-columns-repeated="2" office:value-type="float" office:value="1139" calcext:value-type="float">
            <text:p>1139</text:p>
          </table:table-cell>
          <table:table-cell office:value-type="float" office:value="498" calcext:value-type="float">
            <text:p>498</text:p>
          </table:table-cell>
          <table:table-cell table:style-name="Default" table:formula="of:=IF([.$B535]&gt;=[.$D$10]; ([.$B535] - [.$D$10]) * [.D$9]; NA())" office:value-type="float" office:value="1.483363" calcext:value-type="float">
            <text:p>1.483363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499" calcext:value-type="float">
            <text:p>499</text:p>
          </table:table-cell>
          <table:table-cell table:style-name="Default" table:formula="of:=IF([.$B536]&gt;=[.$D$10]; ([.$B536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500" calcext:value-type="float">
            <text:p>500</text:p>
          </table:table-cell>
          <table:table-cell table:style-name="Default" table:formula="of:=IF([.$B537]&gt;=[.$D$10]; ([.$B537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501" calcext:value-type="float">
            <text:p>501</text:p>
          </table:table-cell>
          <table:table-cell table:style-name="Default" table:formula="of:=IF([.$B538]&gt;=[.$D$10]; ([.$B538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502" calcext:value-type="float">
            <text:p>502</text:p>
          </table:table-cell>
          <table:table-cell table:style-name="Default" table:formula="of:=IF([.$B539]&gt;=[.$D$10]; ([.$B539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503" calcext:value-type="float">
            <text:p>503</text:p>
          </table:table-cell>
          <table:table-cell table:style-name="Default" table:formula="of:=IF([.$B540]&gt;=[.$D$10]; ([.$B540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7" calcext:value-type="float">
            <text:p>1147</text:p>
          </table:table-cell>
          <table:table-cell office:value-type="float" office:value="504" calcext:value-type="float">
            <text:p>504</text:p>
          </table:table-cell>
          <table:table-cell table:style-name="Default" table:formula="of:=IF([.$B541]&gt;=[.$D$10]; ([.$B541] - [.$D$10]) * [.D$9]; NA())" office:value-type="float" office:value="1.4916965" calcext:value-type="float">
            <text:p>1.4916965</text:p>
          </table:table-cell>
        </table:table-row>
        <table:table-row table:style-name="ro1">
          <table:table-cell table:number-columns-repeated="2" office:value-type="float" office:value="1147" calcext:value-type="float">
            <text:p>1147</text:p>
          </table:table-cell>
          <table:table-cell office:value-type="float" office:value="505" calcext:value-type="float">
            <text:p>505</text:p>
          </table:table-cell>
          <table:table-cell table:style-name="Default" table:formula="of:=IF([.$B542]&gt;=[.$D$10]; ([.$B542] - [.$D$10]) * [.D$9]; NA())" office:value-type="float" office:value="1.4916965" calcext:value-type="float">
            <text:p>1.4916965</text:p>
          </table:table-cell>
        </table:table-row>
        <table:table-row table:style-name="ro1">
          <table:table-cell table:number-columns-repeated="2" office:value-type="float" office:value="1147" calcext:value-type="float">
            <text:p>1147</text:p>
          </table:table-cell>
          <table:table-cell office:value-type="float" office:value="506" calcext:value-type="float">
            <text:p>506</text:p>
          </table:table-cell>
          <table:table-cell table:style-name="Default" table:formula="of:=IF([.$B543]&gt;=[.$D$10]; ([.$B543] - [.$D$10]) * [.D$9]; NA())" office:value-type="float" office:value="1.4916965" calcext:value-type="float">
            <text:p>1.491696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07" calcext:value-type="float">
            <text:p>507</text:p>
          </table:table-cell>
          <table:table-cell table:style-name="Default" table:formula="of:=IF([.$B544]&gt;=[.$D$10]; ([.$B544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08" calcext:value-type="float">
            <text:p>508</text:p>
          </table:table-cell>
          <table:table-cell table:style-name="Default" table:formula="of:=IF([.$B545]&gt;=[.$D$10]; ([.$B545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09" calcext:value-type="float">
            <text:p>509</text:p>
          </table:table-cell>
          <table:table-cell table:style-name="Default" table:formula="of:=IF([.$B546]&gt;=[.$D$10]; ([.$B546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10" calcext:value-type="float">
            <text:p>510</text:p>
          </table:table-cell>
          <table:table-cell table:style-name="Default" table:formula="of:=IF([.$B547]&gt;=[.$D$10]; ([.$B547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11" calcext:value-type="float">
            <text:p>511</text:p>
          </table:table-cell>
          <table:table-cell table:style-name="Default" table:formula="of:=IF([.$B548]&gt;=[.$D$10]; ([.$B548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5" calcext:value-type="float">
            <text:p>1155</text:p>
          </table:table-cell>
          <table:table-cell office:value-type="float" office:value="512" calcext:value-type="float">
            <text:p>512</text:p>
          </table:table-cell>
          <table:table-cell table:style-name="Default" table:formula="of:=IF([.$B549]&gt;=[.$D$10]; ([.$B549] - [.$D$10]) * [.D$9]; NA())" office:value-type="float" office:value="1.50003" calcext:value-type="float">
            <text:p>1.50003</text:p>
          </table:table-cell>
        </table:table-row>
        <table:table-row table:style-name="ro1">
          <table:table-cell table:number-columns-repeated="2" office:value-type="float" office:value="1155" calcext:value-type="float">
            <text:p>1155</text:p>
          </table:table-cell>
          <table:table-cell office:value-type="float" office:value="513" calcext:value-type="float">
            <text:p>513</text:p>
          </table:table-cell>
          <table:table-cell table:style-name="Default" table:formula="of:=IF([.$B550]&gt;=[.$D$10]; ([.$B550] - [.$D$10]) * [.D$9]; NA())" office:value-type="float" office:value="1.50003" calcext:value-type="float">
            <text:p>1.50003</text:p>
          </table:table-cell>
        </table:table-row>
        <table:table-row table:style-name="ro1">
          <table:table-cell table:number-columns-repeated="2" office:value-type="float" office:value="1155" calcext:value-type="float">
            <text:p>1155</text:p>
          </table:table-cell>
          <table:table-cell office:value-type="float" office:value="514" calcext:value-type="float">
            <text:p>514</text:p>
          </table:table-cell>
          <table:table-cell table:style-name="Default" table:formula="of:=IF([.$B551]&gt;=[.$D$10]; ([.$B551] - [.$D$10]) * [.D$9]; NA())" office:value-type="float" office:value="1.50003" calcext:value-type="float">
            <text:p>1.50003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5" calcext:value-type="float">
            <text:p>515</text:p>
          </table:table-cell>
          <table:table-cell table:style-name="Default" table:formula="of:=IF([.$B552]&gt;=[.$D$10]; ([.$B552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6" calcext:value-type="float">
            <text:p>516</text:p>
          </table:table-cell>
          <table:table-cell table:style-name="Default" table:formula="of:=IF([.$B553]&gt;=[.$D$10]; ([.$B553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7" calcext:value-type="float">
            <text:p>517</text:p>
          </table:table-cell>
          <table:table-cell table:style-name="Default" table:formula="of:=IF([.$B554]&gt;=[.$D$10]; ([.$B554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8" calcext:value-type="float">
            <text:p>518</text:p>
          </table:table-cell>
          <table:table-cell table:style-name="Default" table:formula="of:=IF([.$B555]&gt;=[.$D$10]; ([.$B555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9" calcext:value-type="float">
            <text:p>519</text:p>
          </table:table-cell>
          <table:table-cell table:style-name="Default" table:formula="of:=IF([.$B556]&gt;=[.$D$10]; ([.$B556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63" calcext:value-type="float">
            <text:p>1163</text:p>
          </table:table-cell>
          <table:table-cell office:value-type="float" office:value="520" calcext:value-type="float">
            <text:p>520</text:p>
          </table:table-cell>
          <table:table-cell table:style-name="Default" table:formula="of:=IF([.$B557]&gt;=[.$D$10]; ([.$B557] - [.$D$10]) * [.D$9]; NA())" office:value-type="float" office:value="1.5083635" calcext:value-type="float">
            <text:p>1.5083635</text:p>
          </table:table-cell>
        </table:table-row>
        <table:table-row table:style-name="ro1">
          <table:table-cell table:number-columns-repeated="2" office:value-type="float" office:value="1163" calcext:value-type="float">
            <text:p>1163</text:p>
          </table:table-cell>
          <table:table-cell office:value-type="float" office:value="521" calcext:value-type="float">
            <text:p>521</text:p>
          </table:table-cell>
          <table:table-cell table:style-name="Default" table:formula="of:=IF([.$B558]&gt;=[.$D$10]; ([.$B558] - [.$D$10]) * [.D$9]; NA())" office:value-type="float" office:value="1.5083635" calcext:value-type="float">
            <text:p>1.5083635</text:p>
          </table:table-cell>
        </table:table-row>
        <table:table-row table:style-name="ro1">
          <table:table-cell table:number-columns-repeated="2" office:value-type="float" office:value="1163" calcext:value-type="float">
            <text:p>1163</text:p>
          </table:table-cell>
          <table:table-cell office:value-type="float" office:value="522" calcext:value-type="float">
            <text:p>522</text:p>
          </table:table-cell>
          <table:table-cell table:style-name="Default" table:formula="of:=IF([.$B559]&gt;=[.$D$10]; ([.$B559] - [.$D$10]) * [.D$9]; NA())" office:value-type="float" office:value="1.5083635" calcext:value-type="float">
            <text:p>1.5083635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523" calcext:value-type="float">
            <text:p>523</text:p>
          </table:table-cell>
          <table:table-cell table:style-name="Default" table:formula="of:=IF([.$B560]&gt;=[.$D$10]; ([.$B560] - [.$D$10]) * [.D$9]; NA())" office:value-type="float" office:value="1.51253025" calcext:value-type="float">
            <text:p>1.51253025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524" calcext:value-type="float">
            <text:p>524</text:p>
          </table:table-cell>
          <table:table-cell table:style-name="Default" table:formula="of:=IF([.$B561]&gt;=[.$D$10]; ([.$B561] - [.$D$10]) * [.D$9]; NA())" office:value-type="float" office:value="1.51253025" calcext:value-type="float">
            <text:p>1.51253025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525" calcext:value-type="float">
            <text:p>525</text:p>
          </table:table-cell>
          <table:table-cell table:style-name="Default" table:formula="of:=IF([.$B562]&gt;=[.$D$10]; ([.$B562] - [.$D$10]) * [.D$9]; NA())" office:value-type="float" office:value="1.51253025" calcext:value-type="float">
            <text:p>1.51253025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526" calcext:value-type="float">
            <text:p>526</text:p>
          </table:table-cell>
          <table:table-cell table:style-name="Default" table:formula="of:=IF([.$B563]&gt;=[.$D$10]; ([.$B563] - [.$D$10]) * [.D$9]; NA())" office:value-type="float" office:value="1.51253025" calcext:value-type="float">
            <text:p>1.512530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27" calcext:value-type="float">
            <text:p>527</text:p>
          </table:table-cell>
          <table:table-cell table:style-name="Default" table:formula="of:=IF([.$B564]&gt;=[.$D$10]; ([.$B564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71" calcext:value-type="float">
            <text:p>1171</text:p>
          </table:table-cell>
          <table:table-cell office:value-type="float" office:value="528" calcext:value-type="float">
            <text:p>528</text:p>
          </table:table-cell>
          <table:table-cell table:style-name="Default" table:formula="of:=IF([.$B565]&gt;=[.$D$10]; ([.$B565] - [.$D$10]) * [.D$9]; NA())" office:value-type="float" office:value="1.516697" calcext:value-type="float">
            <text:p>1.516697</text:p>
          </table:table-cell>
        </table:table-row>
        <table:table-row table:style-name="ro1">
          <table:table-cell table:number-columns-repeated="2" office:value-type="float" office:value="1171" calcext:value-type="float">
            <text:p>1171</text:p>
          </table:table-cell>
          <table:table-cell office:value-type="float" office:value="529" calcext:value-type="float">
            <text:p>529</text:p>
          </table:table-cell>
          <table:table-cell table:style-name="Default" table:formula="of:=IF([.$B566]&gt;=[.$D$10]; ([.$B566] - [.$D$10]) * [.D$9]; NA())" office:value-type="float" office:value="1.516697" calcext:value-type="float">
            <text:p>1.516697</text:p>
          </table:table-cell>
        </table:table-row>
        <table:table-row table:style-name="ro1">
          <table:table-cell table:number-columns-repeated="2" office:value-type="float" office:value="1171" calcext:value-type="float">
            <text:p>1171</text:p>
          </table:table-cell>
          <table:table-cell office:value-type="float" office:value="530" calcext:value-type="float">
            <text:p>530</text:p>
          </table:table-cell>
          <table:table-cell table:style-name="Default" table:formula="of:=IF([.$B567]&gt;=[.$D$10]; ([.$B567] - [.$D$10]) * [.D$9]; NA())" office:value-type="float" office:value="1.516697" calcext:value-type="float">
            <text:p>1.516697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1" calcext:value-type="float">
            <text:p>531</text:p>
          </table:table-cell>
          <table:table-cell table:style-name="Default" table:formula="of:=IF([.$B568]&gt;=[.$D$10]; ([.$B568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2" calcext:value-type="float">
            <text:p>532</text:p>
          </table:table-cell>
          <table:table-cell table:style-name="Default" table:formula="of:=IF([.$B569]&gt;=[.$D$10]; ([.$B569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3" calcext:value-type="float">
            <text:p>533</text:p>
          </table:table-cell>
          <table:table-cell table:style-name="Default" table:formula="of:=IF([.$B570]&gt;=[.$D$10]; ([.$B570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4" calcext:value-type="float">
            <text:p>534</text:p>
          </table:table-cell>
          <table:table-cell table:style-name="Default" table:formula="of:=IF([.$B571]&gt;=[.$D$10]; ([.$B571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5" calcext:value-type="float">
            <text:p>535</text:p>
          </table:table-cell>
          <table:table-cell table:style-name="Default" table:formula="of:=IF([.$B572]&gt;=[.$D$10]; ([.$B572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9" calcext:value-type="float">
            <text:p>1179</text:p>
          </table:table-cell>
          <table:table-cell office:value-type="float" office:value="536" calcext:value-type="float">
            <text:p>536</text:p>
          </table:table-cell>
          <table:table-cell table:style-name="Default" table:formula="of:=IF([.$B573]&gt;=[.$D$10]; ([.$B573] - [.$D$10]) * [.D$9]; NA())" office:value-type="float" office:value="1.5250305" calcext:value-type="float">
            <text:p>1.5250305</text:p>
          </table:table-cell>
        </table:table-row>
        <table:table-row table:style-name="ro1">
          <table:table-cell table:number-columns-repeated="2" office:value-type="float" office:value="1179" calcext:value-type="float">
            <text:p>1179</text:p>
          </table:table-cell>
          <table:table-cell office:value-type="float" office:value="537" calcext:value-type="float">
            <text:p>537</text:p>
          </table:table-cell>
          <table:table-cell table:style-name="Default" table:formula="of:=IF([.$B574]&gt;=[.$D$10]; ([.$B574] - [.$D$10]) * [.D$9]; NA())" office:value-type="float" office:value="1.5250305" calcext:value-type="float">
            <text:p>1.5250305</text:p>
          </table:table-cell>
        </table:table-row>
        <table:table-row table:style-name="ro1">
          <table:table-cell table:number-columns-repeated="2" office:value-type="float" office:value="1179" calcext:value-type="float">
            <text:p>1179</text:p>
          </table:table-cell>
          <table:table-cell office:value-type="float" office:value="538" calcext:value-type="float">
            <text:p>538</text:p>
          </table:table-cell>
          <table:table-cell table:style-name="Default" table:formula="of:=IF([.$B575]&gt;=[.$D$10]; ([.$B575] - [.$D$10]) * [.D$9]; NA())" office:value-type="float" office:value="1.5250305" calcext:value-type="float">
            <text:p>1.525030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39" calcext:value-type="float">
            <text:p>539</text:p>
          </table:table-cell>
          <table:table-cell table:style-name="Default" table:formula="of:=IF([.$B576]&gt;=[.$D$10]; ([.$B576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40" calcext:value-type="float">
            <text:p>540</text:p>
          </table:table-cell>
          <table:table-cell table:style-name="Default" table:formula="of:=IF([.$B577]&gt;=[.$D$10]; ([.$B577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41" calcext:value-type="float">
            <text:p>541</text:p>
          </table:table-cell>
          <table:table-cell table:style-name="Default" table:formula="of:=IF([.$B578]&gt;=[.$D$10]; ([.$B578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42" calcext:value-type="float">
            <text:p>542</text:p>
          </table:table-cell>
          <table:table-cell table:style-name="Default" table:formula="of:=IF([.$B579]&gt;=[.$D$10]; ([.$B579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43" calcext:value-type="float">
            <text:p>543</text:p>
          </table:table-cell>
          <table:table-cell table:style-name="Default" table:formula="of:=IF([.$B580]&gt;=[.$D$10]; ([.$B580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95" calcext:value-type="float">
            <text:p>1195</text:p>
          </table:table-cell>
          <table:table-cell office:value-type="float" office:value="544" calcext:value-type="float">
            <text:p>544</text:p>
          </table:table-cell>
          <table:table-cell table:style-name="Default" table:formula="of:=IF([.$B581]&gt;=[.$D$10]; ([.$B581] - [.$D$10]) * [.D$9]; NA())" office:value-type="float" office:value="1.5416975" calcext:value-type="float">
            <text:p>1.5416975</text:p>
          </table:table-cell>
        </table:table-row>
        <table:table-row table:style-name="ro1">
          <table:table-cell table:number-columns-repeated="2" office:value-type="float" office:value="1187" calcext:value-type="float">
            <text:p>1187</text:p>
          </table:table-cell>
          <table:table-cell office:value-type="float" office:value="545" calcext:value-type="float">
            <text:p>545</text:p>
          </table:table-cell>
          <table:table-cell table:style-name="Default" table:formula="of:=IF([.$B582]&gt;=[.$D$10]; ([.$B582] - [.$D$10]) * [.D$9]; NA())" office:value-type="float" office:value="1.533364" calcext:value-type="float">
            <text:p>1.533364</text:p>
          </table:table-cell>
        </table:table-row>
        <table:table-row table:style-name="ro1">
          <table:table-cell table:number-columns-repeated="2" office:value-type="float" office:value="1187" calcext:value-type="float">
            <text:p>1187</text:p>
          </table:table-cell>
          <table:table-cell office:value-type="float" office:value="546" calcext:value-type="float">
            <text:p>546</text:p>
          </table:table-cell>
          <table:table-cell table:style-name="Default" table:formula="of:=IF([.$B583]&gt;=[.$D$10]; ([.$B583] - [.$D$10]) * [.D$9]; NA())" office:value-type="float" office:value="1.533364" calcext:value-type="float">
            <text:p>1.533364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47" calcext:value-type="float">
            <text:p>547</text:p>
          </table:table-cell>
          <table:table-cell table:style-name="Default" table:formula="of:=IF([.$B584]&gt;=[.$D$10]; ([.$B584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48" calcext:value-type="float">
            <text:p>548</text:p>
          </table:table-cell>
          <table:table-cell table:style-name="Default" table:formula="of:=IF([.$B585]&gt;=[.$D$10]; ([.$B585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49" calcext:value-type="float">
            <text:p>549</text:p>
          </table:table-cell>
          <table:table-cell table:style-name="Default" table:formula="of:=IF([.$B586]&gt;=[.$D$10]; ([.$B586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50" calcext:value-type="float">
            <text:p>550</text:p>
          </table:table-cell>
          <table:table-cell table:style-name="Default" table:formula="of:=IF([.$B587]&gt;=[.$D$10]; ([.$B587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51" calcext:value-type="float">
            <text:p>551</text:p>
          </table:table-cell>
          <table:table-cell table:style-name="Default" table:formula="of:=IF([.$B588]&gt;=[.$D$10]; ([.$B588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2" calcext:value-type="float">
            <text:p>552</text:p>
          </table:table-cell>
          <table:table-cell table:style-name="Default" table:formula="of:=IF([.$B589]&gt;=[.$D$10]; ([.$B589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195" calcext:value-type="float">
            <text:p>1195</text:p>
          </table:table-cell>
          <table:table-cell office:value-type="float" office:value="553" calcext:value-type="float">
            <text:p>553</text:p>
          </table:table-cell>
          <table:table-cell table:style-name="Default" table:formula="of:=IF([.$B590]&gt;=[.$D$10]; ([.$B590] - [.$D$10]) * [.D$9]; NA())" office:value-type="float" office:value="1.5416975" calcext:value-type="float">
            <text:p>1.5416975</text:p>
          </table:table-cell>
        </table:table-row>
        <table:table-row table:style-name="ro1">
          <table:table-cell table:number-columns-repeated="2" office:value-type="float" office:value="1195" calcext:value-type="float">
            <text:p>1195</text:p>
          </table:table-cell>
          <table:table-cell office:value-type="float" office:value="554" calcext:value-type="float">
            <text:p>554</text:p>
          </table:table-cell>
          <table:table-cell table:style-name="Default" table:formula="of:=IF([.$B591]&gt;=[.$D$10]; ([.$B591] - [.$D$10]) * [.D$9]; NA())" office:value-type="float" office:value="1.5416975" calcext:value-type="float">
            <text:p>1.5416975</text:p>
          </table:table-cell>
        </table:table-row>
        <table:table-row table:style-name="ro1">
          <table:table-cell table:number-columns-repeated="2" office:value-type="float" office:value="1195" calcext:value-type="float">
            <text:p>1195</text:p>
          </table:table-cell>
          <table:table-cell office:value-type="float" office:value="555" calcext:value-type="float">
            <text:p>555</text:p>
          </table:table-cell>
          <table:table-cell table:style-name="Default" table:formula="of:=IF([.$B592]&gt;=[.$D$10]; ([.$B592] - [.$D$10]) * [.D$9]; NA())" office:value-type="float" office:value="1.5416975" calcext:value-type="float">
            <text:p>1.541697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6" calcext:value-type="float">
            <text:p>556</text:p>
          </table:table-cell>
          <table:table-cell table:style-name="Default" table:formula="of:=IF([.$B593]&gt;=[.$D$10]; ([.$B593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7" calcext:value-type="float">
            <text:p>557</text:p>
          </table:table-cell>
          <table:table-cell table:style-name="Default" table:formula="of:=IF([.$B594]&gt;=[.$D$10]; ([.$B594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8" calcext:value-type="float">
            <text:p>558</text:p>
          </table:table-cell>
          <table:table-cell table:style-name="Default" table:formula="of:=IF([.$B595]&gt;=[.$D$10]; ([.$B595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9" calcext:value-type="float">
            <text:p>559</text:p>
          </table:table-cell>
          <table:table-cell table:style-name="Default" table:formula="of:=IF([.$B596]&gt;=[.$D$10]; ([.$B596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203" calcext:value-type="float">
            <text:p>1203</text:p>
          </table:table-cell>
          <table:table-cell office:value-type="float" office:value="560" calcext:value-type="float">
            <text:p>560</text:p>
          </table:table-cell>
          <table:table-cell table:style-name="Default" table:formula="of:=IF([.$B597]&gt;=[.$D$10]; ([.$B597] - [.$D$10]) * [.D$9]; NA())" office:value-type="float" office:value="1.550031" calcext:value-type="float">
            <text:p>1.550031</text:p>
          </table:table-cell>
        </table:table-row>
        <table:table-row table:style-name="ro1">
          <table:table-cell table:number-columns-repeated="2" office:value-type="float" office:value="1203" calcext:value-type="float">
            <text:p>1203</text:p>
          </table:table-cell>
          <table:table-cell office:value-type="float" office:value="561" calcext:value-type="float">
            <text:p>561</text:p>
          </table:table-cell>
          <table:table-cell table:style-name="Default" table:formula="of:=IF([.$B598]&gt;=[.$D$10]; ([.$B598] - [.$D$10]) * [.D$9]; NA())" office:value-type="float" office:value="1.550031" calcext:value-type="float">
            <text:p>1.550031</text:p>
          </table:table-cell>
        </table:table-row>
        <table:table-row table:style-name="ro1">
          <table:table-cell table:number-columns-repeated="2" office:value-type="float" office:value="1203" calcext:value-type="float">
            <text:p>1203</text:p>
          </table:table-cell>
          <table:table-cell office:value-type="float" office:value="562" calcext:value-type="float">
            <text:p>562</text:p>
          </table:table-cell>
          <table:table-cell table:style-name="Default" table:formula="of:=IF([.$B599]&gt;=[.$D$10]; ([.$B599] - [.$D$10]) * [.D$9]; NA())" office:value-type="float" office:value="1.550031" calcext:value-type="float">
            <text:p>1.550031</text:p>
          </table:table-cell>
        </table:table-row>
        <table:table-row table:style-name="ro1">
          <table:table-cell table:number-columns-repeated="2" office:value-type="float" office:value="1203" calcext:value-type="float">
            <text:p>1203</text:p>
          </table:table-cell>
          <table:table-cell office:value-type="float" office:value="563" calcext:value-type="float">
            <text:p>563</text:p>
          </table:table-cell>
          <table:table-cell table:style-name="Default" table:formula="of:=IF([.$B600]&gt;=[.$D$10]; ([.$B600] - [.$D$10]) * [.D$9]; NA())" office:value-type="float" office:value="1.550031" calcext:value-type="float">
            <text:p>1.550031</text:p>
          </table:table-cell>
        </table:table-row>
        <table:table-row table:style-name="ro1">
          <table:table-cell table:number-columns-repeated="2" office:value-type="float" office:value="1207" calcext:value-type="float">
            <text:p>1207</text:p>
          </table:table-cell>
          <table:table-cell office:value-type="float" office:value="564" calcext:value-type="float">
            <text:p>564</text:p>
          </table:table-cell>
          <table:table-cell table:style-name="Default" table:formula="of:=IF([.$B601]&gt;=[.$D$10]; ([.$B601] - [.$D$10]) * [.D$9]; NA())" office:value-type="float" office:value="1.55419775" calcext:value-type="float">
            <text:p>1.55419775</text:p>
          </table:table-cell>
        </table:table-row>
        <table:table-row table:style-name="ro1">
          <table:table-cell table:number-columns-repeated="2" office:value-type="float" office:value="1207" calcext:value-type="float">
            <text:p>1207</text:p>
          </table:table-cell>
          <table:table-cell office:value-type="float" office:value="565" calcext:value-type="float">
            <text:p>565</text:p>
          </table:table-cell>
          <table:table-cell table:style-name="Default" table:formula="of:=IF([.$B602]&gt;=[.$D$10]; ([.$B602] - [.$D$10]) * [.D$9]; NA())" office:value-type="float" office:value="1.55419775" calcext:value-type="float">
            <text:p>1.55419775</text:p>
          </table:table-cell>
        </table:table-row>
        <table:table-row table:style-name="ro1">
          <table:table-cell table:number-columns-repeated="2" office:value-type="float" office:value="1207" calcext:value-type="float">
            <text:p>1207</text:p>
          </table:table-cell>
          <table:table-cell office:value-type="float" office:value="566" calcext:value-type="float">
            <text:p>566</text:p>
          </table:table-cell>
          <table:table-cell table:style-name="Default" table:formula="of:=IF([.$B603]&gt;=[.$D$10]; ([.$B603] - [.$D$10]) * [.D$9]; NA())" office:value-type="float" office:value="1.55419775" calcext:value-type="float">
            <text:p>1.55419775</text:p>
          </table:table-cell>
        </table:table-row>
        <table:table-row table:style-name="ro1">
          <table:table-cell table:number-columns-repeated="2" office:value-type="float" office:value="1207" calcext:value-type="float">
            <text:p>1207</text:p>
          </table:table-cell>
          <table:table-cell office:value-type="float" office:value="567" calcext:value-type="float">
            <text:p>567</text:p>
          </table:table-cell>
          <table:table-cell table:style-name="Default" table:formula="of:=IF([.$B604]&gt;=[.$D$10]; ([.$B604] - [.$D$10]) * [.D$9]; NA())" office:value-type="float" office:value="1.55419775" calcext:value-type="float">
            <text:p>1.55419775</text:p>
          </table:table-cell>
        </table:table-row>
        <table:table-row table:style-name="ro1">
          <table:table-cell table:number-columns-repeated="2" office:value-type="float" office:value="1211" calcext:value-type="float">
            <text:p>1211</text:p>
          </table:table-cell>
          <table:table-cell office:value-type="float" office:value="568" calcext:value-type="float">
            <text:p>568</text:p>
          </table:table-cell>
          <table:table-cell table:style-name="Default" table:formula="of:=IF([.$B605]&gt;=[.$D$10]; ([.$B605] - [.$D$10]) * [.D$9]; NA())" office:value-type="float" office:value="1.5583645" calcext:value-type="float">
            <text:p>1.5583645</text:p>
          </table:table-cell>
        </table:table-row>
        <table:table-row table:style-name="ro1">
          <table:table-cell table:number-columns-repeated="2" office:value-type="float" office:value="1211" calcext:value-type="float">
            <text:p>1211</text:p>
          </table:table-cell>
          <table:table-cell office:value-type="float" office:value="569" calcext:value-type="float">
            <text:p>569</text:p>
          </table:table-cell>
          <table:table-cell table:style-name="Default" table:formula="of:=IF([.$B606]&gt;=[.$D$10]; ([.$B606] - [.$D$10]) * [.D$9]; NA())" office:value-type="float" office:value="1.5583645" calcext:value-type="float">
            <text:p>1.5583645</text:p>
          </table:table-cell>
        </table:table-row>
        <table:table-row table:style-name="ro1">
          <table:table-cell table:number-columns-repeated="2" office:value-type="float" office:value="1211" calcext:value-type="float">
            <text:p>1211</text:p>
          </table:table-cell>
          <table:table-cell office:value-type="float" office:value="570" calcext:value-type="float">
            <text:p>570</text:p>
          </table:table-cell>
          <table:table-cell table:style-name="Default" table:formula="of:=IF([.$B607]&gt;=[.$D$10]; ([.$B607] - [.$D$10]) * [.D$9]; NA())" office:value-type="float" office:value="1.5583645" calcext:value-type="float">
            <text:p>1.5583645</text:p>
          </table:table-cell>
        </table:table-row>
        <table:table-row table:style-name="ro1">
          <table:table-cell table:number-columns-repeated="2" office:value-type="float" office:value="1211" calcext:value-type="float">
            <text:p>1211</text:p>
          </table:table-cell>
          <table:table-cell office:value-type="float" office:value="571" calcext:value-type="float">
            <text:p>571</text:p>
          </table:table-cell>
          <table:table-cell table:style-name="Default" table:formula="of:=IF([.$B608]&gt;=[.$D$10]; ([.$B608] - [.$D$10]) * [.D$9]; NA())" office:value-type="float" office:value="1.5583645" calcext:value-type="float">
            <text:p>1.5583645</text:p>
          </table:table-cell>
        </table:table-row>
        <table:table-row table:style-name="ro1">
          <table:table-cell table:number-columns-repeated="2" office:value-type="float" office:value="1215" calcext:value-type="float">
            <text:p>1215</text:p>
          </table:table-cell>
          <table:table-cell office:value-type="float" office:value="572" calcext:value-type="float">
            <text:p>572</text:p>
          </table:table-cell>
          <table:table-cell table:style-name="Default" table:formula="of:=IF([.$B609]&gt;=[.$D$10]; ([.$B609] - [.$D$10]) * [.D$9]; NA())" office:value-type="float" office:value="1.56253125" calcext:value-type="float">
            <text:p>1.56253125</text:p>
          </table:table-cell>
        </table:table-row>
        <table:table-row table:style-name="ro1">
          <table:table-cell table:number-columns-repeated="2" office:value-type="float" office:value="1215" calcext:value-type="float">
            <text:p>1215</text:p>
          </table:table-cell>
          <table:table-cell office:value-type="float" office:value="573" calcext:value-type="float">
            <text:p>573</text:p>
          </table:table-cell>
          <table:table-cell table:style-name="Default" table:formula="of:=IF([.$B610]&gt;=[.$D$10]; ([.$B610] - [.$D$10]) * [.D$9]; NA())" office:value-type="float" office:value="1.56253125" calcext:value-type="float">
            <text:p>1.56253125</text:p>
          </table:table-cell>
        </table:table-row>
        <table:table-row table:style-name="ro1">
          <table:table-cell table:number-columns-repeated="2" office:value-type="float" office:value="1215" calcext:value-type="float">
            <text:p>1215</text:p>
          </table:table-cell>
          <table:table-cell office:value-type="float" office:value="574" calcext:value-type="float">
            <text:p>574</text:p>
          </table:table-cell>
          <table:table-cell table:style-name="Default" table:formula="of:=IF([.$B611]&gt;=[.$D$10]; ([.$B611] - [.$D$10]) * [.D$9]; NA())" office:value-type="float" office:value="1.56253125" calcext:value-type="float">
            <text:p>1.56253125</text:p>
          </table:table-cell>
        </table:table-row>
        <table:table-row table:style-name="ro1">
          <table:table-cell table:number-columns-repeated="2" office:value-type="float" office:value="1215" calcext:value-type="float">
            <text:p>1215</text:p>
          </table:table-cell>
          <table:table-cell office:value-type="float" office:value="575" calcext:value-type="float">
            <text:p>575</text:p>
          </table:table-cell>
          <table:table-cell table:style-name="Default" table:formula="of:=IF([.$B612]&gt;=[.$D$10]; ([.$B612] - [.$D$10]) * [.D$9]; NA())" office:value-type="float" office:value="1.56253125" calcext:value-type="float">
            <text:p>1.56253125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576" calcext:value-type="float">
            <text:p>576</text:p>
          </table:table-cell>
          <table:table-cell table:style-name="Default" table:formula="of:=IF([.$B613]&gt;=[.$D$10]; ([.$B613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77" calcext:value-type="float">
            <text:p>577</text:p>
          </table:table-cell>
          <table:table-cell table:style-name="Default" table:formula="of:=IF([.$B614]&gt;=[.$D$10]; ([.$B614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78" calcext:value-type="float">
            <text:p>578</text:p>
          </table:table-cell>
          <table:table-cell table:style-name="Default" table:formula="of:=IF([.$B615]&gt;=[.$D$10]; ([.$B615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79" calcext:value-type="float">
            <text:p>579</text:p>
          </table:table-cell>
          <table:table-cell table:style-name="Default" table:formula="of:=IF([.$B616]&gt;=[.$D$10]; ([.$B616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23" calcext:value-type="float">
            <text:p>1223</text:p>
          </table:table-cell>
          <table:table-cell office:value-type="float" office:value="580" calcext:value-type="float">
            <text:p>580</text:p>
          </table:table-cell>
          <table:table-cell table:style-name="Default" table:formula="of:=IF([.$B617]&gt;=[.$D$10]; ([.$B617] - [.$D$10]) * [.D$9]; NA())" office:value-type="float" office:value="1.57086475" calcext:value-type="float">
            <text:p>1.57086475</text:p>
          </table:table-cell>
        </table:table-row>
        <table:table-row table:style-name="ro1">
          <table:table-cell table:number-columns-repeated="2" office:value-type="float" office:value="1223" calcext:value-type="float">
            <text:p>1223</text:p>
          </table:table-cell>
          <table:table-cell office:value-type="float" office:value="581" calcext:value-type="float">
            <text:p>581</text:p>
          </table:table-cell>
          <table:table-cell table:style-name="Default" table:formula="of:=IF([.$B618]&gt;=[.$D$10]; ([.$B618] - [.$D$10]) * [.D$9]; NA())" office:value-type="float" office:value="1.57086475" calcext:value-type="float">
            <text:p>1.57086475</text:p>
          </table:table-cell>
        </table:table-row>
        <table:table-row table:style-name="ro1">
          <table:table-cell table:number-columns-repeated="2" office:value-type="float" office:value="1223" calcext:value-type="float">
            <text:p>1223</text:p>
          </table:table-cell>
          <table:table-cell office:value-type="float" office:value="582" calcext:value-type="float">
            <text:p>582</text:p>
          </table:table-cell>
          <table:table-cell table:style-name="Default" table:formula="of:=IF([.$B619]&gt;=[.$D$10]; ([.$B619] - [.$D$10]) * [.D$9]; NA())" office:value-type="float" office:value="1.57086475" calcext:value-type="float">
            <text:p>1.57086475</text:p>
          </table:table-cell>
        </table:table-row>
        <table:table-row table:style-name="ro1">
          <table:table-cell table:number-columns-repeated="2" office:value-type="float" office:value="1223" calcext:value-type="float">
            <text:p>1223</text:p>
          </table:table-cell>
          <table:table-cell office:value-type="float" office:value="583" calcext:value-type="float">
            <text:p>583</text:p>
          </table:table-cell>
          <table:table-cell table:style-name="Default" table:formula="of:=IF([.$B620]&gt;=[.$D$10]; ([.$B620] - [.$D$10]) * [.D$9]; NA())" office:value-type="float" office:value="1.57086475" calcext:value-type="float">
            <text:p>1.57086475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84" calcext:value-type="float">
            <text:p>584</text:p>
          </table:table-cell>
          <table:table-cell table:style-name="Default" table:formula="of:=IF([.$B621]&gt;=[.$D$10]; ([.$B621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27" calcext:value-type="float">
            <text:p>1227</text:p>
          </table:table-cell>
          <table:table-cell office:value-type="float" office:value="585" calcext:value-type="float">
            <text:p>585</text:p>
          </table:table-cell>
          <table:table-cell table:style-name="Default" table:formula="of:=IF([.$B622]&gt;=[.$D$10]; ([.$B622] - [.$D$10]) * [.D$9]; NA())" office:value-type="float" office:value="1.5750315" calcext:value-type="float">
            <text:p>1.5750315</text:p>
          </table:table-cell>
        </table:table-row>
        <table:table-row table:style-name="ro1">
          <table:table-cell table:number-columns-repeated="2" office:value-type="float" office:value="1227" calcext:value-type="float">
            <text:p>1227</text:p>
          </table:table-cell>
          <table:table-cell office:value-type="float" office:value="586" calcext:value-type="float">
            <text:p>586</text:p>
          </table:table-cell>
          <table:table-cell table:style-name="Default" table:formula="of:=IF([.$B623]&gt;=[.$D$10]; ([.$B623] - [.$D$10]) * [.D$9]; NA())" office:value-type="float" office:value="1.5750315" calcext:value-type="float">
            <text:p>1.5750315</text:p>
          </table:table-cell>
        </table:table-row>
        <table:table-row table:style-name="ro1">
          <table:table-cell table:number-columns-repeated="2" office:value-type="float" office:value="1227" calcext:value-type="float">
            <text:p>1227</text:p>
          </table:table-cell>
          <table:table-cell office:value-type="float" office:value="587" calcext:value-type="float">
            <text:p>587</text:p>
          </table:table-cell>
          <table:table-cell table:style-name="Default" table:formula="of:=IF([.$B624]&gt;=[.$D$10]; ([.$B624] - [.$D$10]) * [.D$9]; NA())" office:value-type="float" office:value="1.5750315" calcext:value-type="float">
            <text:p>1.5750315</text:p>
          </table:table-cell>
        </table:table-row>
        <table:table-row table:style-name="ro1">
          <table:table-cell table:number-columns-repeated="2" office:value-type="float" office:value="1231" calcext:value-type="float">
            <text:p>1231</text:p>
          </table:table-cell>
          <table:table-cell office:value-type="float" office:value="588" calcext:value-type="float">
            <text:p>588</text:p>
          </table:table-cell>
          <table:table-cell table:style-name="Default" table:formula="of:=IF([.$B625]&gt;=[.$D$10]; ([.$B625] - [.$D$10]) * [.D$9]; NA())" office:value-type="float" office:value="1.57919825" calcext:value-type="float">
            <text:p>1.57919825</text:p>
          </table:table-cell>
        </table:table-row>
        <table:table-row table:style-name="ro1">
          <table:table-cell table:number-columns-repeated="2" office:value-type="float" office:value="1231" calcext:value-type="float">
            <text:p>1231</text:p>
          </table:table-cell>
          <table:table-cell office:value-type="float" office:value="589" calcext:value-type="float">
            <text:p>589</text:p>
          </table:table-cell>
          <table:table-cell table:style-name="Default" table:formula="of:=IF([.$B626]&gt;=[.$D$10]; ([.$B626] - [.$D$10]) * [.D$9]; NA())" office:value-type="float" office:value="1.57919825" calcext:value-type="float">
            <text:p>1.57919825</text:p>
          </table:table-cell>
        </table:table-row>
        <table:table-row table:style-name="ro1">
          <table:table-cell table:number-columns-repeated="2" office:value-type="float" office:value="1231" calcext:value-type="float">
            <text:p>1231</text:p>
          </table:table-cell>
          <table:table-cell office:value-type="float" office:value="590" calcext:value-type="float">
            <text:p>590</text:p>
          </table:table-cell>
          <table:table-cell table:style-name="Default" table:formula="of:=IF([.$B627]&gt;=[.$D$10]; ([.$B627] - [.$D$10]) * [.D$9]; NA())" office:value-type="float" office:value="1.57919825" calcext:value-type="float">
            <text:p>1.57919825</text:p>
          </table:table-cell>
        </table:table-row>
        <table:table-row table:style-name="ro1">
          <table:table-cell table:number-columns-repeated="2" office:value-type="float" office:value="1231" calcext:value-type="float">
            <text:p>1231</text:p>
          </table:table-cell>
          <table:table-cell office:value-type="float" office:value="591" calcext:value-type="float">
            <text:p>591</text:p>
          </table:table-cell>
          <table:table-cell table:style-name="Default" table:formula="of:=IF([.$B628]&gt;=[.$D$10]; ([.$B628] - [.$D$10]) * [.D$9]; NA())" office:value-type="float" office:value="1.57919825" calcext:value-type="float">
            <text:p>1.57919825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92" calcext:value-type="float">
            <text:p>592</text:p>
          </table:table-cell>
          <table:table-cell table:style-name="Default" table:formula="of:=IF([.$B629]&gt;=[.$D$10]; ([.$B629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593" calcext:value-type="float">
            <text:p>593</text:p>
          </table:table-cell>
          <table:table-cell table:style-name="Default" table:formula="of:=IF([.$B630]&gt;=[.$D$10]; ([.$B630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594" calcext:value-type="float">
            <text:p>594</text:p>
          </table:table-cell>
          <table:table-cell table:style-name="Default" table:formula="of:=IF([.$B631]&gt;=[.$D$10]; ([.$B631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table:style-name="Default" table:formula="of:=IF([.$B632]&gt;=[.$D$10]; ([.$B632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39" calcext:value-type="float">
            <text:p>1239</text:p>
          </table:table-cell>
          <table:table-cell office:value-type="float" office:value="596" calcext:value-type="float">
            <text:p>596</text:p>
          </table:table-cell>
          <table:table-cell table:style-name="Default" table:formula="of:=IF([.$B633]&gt;=[.$D$10]; ([.$B633] - [.$D$10]) * [.D$9]; NA())" office:value-type="float" office:value="1.58753175" calcext:value-type="float">
            <text:p>1.58753175</text:p>
          </table:table-cell>
        </table:table-row>
        <table:table-row table:style-name="ro1">
          <table:table-cell table:number-columns-repeated="2" office:value-type="float" office:value="1237" calcext:value-type="float">
            <text:p>1237</text:p>
          </table:table-cell>
          <table:table-cell office:value-type="float" office:value="597" calcext:value-type="float">
            <text:p>597</text:p>
          </table:table-cell>
          <table:table-cell table:style-name="Default" table:formula="of:=IF([.$B634]&gt;=[.$D$10]; ([.$B634] - [.$D$10]) * [.D$9]; NA())" office:value-type="float" office:value="1.585448375" calcext:value-type="float">
            <text:p>1.585448375</text:p>
          </table:table-cell>
        </table:table-row>
        <table:table-row table:style-name="ro1">
          <table:table-cell table:number-columns-repeated="2" office:value-type="float" office:value="1239" calcext:value-type="float">
            <text:p>1239</text:p>
          </table:table-cell>
          <table:table-cell office:value-type="float" office:value="598" calcext:value-type="float">
            <text:p>598</text:p>
          </table:table-cell>
          <table:table-cell table:style-name="Default" table:formula="of:=IF([.$B635]&gt;=[.$D$10]; ([.$B635] - [.$D$10]) * [.D$9]; NA())" office:value-type="float" office:value="1.58753175" calcext:value-type="float">
            <text:p>1.58753175</text:p>
          </table:table-cell>
        </table:table-row>
        <table:table-row table:style-name="ro1">
          <table:table-cell table:number-columns-repeated="2" office:value-type="float" office:value="1239" calcext:value-type="float">
            <text:p>1239</text:p>
          </table:table-cell>
          <table:table-cell office:value-type="float" office:value="599" calcext:value-type="float">
            <text:p>599</text:p>
          </table:table-cell>
          <table:table-cell table:style-name="Default" table:formula="of:=IF([.$B636]&gt;=[.$D$10]; ([.$B636] - [.$D$10]) * [.D$9]; NA())" office:value-type="float" office:value="1.58753175" calcext:value-type="float">
            <text:p>1.58753175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600" calcext:value-type="float">
            <text:p>600</text:p>
          </table:table-cell>
          <table:table-cell table:style-name="Default" table:formula="of:=IF([.$B637]&gt;=[.$D$10]; ([.$B637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43" calcext:value-type="float">
            <text:p>1243</text:p>
          </table:table-cell>
          <table:table-cell office:value-type="float" office:value="601" calcext:value-type="float">
            <text:p>601</text:p>
          </table:table-cell>
          <table:table-cell table:style-name="Default" table:formula="of:=IF([.$B638]&gt;=[.$D$10]; ([.$B638] - [.$D$10]) * [.D$9]; NA())" office:value-type="float" office:value="1.5916985" calcext:value-type="float">
            <text:p>1.5916985</text:p>
          </table:table-cell>
        </table:table-row>
        <table:table-row table:style-name="ro1">
          <table:table-cell table:number-columns-repeated="2" office:value-type="float" office:value="1243" calcext:value-type="float">
            <text:p>1243</text:p>
          </table:table-cell>
          <table:table-cell office:value-type="float" office:value="602" calcext:value-type="float">
            <text:p>602</text:p>
          </table:table-cell>
          <table:table-cell table:style-name="Default" table:formula="of:=IF([.$B639]&gt;=[.$D$10]; ([.$B639] - [.$D$10]) * [.D$9]; NA())" office:value-type="float" office:value="1.5916985" calcext:value-type="float">
            <text:p>1.5916985</text:p>
          </table:table-cell>
        </table:table-row>
        <table:table-row table:style-name="ro1">
          <table:table-cell table:number-columns-repeated="2" office:value-type="float" office:value="1243" calcext:value-type="float">
            <text:p>1243</text:p>
          </table:table-cell>
          <table:table-cell office:value-type="float" office:value="603" calcext:value-type="float">
            <text:p>603</text:p>
          </table:table-cell>
          <table:table-cell table:style-name="Default" table:formula="of:=IF([.$B640]&gt;=[.$D$10]; ([.$B640] - [.$D$10]) * [.D$9]; NA())" office:value-type="float" office:value="1.5916985" calcext:value-type="float">
            <text:p>1.5916985</text:p>
          </table:table-cell>
        </table:table-row>
        <table:table-row table:style-name="ro1">
          <table:table-cell table:number-columns-repeated="2" office:value-type="float" office:value="1247" calcext:value-type="float">
            <text:p>1247</text:p>
          </table:table-cell>
          <table:table-cell office:value-type="float" office:value="604" calcext:value-type="float">
            <text:p>604</text:p>
          </table:table-cell>
          <table:table-cell table:style-name="Default" table:formula="of:=IF([.$B641]&gt;=[.$D$10]; ([.$B641] - [.$D$10]) * [.D$9]; NA())" office:value-type="float" office:value="1.59586525" calcext:value-type="float">
            <text:p>1.59586525</text:p>
          </table:table-cell>
        </table:table-row>
        <table:table-row table:style-name="ro1">
          <table:table-cell table:number-columns-repeated="2" office:value-type="float" office:value="1245" calcext:value-type="float">
            <text:p>1245</text:p>
          </table:table-cell>
          <table:table-cell office:value-type="float" office:value="605" calcext:value-type="float">
            <text:p>605</text:p>
          </table:table-cell>
          <table:table-cell table:style-name="Default" table:formula="of:=IF([.$B642]&gt;=[.$D$10]; ([.$B642] - [.$D$10]) * [.D$9]; NA())" office:value-type="float" office:value="1.593781875" calcext:value-type="float">
            <text:p>1.593781875</text:p>
          </table:table-cell>
        </table:table-row>
        <table:table-row table:style-name="ro1">
          <table:table-cell table:number-columns-repeated="2" office:value-type="float" office:value="1247" calcext:value-type="float">
            <text:p>1247</text:p>
          </table:table-cell>
          <table:table-cell office:value-type="float" office:value="606" calcext:value-type="float">
            <text:p>606</text:p>
          </table:table-cell>
          <table:table-cell table:style-name="Default" table:formula="of:=IF([.$B643]&gt;=[.$D$10]; ([.$B643] - [.$D$10]) * [.D$9]; NA())" office:value-type="float" office:value="1.59586525" calcext:value-type="float">
            <text:p>1.59586525</text:p>
          </table:table-cell>
        </table:table-row>
        <table:table-row table:style-name="ro1">
          <table:table-cell table:number-columns-repeated="2" office:value-type="float" office:value="1247" calcext:value-type="float">
            <text:p>1247</text:p>
          </table:table-cell>
          <table:table-cell office:value-type="float" office:value="607" calcext:value-type="float">
            <text:p>607</text:p>
          </table:table-cell>
          <table:table-cell table:style-name="Default" table:formula="of:=IF([.$B644]&gt;=[.$D$10]; ([.$B644] - [.$D$10]) * [.D$9]; NA())" office:value-type="float" office:value="1.59586525" calcext:value-type="float">
            <text:p>1.59586525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08" calcext:value-type="float">
            <text:p>608</text:p>
          </table:table-cell>
          <table:table-cell table:style-name="Default" table:formula="of:=IF([.$B645]&gt;=[.$D$10]; ([.$B645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49" calcext:value-type="float">
            <text:p>1249</text:p>
          </table:table-cell>
          <table:table-cell office:value-type="float" office:value="609" calcext:value-type="float">
            <text:p>609</text:p>
          </table:table-cell>
          <table:table-cell table:style-name="Default" table:formula="of:=IF([.$B646]&gt;=[.$D$10]; ([.$B646] - [.$D$10]) * [.D$9]; NA())" office:value-type="float" office:value="1.597948625" calcext:value-type="float">
            <text:p>1.597948625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10" calcext:value-type="float">
            <text:p>610</text:p>
          </table:table-cell>
          <table:table-cell table:style-name="Default" table:formula="of:=IF([.$B647]&gt;=[.$D$10]; ([.$B647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11" calcext:value-type="float">
            <text:p>611</text:p>
          </table:table-cell>
          <table:table-cell table:style-name="Default" table:formula="of:=IF([.$B648]&gt;=[.$D$10]; ([.$B648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55" calcext:value-type="float">
            <text:p>1255</text:p>
          </table:table-cell>
          <table:table-cell office:value-type="float" office:value="612" calcext:value-type="float">
            <text:p>612</text:p>
          </table:table-cell>
          <table:table-cell table:style-name="Default" table:formula="of:=IF([.$B649]&gt;=[.$D$10]; ([.$B649] - [.$D$10]) * [.D$9]; NA())" office:value-type="float" office:value="1.60419875" calcext:value-type="float">
            <text:p>1.60419875</text:p>
          </table:table-cell>
        </table:table-row>
        <table:table-row table:style-name="ro1">
          <table:table-cell table:number-columns-repeated="2" office:value-type="float" office:value="1253" calcext:value-type="float">
            <text:p>1253</text:p>
          </table:table-cell>
          <table:table-cell office:value-type="float" office:value="613" calcext:value-type="float">
            <text:p>613</text:p>
          </table:table-cell>
          <table:table-cell table:style-name="Default" table:formula="of:=IF([.$B650]&gt;=[.$D$10]; ([.$B650] - [.$D$10]) * [.D$9]; NA())" office:value-type="float" office:value="1.602115375" calcext:value-type="float">
            <text:p>1.602115375</text:p>
          </table:table-cell>
        </table:table-row>
        <table:table-row table:style-name="ro1">
          <table:table-cell table:number-columns-repeated="2" office:value-type="float" office:value="1255" calcext:value-type="float">
            <text:p>1255</text:p>
          </table:table-cell>
          <table:table-cell office:value-type="float" office:value="614" calcext:value-type="float">
            <text:p>614</text:p>
          </table:table-cell>
          <table:table-cell table:style-name="Default" table:formula="of:=IF([.$B651]&gt;=[.$D$10]; ([.$B651] - [.$D$10]) * [.D$9]; NA())" office:value-type="float" office:value="1.60419875" calcext:value-type="float">
            <text:p>1.60419875</text:p>
          </table:table-cell>
        </table:table-row>
        <table:table-row table:style-name="ro1">
          <table:table-cell table:number-columns-repeated="2" office:value-type="float" office:value="1255" calcext:value-type="float">
            <text:p>1255</text:p>
          </table:table-cell>
          <table:table-cell office:value-type="float" office:value="615" calcext:value-type="float">
            <text:p>615</text:p>
          </table:table-cell>
          <table:table-cell table:style-name="Default" table:formula="of:=IF([.$B652]&gt;=[.$D$10]; ([.$B652] - [.$D$10]) * [.D$9]; NA())" office:value-type="float" office:value="1.60419875" calcext:value-type="float">
            <text:p>1.60419875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16" calcext:value-type="float">
            <text:p>616</text:p>
          </table:table-cell>
          <table:table-cell table:style-name="Default" table:formula="of:=IF([.$B653]&gt;=[.$D$10]; ([.$B653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57" calcext:value-type="float">
            <text:p>1257</text:p>
          </table:table-cell>
          <table:table-cell office:value-type="float" office:value="617" calcext:value-type="float">
            <text:p>617</text:p>
          </table:table-cell>
          <table:table-cell table:style-name="Default" table:formula="of:=IF([.$B654]&gt;=[.$D$10]; ([.$B654] - [.$D$10]) * [.D$9]; NA())" office:value-type="float" office:value="1.606282125" calcext:value-type="float">
            <text:p>1.606282125</text:p>
          </table:table-cell>
        </table:table-row>
        <table:table-row table:style-name="ro1">
          <table:table-cell table:number-columns-repeated="2" office:value-type="float" office:value="1259" calcext:value-type="float">
            <text:p>1259</text:p>
          </table:table-cell>
          <table:table-cell office:value-type="float" office:value="618" calcext:value-type="float">
            <text:p>618</text:p>
          </table:table-cell>
          <table:table-cell table:style-name="Default" table:formula="of:=IF([.$B655]&gt;=[.$D$10]; ([.$B655] - [.$D$10]) * [.D$9]; NA())" office:value-type="float" office:value="1.6083655" calcext:value-type="float">
            <text:p>1.6083655</text:p>
          </table:table-cell>
        </table:table-row>
        <table:table-row table:style-name="ro1">
          <table:table-cell table:number-columns-repeated="2" office:value-type="float" office:value="1259" calcext:value-type="float">
            <text:p>1259</text:p>
          </table:table-cell>
          <table:table-cell office:value-type="float" office:value="619" calcext:value-type="float">
            <text:p>619</text:p>
          </table:table-cell>
          <table:table-cell table:style-name="Default" table:formula="of:=IF([.$B656]&gt;=[.$D$10]; ([.$B656] - [.$D$10]) * [.D$9]; NA())" office:value-type="float" office:value="1.6083655" calcext:value-type="float">
            <text:p>1.6083655</text:p>
          </table:table-cell>
        </table:table-row>
        <table:table-row table:style-name="ro1">
          <table:table-cell table:number-columns-repeated="2" office:value-type="float" office:value="1263" calcext:value-type="float">
            <text:p>1263</text:p>
          </table:table-cell>
          <table:table-cell office:value-type="float" office:value="620" calcext:value-type="float">
            <text:p>620</text:p>
          </table:table-cell>
          <table:table-cell table:style-name="Default" table:formula="of:=IF([.$B657]&gt;=[.$D$10]; ([.$B657] - [.$D$10]) * [.D$9]; NA())" office:value-type="float" office:value="1.61253225" calcext:value-type="float">
            <text:p>1.61253225</text:p>
          </table:table-cell>
        </table:table-row>
        <table:table-row table:style-name="ro1">
          <table:table-cell table:number-columns-repeated="2" office:value-type="float" office:value="1261" calcext:value-type="float">
            <text:p>1261</text:p>
          </table:table-cell>
          <table:table-cell office:value-type="float" office:value="621" calcext:value-type="float">
            <text:p>621</text:p>
          </table:table-cell>
          <table:table-cell table:style-name="Default" table:formula="of:=IF([.$B658]&gt;=[.$D$10]; ([.$B658] - [.$D$10]) * [.D$9]; NA())" office:value-type="float" office:value="1.610448875" calcext:value-type="float">
            <text:p>1.610448875</text:p>
          </table:table-cell>
        </table:table-row>
        <table:table-row table:style-name="ro1">
          <table:table-cell table:number-columns-repeated="2" office:value-type="float" office:value="1263" calcext:value-type="float">
            <text:p>1263</text:p>
          </table:table-cell>
          <table:table-cell office:value-type="float" office:value="622" calcext:value-type="float">
            <text:p>622</text:p>
          </table:table-cell>
          <table:table-cell table:style-name="Default" table:formula="of:=IF([.$B659]&gt;=[.$D$10]; ([.$B659] - [.$D$10]) * [.D$9]; NA())" office:value-type="float" office:value="1.61253225" calcext:value-type="float">
            <text:p>1.61253225</text:p>
          </table:table-cell>
        </table:table-row>
        <table:table-row table:style-name="ro1">
          <table:table-cell table:number-columns-repeated="2" office:value-type="float" office:value="1263" calcext:value-type="float">
            <text:p>1263</text:p>
          </table:table-cell>
          <table:table-cell office:value-type="float" office:value="623" calcext:value-type="float">
            <text:p>623</text:p>
          </table:table-cell>
          <table:table-cell table:style-name="Default" table:formula="of:=IF([.$B660]&gt;=[.$D$10]; ([.$B660] - [.$D$10]) * [.D$9]; NA())" office:value-type="float" office:value="1.61253225" calcext:value-type="float">
            <text:p>1.61253225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24" calcext:value-type="float">
            <text:p>624</text:p>
          </table:table-cell>
          <table:table-cell table:style-name="Default" table:formula="of:=IF([.$B661]&gt;=[.$D$10]; ([.$B661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65" calcext:value-type="float">
            <text:p>1265</text:p>
          </table:table-cell>
          <table:table-cell office:value-type="float" office:value="625" calcext:value-type="float">
            <text:p>625</text:p>
          </table:table-cell>
          <table:table-cell table:style-name="Default" table:formula="of:=IF([.$B662]&gt;=[.$D$10]; ([.$B662] - [.$D$10]) * [.D$9]; NA())" office:value-type="float" office:value="1.614615625" calcext:value-type="float">
            <text:p>1.614615625</text:p>
          </table:table-cell>
        </table:table-row>
        <table:table-row table:style-name="ro1">
          <table:table-cell table:number-columns-repeated="2" office:value-type="float" office:value="1267" calcext:value-type="float">
            <text:p>1267</text:p>
          </table:table-cell>
          <table:table-cell office:value-type="float" office:value="626" calcext:value-type="float">
            <text:p>626</text:p>
          </table:table-cell>
          <table:table-cell table:style-name="Default" table:formula="of:=IF([.$B663]&gt;=[.$D$10]; ([.$B663] - [.$D$10]) * [.D$9]; NA())" office:value-type="float" office:value="1.616699" calcext:value-type="float">
            <text:p>1.616699</text:p>
          </table:table-cell>
        </table:table-row>
        <table:table-row table:style-name="ro1">
          <table:table-cell table:number-columns-repeated="2" office:value-type="float" office:value="1267" calcext:value-type="float">
            <text:p>1267</text:p>
          </table:table-cell>
          <table:table-cell office:value-type="float" office:value="627" calcext:value-type="float">
            <text:p>627</text:p>
          </table:table-cell>
          <table:table-cell table:style-name="Default" table:formula="of:=IF([.$B664]&gt;=[.$D$10]; ([.$B664] - [.$D$10]) * [.D$9]; NA())" office:value-type="float" office:value="1.616699" calcext:value-type="float">
            <text:p>1.616699</text:p>
          </table:table-cell>
        </table:table-row>
        <table:table-row table:style-name="ro1">
          <table:table-cell table:number-columns-repeated="2" office:value-type="float" office:value="1271" calcext:value-type="float">
            <text:p>1271</text:p>
          </table:table-cell>
          <table:table-cell office:value-type="float" office:value="628" calcext:value-type="float">
            <text:p>628</text:p>
          </table:table-cell>
          <table:table-cell table:style-name="Default" table:formula="of:=IF([.$B665]&gt;=[.$D$10]; ([.$B665] - [.$D$10]) * [.D$9]; NA())" office:value-type="float" office:value="1.62086575" calcext:value-type="float">
            <text:p>1.62086575</text:p>
          </table:table-cell>
        </table:table-row>
        <table:table-row table:style-name="ro1">
          <table:table-cell table:number-columns-repeated="2" office:value-type="float" office:value="1269" calcext:value-type="float">
            <text:p>1269</text:p>
          </table:table-cell>
          <table:table-cell office:value-type="float" office:value="629" calcext:value-type="float">
            <text:p>629</text:p>
          </table:table-cell>
          <table:table-cell table:style-name="Default" table:formula="of:=IF([.$B666]&gt;=[.$D$10]; ([.$B666] - [.$D$10]) * [.D$9]; NA())" office:value-type="float" office:value="1.618782375" calcext:value-type="float">
            <text:p>1.618782375</text:p>
          </table:table-cell>
        </table:table-row>
        <table:table-row table:style-name="ro1">
          <table:table-cell table:number-columns-repeated="2" office:value-type="float" office:value="1271" calcext:value-type="float">
            <text:p>1271</text:p>
          </table:table-cell>
          <table:table-cell office:value-type="float" office:value="630" calcext:value-type="float">
            <text:p>630</text:p>
          </table:table-cell>
          <table:table-cell table:style-name="Default" table:formula="of:=IF([.$B667]&gt;=[.$D$10]; ([.$B667] - [.$D$10]) * [.D$9]; NA())" office:value-type="float" office:value="1.62086575" calcext:value-type="float">
            <text:p>1.62086575</text:p>
          </table:table-cell>
        </table:table-row>
        <table:table-row table:style-name="ro1">
          <table:table-cell table:number-columns-repeated="2" office:value-type="float" office:value="1271" calcext:value-type="float">
            <text:p>1271</text:p>
          </table:table-cell>
          <table:table-cell office:value-type="float" office:value="631" calcext:value-type="float">
            <text:p>631</text:p>
          </table:table-cell>
          <table:table-cell table:style-name="Default" table:formula="of:=IF([.$B668]&gt;=[.$D$10]; ([.$B668] - [.$D$10]) * [.D$9]; NA())" office:value-type="float" office:value="1.62086575" calcext:value-type="float">
            <text:p>1.62086575</text:p>
          </table:table-cell>
        </table:table-row>
        <table:table-row table:style-name="ro1">
          <table:table-cell table:number-columns-repeated="2" office:value-type="float" office:value="1267" calcext:value-type="float">
            <text:p>1267</text:p>
          </table:table-cell>
          <table:table-cell office:value-type="float" office:value="632" calcext:value-type="float">
            <text:p>632</text:p>
          </table:table-cell>
          <table:table-cell table:style-name="Default" table:formula="of:=IF([.$B669]&gt;=[.$D$10]; ([.$B669] - [.$D$10]) * [.D$9]; NA())" office:value-type="float" office:value="1.616699" calcext:value-type="float">
            <text:p>1.616699</text:p>
          </table:table-cell>
        </table:table-row>
        <table:table-row table:style-name="ro1">
          <table:table-cell table:number-columns-repeated="2" office:value-type="float" office:value="1273" calcext:value-type="float">
            <text:p>1273</text:p>
          </table:table-cell>
          <table:table-cell office:value-type="float" office:value="633" calcext:value-type="float">
            <text:p>633</text:p>
          </table:table-cell>
          <table:table-cell table:style-name="Default" table:formula="of:=IF([.$B670]&gt;=[.$D$10]; ([.$B670] - [.$D$10]) * [.D$9]; NA())" office:value-type="float" office:value="1.622949125" calcext:value-type="float">
            <text:p>1.622949125</text:p>
          </table:table-cell>
        </table:table-row>
        <table:table-row table:style-name="ro1">
          <table:table-cell table:number-columns-repeated="2" office:value-type="float" office:value="1275" calcext:value-type="float">
            <text:p>1275</text:p>
          </table:table-cell>
          <table:table-cell office:value-type="float" office:value="634" calcext:value-type="float">
            <text:p>634</text:p>
          </table:table-cell>
          <table:table-cell table:style-name="Default" table:formula="of:=IF([.$B671]&gt;=[.$D$10]; ([.$B671] - [.$D$10]) * [.D$9]; NA())" office:value-type="float" office:value="1.6250325" calcext:value-type="float">
            <text:p>1.6250325</text:p>
          </table:table-cell>
        </table:table-row>
        <table:table-row table:style-name="ro1">
          <table:table-cell table:number-columns-repeated="2" office:value-type="float" office:value="1275" calcext:value-type="float">
            <text:p>1275</text:p>
          </table:table-cell>
          <table:table-cell office:value-type="float" office:value="635" calcext:value-type="float">
            <text:p>635</text:p>
          </table:table-cell>
          <table:table-cell table:style-name="Default" table:formula="of:=IF([.$B672]&gt;=[.$D$10]; ([.$B672] - [.$D$10]) * [.D$9]; NA())" office:value-type="float" office:value="1.6250325" calcext:value-type="float">
            <text:p>1.6250325</text:p>
          </table:table-cell>
        </table:table-row>
        <table:table-row table:style-name="ro1">
          <table:table-cell table:number-columns-repeated="2" office:value-type="float" office:value="1279" calcext:value-type="float">
            <text:p>1279</text:p>
          </table:table-cell>
          <table:table-cell office:value-type="float" office:value="636" calcext:value-type="float">
            <text:p>636</text:p>
          </table:table-cell>
          <table:table-cell table:style-name="Default" table:formula="of:=IF([.$B673]&gt;=[.$D$10]; ([.$B673] - [.$D$10]) * [.D$9]; NA())" office:value-type="float" office:value="1.62919925" calcext:value-type="float">
            <text:p>1.62919925</text:p>
          </table:table-cell>
        </table:table-row>
        <table:table-row table:style-name="ro1">
          <table:table-cell table:number-columns-repeated="2" office:value-type="float" office:value="1277" calcext:value-type="float">
            <text:p>1277</text:p>
          </table:table-cell>
          <table:table-cell office:value-type="float" office:value="637" calcext:value-type="float">
            <text:p>637</text:p>
          </table:table-cell>
          <table:table-cell table:style-name="Default" table:formula="of:=IF([.$B674]&gt;=[.$D$10]; ([.$B674] - [.$D$10]) * [.D$9]; NA())" office:value-type="float" office:value="1.627115875" calcext:value-type="float">
            <text:p>1.627115875</text:p>
          </table:table-cell>
        </table:table-row>
        <table:table-row table:style-name="ro1">
          <table:table-cell table:number-columns-repeated="2" office:value-type="float" office:value="1279" calcext:value-type="float">
            <text:p>1279</text:p>
          </table:table-cell>
          <table:table-cell office:value-type="float" office:value="638" calcext:value-type="float">
            <text:p>638</text:p>
          </table:table-cell>
          <table:table-cell table:style-name="Default" table:formula="of:=IF([.$B675]&gt;=[.$D$10]; ([.$B675] - [.$D$10]) * [.D$9]; NA())" office:value-type="float" office:value="1.62919925" calcext:value-type="float">
            <text:p>1.62919925</text:p>
          </table:table-cell>
        </table:table-row>
        <table:table-row table:style-name="ro1">
          <table:table-cell table:number-columns-repeated="2" office:value-type="float" office:value="1279" calcext:value-type="float">
            <text:p>1279</text:p>
          </table:table-cell>
          <table:table-cell office:value-type="float" office:value="639" calcext:value-type="float">
            <text:p>639</text:p>
          </table:table-cell>
          <table:table-cell table:style-name="Default" table:formula="of:=IF([.$B676]&gt;=[.$D$10]; ([.$B676] - [.$D$10]) * [.D$9]; NA())" office:value-type="float" office:value="1.62919925" calcext:value-type="float">
            <text:p>1.62919925</text:p>
          </table:table-cell>
        </table:table-row>
        <table:table-row table:style-name="ro1">
          <table:table-cell table:number-columns-repeated="2" office:value-type="float" office:value="1281" calcext:value-type="float">
            <text:p>1281</text:p>
          </table:table-cell>
          <table:table-cell office:value-type="float" office:value="640" calcext:value-type="float">
            <text:p>640</text:p>
          </table:table-cell>
          <table:table-cell table:style-name="Default" table:formula="of:=IF([.$B677]&gt;=[.$D$10]; ([.$B677] - [.$D$10]) * [.D$9]; NA())" office:value-type="float" office:value="1.631282625" calcext:value-type="float">
            <text:p>1.631282625</text:p>
          </table:table-cell>
        </table:table-row>
        <table:table-row table:style-name="ro1">
          <table:table-cell table:number-columns-repeated="2" office:value-type="float" office:value="1281" calcext:value-type="float">
            <text:p>1281</text:p>
          </table:table-cell>
          <table:table-cell office:value-type="float" office:value="641" calcext:value-type="float">
            <text:p>641</text:p>
          </table:table-cell>
          <table:table-cell table:style-name="Default" table:formula="of:=IF([.$B678]&gt;=[.$D$10]; ([.$B678] - [.$D$10]) * [.D$9]; NA())" office:value-type="float" office:value="1.631282625" calcext:value-type="float">
            <text:p>1.631282625</text:p>
          </table:table-cell>
        </table:table-row>
        <table:table-row table:style-name="ro1">
          <table:table-cell table:number-columns-repeated="2" office:value-type="float" office:value="1281" calcext:value-type="float">
            <text:p>1281</text:p>
          </table:table-cell>
          <table:table-cell office:value-type="float" office:value="642" calcext:value-type="float">
            <text:p>642</text:p>
          </table:table-cell>
          <table:table-cell table:style-name="Default" table:formula="of:=IF([.$B679]&gt;=[.$D$10]; ([.$B679] - [.$D$10]) * [.D$9]; NA())" office:value-type="float" office:value="1.631282625" calcext:value-type="float">
            <text:p>1.631282625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643" calcext:value-type="float">
            <text:p>643</text:p>
          </table:table-cell>
          <table:table-cell table:style-name="Default" table:formula="of:=IF([.$B680]&gt;=[.$D$10]; ([.$B680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644" calcext:value-type="float">
            <text:p>644</text:p>
          </table:table-cell>
          <table:table-cell table:style-name="Default" table:formula="of:=IF([.$B681]&gt;=[.$D$10]; ([.$B681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285" calcext:value-type="float">
            <text:p>1285</text:p>
          </table:table-cell>
          <table:table-cell office:value-type="float" office:value="645" calcext:value-type="float">
            <text:p>645</text:p>
          </table:table-cell>
          <table:table-cell table:style-name="Default" table:formula="of:=IF([.$B682]&gt;=[.$D$10]; ([.$B682] - [.$D$10]) * [.D$9]; NA())" office:value-type="float" office:value="1.635449375" calcext:value-type="float">
            <text:p>1.635449375</text:p>
          </table:table-cell>
        </table:table-row>
        <table:table-row table:style-name="ro1">
          <table:table-cell table:number-columns-repeated="2" office:value-type="float" office:value="1285" calcext:value-type="float">
            <text:p>1285</text:p>
          </table:table-cell>
          <table:table-cell office:value-type="float" office:value="646" calcext:value-type="float">
            <text:p>646</text:p>
          </table:table-cell>
          <table:table-cell table:style-name="Default" table:formula="of:=IF([.$B683]&gt;=[.$D$10]; ([.$B683] - [.$D$10]) * [.D$9]; NA())" office:value-type="float" office:value="1.635449375" calcext:value-type="float">
            <text:p>1.635449375</text:p>
          </table:table-cell>
        </table:table-row>
        <table:table-row table:style-name="ro1">
          <table:table-cell table:number-columns-repeated="2" office:value-type="float" office:value="1287" calcext:value-type="float">
            <text:p>1287</text:p>
          </table:table-cell>
          <table:table-cell office:value-type="float" office:value="647" calcext:value-type="float">
            <text:p>647</text:p>
          </table:table-cell>
          <table:table-cell table:style-name="Default" table:formula="of:=IF([.$B684]&gt;=[.$D$10]; ([.$B684] - [.$D$10]) * [.D$9]; NA())" office:value-type="float" office:value="1.63753275" calcext:value-type="float">
            <text:p>1.63753275</text:p>
          </table:table-cell>
        </table:table-row>
        <table:table-row table:style-name="ro1">
          <table:table-cell table:number-columns-repeated="2" office:value-type="float" office:value="1287" calcext:value-type="float">
            <text:p>1287</text:p>
          </table:table-cell>
          <table:table-cell office:value-type="float" office:value="648" calcext:value-type="float">
            <text:p>648</text:p>
          </table:table-cell>
          <table:table-cell table:style-name="Default" table:formula="of:=IF([.$B685]&gt;=[.$D$10]; ([.$B685] - [.$D$10]) * [.D$9]; NA())" office:value-type="float" office:value="1.63753275" calcext:value-type="float">
            <text:p>1.63753275</text:p>
          </table:table-cell>
        </table:table-row>
        <table:table-row table:style-name="ro1">
          <table:table-cell table:number-columns-repeated="2" office:value-type="float" office:value="1289" calcext:value-type="float">
            <text:p>1289</text:p>
          </table:table-cell>
          <table:table-cell office:value-type="float" office:value="649" calcext:value-type="float">
            <text:p>649</text:p>
          </table:table-cell>
          <table:table-cell table:style-name="Default" table:formula="of:=IF([.$B686]&gt;=[.$D$10]; ([.$B686] - [.$D$10]) * [.D$9]; NA())" office:value-type="float" office:value="1.639616125" calcext:value-type="float">
            <text:p>1.639616125</text:p>
          </table:table-cell>
        </table:table-row>
        <table:table-row table:style-name="ro1">
          <table:table-cell table:number-columns-repeated="2" office:value-type="float" office:value="1291" calcext:value-type="float">
            <text:p>1291</text:p>
          </table:table-cell>
          <table:table-cell office:value-type="float" office:value="650" calcext:value-type="float">
            <text:p>650</text:p>
          </table:table-cell>
          <table:table-cell table:style-name="Default" table:formula="of:=IF([.$B687]&gt;=[.$D$10]; ([.$B687] - [.$D$10]) * [.D$9]; NA())" office:value-type="float" office:value="1.6416995" calcext:value-type="float">
            <text:p>1.6416995</text:p>
          </table:table-cell>
        </table:table-row>
        <table:table-row table:style-name="ro1">
          <table:table-cell table:number-columns-repeated="2" office:value-type="float" office:value="1291" calcext:value-type="float">
            <text:p>1291</text:p>
          </table:table-cell>
          <table:table-cell office:value-type="float" office:value="651" calcext:value-type="float">
            <text:p>651</text:p>
          </table:table-cell>
          <table:table-cell table:style-name="Default" table:formula="of:=IF([.$B688]&gt;=[.$D$10]; ([.$B688] - [.$D$10]) * [.D$9]; NA())" office:value-type="float" office:value="1.6416995" calcext:value-type="float">
            <text:p>1.6416995</text:p>
          </table:table-cell>
        </table:table-row>
        <table:table-row table:style-name="ro1">
          <table:table-cell table:number-columns-repeated="2" office:value-type="float" office:value="1295" calcext:value-type="float">
            <text:p>1295</text:p>
          </table:table-cell>
          <table:table-cell office:value-type="float" office:value="652" calcext:value-type="float">
            <text:p>652</text:p>
          </table:table-cell>
          <table:table-cell table:style-name="Default" table:formula="of:=IF([.$B689]&gt;=[.$D$10]; ([.$B689] - [.$D$10]) * [.D$9]; NA())" office:value-type="float" office:value="1.64586625" calcext:value-type="float">
            <text:p>1.64586625</text:p>
          </table:table-cell>
        </table:table-row>
        <table:table-row table:style-name="ro1">
          <table:table-cell table:number-columns-repeated="2" office:value-type="float" office:value="1293" calcext:value-type="float">
            <text:p>1293</text:p>
          </table:table-cell>
          <table:table-cell office:value-type="float" office:value="653" calcext:value-type="float">
            <text:p>653</text:p>
          </table:table-cell>
          <table:table-cell table:style-name="Default" table:formula="of:=IF([.$B690]&gt;=[.$D$10]; ([.$B690] - [.$D$10]) * [.D$9]; NA())" office:value-type="float" office:value="1.643782875" calcext:value-type="float">
            <text:p>1.643782875</text:p>
          </table:table-cell>
        </table:table-row>
        <table:table-row table:style-name="ro1">
          <table:table-cell table:number-columns-repeated="2" office:value-type="float" office:value="1295" calcext:value-type="float">
            <text:p>1295</text:p>
          </table:table-cell>
          <table:table-cell office:value-type="float" office:value="654" calcext:value-type="float">
            <text:p>654</text:p>
          </table:table-cell>
          <table:table-cell table:style-name="Default" table:formula="of:=IF([.$B691]&gt;=[.$D$10]; ([.$B691] - [.$D$10]) * [.D$9]; NA())" office:value-type="float" office:value="1.64586625" calcext:value-type="float">
            <text:p>1.64586625</text:p>
          </table:table-cell>
        </table:table-row>
        <table:table-row table:style-name="ro1">
          <table:table-cell table:number-columns-repeated="2" office:value-type="float" office:value="1295" calcext:value-type="float">
            <text:p>1295</text:p>
          </table:table-cell>
          <table:table-cell office:value-type="float" office:value="655" calcext:value-type="float">
            <text:p>655</text:p>
          </table:table-cell>
          <table:table-cell table:style-name="Default" table:formula="of:=IF([.$B692]&gt;=[.$D$10]; ([.$B692] - [.$D$10]) * [.D$9]; NA())" office:value-type="float" office:value="1.64586625" calcext:value-type="float">
            <text:p>1.64586625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656" calcext:value-type="float">
            <text:p>656</text:p>
          </table:table-cell>
          <table:table-cell table:style-name="Default" table:formula="of:=IF([.$B693]&gt;=[.$D$10]; ([.$B693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297" calcext:value-type="float">
            <text:p>1297</text:p>
          </table:table-cell>
          <table:table-cell office:value-type="float" office:value="657" calcext:value-type="float">
            <text:p>657</text:p>
          </table:table-cell>
          <table:table-cell table:style-name="Default" table:formula="of:=IF([.$B694]&gt;=[.$D$10]; ([.$B694] - [.$D$10]) * [.D$9]; NA())" office:value-type="float" office:value="1.647949625" calcext:value-type="float">
            <text:p>1.647949625</text:p>
          </table:table-cell>
        </table:table-row>
        <table:table-row table:style-name="ro1">
          <table:table-cell table:number-columns-repeated="2" office:value-type="float" office:value="1297" calcext:value-type="float">
            <text:p>1297</text:p>
          </table:table-cell>
          <table:table-cell office:value-type="float" office:value="658" calcext:value-type="float">
            <text:p>658</text:p>
          </table:table-cell>
          <table:table-cell table:style-name="Default" table:formula="of:=IF([.$B695]&gt;=[.$D$10]; ([.$B695] - [.$D$10]) * [.D$9]; NA())" office:value-type="float" office:value="1.647949625" calcext:value-type="float">
            <text:p>1.647949625</text:p>
          </table:table-cell>
        </table:table-row>
        <table:table-row table:style-name="ro1">
          <table:table-cell table:number-columns-repeated="2" office:value-type="float" office:value="1299" calcext:value-type="float">
            <text:p>1299</text:p>
          </table:table-cell>
          <table:table-cell office:value-type="float" office:value="659" calcext:value-type="float">
            <text:p>659</text:p>
          </table:table-cell>
          <table:table-cell table:style-name="Default" table:formula="of:=IF([.$B696]&gt;=[.$D$10]; ([.$B696] - [.$D$10]) * [.D$9]; NA())" office:value-type="float" office:value="1.650033" calcext:value-type="float">
            <text:p>1.650033</text:p>
          </table:table-cell>
        </table:table-row>
        <table:table-row table:style-name="ro1">
          <table:table-cell table:number-columns-repeated="2" office:value-type="float" office:value="1297" calcext:value-type="float">
            <text:p>1297</text:p>
          </table:table-cell>
          <table:table-cell office:value-type="float" office:value="660" calcext:value-type="float">
            <text:p>660</text:p>
          </table:table-cell>
          <table:table-cell table:style-name="Default" table:formula="of:=IF([.$B697]&gt;=[.$D$10]; ([.$B697] - [.$D$10]) * [.D$9]; NA())" office:value-type="float" office:value="1.647949625" calcext:value-type="float">
            <text:p>1.647949625</text:p>
          </table:table-cell>
        </table:table-row>
        <table:table-row table:style-name="ro1">
          <table:table-cell table:number-columns-repeated="2" office:value-type="float" office:value="1301" calcext:value-type="float">
            <text:p>1301</text:p>
          </table:table-cell>
          <table:table-cell office:value-type="float" office:value="661" calcext:value-type="float">
            <text:p>661</text:p>
          </table:table-cell>
          <table:table-cell table:style-name="Default" table:formula="of:=IF([.$B698]&gt;=[.$D$10]; ([.$B698] - [.$D$10]) * [.D$9]; NA())" office:value-type="float" office:value="1.652116375" calcext:value-type="float">
            <text:p>1.652116375</text:p>
          </table:table-cell>
        </table:table-row>
        <table:table-row table:style-name="ro1">
          <table:table-cell table:number-columns-repeated="2" office:value-type="float" office:value="1303" calcext:value-type="float">
            <text:p>1303</text:p>
          </table:table-cell>
          <table:table-cell office:value-type="float" office:value="662" calcext:value-type="float">
            <text:p>662</text:p>
          </table:table-cell>
          <table:table-cell table:style-name="Default" table:formula="of:=IF([.$B699]&gt;=[.$D$10]; ([.$B699] - [.$D$10]) * [.D$9]; NA())" office:value-type="float" office:value="1.65419975" calcext:value-type="float">
            <text:p>1.65419975</text:p>
          </table:table-cell>
        </table:table-row>
        <table:table-row table:style-name="ro1">
          <table:table-cell table:number-columns-repeated="2" office:value-type="float" office:value="1303" calcext:value-type="float">
            <text:p>1303</text:p>
          </table:table-cell>
          <table:table-cell office:value-type="float" office:value="663" calcext:value-type="float">
            <text:p>663</text:p>
          </table:table-cell>
          <table:table-cell table:style-name="Default" table:formula="of:=IF([.$B700]&gt;=[.$D$10]; ([.$B700] - [.$D$10]) * [.D$9]; NA())" office:value-type="float" office:value="1.65419975" calcext:value-type="float">
            <text:p>1.65419975</text:p>
          </table:table-cell>
        </table:table-row>
        <table:table-row table:style-name="ro1">
          <table:table-cell table:number-columns-repeated="2" office:value-type="float" office:value="1299" calcext:value-type="float">
            <text:p>1299</text:p>
          </table:table-cell>
          <table:table-cell office:value-type="float" office:value="664" calcext:value-type="float">
            <text:p>664</text:p>
          </table:table-cell>
          <table:table-cell table:style-name="Default" table:formula="of:=IF([.$B701]&gt;=[.$D$10]; ([.$B701] - [.$D$10]) * [.D$9]; NA())" office:value-type="float" office:value="1.650033" calcext:value-type="float">
            <text:p>1.650033</text:p>
          </table:table-cell>
        </table:table-row>
        <table:table-row table:style-name="ro1">
          <table:table-cell table:number-columns-repeated="2" office:value-type="float" office:value="1305" calcext:value-type="float">
            <text:p>1305</text:p>
          </table:table-cell>
          <table:table-cell office:value-type="float" office:value="665" calcext:value-type="float">
            <text:p>665</text:p>
          </table:table-cell>
          <table:table-cell table:style-name="Default" table:formula="of:=IF([.$B702]&gt;=[.$D$10]; ([.$B702] - [.$D$10]) * [.D$9]; NA())" office:value-type="float" office:value="1.656283125" calcext:value-type="float">
            <text:p>1.656283125</text:p>
          </table:table-cell>
        </table:table-row>
        <table:table-row table:style-name="ro1">
          <table:table-cell table:number-columns-repeated="2" office:value-type="float" office:value="1305" calcext:value-type="float">
            <text:p>1305</text:p>
          </table:table-cell>
          <table:table-cell office:value-type="float" office:value="666" calcext:value-type="float">
            <text:p>666</text:p>
          </table:table-cell>
          <table:table-cell table:style-name="Default" table:formula="of:=IF([.$B703]&gt;=[.$D$10]; ([.$B703] - [.$D$10]) * [.D$9]; NA())" office:value-type="float" office:value="1.656283125" calcext:value-type="float">
            <text:p>1.656283125</text:p>
          </table:table-cell>
        </table:table-row>
        <table:table-row table:style-name="ro1">
          <table:table-cell table:number-columns-repeated="2" office:value-type="float" office:value="1307" calcext:value-type="float">
            <text:p>1307</text:p>
          </table:table-cell>
          <table:table-cell office:value-type="float" office:value="667" calcext:value-type="float">
            <text:p>667</text:p>
          </table:table-cell>
          <table:table-cell table:style-name="Default" table:formula="of:=IF([.$B704]&gt;=[.$D$10]; ([.$B704] - [.$D$10]) * [.D$9]; NA())" office:value-type="float" office:value="1.6583665" calcext:value-type="float">
            <text:p>1.6583665</text:p>
          </table:table-cell>
        </table:table-row>
        <table:table-row table:style-name="ro1">
          <table:table-cell table:number-columns-repeated="2" office:value-type="float" office:value="1305" calcext:value-type="float">
            <text:p>1305</text:p>
          </table:table-cell>
          <table:table-cell office:value-type="float" office:value="668" calcext:value-type="float">
            <text:p>668</text:p>
          </table:table-cell>
          <table:table-cell table:style-name="Default" table:formula="of:=IF([.$B705]&gt;=[.$D$10]; ([.$B705] - [.$D$10]) * [.D$9]; NA())" office:value-type="float" office:value="1.656283125" calcext:value-type="float">
            <text:p>1.656283125</text:p>
          </table:table-cell>
        </table:table-row>
        <table:table-row table:style-name="ro1">
          <table:table-cell table:number-columns-repeated="2" office:value-type="float" office:value="1309" calcext:value-type="float">
            <text:p>1309</text:p>
          </table:table-cell>
          <table:table-cell office:value-type="float" office:value="669" calcext:value-type="float">
            <text:p>669</text:p>
          </table:table-cell>
          <table:table-cell table:style-name="Default" table:formula="of:=IF([.$B706]&gt;=[.$D$10]; ([.$B706] - [.$D$10]) * [.D$9]; NA())" office:value-type="float" office:value="1.660449875" calcext:value-type="float">
            <text:p>1.660449875</text:p>
          </table:table-cell>
        </table:table-row>
        <table:table-row table:style-name="ro1">
          <table:table-cell table:number-columns-repeated="2" office:value-type="float" office:value="1309" calcext:value-type="float">
            <text:p>1309</text:p>
          </table:table-cell>
          <table:table-cell office:value-type="float" office:value="670" calcext:value-type="float">
            <text:p>670</text:p>
          </table:table-cell>
          <table:table-cell table:style-name="Default" table:formula="of:=IF([.$B707]&gt;=[.$D$10]; ([.$B707] - [.$D$10]) * [.D$9]; NA())" office:value-type="float" office:value="1.660449875" calcext:value-type="float">
            <text:p>1.660449875</text:p>
          </table:table-cell>
        </table:table-row>
        <table:table-row table:style-name="ro1">
          <table:table-cell table:number-columns-repeated="2" office:value-type="float" office:value="1311" calcext:value-type="float">
            <text:p>1311</text:p>
          </table:table-cell>
          <table:table-cell office:value-type="float" office:value="671" calcext:value-type="float">
            <text:p>671</text:p>
          </table:table-cell>
          <table:table-cell table:style-name="Default" table:formula="of:=IF([.$B708]&gt;=[.$D$10]; ([.$B708] - [.$D$10]) * [.D$9]; NA())" office:value-type="float" office:value="1.66253325" calcext:value-type="float">
            <text:p>1.66253325</text:p>
          </table:table-cell>
        </table:table-row>
        <table:table-row table:style-name="ro1">
          <table:table-cell table:number-columns-repeated="2" office:value-type="float" office:value="1287" calcext:value-type="float">
            <text:p>1287</text:p>
          </table:table-cell>
          <table:table-cell office:value-type="float" office:value="672" calcext:value-type="float">
            <text:p>672</text:p>
          </table:table-cell>
          <table:table-cell table:style-name="Default" table:formula="of:=IF([.$B709]&gt;=[.$D$10]; ([.$B709] - [.$D$10]) * [.D$9]; NA())" office:value-type="float" office:value="1.63753275" calcext:value-type="float">
            <text:p>1.63753275</text:p>
          </table:table-cell>
        </table:table-row>
        <table:table-row table:style-name="ro1">
          <table:table-cell table:number-columns-repeated="2" office:value-type="float" office:value="1313" calcext:value-type="float">
            <text:p>1313</text:p>
          </table:table-cell>
          <table:table-cell office:value-type="float" office:value="673" calcext:value-type="float">
            <text:p>673</text:p>
          </table:table-cell>
          <table:table-cell table:style-name="Default" table:formula="of:=IF([.$B710]&gt;=[.$D$10]; ([.$B710] - [.$D$10]) * [.D$9]; NA())" office:value-type="float" office:value="1.664616625" calcext:value-type="float">
            <text:p>1.664616625</text:p>
          </table:table-cell>
        </table:table-row>
        <table:table-row table:style-name="ro1">
          <table:table-cell table:number-columns-repeated="2" office:value-type="float" office:value="1313" calcext:value-type="float">
            <text:p>1313</text:p>
          </table:table-cell>
          <table:table-cell office:value-type="float" office:value="674" calcext:value-type="float">
            <text:p>674</text:p>
          </table:table-cell>
          <table:table-cell table:style-name="Default" table:formula="of:=IF([.$B711]&gt;=[.$D$10]; ([.$B711] - [.$D$10]) * [.D$9]; NA())" office:value-type="float" office:value="1.664616625" calcext:value-type="float">
            <text:p>1.664616625</text:p>
          </table:table-cell>
        </table:table-row>
        <table:table-row table:style-name="ro1">
          <table:table-cell table:number-columns-repeated="2" office:value-type="float" office:value="1315" calcext:value-type="float">
            <text:p>1315</text:p>
          </table:table-cell>
          <table:table-cell office:value-type="float" office:value="675" calcext:value-type="float">
            <text:p>675</text:p>
          </table:table-cell>
          <table:table-cell table:style-name="Default" table:formula="of:=IF([.$B712]&gt;=[.$D$10]; ([.$B712] - [.$D$10]) * [.D$9]; NA())" office:value-type="float" office:value="1.6667" calcext:value-type="float">
            <text:p>1.6667</text:p>
          </table:table-cell>
        </table:table-row>
        <table:table-row table:style-name="ro1">
          <table:table-cell table:number-columns-repeated="2" office:value-type="float" office:value="1315" calcext:value-type="float">
            <text:p>1315</text:p>
          </table:table-cell>
          <table:table-cell office:value-type="float" office:value="676" calcext:value-type="float">
            <text:p>676</text:p>
          </table:table-cell>
          <table:table-cell table:style-name="Default" table:formula="of:=IF([.$B713]&gt;=[.$D$10]; ([.$B713] - [.$D$10]) * [.D$9]; NA())" office:value-type="float" office:value="1.6667" calcext:value-type="float">
            <text:p>1.6667</text:p>
          </table:table-cell>
        </table:table-row>
        <table:table-row table:style-name="ro1">
          <table:table-cell table:number-columns-repeated="2" office:value-type="float" office:value="1317" calcext:value-type="float">
            <text:p>1317</text:p>
          </table:table-cell>
          <table:table-cell office:value-type="float" office:value="677" calcext:value-type="float">
            <text:p>677</text:p>
          </table:table-cell>
          <table:table-cell table:style-name="Default" table:formula="of:=IF([.$B714]&gt;=[.$D$10]; ([.$B714] - [.$D$10]) * [.D$9]; NA())" office:value-type="float" office:value="1.668783375" calcext:value-type="float">
            <text:p>1.668783375</text:p>
          </table:table-cell>
        </table:table-row>
        <table:table-row table:style-name="ro1">
          <table:table-cell table:number-columns-repeated="2" office:value-type="float" office:value="1317" calcext:value-type="float">
            <text:p>1317</text:p>
          </table:table-cell>
          <table:table-cell office:value-type="float" office:value="678" calcext:value-type="float">
            <text:p>678</text:p>
          </table:table-cell>
          <table:table-cell table:style-name="Default" table:formula="of:=IF([.$B715]&gt;=[.$D$10]; ([.$B715] - [.$D$10]) * [.D$9]; NA())" office:value-type="float" office:value="1.668783375" calcext:value-type="float">
            <text:p>1.668783375</text:p>
          </table:table-cell>
        </table:table-row>
        <table:table-row table:style-name="ro1">
          <table:table-cell table:number-columns-repeated="2" office:value-type="float" office:value="1319" calcext:value-type="float">
            <text:p>1319</text:p>
          </table:table-cell>
          <table:table-cell office:value-type="float" office:value="679" calcext:value-type="float">
            <text:p>679</text:p>
          </table:table-cell>
          <table:table-cell table:style-name="Default" table:formula="of:=IF([.$B716]&gt;=[.$D$10]; ([.$B716] - [.$D$10]) * [.D$9]; NA())" office:value-type="float" office:value="1.67086675" calcext:value-type="float">
            <text:p>1.67086675</text:p>
          </table:table-cell>
        </table:table-row>
        <table:table-row table:style-name="ro1">
          <table:table-cell table:number-columns-repeated="2" office:value-type="float" office:value="1319" calcext:value-type="float">
            <text:p>1319</text:p>
          </table:table-cell>
          <table:table-cell office:value-type="float" office:value="680" calcext:value-type="float">
            <text:p>680</text:p>
          </table:table-cell>
          <table:table-cell table:style-name="Default" table:formula="of:=IF([.$B717]&gt;=[.$D$10]; ([.$B717] - [.$D$10]) * [.D$9]; NA())" office:value-type="float" office:value="1.67086675" calcext:value-type="float">
            <text:p>1.67086675</text:p>
          </table:table-cell>
        </table:table-row>
        <table:table-row table:style-name="ro1">
          <table:table-cell table:number-columns-repeated="2" office:value-type="float" office:value="1321" calcext:value-type="float">
            <text:p>1321</text:p>
          </table:table-cell>
          <table:table-cell office:value-type="float" office:value="681" calcext:value-type="float">
            <text:p>681</text:p>
          </table:table-cell>
          <table:table-cell table:style-name="Default" table:formula="of:=IF([.$B718]&gt;=[.$D$10]; ([.$B718] - [.$D$10]) * [.D$9]; NA())" office:value-type="float" office:value="1.672950125" calcext:value-type="float">
            <text:p>1.672950125</text:p>
          </table:table-cell>
        </table:table-row>
        <table:table-row table:style-name="ro1">
          <table:table-cell table:number-columns-repeated="2" office:value-type="float" office:value="1321" calcext:value-type="float">
            <text:p>1321</text:p>
          </table:table-cell>
          <table:table-cell office:value-type="float" office:value="682" calcext:value-type="float">
            <text:p>682</text:p>
          </table:table-cell>
          <table:table-cell table:style-name="Default" table:formula="of:=IF([.$B719]&gt;=[.$D$10]; ([.$B719] - [.$D$10]) * [.D$9]; NA())" office:value-type="float" office:value="1.672950125" calcext:value-type="float">
            <text:p>1.672950125</text:p>
          </table:table-cell>
        </table:table-row>
        <table:table-row table:style-name="ro1">
          <table:table-cell table:number-columns-repeated="2" office:value-type="float" office:value="1323" calcext:value-type="float">
            <text:p>1323</text:p>
          </table:table-cell>
          <table:table-cell office:value-type="float" office:value="683" calcext:value-type="float">
            <text:p>683</text:p>
          </table:table-cell>
          <table:table-cell table:style-name="Default" table:formula="of:=IF([.$B720]&gt;=[.$D$10]; ([.$B720] - [.$D$10]) * [.D$9]; NA())" office:value-type="float" office:value="1.6750335" calcext:value-type="float">
            <text:p>1.6750335</text:p>
          </table:table-cell>
        </table:table-row>
        <table:table-row table:style-name="ro1">
          <table:table-cell table:number-columns-repeated="2" office:value-type="float" office:value="1321" calcext:value-type="float">
            <text:p>1321</text:p>
          </table:table-cell>
          <table:table-cell office:value-type="float" office:value="684" calcext:value-type="float">
            <text:p>684</text:p>
          </table:table-cell>
          <table:table-cell table:style-name="Default" table:formula="of:=IF([.$B721]&gt;=[.$D$10]; ([.$B721] - [.$D$10]) * [.D$9]; NA())" office:value-type="float" office:value="1.672950125" calcext:value-type="float">
            <text:p>1.672950125</text:p>
          </table:table-cell>
        </table:table-row>
        <table:table-row table:style-name="ro1">
          <table:table-cell table:number-columns-repeated="2" office:value-type="float" office:value="1325" calcext:value-type="float">
            <text:p>1325</text:p>
          </table:table-cell>
          <table:table-cell office:value-type="float" office:value="685" calcext:value-type="float">
            <text:p>685</text:p>
          </table:table-cell>
          <table:table-cell table:style-name="Default" table:formula="of:=IF([.$B722]&gt;=[.$D$10]; ([.$B722] - [.$D$10]) * [.D$9]; NA())" office:value-type="float" office:value="1.677116875" calcext:value-type="float">
            <text:p>1.677116875</text:p>
          </table:table-cell>
        </table:table-row>
        <table:table-row table:style-name="ro1">
          <table:table-cell table:number-columns-repeated="2" office:value-type="float" office:value="1325" calcext:value-type="float">
            <text:p>1325</text:p>
          </table:table-cell>
          <table:table-cell office:value-type="float" office:value="686" calcext:value-type="float">
            <text:p>686</text:p>
          </table:table-cell>
          <table:table-cell table:style-name="Default" table:formula="of:=IF([.$B723]&gt;=[.$D$10]; ([.$B723] - [.$D$10]) * [.D$9]; NA())" office:value-type="float" office:value="1.677116875" calcext:value-type="float">
            <text:p>1.677116875</text:p>
          </table:table-cell>
        </table:table-row>
        <table:table-row table:style-name="ro1">
          <table:table-cell table:number-columns-repeated="2" office:value-type="float" office:value="1327" calcext:value-type="float">
            <text:p>1327</text:p>
          </table:table-cell>
          <table:table-cell office:value-type="float" office:value="687" calcext:value-type="float">
            <text:p>687</text:p>
          </table:table-cell>
          <table:table-cell table:style-name="Default" table:formula="of:=IF([.$B724]&gt;=[.$D$10]; ([.$B724] - [.$D$10]) * [.D$9]; NA())" office:value-type="float" office:value="1.67920025" calcext:value-type="float">
            <text:p>1.67920025</text:p>
          </table:table-cell>
        </table:table-row>
        <table:table-row table:style-name="ro1">
          <table:table-cell table:number-columns-repeated="2" office:value-type="float" office:value="1317" calcext:value-type="float">
            <text:p>1317</text:p>
          </table:table-cell>
          <table:table-cell office:value-type="float" office:value="688" calcext:value-type="float">
            <text:p>688</text:p>
          </table:table-cell>
          <table:table-cell table:style-name="Default" table:formula="of:=IF([.$B725]&gt;=[.$D$10]; ([.$B725] - [.$D$10]) * [.D$9]; NA())" office:value-type="float" office:value="1.668783375" calcext:value-type="float">
            <text:p>1.668783375</text:p>
          </table:table-cell>
        </table:table-row>
        <table:table-row table:style-name="ro1">
          <table:table-cell table:number-columns-repeated="2" office:value-type="float" office:value="1329" calcext:value-type="float">
            <text:p>1329</text:p>
          </table:table-cell>
          <table:table-cell office:value-type="float" office:value="689" calcext:value-type="float">
            <text:p>689</text:p>
          </table:table-cell>
          <table:table-cell table:style-name="Default" table:formula="of:=IF([.$B726]&gt;=[.$D$10]; ([.$B726] - [.$D$10]) * [.D$9]; NA())" office:value-type="float" office:value="1.681283625" calcext:value-type="float">
            <text:p>1.681283625</text:p>
          </table:table-cell>
        </table:table-row>
        <table:table-row table:style-name="ro1">
          <table:table-cell table:number-columns-repeated="2" office:value-type="float" office:value="1329" calcext:value-type="float">
            <text:p>1329</text:p>
          </table:table-cell>
          <table:table-cell office:value-type="float" office:value="690" calcext:value-type="float">
            <text:p>690</text:p>
          </table:table-cell>
          <table:table-cell table:style-name="Default" table:formula="of:=IF([.$B727]&gt;=[.$D$10]; ([.$B727] - [.$D$10]) * [.D$9]; NA())" office:value-type="float" office:value="1.681283625" calcext:value-type="float">
            <text:p>1.681283625</text:p>
          </table:table-cell>
        </table:table-row>
        <table:table-row table:style-name="ro1">
          <table:table-cell table:number-columns-repeated="2" office:value-type="float" office:value="1331" calcext:value-type="float">
            <text:p>1331</text:p>
          </table:table-cell>
          <table:table-cell office:value-type="float" office:value="691" calcext:value-type="float">
            <text:p>691</text:p>
          </table:table-cell>
          <table:table-cell table:style-name="Default" table:formula="of:=IF([.$B728]&gt;=[.$D$10]; ([.$B728] - [.$D$10]) * [.D$9]; NA())" office:value-type="float" office:value="1.683367" calcext:value-type="float">
            <text:p>1.683367</text:p>
          </table:table-cell>
        </table:table-row>
        <table:table-row table:style-name="ro1">
          <table:table-cell table:number-columns-repeated="2" office:value-type="float" office:value="1329" calcext:value-type="float">
            <text:p>1329</text:p>
          </table:table-cell>
          <table:table-cell office:value-type="float" office:value="692" calcext:value-type="float">
            <text:p>692</text:p>
          </table:table-cell>
          <table:table-cell table:style-name="Default" table:formula="of:=IF([.$B729]&gt;=[.$D$10]; ([.$B729] - [.$D$10]) * [.D$9]; NA())" office:value-type="float" office:value="1.681283625" calcext:value-type="float">
            <text:p>1.681283625</text:p>
          </table:table-cell>
        </table:table-row>
        <table:table-row table:style-name="ro1">
          <table:table-cell table:number-columns-repeated="2" office:value-type="float" office:value="1333" calcext:value-type="float">
            <text:p>1333</text:p>
          </table:table-cell>
          <table:table-cell office:value-type="float" office:value="693" calcext:value-type="float">
            <text:p>693</text:p>
          </table:table-cell>
          <table:table-cell table:style-name="Default" table:formula="of:=IF([.$B730]&gt;=[.$D$10]; ([.$B730] - [.$D$10]) * [.D$9]; NA())" office:value-type="float" office:value="1.685450375" calcext:value-type="float">
            <text:p>1.685450375</text:p>
          </table:table-cell>
        </table:table-row>
        <table:table-row table:style-name="ro1">
          <table:table-cell table:number-columns-repeated="2" office:value-type="float" office:value="1333" calcext:value-type="float">
            <text:p>1333</text:p>
          </table:table-cell>
          <table:table-cell office:value-type="float" office:value="694" calcext:value-type="float">
            <text:p>694</text:p>
          </table:table-cell>
          <table:table-cell table:style-name="Default" table:formula="of:=IF([.$B731]&gt;=[.$D$10]; ([.$B731] - [.$D$10]) * [.D$9]; NA())" office:value-type="float" office:value="1.685450375" calcext:value-type="float">
            <text:p>1.685450375</text:p>
          </table:table-cell>
        </table:table-row>
        <table:table-row table:style-name="ro1">
          <table:table-cell table:number-columns-repeated="2" office:value-type="float" office:value="1335" calcext:value-type="float">
            <text:p>1335</text:p>
          </table:table-cell>
          <table:table-cell office:value-type="float" office:value="695" calcext:value-type="float">
            <text:p>695</text:p>
          </table:table-cell>
          <table:table-cell table:style-name="Default" table:formula="of:=IF([.$B732]&gt;=[.$D$10]; ([.$B732] - [.$D$10]) * [.D$9]; NA())" office:value-type="float" office:value="1.68753375" calcext:value-type="float">
            <text:p>1.68753375</text:p>
          </table:table-cell>
        </table:table-row>
        <table:table-row table:style-name="ro1">
          <table:table-cell table:number-columns-repeated="2" office:value-type="float" office:value="1329" calcext:value-type="float">
            <text:p>1329</text:p>
          </table:table-cell>
          <table:table-cell office:value-type="float" office:value="696" calcext:value-type="float">
            <text:p>696</text:p>
          </table:table-cell>
          <table:table-cell table:style-name="Default" table:formula="of:=IF([.$B733]&gt;=[.$D$10]; ([.$B733] - [.$D$10]) * [.D$9]; NA())" office:value-type="float" office:value="1.681283625" calcext:value-type="float">
            <text:p>1.681283625</text:p>
          </table:table-cell>
        </table:table-row>
        <table:table-row table:style-name="ro1">
          <table:table-cell table:number-columns-repeated="2" office:value-type="float" office:value="1337" calcext:value-type="float">
            <text:p>1337</text:p>
          </table:table-cell>
          <table:table-cell office:value-type="float" office:value="697" calcext:value-type="float">
            <text:p>697</text:p>
          </table:table-cell>
          <table:table-cell table:style-name="Default" table:formula="of:=IF([.$B734]&gt;=[.$D$10]; ([.$B734] - [.$D$10]) * [.D$9]; NA())" office:value-type="float" office:value="1.689617125" calcext:value-type="float">
            <text:p>1.689617125</text:p>
          </table:table-cell>
        </table:table-row>
        <table:table-row table:style-name="ro1">
          <table:table-cell table:number-columns-repeated="2" office:value-type="float" office:value="1337" calcext:value-type="float">
            <text:p>1337</text:p>
          </table:table-cell>
          <table:table-cell office:value-type="float" office:value="698" calcext:value-type="float">
            <text:p>698</text:p>
          </table:table-cell>
          <table:table-cell table:style-name="Default" table:formula="of:=IF([.$B735]&gt;=[.$D$10]; ([.$B735] - [.$D$10]) * [.D$9]; NA())" office:value-type="float" office:value="1.689617125" calcext:value-type="float">
            <text:p>1.689617125</text:p>
          </table:table-cell>
        </table:table-row>
        <table:table-row table:style-name="ro1">
          <table:table-cell table:number-columns-repeated="2" office:value-type="float" office:value="1339" calcext:value-type="float">
            <text:p>1339</text:p>
          </table:table-cell>
          <table:table-cell office:value-type="float" office:value="699" calcext:value-type="float">
            <text:p>699</text:p>
          </table:table-cell>
          <table:table-cell table:style-name="Default" table:formula="of:=IF([.$B736]&gt;=[.$D$10]; ([.$B736] - [.$D$10]) * [.D$9]; NA())" office:value-type="float" office:value="1.6917005" calcext:value-type="float">
            <text:p>1.6917005</text:p>
          </table:table-cell>
        </table:table-row>
        <table:table-row table:style-name="ro1">
          <table:table-cell table:number-columns-repeated="2" office:value-type="float" office:value="1337" calcext:value-type="float">
            <text:p>1337</text:p>
          </table:table-cell>
          <table:table-cell office:value-type="float" office:value="700" calcext:value-type="float">
            <text:p>700</text:p>
          </table:table-cell>
          <table:table-cell table:style-name="Default" table:formula="of:=IF([.$B737]&gt;=[.$D$10]; ([.$B737] - [.$D$10]) * [.D$9]; NA())" office:value-type="float" office:value="1.689617125" calcext:value-type="float">
            <text:p>1.689617125</text:p>
          </table:table-cell>
        </table:table-row>
        <table:table-row table:style-name="ro1">
          <table:table-cell table:number-columns-repeated="2" office:value-type="float" office:value="1341" calcext:value-type="float">
            <text:p>1341</text:p>
          </table:table-cell>
          <table:table-cell office:value-type="float" office:value="701" calcext:value-type="float">
            <text:p>701</text:p>
          </table:table-cell>
          <table:table-cell table:style-name="Default" table:formula="of:=IF([.$B738]&gt;=[.$D$10]; ([.$B738] - [.$D$10]) * [.D$9]; NA())" office:value-type="float" office:value="1.693783875" calcext:value-type="float">
            <text:p>1.693783875</text:p>
          </table:table-cell>
        </table:table-row>
        <table:table-row table:style-name="ro1">
          <table:table-cell table:number-columns-repeated="2" office:value-type="float" office:value="1341" calcext:value-type="float">
            <text:p>1341</text:p>
          </table:table-cell>
          <table:table-cell office:value-type="float" office:value="702" calcext:value-type="float">
            <text:p>702</text:p>
          </table:table-cell>
          <table:table-cell table:style-name="Default" table:formula="of:=IF([.$B739]&gt;=[.$D$10]; ([.$B739] - [.$D$10]) * [.D$9]; NA())" office:value-type="float" office:value="1.693783875" calcext:value-type="float">
            <text:p>1.693783875</text:p>
          </table:table-cell>
        </table:table-row>
        <table:table-row table:style-name="ro1">
          <table:table-cell table:number-columns-repeated="2" office:value-type="float" office:value="1343" calcext:value-type="float">
            <text:p>1343</text:p>
          </table:table-cell>
          <table:table-cell office:value-type="float" office:value="703" calcext:value-type="float">
            <text:p>703</text:p>
          </table:table-cell>
          <table:table-cell table:style-name="Default" table:formula="of:=IF([.$B740]&gt;=[.$D$10]; ([.$B740] - [.$D$10]) * [.D$9]; NA())" office:value-type="float" office:value="1.69586725" calcext:value-type="float">
            <text:p>1.69586725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704" calcext:value-type="float">
            <text:p>704</text:p>
          </table:table-cell>
          <table:table-cell table:style-name="Default" table:formula="of:=IF([.$B741]&gt;=[.$D$10]; ([.$B741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05" calcext:value-type="float">
            <text:p>705</text:p>
          </table:table-cell>
          <table:table-cell table:style-name="Default" table:formula="of:=IF([.$B742]&gt;=[.$D$10]; ([.$B742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06" calcext:value-type="float">
            <text:p>706</text:p>
          </table:table-cell>
          <table:table-cell table:style-name="Default" table:formula="of:=IF([.$B743]&gt;=[.$D$10]; ([.$B743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47" calcext:value-type="float">
            <text:p>1347</text:p>
          </table:table-cell>
          <table:table-cell office:value-type="float" office:value="707" calcext:value-type="float">
            <text:p>707</text:p>
          </table:table-cell>
          <table:table-cell table:style-name="Default" table:formula="of:=IF([.$B744]&gt;=[.$D$10]; ([.$B744] - [.$D$10]) * [.D$9]; NA())" office:value-type="float" office:value="1.700034" calcext:value-type="float">
            <text:p>1.700034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08" calcext:value-type="float">
            <text:p>708</text:p>
          </table:table-cell>
          <table:table-cell table:style-name="Default" table:formula="of:=IF([.$B745]&gt;=[.$D$10]; ([.$B745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49" calcext:value-type="float">
            <text:p>1349</text:p>
          </table:table-cell>
          <table:table-cell office:value-type="float" office:value="709" calcext:value-type="float">
            <text:p>709</text:p>
          </table:table-cell>
          <table:table-cell table:style-name="Default" table:formula="of:=IF([.$B746]&gt;=[.$D$10]; ([.$B746] - [.$D$10]) * [.D$9]; NA())" office:value-type="float" office:value="1.702117375" calcext:value-type="float">
            <text:p>1.702117375</text:p>
          </table:table-cell>
        </table:table-row>
        <table:table-row table:style-name="ro1">
          <table:table-cell table:number-columns-repeated="2" office:value-type="float" office:value="1349" calcext:value-type="float">
            <text:p>1349</text:p>
          </table:table-cell>
          <table:table-cell office:value-type="float" office:value="710" calcext:value-type="float">
            <text:p>710</text:p>
          </table:table-cell>
          <table:table-cell table:style-name="Default" table:formula="of:=IF([.$B747]&gt;=[.$D$10]; ([.$B747] - [.$D$10]) * [.D$9]; NA())" office:value-type="float" office:value="1.702117375" calcext:value-type="float">
            <text:p>1.702117375</text:p>
          </table:table-cell>
        </table:table-row>
        <table:table-row table:style-name="ro1">
          <table:table-cell table:number-columns-repeated="2" office:value-type="float" office:value="1351" calcext:value-type="float">
            <text:p>1351</text:p>
          </table:table-cell>
          <table:table-cell office:value-type="float" office:value="711" calcext:value-type="float">
            <text:p>711</text:p>
          </table:table-cell>
          <table:table-cell table:style-name="Default" table:formula="of:=IF([.$B748]&gt;=[.$D$10]; ([.$B748] - [.$D$10]) * [.D$9]; NA())" office:value-type="float" office:value="1.70420075" calcext:value-type="float">
            <text:p>1.70420075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12" calcext:value-type="float">
            <text:p>712</text:p>
          </table:table-cell>
          <table:table-cell table:style-name="Default" table:formula="of:=IF([.$B749]&gt;=[.$D$10]; ([.$B749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53" calcext:value-type="float">
            <text:p>1353</text:p>
          </table:table-cell>
          <table:table-cell office:value-type="float" office:value="713" calcext:value-type="float">
            <text:p>713</text:p>
          </table:table-cell>
          <table:table-cell table:style-name="Default" table:formula="of:=IF([.$B750]&gt;=[.$D$10]; ([.$B750] - [.$D$10]) * [.D$9]; NA())" office:value-type="float" office:value="1.706284125" calcext:value-type="float">
            <text:p>1.706284125</text:p>
          </table:table-cell>
        </table:table-row>
        <table:table-row table:style-name="ro1">
          <table:table-cell table:number-columns-repeated="2" office:value-type="float" office:value="1353" calcext:value-type="float">
            <text:p>1353</text:p>
          </table:table-cell>
          <table:table-cell office:value-type="float" office:value="714" calcext:value-type="float">
            <text:p>714</text:p>
          </table:table-cell>
          <table:table-cell table:style-name="Default" table:formula="of:=IF([.$B751]&gt;=[.$D$10]; ([.$B751] - [.$D$10]) * [.D$9]; NA())" office:value-type="float" office:value="1.706284125" calcext:value-type="float">
            <text:p>1.706284125</text:p>
          </table:table-cell>
        </table:table-row>
        <table:table-row table:style-name="ro1">
          <table:table-cell table:number-columns-repeated="2" office:value-type="float" office:value="1355" calcext:value-type="float">
            <text:p>1355</text:p>
          </table:table-cell>
          <table:table-cell office:value-type="float" office:value="715" calcext:value-type="float">
            <text:p>715</text:p>
          </table:table-cell>
          <table:table-cell table:style-name="Default" table:formula="of:=IF([.$B752]&gt;=[.$D$10]; ([.$B752] - [.$D$10]) * [.D$9]; NA())" office:value-type="float" office:value="1.7083675" calcext:value-type="float">
            <text:p>1.7083675</text:p>
          </table:table-cell>
        </table:table-row>
        <table:table-row table:style-name="ro1">
          <table:table-cell table:number-columns-repeated="2" office:value-type="float" office:value="1357" calcext:value-type="float">
            <text:p>1357</text:p>
          </table:table-cell>
          <table:table-cell office:value-type="float" office:value="716" calcext:value-type="float">
            <text:p>716</text:p>
          </table:table-cell>
          <table:table-cell table:style-name="Default" table:formula="of:=IF([.$B753]&gt;=[.$D$10]; ([.$B753] - [.$D$10]) * [.D$9]; NA())" office:value-type="float" office:value="1.710450875" calcext:value-type="float">
            <text:p>1.710450875</text:p>
          </table:table-cell>
        </table:table-row>
        <table:table-row table:style-name="ro1">
          <table:table-cell table:number-columns-repeated="2" office:value-type="float" office:value="1357" calcext:value-type="float">
            <text:p>1357</text:p>
          </table:table-cell>
          <table:table-cell office:value-type="float" office:value="717" calcext:value-type="float">
            <text:p>717</text:p>
          </table:table-cell>
          <table:table-cell table:style-name="Default" table:formula="of:=IF([.$B754]&gt;=[.$D$10]; ([.$B754] - [.$D$10]) * [.D$9]; NA())" office:value-type="float" office:value="1.710450875" calcext:value-type="float">
            <text:p>1.710450875</text:p>
          </table:table-cell>
        </table:table-row>
        <table:table-row table:style-name="ro1">
          <table:table-cell table:number-columns-repeated="2" office:value-type="float" office:value="1357" calcext:value-type="float">
            <text:p>1357</text:p>
          </table:table-cell>
          <table:table-cell office:value-type="float" office:value="718" calcext:value-type="float">
            <text:p>718</text:p>
          </table:table-cell>
          <table:table-cell table:style-name="Default" table:formula="of:=IF([.$B755]&gt;=[.$D$10]; ([.$B755] - [.$D$10]) * [.D$9]; NA())" office:value-type="float" office:value="1.710450875" calcext:value-type="float">
            <text:p>1.710450875</text:p>
          </table:table-cell>
        </table:table-row>
        <table:table-row table:style-name="ro1">
          <table:table-cell table:number-columns-repeated="2" office:value-type="float" office:value="1359" calcext:value-type="float">
            <text:p>1359</text:p>
          </table:table-cell>
          <table:table-cell office:value-type="float" office:value="719" calcext:value-type="float">
            <text:p>719</text:p>
          </table:table-cell>
          <table:table-cell table:style-name="Default" table:formula="of:=IF([.$B756]&gt;=[.$D$10]; ([.$B756] - [.$D$10]) * [.D$9]; NA())" office:value-type="float" office:value="1.71253425" calcext:value-type="float">
            <text:p>1.71253425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20" calcext:value-type="float">
            <text:p>720</text:p>
          </table:table-cell>
          <table:table-cell table:style-name="Default" table:formula="of:=IF([.$B757]&gt;=[.$D$10]; ([.$B757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61" calcext:value-type="float">
            <text:p>1361</text:p>
          </table:table-cell>
          <table:table-cell office:value-type="float" office:value="721" calcext:value-type="float">
            <text:p>721</text:p>
          </table:table-cell>
          <table:table-cell table:style-name="Default" table:formula="of:=IF([.$B758]&gt;=[.$D$10]; ([.$B758] - [.$D$10]) * [.D$9]; NA())" office:value-type="float" office:value="1.714617625" calcext:value-type="float">
            <text:p>1.714617625</text:p>
          </table:table-cell>
        </table:table-row>
        <table:table-row table:style-name="ro1">
          <table:table-cell table:number-columns-repeated="2" office:value-type="float" office:value="1361" calcext:value-type="float">
            <text:p>1361</text:p>
          </table:table-cell>
          <table:table-cell office:value-type="float" office:value="722" calcext:value-type="float">
            <text:p>722</text:p>
          </table:table-cell>
          <table:table-cell table:style-name="Default" table:formula="of:=IF([.$B759]&gt;=[.$D$10]; ([.$B759] - [.$D$10]) * [.D$9]; NA())" office:value-type="float" office:value="1.714617625" calcext:value-type="float">
            <text:p>1.714617625</text:p>
          </table:table-cell>
        </table:table-row>
        <table:table-row table:style-name="ro1">
          <table:table-cell table:number-columns-repeated="2" office:value-type="float" office:value="1363" calcext:value-type="float">
            <text:p>1363</text:p>
          </table:table-cell>
          <table:table-cell office:value-type="float" office:value="723" calcext:value-type="float">
            <text:p>723</text:p>
          </table:table-cell>
          <table:table-cell table:style-name="Default" table:formula="of:=IF([.$B760]&gt;=[.$D$10]; ([.$B760] - [.$D$10]) * [.D$9]; NA())" office:value-type="float" office:value="1.716701" calcext:value-type="float">
            <text:p>1.716701</text:p>
          </table:table-cell>
        </table:table-row>
        <table:table-row table:style-name="ro1">
          <table:table-cell table:number-columns-repeated="2" office:value-type="float" office:value="1361" calcext:value-type="float">
            <text:p>1361</text:p>
          </table:table-cell>
          <table:table-cell office:value-type="float" office:value="724" calcext:value-type="float">
            <text:p>724</text:p>
          </table:table-cell>
          <table:table-cell table:style-name="Default" table:formula="of:=IF([.$B761]&gt;=[.$D$10]; ([.$B761] - [.$D$10]) * [.D$9]; NA())" office:value-type="float" office:value="1.714617625" calcext:value-type="float">
            <text:p>1.714617625</text:p>
          </table:table-cell>
        </table:table-row>
        <table:table-row table:style-name="ro1">
          <table:table-cell table:number-columns-repeated="2" office:value-type="float" office:value="1365" calcext:value-type="float">
            <text:p>1365</text:p>
          </table:table-cell>
          <table:table-cell office:value-type="float" office:value="725" calcext:value-type="float">
            <text:p>725</text:p>
          </table:table-cell>
          <table:table-cell table:style-name="Default" table:formula="of:=IF([.$B762]&gt;=[.$D$10]; ([.$B762] - [.$D$10]) * [.D$9]; NA())" office:value-type="float" office:value="1.718784375" calcext:value-type="float">
            <text:p>1.718784375</text:p>
          </table:table-cell>
        </table:table-row>
        <table:table-row table:style-name="ro1">
          <table:table-cell table:number-columns-repeated="2" office:value-type="float" office:value="1365" calcext:value-type="float">
            <text:p>1365</text:p>
          </table:table-cell>
          <table:table-cell office:value-type="float" office:value="726" calcext:value-type="float">
            <text:p>726</text:p>
          </table:table-cell>
          <table:table-cell table:style-name="Default" table:formula="of:=IF([.$B763]&gt;=[.$D$10]; ([.$B763] - [.$D$10]) * [.D$9]; NA())" office:value-type="float" office:value="1.718784375" calcext:value-type="float">
            <text:p>1.718784375</text:p>
          </table:table-cell>
        </table:table-row>
        <table:table-row table:style-name="ro1">
          <table:table-cell table:number-columns-repeated="2" office:value-type="float" office:value="1367" calcext:value-type="float">
            <text:p>1367</text:p>
          </table:table-cell>
          <table:table-cell office:value-type="float" office:value="727" calcext:value-type="float">
            <text:p>727</text:p>
          </table:table-cell>
          <table:table-cell table:style-name="Default" table:formula="of:=IF([.$B764]&gt;=[.$D$10]; ([.$B764] - [.$D$10]) * [.D$9]; NA())" office:value-type="float" office:value="1.72086775" calcext:value-type="float">
            <text:p>1.72086775</text:p>
          </table:table-cell>
        </table:table-row>
        <table:table-row table:style-name="ro1">
          <table:table-cell table:number-columns-repeated="2" office:value-type="float" office:value="1361" calcext:value-type="float">
            <text:p>1361</text:p>
          </table:table-cell>
          <table:table-cell office:value-type="float" office:value="728" calcext:value-type="float">
            <text:p>728</text:p>
          </table:table-cell>
          <table:table-cell table:style-name="Default" table:formula="of:=IF([.$B765]&gt;=[.$D$10]; ([.$B765] - [.$D$10]) * [.D$9]; NA())" office:value-type="float" office:value="1.714617625" calcext:value-type="float">
            <text:p>1.714617625</text:p>
          </table:table-cell>
        </table:table-row>
        <table:table-row table:style-name="ro1">
          <table:table-cell table:number-columns-repeated="2" office:value-type="float" office:value="1369" calcext:value-type="float">
            <text:p>1369</text:p>
          </table:table-cell>
          <table:table-cell office:value-type="float" office:value="729" calcext:value-type="float">
            <text:p>729</text:p>
          </table:table-cell>
          <table:table-cell table:style-name="Default" table:formula="of:=IF([.$B766]&gt;=[.$D$10]; ([.$B766] - [.$D$10]) * [.D$9]; NA())" office:value-type="float" office:value="1.722951125" calcext:value-type="float">
            <text:p>1.722951125</text:p>
          </table:table-cell>
        </table:table-row>
        <table:table-row table:style-name="ro1">
          <table:table-cell table:number-columns-repeated="2" office:value-type="float" office:value="1369" calcext:value-type="float">
            <text:p>1369</text:p>
          </table:table-cell>
          <table:table-cell office:value-type="float" office:value="730" calcext:value-type="float">
            <text:p>730</text:p>
          </table:table-cell>
          <table:table-cell table:style-name="Default" table:formula="of:=IF([.$B767]&gt;=[.$D$10]; ([.$B767] - [.$D$10]) * [.D$9]; NA())" office:value-type="float" office:value="1.722951125" calcext:value-type="float">
            <text:p>1.722951125</text:p>
          </table:table-cell>
        </table:table-row>
        <table:table-row table:style-name="ro1">
          <table:table-cell table:number-columns-repeated="2" office:value-type="float" office:value="1371" calcext:value-type="float">
            <text:p>1371</text:p>
          </table:table-cell>
          <table:table-cell office:value-type="float" office:value="731" calcext:value-type="float">
            <text:p>731</text:p>
          </table:table-cell>
          <table:table-cell table:style-name="Default" table:formula="of:=IF([.$B768]&gt;=[.$D$10]; ([.$B768] - [.$D$10]) * [.D$9]; NA())" office:value-type="float" office:value="1.7250345" calcext:value-type="float">
            <text:p>1.7250345</text:p>
          </table:table-cell>
        </table:table-row>
        <table:table-row table:style-name="ro1">
          <table:table-cell table:number-columns-repeated="2" office:value-type="float" office:value="1369" calcext:value-type="float">
            <text:p>1369</text:p>
          </table:table-cell>
          <table:table-cell office:value-type="float" office:value="732" calcext:value-type="float">
            <text:p>732</text:p>
          </table:table-cell>
          <table:table-cell table:style-name="Default" table:formula="of:=IF([.$B769]&gt;=[.$D$10]; ([.$B769] - [.$D$10]) * [.D$9]; NA())" office:value-type="float" office:value="1.722951125" calcext:value-type="float">
            <text:p>1.722951125</text:p>
          </table:table-cell>
        </table:table-row>
        <table:table-row table:style-name="ro1">
          <table:table-cell table:number-columns-repeated="2" office:value-type="float" office:value="1373" calcext:value-type="float">
            <text:p>1373</text:p>
          </table:table-cell>
          <table:table-cell office:value-type="float" office:value="733" calcext:value-type="float">
            <text:p>733</text:p>
          </table:table-cell>
          <table:table-cell table:style-name="Default" table:formula="of:=IF([.$B770]&gt;=[.$D$10]; ([.$B770] - [.$D$10]) * [.D$9]; NA())" office:value-type="float" office:value="1.727117875" calcext:value-type="float">
            <text:p>1.727117875</text:p>
          </table:table-cell>
        </table:table-row>
        <table:table-row table:style-name="ro1">
          <table:table-cell table:number-columns-repeated="2" office:value-type="float" office:value="1373" calcext:value-type="float">
            <text:p>1373</text:p>
          </table:table-cell>
          <table:table-cell office:value-type="float" office:value="734" calcext:value-type="float">
            <text:p>734</text:p>
          </table:table-cell>
          <table:table-cell table:style-name="Default" table:formula="of:=IF([.$B771]&gt;=[.$D$10]; ([.$B771] - [.$D$10]) * [.D$9]; NA())" office:value-type="float" office:value="1.727117875" calcext:value-type="float">
            <text:p>1.727117875</text:p>
          </table:table-cell>
        </table:table-row>
        <table:table-row table:style-name="ro1">
          <table:table-cell table:number-columns-repeated="2" office:value-type="float" office:value="1375" calcext:value-type="float">
            <text:p>1375</text:p>
          </table:table-cell>
          <table:table-cell office:value-type="float" office:value="735" calcext:value-type="float">
            <text:p>735</text:p>
          </table:table-cell>
          <table:table-cell table:style-name="Default" table:formula="of:=IF([.$B772]&gt;=[.$D$10]; ([.$B772] - [.$D$10]) * [.D$9]; NA())" office:value-type="float" office:value="1.72920125" calcext:value-type="float">
            <text:p>1.72920125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36" calcext:value-type="float">
            <text:p>736</text:p>
          </table:table-cell>
          <table:table-cell table:style-name="Default" table:formula="of:=IF([.$B773]&gt;=[.$D$10]; ([.$B773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77" calcext:value-type="float">
            <text:p>1377</text:p>
          </table:table-cell>
          <table:table-cell office:value-type="float" office:value="737" calcext:value-type="float">
            <text:p>737</text:p>
          </table:table-cell>
          <table:table-cell table:style-name="Default" table:formula="of:=IF([.$B774]&gt;=[.$D$10]; ([.$B774] - [.$D$10]) * [.D$9]; NA())" office:value-type="float" office:value="1.731284625" calcext:value-type="float">
            <text:p>1.731284625</text:p>
          </table:table-cell>
        </table:table-row>
        <table:table-row table:style-name="ro1">
          <table:table-cell table:number-columns-repeated="2" office:value-type="float" office:value="1377" calcext:value-type="float">
            <text:p>1377</text:p>
          </table:table-cell>
          <table:table-cell office:value-type="float" office:value="738" calcext:value-type="float">
            <text:p>738</text:p>
          </table:table-cell>
          <table:table-cell table:style-name="Default" table:formula="of:=IF([.$B775]&gt;=[.$D$10]; ([.$B775] - [.$D$10]) * [.D$9]; NA())" office:value-type="float" office:value="1.731284625" calcext:value-type="float">
            <text:p>1.731284625</text:p>
          </table:table-cell>
        </table:table-row>
        <table:table-row table:style-name="ro1">
          <table:table-cell table:number-columns-repeated="2" office:value-type="float" office:value="1379" calcext:value-type="float">
            <text:p>1379</text:p>
          </table:table-cell>
          <table:table-cell office:value-type="float" office:value="739" calcext:value-type="float">
            <text:p>739</text:p>
          </table:table-cell>
          <table:table-cell table:style-name="Default" table:formula="of:=IF([.$B776]&gt;=[.$D$10]; ([.$B776] - [.$D$10]) * [.D$9]; NA())" office:value-type="float" office:value="1.733368" calcext:value-type="float">
            <text:p>1.733368</text:p>
          </table:table-cell>
        </table:table-row>
        <table:table-row table:style-name="ro1">
          <table:table-cell table:number-columns-repeated="2" office:value-type="float" office:value="1377" calcext:value-type="float">
            <text:p>1377</text:p>
          </table:table-cell>
          <table:table-cell office:value-type="float" office:value="740" calcext:value-type="float">
            <text:p>740</text:p>
          </table:table-cell>
          <table:table-cell table:style-name="Default" table:formula="of:=IF([.$B777]&gt;=[.$D$10]; ([.$B777] - [.$D$10]) * [.D$9]; NA())" office:value-type="float" office:value="1.731284625" calcext:value-type="float">
            <text:p>1.731284625</text:p>
          </table:table-cell>
        </table:table-row>
        <table:table-row table:style-name="ro1">
          <table:table-cell table:number-columns-repeated="2" office:value-type="float" office:value="1381" calcext:value-type="float">
            <text:p>1381</text:p>
          </table:table-cell>
          <table:table-cell office:value-type="float" office:value="741" calcext:value-type="float">
            <text:p>741</text:p>
          </table:table-cell>
          <table:table-cell table:style-name="Default" table:formula="of:=IF([.$B778]&gt;=[.$D$10]; ([.$B778] - [.$D$10]) * [.D$9]; NA())" office:value-type="float" office:value="1.735451375" calcext:value-type="float">
            <text:p>1.735451375</text:p>
          </table:table-cell>
        </table:table-row>
        <table:table-row table:style-name="ro1">
          <table:table-cell table:number-columns-repeated="2" office:value-type="float" office:value="1381" calcext:value-type="float">
            <text:p>1381</text:p>
          </table:table-cell>
          <table:table-cell office:value-type="float" office:value="742" calcext:value-type="float">
            <text:p>742</text:p>
          </table:table-cell>
          <table:table-cell table:style-name="Default" table:formula="of:=IF([.$B779]&gt;=[.$D$10]; ([.$B779] - [.$D$10]) * [.D$9]; NA())" office:value-type="float" office:value="1.735451375" calcext:value-type="float">
            <text:p>1.735451375</text:p>
          </table:table-cell>
        </table:table-row>
        <table:table-row table:style-name="ro1">
          <table:table-cell table:number-columns-repeated="2" office:value-type="float" office:value="1383" calcext:value-type="float">
            <text:p>1383</text:p>
          </table:table-cell>
          <table:table-cell office:value-type="float" office:value="743" calcext:value-type="float">
            <text:p>743</text:p>
          </table:table-cell>
          <table:table-cell table:style-name="Default" table:formula="of:=IF([.$B780]&gt;=[.$D$10]; ([.$B780] - [.$D$10]) * [.D$9]; NA())" office:value-type="float" office:value="1.73753475" calcext:value-type="float">
            <text:p>1.73753475</text:p>
          </table:table-cell>
        </table:table-row>
        <table:table-row table:style-name="ro1">
          <table:table-cell table:number-columns-repeated="2" office:value-type="float" office:value="1377" calcext:value-type="float">
            <text:p>1377</text:p>
          </table:table-cell>
          <table:table-cell office:value-type="float" office:value="744" calcext:value-type="float">
            <text:p>744</text:p>
          </table:table-cell>
          <table:table-cell table:style-name="Default" table:formula="of:=IF([.$B781]&gt;=[.$D$10]; ([.$B781] - [.$D$10]) * [.D$9]; NA())" office:value-type="float" office:value="1.731284625" calcext:value-type="float">
            <text:p>1.731284625</text:p>
          </table:table-cell>
        </table:table-row>
        <table:table-row table:style-name="ro1">
          <table:table-cell table:number-columns-repeated="2" office:value-type="float" office:value="1385" calcext:value-type="float">
            <text:p>1385</text:p>
          </table:table-cell>
          <table:table-cell office:value-type="float" office:value="745" calcext:value-type="float">
            <text:p>745</text:p>
          </table:table-cell>
          <table:table-cell table:style-name="Default" table:formula="of:=IF([.$B782]&gt;=[.$D$10]; ([.$B782] - [.$D$10]) * [.D$9]; NA())" office:value-type="float" office:value="1.739618125" calcext:value-type="float">
            <text:p>1.739618125</text:p>
          </table:table-cell>
        </table:table-row>
        <table:table-row table:style-name="ro1">
          <table:table-cell table:number-columns-repeated="2" office:value-type="float" office:value="1385" calcext:value-type="float">
            <text:p>1385</text:p>
          </table:table-cell>
          <table:table-cell office:value-type="float" office:value="746" calcext:value-type="float">
            <text:p>746</text:p>
          </table:table-cell>
          <table:table-cell table:style-name="Default" table:formula="of:=IF([.$B783]&gt;=[.$D$10]; ([.$B783] - [.$D$10]) * [.D$9]; NA())" office:value-type="float" office:value="1.739618125" calcext:value-type="float">
            <text:p>1.739618125</text:p>
          </table:table-cell>
        </table:table-row>
        <table:table-row table:style-name="ro1">
          <table:table-cell table:number-columns-repeated="2" office:value-type="float" office:value="1387" calcext:value-type="float">
            <text:p>1387</text:p>
          </table:table-cell>
          <table:table-cell office:value-type="float" office:value="747" calcext:value-type="float">
            <text:p>747</text:p>
          </table:table-cell>
          <table:table-cell table:style-name="Default" table:formula="of:=IF([.$B784]&gt;=[.$D$10]; ([.$B784] - [.$D$10]) * [.D$9]; NA())" office:value-type="float" office:value="1.7417015" calcext:value-type="float">
            <text:p>1.7417015</text:p>
          </table:table-cell>
        </table:table-row>
        <table:table-row table:style-name="ro1">
          <table:table-cell table:number-columns-repeated="2" office:value-type="float" office:value="1387" calcext:value-type="float">
            <text:p>1387</text:p>
          </table:table-cell>
          <table:table-cell office:value-type="float" office:value="748" calcext:value-type="float">
            <text:p>748</text:p>
          </table:table-cell>
          <table:table-cell table:style-name="Default" table:formula="of:=IF([.$B785]&gt;=[.$D$10]; ([.$B785] - [.$D$10]) * [.D$9]; NA())" office:value-type="float" office:value="1.7417015" calcext:value-type="float">
            <text:p>1.7417015</text:p>
          </table:table-cell>
        </table:table-row>
        <table:table-row table:style-name="ro1">
          <table:table-cell table:number-columns-repeated="2" office:value-type="float" office:value="1389" calcext:value-type="float">
            <text:p>1389</text:p>
          </table:table-cell>
          <table:table-cell office:value-type="float" office:value="749" calcext:value-type="float">
            <text:p>749</text:p>
          </table:table-cell>
          <table:table-cell table:style-name="Default" table:formula="of:=IF([.$B786]&gt;=[.$D$10]; ([.$B786] - [.$D$10]) * [.D$9]; NA())" office:value-type="float" office:value="1.743784875" calcext:value-type="float">
            <text:p>1.743784875</text:p>
          </table:table-cell>
        </table:table-row>
        <table:table-row table:style-name="ro1">
          <table:table-cell table:number-columns-repeated="2" office:value-type="float" office:value="1389" calcext:value-type="float">
            <text:p>1389</text:p>
          </table:table-cell>
          <table:table-cell office:value-type="float" office:value="750" calcext:value-type="float">
            <text:p>750</text:p>
          </table:table-cell>
          <table:table-cell table:style-name="Default" table:formula="of:=IF([.$B787]&gt;=[.$D$10]; ([.$B787] - [.$D$10]) * [.D$9]; NA())" office:value-type="float" office:value="1.743784875" calcext:value-type="float">
            <text:p>1.743784875</text:p>
          </table:table-cell>
        </table:table-row>
        <table:table-row table:style-name="ro1">
          <table:table-cell table:number-columns-repeated="2" office:value-type="float" office:value="1391" calcext:value-type="float">
            <text:p>1391</text:p>
          </table:table-cell>
          <table:table-cell office:value-type="float" office:value="751" calcext:value-type="float">
            <text:p>751</text:p>
          </table:table-cell>
          <table:table-cell table:style-name="Default" table:formula="of:=IF([.$B788]&gt;=[.$D$10]; ([.$B788] - [.$D$10]) * [.D$9]; NA())" office:value-type="float" office:value="1.74586825" calcext:value-type="float">
            <text:p>1.74586825</text:p>
          </table:table-cell>
        </table:table-row>
        <table:table-row table:style-name="ro1">
          <table:table-cell table:number-columns-repeated="2" office:value-type="float" office:value="1385" calcext:value-type="float">
            <text:p>1385</text:p>
          </table:table-cell>
          <table:table-cell office:value-type="float" office:value="752" calcext:value-type="float">
            <text:p>752</text:p>
          </table:table-cell>
          <table:table-cell table:style-name="Default" table:formula="of:=IF([.$B789]&gt;=[.$D$10]; ([.$B789] - [.$D$10]) * [.D$9]; NA())" office:value-type="float" office:value="1.739618125" calcext:value-type="float">
            <text:p>1.739618125</text:p>
          </table:table-cell>
        </table:table-row>
        <table:table-row table:style-name="ro1">
          <table:table-cell table:number-columns-repeated="2" office:value-type="float" office:value="1393" calcext:value-type="float">
            <text:p>1393</text:p>
          </table:table-cell>
          <table:table-cell office:value-type="float" office:value="753" calcext:value-type="float">
            <text:p>753</text:p>
          </table:table-cell>
          <table:table-cell table:style-name="Default" table:formula="of:=IF([.$B790]&gt;=[.$D$10]; ([.$B790] - [.$D$10]) * [.D$9]; NA())" office:value-type="float" office:value="1.747951625" calcext:value-type="float">
            <text:p>1.747951625</text:p>
          </table:table-cell>
        </table:table-row>
        <table:table-row table:style-name="ro1">
          <table:table-cell table:number-columns-repeated="2" office:value-type="float" office:value="1393" calcext:value-type="float">
            <text:p>1393</text:p>
          </table:table-cell>
          <table:table-cell office:value-type="float" office:value="754" calcext:value-type="float">
            <text:p>754</text:p>
          </table:table-cell>
          <table:table-cell table:style-name="Default" table:formula="of:=IF([.$B791]&gt;=[.$D$10]; ([.$B791] - [.$D$10]) * [.D$9]; NA())" office:value-type="float" office:value="1.747951625" calcext:value-type="float">
            <text:p>1.747951625</text:p>
          </table:table-cell>
        </table:table-row>
        <table:table-row table:style-name="ro1">
          <table:table-cell table:number-columns-repeated="2" office:value-type="float" office:value="1395" calcext:value-type="float">
            <text:p>1395</text:p>
          </table:table-cell>
          <table:table-cell office:value-type="float" office:value="755" calcext:value-type="float">
            <text:p>755</text:p>
          </table:table-cell>
          <table:table-cell table:style-name="Default" table:formula="of:=IF([.$B792]&gt;=[.$D$10]; ([.$B792] - [.$D$10]) * [.D$9]; NA())" office:value-type="float" office:value="1.750035" calcext:value-type="float">
            <text:p>1.750035</text:p>
          </table:table-cell>
        </table:table-row>
        <table:table-row table:style-name="ro1">
          <table:table-cell table:number-columns-repeated="2" office:value-type="float" office:value="1393" calcext:value-type="float">
            <text:p>1393</text:p>
          </table:table-cell>
          <table:table-cell office:value-type="float" office:value="756" calcext:value-type="float">
            <text:p>756</text:p>
          </table:table-cell>
          <table:table-cell table:style-name="Default" table:formula="of:=IF([.$B793]&gt;=[.$D$10]; ([.$B793] - [.$D$10]) * [.D$9]; NA())" office:value-type="float" office:value="1.747951625" calcext:value-type="float">
            <text:p>1.747951625</text:p>
          </table:table-cell>
        </table:table-row>
        <table:table-row table:style-name="ro1">
          <table:table-cell table:number-columns-repeated="2" office:value-type="float" office:value="1397" calcext:value-type="float">
            <text:p>1397</text:p>
          </table:table-cell>
          <table:table-cell office:value-type="float" office:value="757" calcext:value-type="float">
            <text:p>757</text:p>
          </table:table-cell>
          <table:table-cell table:style-name="Default" table:formula="of:=IF([.$B794]&gt;=[.$D$10]; ([.$B794] - [.$D$10]) * [.D$9]; NA())" office:value-type="float" office:value="1.752118375" calcext:value-type="float">
            <text:p>1.752118375</text:p>
          </table:table-cell>
        </table:table-row>
        <table:table-row table:style-name="ro1">
          <table:table-cell table:number-columns-repeated="2" office:value-type="float" office:value="1397" calcext:value-type="float">
            <text:p>1397</text:p>
          </table:table-cell>
          <table:table-cell office:value-type="float" office:value="758" calcext:value-type="float">
            <text:p>758</text:p>
          </table:table-cell>
          <table:table-cell table:style-name="Default" table:formula="of:=IF([.$B795]&gt;=[.$D$10]; ([.$B795] - [.$D$10]) * [.D$9]; NA())" office:value-type="float" office:value="1.752118375" calcext:value-type="float">
            <text:p>1.752118375</text:p>
          </table:table-cell>
        </table:table-row>
        <table:table-row table:style-name="ro1">
          <table:table-cell table:number-columns-repeated="2" office:value-type="float" office:value="1399" calcext:value-type="float">
            <text:p>1399</text:p>
          </table:table-cell>
          <table:table-cell office:value-type="float" office:value="759" calcext:value-type="float">
            <text:p>759</text:p>
          </table:table-cell>
          <table:table-cell table:style-name="Default" table:formula="of:=IF([.$B796]&gt;=[.$D$10]; ([.$B796] - [.$D$10]) * [.D$9]; NA())" office:value-type="float" office:value="1.75420175" calcext:value-type="float">
            <text:p>1.75420175</text:p>
          </table:table-cell>
        </table:table-row>
        <table:table-row table:style-name="ro1">
          <table:table-cell table:number-columns-repeated="2" office:value-type="float" office:value="1393" calcext:value-type="float">
            <text:p>1393</text:p>
          </table:table-cell>
          <table:table-cell office:value-type="float" office:value="760" calcext:value-type="float">
            <text:p>760</text:p>
          </table:table-cell>
          <table:table-cell table:style-name="Default" table:formula="of:=IF([.$B797]&gt;=[.$D$10]; ([.$B797] - [.$D$10]) * [.D$9]; NA())" office:value-type="float" office:value="1.747951625" calcext:value-type="float">
            <text:p>1.747951625</text:p>
          </table:table-cell>
        </table:table-row>
        <table:table-row table:style-name="ro1">
          <table:table-cell table:number-columns-repeated="2" office:value-type="float" office:value="1401" calcext:value-type="float">
            <text:p>1401</text:p>
          </table:table-cell>
          <table:table-cell office:value-type="float" office:value="761" calcext:value-type="float">
            <text:p>761</text:p>
          </table:table-cell>
          <table:table-cell table:style-name="Default" table:formula="of:=IF([.$B798]&gt;=[.$D$10]; ([.$B798] - [.$D$10]) * [.D$9]; NA())" office:value-type="float" office:value="1.756285125" calcext:value-type="float">
            <text:p>1.756285125</text:p>
          </table:table-cell>
        </table:table-row>
        <table:table-row table:style-name="ro1">
          <table:table-cell table:number-columns-repeated="2" office:value-type="float" office:value="1401" calcext:value-type="float">
            <text:p>1401</text:p>
          </table:table-cell>
          <table:table-cell office:value-type="float" office:value="762" calcext:value-type="float">
            <text:p>762</text:p>
          </table:table-cell>
          <table:table-cell table:style-name="Default" table:formula="of:=IF([.$B799]&gt;=[.$D$10]; ([.$B799] - [.$D$10]) * [.D$9]; NA())" office:value-type="float" office:value="1.756285125" calcext:value-type="float">
            <text:p>1.756285125</text:p>
          </table:table-cell>
        </table:table-row>
        <table:table-row table:style-name="ro1">
          <table:table-cell table:number-columns-repeated="2" office:value-type="float" office:value="1403" calcext:value-type="float">
            <text:p>1403</text:p>
          </table:table-cell>
          <table:table-cell office:value-type="float" office:value="763" calcext:value-type="float">
            <text:p>763</text:p>
          </table:table-cell>
          <table:table-cell table:style-name="Default" table:formula="of:=IF([.$B800]&gt;=[.$D$10]; ([.$B800] - [.$D$10]) * [.D$9]; NA())" office:value-type="float" office:value="1.7583685" calcext:value-type="float">
            <text:p>1.7583685</text:p>
          </table:table-cell>
        </table:table-row>
        <table:table-row table:style-name="ro1">
          <table:table-cell table:number-columns-repeated="2" office:value-type="float" office:value="1403" calcext:value-type="float">
            <text:p>1403</text:p>
          </table:table-cell>
          <table:table-cell office:value-type="float" office:value="764" calcext:value-type="float">
            <text:p>764</text:p>
          </table:table-cell>
          <table:table-cell table:style-name="Default" table:formula="of:=IF([.$B801]&gt;=[.$D$10]; ([.$B801] - [.$D$10]) * [.D$9]; NA())" office:value-type="float" office:value="1.7583685" calcext:value-type="float">
            <text:p>1.7583685</text:p>
          </table:table-cell>
        </table:table-row>
        <table:table-row table:style-name="ro1">
          <table:table-cell table:number-columns-repeated="2" office:value-type="float" office:value="1405" calcext:value-type="float">
            <text:p>1405</text:p>
          </table:table-cell>
          <table:table-cell office:value-type="float" office:value="765" calcext:value-type="float">
            <text:p>765</text:p>
          </table:table-cell>
          <table:table-cell table:style-name="Default" table:formula="of:=IF([.$B802]&gt;=[.$D$10]; ([.$B802] - [.$D$10]) * [.D$9]; NA())" office:value-type="float" office:value="1.760451875" calcext:value-type="float">
            <text:p>1.760451875</text:p>
          </table:table-cell>
        </table:table-row>
        <table:table-row table:style-name="ro1">
          <table:table-cell table:number-columns-repeated="2" office:value-type="float" office:value="1405" calcext:value-type="float">
            <text:p>1405</text:p>
          </table:table-cell>
          <table:table-cell office:value-type="float" office:value="766" calcext:value-type="float">
            <text:p>766</text:p>
          </table:table-cell>
          <table:table-cell table:style-name="Default" table:formula="of:=IF([.$B803]&gt;=[.$D$10]; ([.$B803] - [.$D$10]) * [.D$9]; NA())" office:value-type="float" office:value="1.760451875" calcext:value-type="float">
            <text:p>1.760451875</text:p>
          </table:table-cell>
        </table:table-row>
        <table:table-row table:style-name="ro1">
          <table:table-cell table:number-columns-repeated="2" office:value-type="float" office:value="1407" calcext:value-type="float">
            <text:p>1407</text:p>
          </table:table-cell>
          <table:table-cell office:value-type="float" office:value="767" calcext:value-type="float">
            <text:p>767</text:p>
          </table:table-cell>
          <table:table-cell table:style-name="Default" table:formula="of:=IF([.$B804]&gt;=[.$D$10]; ([.$B804] - [.$D$10]) * [.D$9]; NA())" office:value-type="float" office:value="1.76253525" calcext:value-type="float">
            <text:p>1.76253525</text:p>
          </table:table-cell>
        </table:table-row>
        <table:table-row table:style-name="ro1">
          <table:table-cell table:number-columns-repeated="2" office:value-type="float" office:value="1297" calcext:value-type="float">
            <text:p>1297</text:p>
          </table:table-cell>
          <table:table-cell office:value-type="float" office:value="768" calcext:value-type="float">
            <text:p>768</text:p>
          </table:table-cell>
          <table:table-cell table:style-name="Default" table:formula="of:=IF([.$B805]&gt;=[.$D$10]; ([.$B805] - [.$D$10]) * [.D$9]; NA())" office:value-type="float" office:value="1.647949625" calcext:value-type="float">
            <text:p>1.647949625</text:p>
          </table:table-cell>
        </table:table-row>
        <table:table-row table:style-name="ro1">
          <table:table-cell table:number-columns-repeated="2" office:value-type="float" office:value="1425" calcext:value-type="float">
            <text:p>1425</text:p>
          </table:table-cell>
          <table:table-cell office:value-type="float" office:value="769" calcext:value-type="float">
            <text:p>769</text:p>
          </table:table-cell>
          <table:table-cell table:style-name="Default" table:formula="of:=IF([.$B806]&gt;=[.$D$10]; ([.$B806] - [.$D$10]) * [.D$9]; NA())" office:value-type="float" office:value="1.781285625" calcext:value-type="float">
            <text:p>1.781285625</text:p>
          </table:table-cell>
        </table:table-row>
        <table:table-row table:style-name="ro1">
          <table:table-cell table:number-columns-repeated="2" office:value-type="float" office:value="1409" calcext:value-type="float">
            <text:p>1409</text:p>
          </table:table-cell>
          <table:table-cell office:value-type="float" office:value="770" calcext:value-type="float">
            <text:p>770</text:p>
          </table:table-cell>
          <table:table-cell table:style-name="Default" table:formula="of:=IF([.$B807]&gt;=[.$D$10]; ([.$B807] - [.$D$10]) * [.D$9]; NA())" office:value-type="float" office:value="1.764618625" calcext:value-type="float">
            <text:p>1.764618625</text:p>
          </table:table-cell>
        </table:table-row>
        <table:table-row table:style-name="ro1">
          <table:table-cell table:number-columns-repeated="2" office:value-type="float" office:value="1411" calcext:value-type="float">
            <text:p>1411</text:p>
          </table:table-cell>
          <table:table-cell office:value-type="float" office:value="771" calcext:value-type="float">
            <text:p>771</text:p>
          </table:table-cell>
          <table:table-cell table:style-name="Default" table:formula="of:=IF([.$B808]&gt;=[.$D$10]; ([.$B808] - [.$D$10]) * [.D$9]; NA())" office:value-type="float" office:value="1.766702" calcext:value-type="float">
            <text:p>1.766702</text:p>
          </table:table-cell>
        </table:table-row>
        <table:table-row table:style-name="ro1">
          <table:table-cell table:number-columns-repeated="2" office:value-type="float" office:value="1409" calcext:value-type="float">
            <text:p>1409</text:p>
          </table:table-cell>
          <table:table-cell office:value-type="float" office:value="772" calcext:value-type="float">
            <text:p>772</text:p>
          </table:table-cell>
          <table:table-cell table:style-name="Default" table:formula="of:=IF([.$B809]&gt;=[.$D$10]; ([.$B809] - [.$D$10]) * [.D$9]; NA())" office:value-type="float" office:value="1.764618625" calcext:value-type="float">
            <text:p>1.764618625</text:p>
          </table:table-cell>
        </table:table-row>
        <table:table-row table:style-name="ro1">
          <table:table-cell table:number-columns-repeated="2" office:value-type="float" office:value="1413" calcext:value-type="float">
            <text:p>1413</text:p>
          </table:table-cell>
          <table:table-cell office:value-type="float" office:value="773" calcext:value-type="float">
            <text:p>773</text:p>
          </table:table-cell>
          <table:table-cell table:style-name="Default" table:formula="of:=IF([.$B810]&gt;=[.$D$10]; ([.$B810] - [.$D$10]) * [.D$9]; NA())" office:value-type="float" office:value="1.768785375" calcext:value-type="float">
            <text:p>1.768785375</text:p>
          </table:table-cell>
        </table:table-row>
        <table:table-row table:style-name="ro1">
          <table:table-cell table:number-columns-repeated="2" office:value-type="float" office:value="1413" calcext:value-type="float">
            <text:p>1413</text:p>
          </table:table-cell>
          <table:table-cell office:value-type="float" office:value="774" calcext:value-type="float">
            <text:p>774</text:p>
          </table:table-cell>
          <table:table-cell table:style-name="Default" table:formula="of:=IF([.$B811]&gt;=[.$D$10]; ([.$B811] - [.$D$10]) * [.D$9]; NA())" office:value-type="float" office:value="1.768785375" calcext:value-type="float">
            <text:p>1.768785375</text:p>
          </table:table-cell>
        </table:table-row>
        <table:table-row table:style-name="ro1">
          <table:table-cell table:number-columns-repeated="2" office:value-type="float" office:value="1415" calcext:value-type="float">
            <text:p>1415</text:p>
          </table:table-cell>
          <table:table-cell office:value-type="float" office:value="775" calcext:value-type="float">
            <text:p>775</text:p>
          </table:table-cell>
          <table:table-cell table:style-name="Default" table:formula="of:=IF([.$B812]&gt;=[.$D$10]; ([.$B812] - [.$D$10]) * [.D$9]; NA())" office:value-type="float" office:value="1.77086875" calcext:value-type="float">
            <text:p>1.77086875</text:p>
          </table:table-cell>
        </table:table-row>
        <table:table-row table:style-name="ro1">
          <table:table-cell table:number-columns-repeated="2" office:value-type="float" office:value="1415" calcext:value-type="float">
            <text:p>1415</text:p>
          </table:table-cell>
          <table:table-cell office:value-type="float" office:value="776" calcext:value-type="float">
            <text:p>776</text:p>
          </table:table-cell>
          <table:table-cell table:style-name="Default" table:formula="of:=IF([.$B813]&gt;=[.$D$10]; ([.$B813] - [.$D$10]) * [.D$9]; NA())" office:value-type="float" office:value="1.77086875" calcext:value-type="float">
            <text:p>1.77086875</text:p>
          </table:table-cell>
        </table:table-row>
        <table:table-row table:style-name="ro1">
          <table:table-cell table:number-columns-repeated="2" office:value-type="float" office:value="1417" calcext:value-type="float">
            <text:p>1417</text:p>
          </table:table-cell>
          <table:table-cell office:value-type="float" office:value="777" calcext:value-type="float">
            <text:p>777</text:p>
          </table:table-cell>
          <table:table-cell table:style-name="Default" table:formula="of:=IF([.$B814]&gt;=[.$D$10]; ([.$B814] - [.$D$10]) * [.D$9]; NA())" office:value-type="float" office:value="1.772952125" calcext:value-type="float">
            <text:p>1.772952125</text:p>
          </table:table-cell>
        </table:table-row>
        <table:table-row table:style-name="ro1">
          <table:table-cell table:number-columns-repeated="2" office:value-type="float" office:value="1419" calcext:value-type="float">
            <text:p>1419</text:p>
          </table:table-cell>
          <table:table-cell office:value-type="float" office:value="778" calcext:value-type="float">
            <text:p>778</text:p>
          </table:table-cell>
          <table:table-cell table:style-name="Default" table:formula="of:=IF([.$B815]&gt;=[.$D$10]; ([.$B815] - [.$D$10]) * [.D$9]; NA())" office:value-type="float" office:value="1.7750355" calcext:value-type="float">
            <text:p>1.7750355</text:p>
          </table:table-cell>
        </table:table-row>
        <table:table-row table:style-name="ro1">
          <table:table-cell table:number-columns-repeated="2" office:value-type="float" office:value="1419" calcext:value-type="float">
            <text:p>1419</text:p>
          </table:table-cell>
          <table:table-cell office:value-type="float" office:value="779" calcext:value-type="float">
            <text:p>779</text:p>
          </table:table-cell>
          <table:table-cell table:style-name="Default" table:formula="of:=IF([.$B816]&gt;=[.$D$10]; ([.$B816] - [.$D$10]) * [.D$9]; NA())" office:value-type="float" office:value="1.7750355" calcext:value-type="float">
            <text:p>1.7750355</text:p>
          </table:table-cell>
        </table:table-row>
        <table:table-row table:style-name="ro1">
          <table:table-cell table:number-columns-repeated="2" office:value-type="float" office:value="1419" calcext:value-type="float">
            <text:p>1419</text:p>
          </table:table-cell>
          <table:table-cell office:value-type="float" office:value="780" calcext:value-type="float">
            <text:p>780</text:p>
          </table:table-cell>
          <table:table-cell table:style-name="Default" table:formula="of:=IF([.$B817]&gt;=[.$D$10]; ([.$B817] - [.$D$10]) * [.D$9]; NA())" office:value-type="float" office:value="1.7750355" calcext:value-type="float">
            <text:p>1.7750355</text:p>
          </table:table-cell>
        </table:table-row>
        <table:table-row table:style-name="ro1">
          <table:table-cell table:number-columns-repeated="2" office:value-type="float" office:value="1421" calcext:value-type="float">
            <text:p>1421</text:p>
          </table:table-cell>
          <table:table-cell office:value-type="float" office:value="781" calcext:value-type="float">
            <text:p>781</text:p>
          </table:table-cell>
          <table:table-cell table:style-name="Default" table:formula="of:=IF([.$B818]&gt;=[.$D$10]; ([.$B818] - [.$D$10]) * [.D$9]; NA())" office:value-type="float" office:value="1.777118875" calcext:value-type="float">
            <text:p>1.777118875</text:p>
          </table:table-cell>
        </table:table-row>
        <table:table-row table:style-name="ro1">
          <table:table-cell table:number-columns-repeated="2" office:value-type="float" office:value="1421" calcext:value-type="float">
            <text:p>1421</text:p>
          </table:table-cell>
          <table:table-cell office:value-type="float" office:value="782" calcext:value-type="float">
            <text:p>782</text:p>
          </table:table-cell>
          <table:table-cell table:style-name="Default" table:formula="of:=IF([.$B819]&gt;=[.$D$10]; ([.$B819] - [.$D$10]) * [.D$9]; NA())" office:value-type="float" office:value="1.777118875" calcext:value-type="float">
            <text:p>1.777118875</text:p>
          </table:table-cell>
        </table:table-row>
        <table:table-row table:style-name="ro1">
          <table:table-cell table:number-columns-repeated="2" office:value-type="float" office:value="1423" calcext:value-type="float">
            <text:p>1423</text:p>
          </table:table-cell>
          <table:table-cell office:value-type="float" office:value="783" calcext:value-type="float">
            <text:p>783</text:p>
          </table:table-cell>
          <table:table-cell table:style-name="Default" table:formula="of:=IF([.$B820]&gt;=[.$D$10]; ([.$B820] - [.$D$10]) * [.D$9]; NA())" office:value-type="float" office:value="1.77920225" calcext:value-type="float">
            <text:p>1.77920225</text:p>
          </table:table-cell>
        </table:table-row>
        <table:table-row table:style-name="ro1">
          <table:table-cell table:number-columns-repeated="2" office:value-type="float" office:value="1423" calcext:value-type="float">
            <text:p>1423</text:p>
          </table:table-cell>
          <table:table-cell office:value-type="float" office:value="784" calcext:value-type="float">
            <text:p>784</text:p>
          </table:table-cell>
          <table:table-cell table:style-name="Default" table:formula="of:=IF([.$B821]&gt;=[.$D$10]; ([.$B821] - [.$D$10]) * [.D$9]; NA())" office:value-type="float" office:value="1.77920225" calcext:value-type="float">
            <text:p>1.77920225</text:p>
          </table:table-cell>
        </table:table-row>
        <table:table-row table:style-name="ro1">
          <table:table-cell table:number-columns-repeated="2" office:value-type="float" office:value="1427" calcext:value-type="float">
            <text:p>1427</text:p>
          </table:table-cell>
          <table:table-cell office:value-type="float" office:value="785" calcext:value-type="float">
            <text:p>785</text:p>
          </table:table-cell>
          <table:table-cell table:style-name="Default" table:formula="of:=IF([.$B822]&gt;=[.$D$10]; ([.$B822] - [.$D$10]) * [.D$9]; NA())" office:value-type="float" office:value="1.783369" calcext:value-type="float">
            <text:p>1.783369</text:p>
          </table:table-cell>
        </table:table-row>
        <table:table-row table:style-name="ro1">
          <table:table-cell table:number-columns-repeated="2" office:value-type="float" office:value="1427" calcext:value-type="float">
            <text:p>1427</text:p>
          </table:table-cell>
          <table:table-cell office:value-type="float" office:value="786" calcext:value-type="float">
            <text:p>786</text:p>
          </table:table-cell>
          <table:table-cell table:style-name="Default" table:formula="of:=IF([.$B823]&gt;=[.$D$10]; ([.$B823] - [.$D$10]) * [.D$9]; NA())" office:value-type="float" office:value="1.783369" calcext:value-type="float">
            <text:p>1.783369</text:p>
          </table:table-cell>
        </table:table-row>
        <table:table-row table:style-name="ro1">
          <table:table-cell table:number-columns-repeated="2" office:value-type="float" office:value="1427" calcext:value-type="float">
            <text:p>1427</text:p>
          </table:table-cell>
          <table:table-cell office:value-type="float" office:value="787" calcext:value-type="float">
            <text:p>787</text:p>
          </table:table-cell>
          <table:table-cell table:style-name="Default" table:formula="of:=IF([.$B824]&gt;=[.$D$10]; ([.$B824] - [.$D$10]) * [.D$9]; NA())" office:value-type="float" office:value="1.783369" calcext:value-type="float">
            <text:p>1.783369</text:p>
          </table:table-cell>
        </table:table-row>
        <table:table-row table:style-name="ro1">
          <table:table-cell table:number-columns-repeated="2" office:value-type="float" office:value="1427" calcext:value-type="float">
            <text:p>1427</text:p>
          </table:table-cell>
          <table:table-cell office:value-type="float" office:value="788" calcext:value-type="float">
            <text:p>788</text:p>
          </table:table-cell>
          <table:table-cell table:style-name="Default" table:formula="of:=IF([.$B825]&gt;=[.$D$10]; ([.$B825] - [.$D$10]) * [.D$9]; NA())" office:value-type="float" office:value="1.783369" calcext:value-type="float">
            <text:p>1.783369</text:p>
          </table:table-cell>
        </table:table-row>
        <table:table-row table:style-name="ro1">
          <table:table-cell table:number-columns-repeated="2" office:value-type="float" office:value="1429" calcext:value-type="float">
            <text:p>1429</text:p>
          </table:table-cell>
          <table:table-cell office:value-type="float" office:value="789" calcext:value-type="float">
            <text:p>789</text:p>
          </table:table-cell>
          <table:table-cell table:style-name="Default" table:formula="of:=IF([.$B826]&gt;=[.$D$10]; ([.$B826] - [.$D$10]) * [.D$9]; NA())" office:value-type="float" office:value="1.785452375" calcext:value-type="float">
            <text:p>1.785452375</text:p>
          </table:table-cell>
        </table:table-row>
        <table:table-row table:style-name="ro1">
          <table:table-cell table:number-columns-repeated="2" office:value-type="float" office:value="1431" calcext:value-type="float">
            <text:p>1431</text:p>
          </table:table-cell>
          <table:table-cell office:value-type="float" office:value="790" calcext:value-type="float">
            <text:p>790</text:p>
          </table:table-cell>
          <table:table-cell table:style-name="Default" table:formula="of:=IF([.$B827]&gt;=[.$D$10]; ([.$B827] - [.$D$10]) * [.D$9]; NA())" office:value-type="float" office:value="1.78753575" calcext:value-type="float">
            <text:p>1.78753575</text:p>
          </table:table-cell>
        </table:table-row>
        <table:table-row table:style-name="ro1">
          <table:table-cell table:number-columns-repeated="2" office:value-type="float" office:value="1431" calcext:value-type="float">
            <text:p>1431</text:p>
          </table:table-cell>
          <table:table-cell office:value-type="float" office:value="791" calcext:value-type="float">
            <text:p>791</text:p>
          </table:table-cell>
          <table:table-cell table:style-name="Default" table:formula="of:=IF([.$B828]&gt;=[.$D$10]; ([.$B828] - [.$D$10]) * [.D$9]; NA())" office:value-type="float" office:value="1.78753575" calcext:value-type="float">
            <text:p>1.7875357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2" calcext:value-type="float">
            <text:p>792</text:p>
          </table:table-cell>
          <table:table-cell table:style-name="Default" table:formula="of:=IF([.$B829]&gt;=[.$D$10]; ([.$B829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3" calcext:value-type="float">
            <text:p>793</text:p>
          </table:table-cell>
          <table:table-cell table:style-name="Default" table:formula="of:=IF([.$B830]&gt;=[.$D$10]; ([.$B830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4" calcext:value-type="float">
            <text:p>794</text:p>
          </table:table-cell>
          <table:table-cell table:style-name="Default" table:formula="of:=IF([.$B831]&gt;=[.$D$10]; ([.$B831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5" calcext:value-type="float">
            <text:p>795</text:p>
          </table:table-cell>
          <table:table-cell table:style-name="Default" table:formula="of:=IF([.$B832]&gt;=[.$D$10]; ([.$B832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6" calcext:value-type="float">
            <text:p>796</text:p>
          </table:table-cell>
          <table:table-cell table:style-name="Default" table:formula="of:=IF([.$B833]&gt;=[.$D$10]; ([.$B833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7" calcext:value-type="float">
            <text:p>1437</text:p>
          </table:table-cell>
          <table:table-cell office:value-type="float" office:value="797" calcext:value-type="float">
            <text:p>797</text:p>
          </table:table-cell>
          <table:table-cell table:style-name="Default" table:formula="of:=IF([.$B834]&gt;=[.$D$10]; ([.$B834] - [.$D$10]) * [.D$9]; NA())" office:value-type="float" office:value="1.793785875" calcext:value-type="float">
            <text:p>1.793785875</text:p>
          </table:table-cell>
        </table:table-row>
        <table:table-row table:style-name="ro1">
          <table:table-cell table:number-columns-repeated="2" office:value-type="float" office:value="1439" calcext:value-type="float">
            <text:p>1439</text:p>
          </table:table-cell>
          <table:table-cell office:value-type="float" office:value="798" calcext:value-type="float">
            <text:p>798</text:p>
          </table:table-cell>
          <table:table-cell table:style-name="Default" table:formula="of:=IF([.$B835]&gt;=[.$D$10]; ([.$B835] - [.$D$10]) * [.D$9]; NA())" office:value-type="float" office:value="1.79586925" calcext:value-type="float">
            <text:p>1.79586925</text:p>
          </table:table-cell>
        </table:table-row>
        <table:table-row table:style-name="ro1">
          <table:table-cell table:number-columns-repeated="2" office:value-type="float" office:value="1439" calcext:value-type="float">
            <text:p>1439</text:p>
          </table:table-cell>
          <table:table-cell office:value-type="float" office:value="799" calcext:value-type="float">
            <text:p>799</text:p>
          </table:table-cell>
          <table:table-cell table:style-name="Default" table:formula="of:=IF([.$B836]&gt;=[.$D$10]; ([.$B836] - [.$D$10]) * [.D$9]; NA())" office:value-type="float" office:value="1.79586925" calcext:value-type="float">
            <text:p>1.79586925</text:p>
          </table:table-cell>
        </table:table-row>
        <table:table-row table:style-name="ro1">
          <table:table-cell table:number-columns-repeated="2" office:value-type="float" office:value="1439" calcext:value-type="float">
            <text:p>1439</text:p>
          </table:table-cell>
          <table:table-cell office:value-type="float" office:value="800" calcext:value-type="float">
            <text:p>800</text:p>
          </table:table-cell>
          <table:table-cell table:style-name="Default" table:formula="of:=IF([.$B837]&gt;=[.$D$10]; ([.$B837] - [.$D$10]) * [.D$9]; NA())" office:value-type="float" office:value="1.79586925" calcext:value-type="float">
            <text:p>1.79586925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1" calcext:value-type="float">
            <text:p>801</text:p>
          </table:table-cell>
          <table:table-cell table:style-name="Default" table:formula="of:=IF([.$B838]&gt;=[.$D$10]; ([.$B838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2" calcext:value-type="float">
            <text:p>802</text:p>
          </table:table-cell>
          <table:table-cell table:style-name="Default" table:formula="of:=IF([.$B839]&gt;=[.$D$10]; ([.$B839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3" calcext:value-type="float">
            <text:p>803</text:p>
          </table:table-cell>
          <table:table-cell table:style-name="Default" table:formula="of:=IF([.$B840]&gt;=[.$D$10]; ([.$B840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4" calcext:value-type="float">
            <text:p>804</text:p>
          </table:table-cell>
          <table:table-cell table:style-name="Default" table:formula="of:=IF([.$B841]&gt;=[.$D$10]; ([.$B841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47" calcext:value-type="float">
            <text:p>1447</text:p>
          </table:table-cell>
          <table:table-cell office:value-type="float" office:value="805" calcext:value-type="float">
            <text:p>805</text:p>
          </table:table-cell>
          <table:table-cell table:style-name="Default" table:formula="of:=IF([.$B842]&gt;=[.$D$10]; ([.$B842] - [.$D$10]) * [.D$9]; NA())" office:value-type="float" office:value="1.80420275" calcext:value-type="float">
            <text:p>1.80420275</text:p>
          </table:table-cell>
        </table:table-row>
        <table:table-row table:style-name="ro1">
          <table:table-cell table:number-columns-repeated="2" office:value-type="float" office:value="1447" calcext:value-type="float">
            <text:p>1447</text:p>
          </table:table-cell>
          <table:table-cell office:value-type="float" office:value="806" calcext:value-type="float">
            <text:p>806</text:p>
          </table:table-cell>
          <table:table-cell table:style-name="Default" table:formula="of:=IF([.$B843]&gt;=[.$D$10]; ([.$B843] - [.$D$10]) * [.D$9]; NA())" office:value-type="float" office:value="1.80420275" calcext:value-type="float">
            <text:p>1.80420275</text:p>
          </table:table-cell>
        </table:table-row>
        <table:table-row table:style-name="ro1">
          <table:table-cell table:number-columns-repeated="2" office:value-type="float" office:value="1447" calcext:value-type="float">
            <text:p>1447</text:p>
          </table:table-cell>
          <table:table-cell office:value-type="float" office:value="807" calcext:value-type="float">
            <text:p>807</text:p>
          </table:table-cell>
          <table:table-cell table:style-name="Default" table:formula="of:=IF([.$B844]&gt;=[.$D$10]; ([.$B844] - [.$D$10]) * [.D$9]; NA())" office:value-type="float" office:value="1.80420275" calcext:value-type="float">
            <text:p>1.80420275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8" calcext:value-type="float">
            <text:p>808</text:p>
          </table:table-cell>
          <table:table-cell table:style-name="Default" table:formula="of:=IF([.$B845]&gt;=[.$D$10]; ([.$B845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51" calcext:value-type="float">
            <text:p>1451</text:p>
          </table:table-cell>
          <table:table-cell office:value-type="float" office:value="809" calcext:value-type="float">
            <text:p>809</text:p>
          </table:table-cell>
          <table:table-cell table:style-name="Default" table:formula="of:=IF([.$B846]&gt;=[.$D$10]; ([.$B846] - [.$D$10]) * [.D$9]; NA())" office:value-type="float" office:value="1.8083695" calcext:value-type="float">
            <text:p>1.8083695</text:p>
          </table:table-cell>
        </table:table-row>
        <table:table-row table:style-name="ro1">
          <table:table-cell table:number-columns-repeated="2" office:value-type="float" office:value="1451" calcext:value-type="float">
            <text:p>1451</text:p>
          </table:table-cell>
          <table:table-cell office:value-type="float" office:value="810" calcext:value-type="float">
            <text:p>810</text:p>
          </table:table-cell>
          <table:table-cell table:style-name="Default" table:formula="of:=IF([.$B847]&gt;=[.$D$10]; ([.$B847] - [.$D$10]) * [.D$9]; NA())" office:value-type="float" office:value="1.8083695" calcext:value-type="float">
            <text:p>1.8083695</text:p>
          </table:table-cell>
        </table:table-row>
        <table:table-row table:style-name="ro1">
          <table:table-cell table:number-columns-repeated="2" office:value-type="float" office:value="1451" calcext:value-type="float">
            <text:p>1451</text:p>
          </table:table-cell>
          <table:table-cell office:value-type="float" office:value="811" calcext:value-type="float">
            <text:p>811</text:p>
          </table:table-cell>
          <table:table-cell table:style-name="Default" table:formula="of:=IF([.$B848]&gt;=[.$D$10]; ([.$B848] - [.$D$10]) * [.D$9]; NA())" office:value-type="float" office:value="1.8083695" calcext:value-type="float">
            <text:p>1.8083695</text:p>
          </table:table-cell>
        </table:table-row>
        <table:table-row table:style-name="ro1">
          <table:table-cell table:number-columns-repeated="2" office:value-type="float" office:value="1451" calcext:value-type="float">
            <text:p>1451</text:p>
          </table:table-cell>
          <table:table-cell office:value-type="float" office:value="812" calcext:value-type="float">
            <text:p>812</text:p>
          </table:table-cell>
          <table:table-cell table:style-name="Default" table:formula="of:=IF([.$B849]&gt;=[.$D$10]; ([.$B849] - [.$D$10]) * [.D$9]; NA())" office:value-type="float" office:value="1.8083695" calcext:value-type="float">
            <text:p>1.8083695</text:p>
          </table:table-cell>
        </table:table-row>
        <table:table-row table:style-name="ro1">
          <table:table-cell table:number-columns-repeated="2" office:value-type="float" office:value="1455" calcext:value-type="float">
            <text:p>1455</text:p>
          </table:table-cell>
          <table:table-cell office:value-type="float" office:value="813" calcext:value-type="float">
            <text:p>813</text:p>
          </table:table-cell>
          <table:table-cell table:style-name="Default" table:formula="of:=IF([.$B850]&gt;=[.$D$10]; ([.$B850] - [.$D$10]) * [.D$9]; NA())" office:value-type="float" office:value="1.81253625" calcext:value-type="float">
            <text:p>1.81253625</text:p>
          </table:table-cell>
        </table:table-row>
        <table:table-row table:style-name="ro1">
          <table:table-cell table:number-columns-repeated="2" office:value-type="float" office:value="1455" calcext:value-type="float">
            <text:p>1455</text:p>
          </table:table-cell>
          <table:table-cell office:value-type="float" office:value="814" calcext:value-type="float">
            <text:p>814</text:p>
          </table:table-cell>
          <table:table-cell table:style-name="Default" table:formula="of:=IF([.$B851]&gt;=[.$D$10]; ([.$B851] - [.$D$10]) * [.D$9]; NA())" office:value-type="float" office:value="1.81253625" calcext:value-type="float">
            <text:p>1.81253625</text:p>
          </table:table-cell>
        </table:table-row>
        <table:table-row table:style-name="ro1">
          <table:table-cell table:number-columns-repeated="2" office:value-type="float" office:value="1455" calcext:value-type="float">
            <text:p>1455</text:p>
          </table:table-cell>
          <table:table-cell office:value-type="float" office:value="815" calcext:value-type="float">
            <text:p>815</text:p>
          </table:table-cell>
          <table:table-cell table:style-name="Default" table:formula="of:=IF([.$B852]&gt;=[.$D$10]; ([.$B852] - [.$D$10]) * [.D$9]; NA())" office:value-type="float" office:value="1.81253625" calcext:value-type="float">
            <text:p>1.81253625</text:p>
          </table:table-cell>
        </table:table-row>
        <table:table-row table:style-name="ro1">
          <table:table-cell table:number-columns-repeated="2" office:value-type="float" office:value="1455" calcext:value-type="float">
            <text:p>1455</text:p>
          </table:table-cell>
          <table:table-cell office:value-type="float" office:value="816" calcext:value-type="float">
            <text:p>816</text:p>
          </table:table-cell>
          <table:table-cell table:style-name="Default" table:formula="of:=IF([.$B853]&gt;=[.$D$10]; ([.$B853] - [.$D$10]) * [.D$9]; NA())" office:value-type="float" office:value="1.81253625" calcext:value-type="float">
            <text:p>1.81253625</text:p>
          </table:table-cell>
        </table:table-row>
        <table:table-row table:style-name="ro1">
          <table:table-cell table:number-columns-repeated="2" office:value-type="float" office:value="1459" calcext:value-type="float">
            <text:p>1459</text:p>
          </table:table-cell>
          <table:table-cell office:value-type="float" office:value="817" calcext:value-type="float">
            <text:p>817</text:p>
          </table:table-cell>
          <table:table-cell table:style-name="Default" table:formula="of:=IF([.$B854]&gt;=[.$D$10]; ([.$B854] - [.$D$10]) * [.D$9]; NA())" office:value-type="float" office:value="1.816703" calcext:value-type="float">
            <text:p>1.816703</text:p>
          </table:table-cell>
        </table:table-row>
        <table:table-row table:style-name="ro1">
          <table:table-cell table:number-columns-repeated="2" office:value-type="float" office:value="1459" calcext:value-type="float">
            <text:p>1459</text:p>
          </table:table-cell>
          <table:table-cell office:value-type="float" office:value="818" calcext:value-type="float">
            <text:p>818</text:p>
          </table:table-cell>
          <table:table-cell table:style-name="Default" table:formula="of:=IF([.$B855]&gt;=[.$D$10]; ([.$B855] - [.$D$10]) * [.D$9]; NA())" office:value-type="float" office:value="1.816703" calcext:value-type="float">
            <text:p>1.816703</text:p>
          </table:table-cell>
        </table:table-row>
        <table:table-row table:style-name="ro1">
          <table:table-cell table:number-columns-repeated="2" office:value-type="float" office:value="1459" calcext:value-type="float">
            <text:p>1459</text:p>
          </table:table-cell>
          <table:table-cell office:value-type="float" office:value="819" calcext:value-type="float">
            <text:p>819</text:p>
          </table:table-cell>
          <table:table-cell table:style-name="Default" table:formula="of:=IF([.$B856]&gt;=[.$D$10]; ([.$B856] - [.$D$10]) * [.D$9]; NA())" office:value-type="float" office:value="1.816703" calcext:value-type="float">
            <text:p>1.816703</text:p>
          </table:table-cell>
        </table:table-row>
        <table:table-row table:style-name="ro1">
          <table:table-cell table:number-columns-repeated="2" office:value-type="float" office:value="1459" calcext:value-type="float">
            <text:p>1459</text:p>
          </table:table-cell>
          <table:table-cell office:value-type="float" office:value="820" calcext:value-type="float">
            <text:p>820</text:p>
          </table:table-cell>
          <table:table-cell table:style-name="Default" table:formula="of:=IF([.$B857]&gt;=[.$D$10]; ([.$B857] - [.$D$10]) * [.D$9]; NA())" office:value-type="float" office:value="1.816703" calcext:value-type="float">
            <text:p>1.816703</text:p>
          </table:table-cell>
        </table:table-row>
        <table:table-row table:style-name="ro1">
          <table:table-cell table:number-columns-repeated="2" office:value-type="float" office:value="1463" calcext:value-type="float">
            <text:p>1463</text:p>
          </table:table-cell>
          <table:table-cell office:value-type="float" office:value="821" calcext:value-type="float">
            <text:p>821</text:p>
          </table:table-cell>
          <table:table-cell table:style-name="Default" table:formula="of:=IF([.$B858]&gt;=[.$D$10]; ([.$B858] - [.$D$10]) * [.D$9]; NA())" office:value-type="float" office:value="1.82086975" calcext:value-type="float">
            <text:p>1.82086975</text:p>
          </table:table-cell>
        </table:table-row>
        <table:table-row table:style-name="ro1">
          <table:table-cell table:number-columns-repeated="2" office:value-type="float" office:value="1463" calcext:value-type="float">
            <text:p>1463</text:p>
          </table:table-cell>
          <table:table-cell office:value-type="float" office:value="822" calcext:value-type="float">
            <text:p>822</text:p>
          </table:table-cell>
          <table:table-cell table:style-name="Default" table:formula="of:=IF([.$B859]&gt;=[.$D$10]; ([.$B859] - [.$D$10]) * [.D$9]; NA())" office:value-type="float" office:value="1.82086975" calcext:value-type="float">
            <text:p>1.82086975</text:p>
          </table:table-cell>
        </table:table-row>
        <table:table-row table:style-name="ro1">
          <table:table-cell table:number-columns-repeated="2" office:value-type="float" office:value="1463" calcext:value-type="float">
            <text:p>1463</text:p>
          </table:table-cell>
          <table:table-cell office:value-type="float" office:value="823" calcext:value-type="float">
            <text:p>823</text:p>
          </table:table-cell>
          <table:table-cell table:style-name="Default" table:formula="of:=IF([.$B860]&gt;=[.$D$10]; ([.$B860] - [.$D$10]) * [.D$9]; NA())" office:value-type="float" office:value="1.82086975" calcext:value-type="float">
            <text:p>1.82086975</text:p>
          </table:table-cell>
        </table:table-row>
        <table:table-row table:style-name="ro1">
          <table:table-cell table:number-columns-repeated="2" office:value-type="float" office:value="1463" calcext:value-type="float">
            <text:p>1463</text:p>
          </table:table-cell>
          <table:table-cell office:value-type="float" office:value="824" calcext:value-type="float">
            <text:p>824</text:p>
          </table:table-cell>
          <table:table-cell table:style-name="Default" table:formula="of:=IF([.$B861]&gt;=[.$D$10]; ([.$B861] - [.$D$10]) * [.D$9]; NA())" office:value-type="float" office:value="1.82086975" calcext:value-type="float">
            <text:p>1.82086975</text:p>
          </table:table-cell>
        </table:table-row>
        <table:table-row table:style-name="ro1">
          <table:table-cell table:number-columns-repeated="2" office:value-type="float" office:value="1467" calcext:value-type="float">
            <text:p>1467</text:p>
          </table:table-cell>
          <table:table-cell office:value-type="float" office:value="825" calcext:value-type="float">
            <text:p>825</text:p>
          </table:table-cell>
          <table:table-cell table:style-name="Default" table:formula="of:=IF([.$B862]&gt;=[.$D$10]; ([.$B862] - [.$D$10]) * [.D$9]; NA())" office:value-type="float" office:value="1.8250365" calcext:value-type="float">
            <text:p>1.8250365</text:p>
          </table:table-cell>
        </table:table-row>
        <table:table-row table:style-name="ro1">
          <table:table-cell table:number-columns-repeated="2" office:value-type="float" office:value="1467" calcext:value-type="float">
            <text:p>1467</text:p>
          </table:table-cell>
          <table:table-cell office:value-type="float" office:value="826" calcext:value-type="float">
            <text:p>826</text:p>
          </table:table-cell>
          <table:table-cell table:style-name="Default" table:formula="of:=IF([.$B863]&gt;=[.$D$10]; ([.$B863] - [.$D$10]) * [.D$9]; NA())" office:value-type="float" office:value="1.8250365" calcext:value-type="float">
            <text:p>1.8250365</text:p>
          </table:table-cell>
        </table:table-row>
        <table:table-row table:style-name="ro1">
          <table:table-cell table:number-columns-repeated="2" office:value-type="float" office:value="1467" calcext:value-type="float">
            <text:p>1467</text:p>
          </table:table-cell>
          <table:table-cell office:value-type="float" office:value="827" calcext:value-type="float">
            <text:p>827</text:p>
          </table:table-cell>
          <table:table-cell table:style-name="Default" table:formula="of:=IF([.$B864]&gt;=[.$D$10]; ([.$B864] - [.$D$10]) * [.D$9]; NA())" office:value-type="float" office:value="1.8250365" calcext:value-type="float">
            <text:p>1.8250365</text:p>
          </table:table-cell>
        </table:table-row>
        <table:table-row table:style-name="ro1">
          <table:table-cell table:number-columns-repeated="2" office:value-type="float" office:value="1467" calcext:value-type="float">
            <text:p>1467</text:p>
          </table:table-cell>
          <table:table-cell office:value-type="float" office:value="828" calcext:value-type="float">
            <text:p>828</text:p>
          </table:table-cell>
          <table:table-cell table:style-name="Default" table:formula="of:=IF([.$B865]&gt;=[.$D$10]; ([.$B865] - [.$D$10]) * [.D$9]; NA())" office:value-type="float" office:value="1.8250365" calcext:value-type="float">
            <text:p>1.8250365</text:p>
          </table:table-cell>
        </table:table-row>
        <table:table-row table:style-name="ro1">
          <table:table-cell table:number-columns-repeated="2" office:value-type="float" office:value="1471" calcext:value-type="float">
            <text:p>1471</text:p>
          </table:table-cell>
          <table:table-cell office:value-type="float" office:value="829" calcext:value-type="float">
            <text:p>829</text:p>
          </table:table-cell>
          <table:table-cell table:style-name="Default" table:formula="of:=IF([.$B866]&gt;=[.$D$10]; ([.$B866] - [.$D$10]) * [.D$9]; NA())" office:value-type="float" office:value="1.82920325" calcext:value-type="float">
            <text:p>1.82920325</text:p>
          </table:table-cell>
        </table:table-row>
        <table:table-row table:style-name="ro1">
          <table:table-cell table:number-columns-repeated="2" office:value-type="float" office:value="1471" calcext:value-type="float">
            <text:p>1471</text:p>
          </table:table-cell>
          <table:table-cell office:value-type="float" office:value="830" calcext:value-type="float">
            <text:p>830</text:p>
          </table:table-cell>
          <table:table-cell table:style-name="Default" table:formula="of:=IF([.$B867]&gt;=[.$D$10]; ([.$B867] - [.$D$10]) * [.D$9]; NA())" office:value-type="float" office:value="1.82920325" calcext:value-type="float">
            <text:p>1.82920325</text:p>
          </table:table-cell>
        </table:table-row>
        <table:table-row table:style-name="ro1">
          <table:table-cell table:number-columns-repeated="2" office:value-type="float" office:value="1471" calcext:value-type="float">
            <text:p>1471</text:p>
          </table:table-cell>
          <table:table-cell office:value-type="float" office:value="831" calcext:value-type="float">
            <text:p>831</text:p>
          </table:table-cell>
          <table:table-cell table:style-name="Default" table:formula="of:=IF([.$B868]&gt;=[.$D$10]; ([.$B868] - [.$D$10]) * [.D$9]; NA())" office:value-type="float" office:value="1.82920325" calcext:value-type="float">
            <text:p>1.82920325</text:p>
          </table:table-cell>
        </table:table-row>
        <table:table-row table:style-name="ro1">
          <table:table-cell table:number-columns-repeated="2" office:value-type="float" office:value="1471" calcext:value-type="float">
            <text:p>1471</text:p>
          </table:table-cell>
          <table:table-cell office:value-type="float" office:value="832" calcext:value-type="float">
            <text:p>832</text:p>
          </table:table-cell>
          <table:table-cell table:style-name="Default" table:formula="of:=IF([.$B869]&gt;=[.$D$10]; ([.$B869] - [.$D$10]) * [.D$9]; NA())" office:value-type="float" office:value="1.82920325" calcext:value-type="float">
            <text:p>1.82920325</text:p>
          </table:table-cell>
        </table:table-row>
        <table:table-row table:style-name="ro1">
          <table:table-cell table:number-columns-repeated="2" office:value-type="float" office:value="1475" calcext:value-type="float">
            <text:p>1475</text:p>
          </table:table-cell>
          <table:table-cell office:value-type="float" office:value="833" calcext:value-type="float">
            <text:p>833</text:p>
          </table:table-cell>
          <table:table-cell table:style-name="Default" table:formula="of:=IF([.$B870]&gt;=[.$D$10]; ([.$B870] - [.$D$10]) * [.D$9]; NA())" office:value-type="float" office:value="1.83337" calcext:value-type="float">
            <text:p>1.83337</text:p>
          </table:table-cell>
        </table:table-row>
        <table:table-row table:style-name="ro1">
          <table:table-cell table:number-columns-repeated="2" office:value-type="float" office:value="1475" calcext:value-type="float">
            <text:p>1475</text:p>
          </table:table-cell>
          <table:table-cell office:value-type="float" office:value="834" calcext:value-type="float">
            <text:p>834</text:p>
          </table:table-cell>
          <table:table-cell table:style-name="Default" table:formula="of:=IF([.$B871]&gt;=[.$D$10]; ([.$B871] - [.$D$10]) * [.D$9]; NA())" office:value-type="float" office:value="1.83337" calcext:value-type="float">
            <text:p>1.83337</text:p>
          </table:table-cell>
        </table:table-row>
        <table:table-row table:style-name="ro1">
          <table:table-cell table:number-columns-repeated="2" office:value-type="float" office:value="1475" calcext:value-type="float">
            <text:p>1475</text:p>
          </table:table-cell>
          <table:table-cell office:value-type="float" office:value="835" calcext:value-type="float">
            <text:p>835</text:p>
          </table:table-cell>
          <table:table-cell table:style-name="Default" table:formula="of:=IF([.$B872]&gt;=[.$D$10]; ([.$B872] - [.$D$10]) * [.D$9]; NA())" office:value-type="float" office:value="1.83337" calcext:value-type="float">
            <text:p>1.83337</text:p>
          </table:table-cell>
        </table:table-row>
        <table:table-row table:style-name="ro1">
          <table:table-cell table:number-columns-repeated="2" office:value-type="float" office:value="1475" calcext:value-type="float">
            <text:p>1475</text:p>
          </table:table-cell>
          <table:table-cell office:value-type="float" office:value="836" calcext:value-type="float">
            <text:p>836</text:p>
          </table:table-cell>
          <table:table-cell table:style-name="Default" table:formula="of:=IF([.$B873]&gt;=[.$D$10]; ([.$B873] - [.$D$10]) * [.D$9]; NA())" office:value-type="float" office:value="1.83337" calcext:value-type="float">
            <text:p>1.83337</text:p>
          </table:table-cell>
        </table:table-row>
        <table:table-row table:style-name="ro1">
          <table:table-cell table:number-columns-repeated="2" office:value-type="float" office:value="1479" calcext:value-type="float">
            <text:p>1479</text:p>
          </table:table-cell>
          <table:table-cell office:value-type="float" office:value="837" calcext:value-type="float">
            <text:p>837</text:p>
          </table:table-cell>
          <table:table-cell table:style-name="Default" table:formula="of:=IF([.$B874]&gt;=[.$D$10]; ([.$B874] - [.$D$10]) * [.D$9]; NA())" office:value-type="float" office:value="1.83753675" calcext:value-type="float">
            <text:p>1.83753675</text:p>
          </table:table-cell>
        </table:table-row>
        <table:table-row table:style-name="ro1">
          <table:table-cell table:number-columns-repeated="2" office:value-type="float" office:value="1479" calcext:value-type="float">
            <text:p>1479</text:p>
          </table:table-cell>
          <table:table-cell office:value-type="float" office:value="838" calcext:value-type="float">
            <text:p>838</text:p>
          </table:table-cell>
          <table:table-cell table:style-name="Default" table:formula="of:=IF([.$B875]&gt;=[.$D$10]; ([.$B875] - [.$D$10]) * [.D$9]; NA())" office:value-type="float" office:value="1.83753675" calcext:value-type="float">
            <text:p>1.83753675</text:p>
          </table:table-cell>
        </table:table-row>
        <table:table-row table:style-name="ro1">
          <table:table-cell table:number-columns-repeated="2" office:value-type="float" office:value="1479" calcext:value-type="float">
            <text:p>1479</text:p>
          </table:table-cell>
          <table:table-cell office:value-type="float" office:value="839" calcext:value-type="float">
            <text:p>839</text:p>
          </table:table-cell>
          <table:table-cell table:style-name="Default" table:formula="of:=IF([.$B876]&gt;=[.$D$10]; ([.$B876] - [.$D$10]) * [.D$9]; NA())" office:value-type="float" office:value="1.83753675" calcext:value-type="float">
            <text:p>1.83753675</text:p>
          </table:table-cell>
        </table:table-row>
        <table:table-row table:style-name="ro1">
          <table:table-cell table:number-columns-repeated="2" office:value-type="float" office:value="1479" calcext:value-type="float">
            <text:p>1479</text:p>
          </table:table-cell>
          <table:table-cell office:value-type="float" office:value="840" calcext:value-type="float">
            <text:p>840</text:p>
          </table:table-cell>
          <table:table-cell table:style-name="Default" table:formula="of:=IF([.$B877]&gt;=[.$D$10]; ([.$B877] - [.$D$10]) * [.D$9]; NA())" office:value-type="float" office:value="1.83753675" calcext:value-type="float">
            <text:p>1.83753675</text:p>
          </table:table-cell>
        </table:table-row>
        <table:table-row table:style-name="ro1">
          <table:table-cell table:number-columns-repeated="2" office:value-type="float" office:value="1483" calcext:value-type="float">
            <text:p>1483</text:p>
          </table:table-cell>
          <table:table-cell office:value-type="float" office:value="841" calcext:value-type="float">
            <text:p>841</text:p>
          </table:table-cell>
          <table:table-cell table:style-name="Default" table:formula="of:=IF([.$B878]&gt;=[.$D$10]; ([.$B878] - [.$D$10]) * [.D$9]; NA())" office:value-type="float" office:value="1.8417035" calcext:value-type="float">
            <text:p>1.8417035</text:p>
          </table:table-cell>
        </table:table-row>
        <table:table-row table:style-name="ro1">
          <table:table-cell table:number-columns-repeated="2" office:value-type="float" office:value="1483" calcext:value-type="float">
            <text:p>1483</text:p>
          </table:table-cell>
          <table:table-cell office:value-type="float" office:value="842" calcext:value-type="float">
            <text:p>842</text:p>
          </table:table-cell>
          <table:table-cell table:style-name="Default" table:formula="of:=IF([.$B879]&gt;=[.$D$10]; ([.$B879] - [.$D$10]) * [.D$9]; NA())" office:value-type="float" office:value="1.8417035" calcext:value-type="float">
            <text:p>1.8417035</text:p>
          </table:table-cell>
        </table:table-row>
        <table:table-row table:style-name="ro1">
          <table:table-cell table:number-columns-repeated="2" office:value-type="float" office:value="1483" calcext:value-type="float">
            <text:p>1483</text:p>
          </table:table-cell>
          <table:table-cell office:value-type="float" office:value="843" calcext:value-type="float">
            <text:p>843</text:p>
          </table:table-cell>
          <table:table-cell table:style-name="Default" table:formula="of:=IF([.$B880]&gt;=[.$D$10]; ([.$B880] - [.$D$10]) * [.D$9]; NA())" office:value-type="float" office:value="1.8417035" calcext:value-type="float">
            <text:p>1.8417035</text:p>
          </table:table-cell>
        </table:table-row>
        <table:table-row table:style-name="ro1">
          <table:table-cell table:number-columns-repeated="2" office:value-type="float" office:value="1483" calcext:value-type="float">
            <text:p>1483</text:p>
          </table:table-cell>
          <table:table-cell office:value-type="float" office:value="844" calcext:value-type="float">
            <text:p>844</text:p>
          </table:table-cell>
          <table:table-cell table:style-name="Default" table:formula="of:=IF([.$B881]&gt;=[.$D$10]; ([.$B881] - [.$D$10]) * [.D$9]; NA())" office:value-type="float" office:value="1.8417035" calcext:value-type="float">
            <text:p>1.8417035</text:p>
          </table:table-cell>
        </table:table-row>
        <table:table-row table:style-name="ro1">
          <table:table-cell table:number-columns-repeated="2" office:value-type="float" office:value="1487" calcext:value-type="float">
            <text:p>1487</text:p>
          </table:table-cell>
          <table:table-cell office:value-type="float" office:value="845" calcext:value-type="float">
            <text:p>845</text:p>
          </table:table-cell>
          <table:table-cell table:style-name="Default" table:formula="of:=IF([.$B882]&gt;=[.$D$10]; ([.$B882] - [.$D$10]) * [.D$9]; NA())" office:value-type="float" office:value="1.84587025" calcext:value-type="float">
            <text:p>1.84587025</text:p>
          </table:table-cell>
        </table:table-row>
        <table:table-row table:style-name="ro1">
          <table:table-cell table:number-columns-repeated="2" office:value-type="float" office:value="1487" calcext:value-type="float">
            <text:p>1487</text:p>
          </table:table-cell>
          <table:table-cell office:value-type="float" office:value="846" calcext:value-type="float">
            <text:p>846</text:p>
          </table:table-cell>
          <table:table-cell table:style-name="Default" table:formula="of:=IF([.$B883]&gt;=[.$D$10]; ([.$B883] - [.$D$10]) * [.D$9]; NA())" office:value-type="float" office:value="1.84587025" calcext:value-type="float">
            <text:p>1.84587025</text:p>
          </table:table-cell>
        </table:table-row>
        <table:table-row table:style-name="ro1">
          <table:table-cell table:number-columns-repeated="2" office:value-type="float" office:value="1487" calcext:value-type="float">
            <text:p>1487</text:p>
          </table:table-cell>
          <table:table-cell office:value-type="float" office:value="847" calcext:value-type="float">
            <text:p>847</text:p>
          </table:table-cell>
          <table:table-cell table:style-name="Default" table:formula="of:=IF([.$B884]&gt;=[.$D$10]; ([.$B884] - [.$D$10]) * [.D$9]; NA())" office:value-type="float" office:value="1.84587025" calcext:value-type="float">
            <text:p>1.84587025</text:p>
          </table:table-cell>
        </table:table-row>
        <table:table-row table:style-name="ro1">
          <table:table-cell table:number-columns-repeated="2" office:value-type="float" office:value="1487" calcext:value-type="float">
            <text:p>1487</text:p>
          </table:table-cell>
          <table:table-cell office:value-type="float" office:value="848" calcext:value-type="float">
            <text:p>848</text:p>
          </table:table-cell>
          <table:table-cell table:style-name="Default" table:formula="of:=IF([.$B885]&gt;=[.$D$10]; ([.$B885] - [.$D$10]) * [.D$9]; NA())" office:value-type="float" office:value="1.84587025" calcext:value-type="float">
            <text:p>1.84587025</text:p>
          </table:table-cell>
        </table:table-row>
        <table:table-row table:style-name="ro1">
          <table:table-cell table:number-columns-repeated="2" office:value-type="float" office:value="1491" calcext:value-type="float">
            <text:p>1491</text:p>
          </table:table-cell>
          <table:table-cell office:value-type="float" office:value="849" calcext:value-type="float">
            <text:p>849</text:p>
          </table:table-cell>
          <table:table-cell table:style-name="Default" table:formula="of:=IF([.$B886]&gt;=[.$D$10]; ([.$B886] - [.$D$10]) * [.D$9]; NA())" office:value-type="float" office:value="1.850037" calcext:value-type="float">
            <text:p>1.850037</text:p>
          </table:table-cell>
        </table:table-row>
        <table:table-row table:style-name="ro1">
          <table:table-cell table:number-columns-repeated="2" office:value-type="float" office:value="1491" calcext:value-type="float">
            <text:p>1491</text:p>
          </table:table-cell>
          <table:table-cell office:value-type="float" office:value="850" calcext:value-type="float">
            <text:p>850</text:p>
          </table:table-cell>
          <table:table-cell table:style-name="Default" table:formula="of:=IF([.$B887]&gt;=[.$D$10]; ([.$B887] - [.$D$10]) * [.D$9]; NA())" office:value-type="float" office:value="1.850037" calcext:value-type="float">
            <text:p>1.850037</text:p>
          </table:table-cell>
        </table:table-row>
        <table:table-row table:style-name="ro1">
          <table:table-cell table:number-columns-repeated="2" office:value-type="float" office:value="1491" calcext:value-type="float">
            <text:p>1491</text:p>
          </table:table-cell>
          <table:table-cell office:value-type="float" office:value="851" calcext:value-type="float">
            <text:p>851</text:p>
          </table:table-cell>
          <table:table-cell table:style-name="Default" table:formula="of:=IF([.$B888]&gt;=[.$D$10]; ([.$B888] - [.$D$10]) * [.D$9]; NA())" office:value-type="float" office:value="1.850037" calcext:value-type="float">
            <text:p>1.850037</text:p>
          </table:table-cell>
        </table:table-row>
        <table:table-row table:style-name="ro1">
          <table:table-cell table:number-columns-repeated="2" office:value-type="float" office:value="1491" calcext:value-type="float">
            <text:p>1491</text:p>
          </table:table-cell>
          <table:table-cell office:value-type="float" office:value="852" calcext:value-type="float">
            <text:p>852</text:p>
          </table:table-cell>
          <table:table-cell table:style-name="Default" table:formula="of:=IF([.$B889]&gt;=[.$D$10]; ([.$B889] - [.$D$10]) * [.D$9]; NA())" office:value-type="float" office:value="1.850037" calcext:value-type="float">
            <text:p>1.850037</text:p>
          </table:table-cell>
        </table:table-row>
        <table:table-row table:style-name="ro1">
          <table:table-cell table:number-columns-repeated="2" office:value-type="float" office:value="1495" calcext:value-type="float">
            <text:p>1495</text:p>
          </table:table-cell>
          <table:table-cell office:value-type="float" office:value="853" calcext:value-type="float">
            <text:p>853</text:p>
          </table:table-cell>
          <table:table-cell table:style-name="Default" table:formula="of:=IF([.$B890]&gt;=[.$D$10]; ([.$B890] - [.$D$10]) * [.D$9]; NA())" office:value-type="float" office:value="1.85420375" calcext:value-type="float">
            <text:p>1.85420375</text:p>
          </table:table-cell>
        </table:table-row>
        <table:table-row table:style-name="ro1">
          <table:table-cell table:number-columns-repeated="2" office:value-type="float" office:value="1495" calcext:value-type="float">
            <text:p>1495</text:p>
          </table:table-cell>
          <table:table-cell office:value-type="float" office:value="854" calcext:value-type="float">
            <text:p>854</text:p>
          </table:table-cell>
          <table:table-cell table:style-name="Default" table:formula="of:=IF([.$B891]&gt;=[.$D$10]; ([.$B891] - [.$D$10]) * [.D$9]; NA())" office:value-type="float" office:value="1.85420375" calcext:value-type="float">
            <text:p>1.85420375</text:p>
          </table:table-cell>
        </table:table-row>
        <table:table-row table:style-name="ro1">
          <table:table-cell table:number-columns-repeated="2" office:value-type="float" office:value="1495" calcext:value-type="float">
            <text:p>1495</text:p>
          </table:table-cell>
          <table:table-cell office:value-type="float" office:value="855" calcext:value-type="float">
            <text:p>855</text:p>
          </table:table-cell>
          <table:table-cell table:style-name="Default" table:formula="of:=IF([.$B892]&gt;=[.$D$10]; ([.$B892] - [.$D$10]) * [.D$9]; NA())" office:value-type="float" office:value="1.85420375" calcext:value-type="float">
            <text:p>1.8542037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56" calcext:value-type="float">
            <text:p>856</text:p>
          </table:table-cell>
          <table:table-cell table:style-name="Default" table:formula="of:=IF([.$B893]&gt;=[.$D$10]; ([.$B893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499" calcext:value-type="float">
            <text:p>1499</text:p>
          </table:table-cell>
          <table:table-cell office:value-type="float" office:value="857" calcext:value-type="float">
            <text:p>857</text:p>
          </table:table-cell>
          <table:table-cell table:style-name="Default" table:formula="of:=IF([.$B894]&gt;=[.$D$10]; ([.$B894] - [.$D$10]) * [.D$9]; NA())" office:value-type="float" office:value="1.8583705" calcext:value-type="float">
            <text:p>1.8583705</text:p>
          </table:table-cell>
        </table:table-row>
        <table:table-row table:style-name="ro1">
          <table:table-cell table:number-columns-repeated="2" office:value-type="float" office:value="1499" calcext:value-type="float">
            <text:p>1499</text:p>
          </table:table-cell>
          <table:table-cell office:value-type="float" office:value="858" calcext:value-type="float">
            <text:p>858</text:p>
          </table:table-cell>
          <table:table-cell table:style-name="Default" table:formula="of:=IF([.$B895]&gt;=[.$D$10]; ([.$B895] - [.$D$10]) * [.D$9]; NA())" office:value-type="float" office:value="1.8583705" calcext:value-type="float">
            <text:p>1.8583705</text:p>
          </table:table-cell>
        </table:table-row>
        <table:table-row table:style-name="ro1">
          <table:table-cell table:number-columns-repeated="2" office:value-type="float" office:value="1499" calcext:value-type="float">
            <text:p>1499</text:p>
          </table:table-cell>
          <table:table-cell office:value-type="float" office:value="859" calcext:value-type="float">
            <text:p>859</text:p>
          </table:table-cell>
          <table:table-cell table:style-name="Default" table:formula="of:=IF([.$B896]&gt;=[.$D$10]; ([.$B896] - [.$D$10]) * [.D$9]; NA())" office:value-type="float" office:value="1.8583705" calcext:value-type="float">
            <text:p>1.8583705</text:p>
          </table:table-cell>
        </table:table-row>
        <table:table-row table:style-name="ro1">
          <table:table-cell table:number-columns-repeated="2" office:value-type="float" office:value="1499" calcext:value-type="float">
            <text:p>1499</text:p>
          </table:table-cell>
          <table:table-cell office:value-type="float" office:value="860" calcext:value-type="float">
            <text:p>860</text:p>
          </table:table-cell>
          <table:table-cell table:style-name="Default" table:formula="of:=IF([.$B897]&gt;=[.$D$10]; ([.$B897] - [.$D$10]) * [.D$9]; NA())" office:value-type="float" office:value="1.8583705" calcext:value-type="float">
            <text:p>1.858370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61" calcext:value-type="float">
            <text:p>861</text:p>
          </table:table-cell>
          <table:table-cell table:style-name="Default" table:formula="of:=IF([.$B898]&gt;=[.$D$10]; ([.$B898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62" calcext:value-type="float">
            <text:p>862</text:p>
          </table:table-cell>
          <table:table-cell table:style-name="Default" table:formula="of:=IF([.$B899]&gt;=[.$D$10]; ([.$B899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63" calcext:value-type="float">
            <text:p>863</text:p>
          </table:table-cell>
          <table:table-cell table:style-name="Default" table:formula="of:=IF([.$B900]&gt;=[.$D$10]; ([.$B900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64" calcext:value-type="float">
            <text:p>864</text:p>
          </table:table-cell>
          <table:table-cell table:style-name="Default" table:formula="of:=IF([.$B901]&gt;=[.$D$10]; ([.$B901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style-name="Default" table:formula="of:=IF([.$B902]&gt;=[.$D$10]; ([.$B902] - [.$D$10]) * [.D$9]; NA())" office:value-type="float" office:value="1.866704" calcext:value-type="float">
            <text:p>1.866704</text:p>
          </table:table-cell>
        </table:table-row>
        <table:table-row table:style-name="ro1">
          <table:table-cell table:number-columns-repeated="2" office:value-type="float" office:value="1507" calcext:value-type="float">
            <text:p>1507</text:p>
          </table:table-cell>
          <table:table-cell office:value-type="float" office:value="866" calcext:value-type="float">
            <text:p>866</text:p>
          </table:table-cell>
          <table:table-cell table:style-name="Default" table:formula="of:=IF([.$B903]&gt;=[.$D$10]; ([.$B903] - [.$D$10]) * [.D$9]; NA())" office:value-type="float" office:value="1.866704" calcext:value-type="float">
            <text:p>1.866704</text:p>
          </table:table-cell>
        </table:table-row>
        <table:table-row table:style-name="ro1">
          <table:table-cell table:number-columns-repeated="2" office:value-type="float" office:value="1507" calcext:value-type="float">
            <text:p>1507</text:p>
          </table:table-cell>
          <table:table-cell office:value-type="float" office:value="867" calcext:value-type="float">
            <text:p>867</text:p>
          </table:table-cell>
          <table:table-cell table:style-name="Default" table:formula="of:=IF([.$B904]&gt;=[.$D$10]; ([.$B904] - [.$D$10]) * [.D$9]; NA())" office:value-type="float" office:value="1.866704" calcext:value-type="float">
            <text:p>1.866704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68" calcext:value-type="float">
            <text:p>868</text:p>
          </table:table-cell>
          <table:table-cell table:style-name="Default" table:formula="of:=IF([.$B905]&gt;=[.$D$10]; ([.$B905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69" calcext:value-type="float">
            <text:p>869</text:p>
          </table:table-cell>
          <table:table-cell table:style-name="Default" table:formula="of:=IF([.$B906]&gt;=[.$D$10]; ([.$B906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70" calcext:value-type="float">
            <text:p>870</text:p>
          </table:table-cell>
          <table:table-cell table:style-name="Default" table:formula="of:=IF([.$B907]&gt;=[.$D$10]; ([.$B907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71" calcext:value-type="float">
            <text:p>871</text:p>
          </table:table-cell>
          <table:table-cell table:style-name="Default" table:formula="of:=IF([.$B908]&gt;=[.$D$10]; ([.$B908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72" calcext:value-type="float">
            <text:p>872</text:p>
          </table:table-cell>
          <table:table-cell table:style-name="Default" table:formula="of:=IF([.$B909]&gt;=[.$D$10]; ([.$B909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5" calcext:value-type="float">
            <text:p>1515</text:p>
          </table:table-cell>
          <table:table-cell office:value-type="float" office:value="873" calcext:value-type="float">
            <text:p>873</text:p>
          </table:table-cell>
          <table:table-cell table:style-name="Default" table:formula="of:=IF([.$B910]&gt;=[.$D$10]; ([.$B910] - [.$D$10]) * [.D$9]; NA())" office:value-type="float" office:value="1.8750375" calcext:value-type="float">
            <text:p>1.8750375</text:p>
          </table:table-cell>
        </table:table-row>
        <table:table-row table:style-name="ro1">
          <table:table-cell table:number-columns-repeated="2" office:value-type="float" office:value="1515" calcext:value-type="float">
            <text:p>1515</text:p>
          </table:table-cell>
          <table:table-cell office:value-type="float" office:value="874" calcext:value-type="float">
            <text:p>874</text:p>
          </table:table-cell>
          <table:table-cell table:style-name="Default" table:formula="of:=IF([.$B911]&gt;=[.$D$10]; ([.$B911] - [.$D$10]) * [.D$9]; NA())" office:value-type="float" office:value="1.8750375" calcext:value-type="float">
            <text:p>1.8750375</text:p>
          </table:table-cell>
        </table:table-row>
        <table:table-row table:style-name="ro1">
          <table:table-cell table:number-columns-repeated="2" office:value-type="float" office:value="1515" calcext:value-type="float">
            <text:p>1515</text:p>
          </table:table-cell>
          <table:table-cell office:value-type="float" office:value="875" calcext:value-type="float">
            <text:p>875</text:p>
          </table:table-cell>
          <table:table-cell table:style-name="Default" table:formula="of:=IF([.$B912]&gt;=[.$D$10]; ([.$B912] - [.$D$10]) * [.D$9]; NA())" office:value-type="float" office:value="1.8750375" calcext:value-type="float">
            <text:p>1.8750375</text:p>
          </table:table-cell>
        </table:table-row>
        <table:table-row table:style-name="ro1">
          <table:table-cell table:number-columns-repeated="2" office:value-type="float" office:value="1515" calcext:value-type="float">
            <text:p>1515</text:p>
          </table:table-cell>
          <table:table-cell office:value-type="float" office:value="876" calcext:value-type="float">
            <text:p>876</text:p>
          </table:table-cell>
          <table:table-cell table:style-name="Default" table:formula="of:=IF([.$B913]&gt;=[.$D$10]; ([.$B913] - [.$D$10]) * [.D$9]; NA())" office:value-type="float" office:value="1.8750375" calcext:value-type="float">
            <text:p>1.8750375</text:p>
          </table:table-cell>
        </table:table-row>
        <table:table-row table:style-name="ro1">
          <table:table-cell table:number-columns-repeated="2" office:value-type="float" office:value="1519" calcext:value-type="float">
            <text:p>1519</text:p>
          </table:table-cell>
          <table:table-cell office:value-type="float" office:value="877" calcext:value-type="float">
            <text:p>877</text:p>
          </table:table-cell>
          <table:table-cell table:style-name="Default" table:formula="of:=IF([.$B914]&gt;=[.$D$10]; ([.$B914] - [.$D$10]) * [.D$9]; NA())" office:value-type="float" office:value="1.87920425" calcext:value-type="float">
            <text:p>1.87920425</text:p>
          </table:table-cell>
        </table:table-row>
        <table:table-row table:style-name="ro1">
          <table:table-cell table:number-columns-repeated="2" office:value-type="float" office:value="1519" calcext:value-type="float">
            <text:p>1519</text:p>
          </table:table-cell>
          <table:table-cell office:value-type="float" office:value="878" calcext:value-type="float">
            <text:p>878</text:p>
          </table:table-cell>
          <table:table-cell table:style-name="Default" table:formula="of:=IF([.$B915]&gt;=[.$D$10]; ([.$B915] - [.$D$10]) * [.D$9]; NA())" office:value-type="float" office:value="1.87920425" calcext:value-type="float">
            <text:p>1.87920425</text:p>
          </table:table-cell>
        </table:table-row>
        <table:table-row table:style-name="ro1">
          <table:table-cell table:number-columns-repeated="2" office:value-type="float" office:value="1519" calcext:value-type="float">
            <text:p>1519</text:p>
          </table:table-cell>
          <table:table-cell office:value-type="float" office:value="879" calcext:value-type="float">
            <text:p>879</text:p>
          </table:table-cell>
          <table:table-cell table:style-name="Default" table:formula="of:=IF([.$B916]&gt;=[.$D$10]; ([.$B916] - [.$D$10]) * [.D$9]; NA())" office:value-type="float" office:value="1.87920425" calcext:value-type="float">
            <text:p>1.87920425</text:p>
          </table:table-cell>
        </table:table-row>
        <table:table-row table:style-name="ro1">
          <table:table-cell table:number-columns-repeated="2" office:value-type="float" office:value="1519" calcext:value-type="float">
            <text:p>1519</text:p>
          </table:table-cell>
          <table:table-cell office:value-type="float" office:value="880" calcext:value-type="float">
            <text:p>880</text:p>
          </table:table-cell>
          <table:table-cell table:style-name="Default" table:formula="of:=IF([.$B917]&gt;=[.$D$10]; ([.$B917] - [.$D$10]) * [.D$9]; NA())" office:value-type="float" office:value="1.87920425" calcext:value-type="float">
            <text:p>1.87920425</text:p>
          </table:table-cell>
        </table:table-row>
        <table:table-row table:style-name="ro1">
          <table:table-cell table:number-columns-repeated="2" office:value-type="float" office:value="1527" calcext:value-type="float">
            <text:p>1527</text:p>
          </table:table-cell>
          <table:table-cell office:value-type="float" office:value="881" calcext:value-type="float">
            <text:p>881</text:p>
          </table:table-cell>
          <table:table-cell table:style-name="Default" table:formula="of:=IF([.$B918]&gt;=[.$D$10]; ([.$B918] - [.$D$10]) * [.D$9]; NA())" office:value-type="float" office:value="1.88753775" calcext:value-type="float">
            <text:p>1.88753775</text:p>
          </table:table-cell>
        </table:table-row>
        <table:table-row table:style-name="ro1">
          <table:table-cell table:number-columns-repeated="2" office:value-type="float" office:value="1523" calcext:value-type="float">
            <text:p>1523</text:p>
          </table:table-cell>
          <table:table-cell office:value-type="float" office:value="882" calcext:value-type="float">
            <text:p>882</text:p>
          </table:table-cell>
          <table:table-cell table:style-name="Default" table:formula="of:=IF([.$B919]&gt;=[.$D$10]; ([.$B919] - [.$D$10]) * [.D$9]; NA())" office:value-type="float" office:value="1.883371" calcext:value-type="float">
            <text:p>1.883371</text:p>
          </table:table-cell>
        </table:table-row>
        <table:table-row table:style-name="ro1">
          <table:table-cell table:number-columns-repeated="2" office:value-type="float" office:value="1523" calcext:value-type="float">
            <text:p>1523</text:p>
          </table:table-cell>
          <table:table-cell office:value-type="float" office:value="883" calcext:value-type="float">
            <text:p>883</text:p>
          </table:table-cell>
          <table:table-cell table:style-name="Default" table:formula="of:=IF([.$B920]&gt;=[.$D$10]; ([.$B920] - [.$D$10]) * [.D$9]; NA())" office:value-type="float" office:value="1.883371" calcext:value-type="float">
            <text:p>1.883371</text:p>
          </table:table-cell>
        </table:table-row>
        <table:table-row table:style-name="ro1">
          <table:table-cell table:number-columns-repeated="2" office:value-type="float" office:value="1523" calcext:value-type="float">
            <text:p>1523</text:p>
          </table:table-cell>
          <table:table-cell office:value-type="float" office:value="884" calcext:value-type="float">
            <text:p>884</text:p>
          </table:table-cell>
          <table:table-cell table:style-name="Default" table:formula="of:=IF([.$B921]&gt;=[.$D$10]; ([.$B921] - [.$D$10]) * [.D$9]; NA())" office:value-type="float" office:value="1.883371" calcext:value-type="float">
            <text:p>1.883371</text:p>
          </table:table-cell>
        </table:table-row>
        <table:table-row table:style-name="ro1">
          <table:table-cell table:number-columns-repeated="2" office:value-type="float" office:value="1527" calcext:value-type="float">
            <text:p>1527</text:p>
          </table:table-cell>
          <table:table-cell office:value-type="float" office:value="885" calcext:value-type="float">
            <text:p>885</text:p>
          </table:table-cell>
          <table:table-cell table:style-name="Default" table:formula="of:=IF([.$B922]&gt;=[.$D$10]; ([.$B922] - [.$D$10]) * [.D$9]; NA())" office:value-type="float" office:value="1.88753775" calcext:value-type="float">
            <text:p>1.88753775</text:p>
          </table:table-cell>
        </table:table-row>
        <table:table-row table:style-name="ro1">
          <table:table-cell table:number-columns-repeated="2" office:value-type="float" office:value="1527" calcext:value-type="float">
            <text:p>1527</text:p>
          </table:table-cell>
          <table:table-cell office:value-type="float" office:value="886" calcext:value-type="float">
            <text:p>886</text:p>
          </table:table-cell>
          <table:table-cell table:style-name="Default" table:formula="of:=IF([.$B923]&gt;=[.$D$10]; ([.$B923] - [.$D$10]) * [.D$9]; NA())" office:value-type="float" office:value="1.88753775" calcext:value-type="float">
            <text:p>1.88753775</text:p>
          </table:table-cell>
        </table:table-row>
        <table:table-row table:style-name="ro1">
          <table:table-cell table:number-columns-repeated="2" office:value-type="float" office:value="1527" calcext:value-type="float">
            <text:p>1527</text:p>
          </table:table-cell>
          <table:table-cell office:value-type="float" office:value="887" calcext:value-type="float">
            <text:p>887</text:p>
          </table:table-cell>
          <table:table-cell table:style-name="Default" table:formula="of:=IF([.$B924]&gt;=[.$D$10]; ([.$B924] - [.$D$10]) * [.D$9]; NA())" office:value-type="float" office:value="1.88753775" calcext:value-type="float">
            <text:p>1.8875377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88" calcext:value-type="float">
            <text:p>888</text:p>
          </table:table-cell>
          <table:table-cell table:style-name="Default" table:formula="of:=IF([.$B925]&gt;=[.$D$10]; ([.$B925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531" calcext:value-type="float">
            <text:p>1531</text:p>
          </table:table-cell>
          <table:table-cell office:value-type="float" office:value="889" calcext:value-type="float">
            <text:p>889</text:p>
          </table:table-cell>
          <table:table-cell table:style-name="Default" table:formula="of:=IF([.$B926]&gt;=[.$D$10]; ([.$B926] - [.$D$10]) * [.D$9]; NA())" office:value-type="float" office:value="1.8917045" calcext:value-type="float">
            <text:p>1.8917045</text:p>
          </table:table-cell>
        </table:table-row>
        <table:table-row table:style-name="ro1">
          <table:table-cell table:number-columns-repeated="2" office:value-type="float" office:value="1531" calcext:value-type="float">
            <text:p>1531</text:p>
          </table:table-cell>
          <table:table-cell office:value-type="float" office:value="890" calcext:value-type="float">
            <text:p>890</text:p>
          </table:table-cell>
          <table:table-cell table:style-name="Default" table:formula="of:=IF([.$B927]&gt;=[.$D$10]; ([.$B927] - [.$D$10]) * [.D$9]; NA())" office:value-type="float" office:value="1.8917045" calcext:value-type="float">
            <text:p>1.8917045</text:p>
          </table:table-cell>
        </table:table-row>
        <table:table-row table:style-name="ro1">
          <table:table-cell table:number-columns-repeated="2" office:value-type="float" office:value="1531" calcext:value-type="float">
            <text:p>1531</text:p>
          </table:table-cell>
          <table:table-cell office:value-type="float" office:value="891" calcext:value-type="float">
            <text:p>891</text:p>
          </table:table-cell>
          <table:table-cell table:style-name="Default" table:formula="of:=IF([.$B928]&gt;=[.$D$10]; ([.$B928] - [.$D$10]) * [.D$9]; NA())" office:value-type="float" office:value="1.8917045" calcext:value-type="float">
            <text:p>1.8917045</text:p>
          </table:table-cell>
        </table:table-row>
        <table:table-row table:style-name="ro1">
          <table:table-cell table:number-columns-repeated="2" office:value-type="float" office:value="1531" calcext:value-type="float">
            <text:p>1531</text:p>
          </table:table-cell>
          <table:table-cell office:value-type="float" office:value="892" calcext:value-type="float">
            <text:p>892</text:p>
          </table:table-cell>
          <table:table-cell table:style-name="Default" table:formula="of:=IF([.$B929]&gt;=[.$D$10]; ([.$B929] - [.$D$10]) * [.D$9]; NA())" office:value-type="float" office:value="1.8917045" calcext:value-type="float">
            <text:p>1.891704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93" calcext:value-type="float">
            <text:p>893</text:p>
          </table:table-cell>
          <table:table-cell table:style-name="Default" table:formula="of:=IF([.$B930]&gt;=[.$D$10]; ([.$B930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94" calcext:value-type="float">
            <text:p>894</text:p>
          </table:table-cell>
          <table:table-cell table:style-name="Default" table:formula="of:=IF([.$B931]&gt;=[.$D$10]; ([.$B931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95" calcext:value-type="float">
            <text:p>895</text:p>
          </table:table-cell>
          <table:table-cell table:style-name="Default" table:formula="of:=IF([.$B932]&gt;=[.$D$10]; ([.$B932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96" calcext:value-type="float">
            <text:p>896</text:p>
          </table:table-cell>
          <table:table-cell table:style-name="Default" table:formula="of:=IF([.$B933]&gt;=[.$D$10]; ([.$B933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919" calcext:value-type="float">
            <text:p>1919</text:p>
          </table:table-cell>
          <table:table-cell office:value-type="float" office:value="897" calcext:value-type="float">
            <text:p>897</text:p>
          </table:table-cell>
          <table:table-cell table:style-name="Default" table:formula="of:=IF([.$B934]&gt;=[.$D$10]; ([.$B934] - [.$D$10]) * [.D$9]; NA())" office:value-type="float" office:value="2.29587925" calcext:value-type="float">
            <text:p>2.29587925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898" calcext:value-type="float">
            <text:p>898</text:p>
          </table:table-cell>
          <table:table-cell table:style-name="Default" table:formula="of:=IF([.$B935]&gt;=[.$D$10]; ([.$B935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539" calcext:value-type="float">
            <text:p>1539</text:p>
          </table:table-cell>
          <table:table-cell office:value-type="float" office:value="899" calcext:value-type="float">
            <text:p>899</text:p>
          </table:table-cell>
          <table:table-cell table:style-name="Default" table:formula="of:=IF([.$B936]&gt;=[.$D$10]; ([.$B936] - [.$D$10]) * [.D$9]; NA())" office:value-type="float" office:value="1.900038" calcext:value-type="float">
            <text:p>1.900038</text:p>
          </table:table-cell>
        </table:table-row>
        <table:table-row table:style-name="ro1">
          <table:table-cell table:number-columns-repeated="2" office:value-type="float" office:value="1539" calcext:value-type="float">
            <text:p>1539</text:p>
          </table:table-cell>
          <table:table-cell office:value-type="float" office:value="900" calcext:value-type="float">
            <text:p>900</text:p>
          </table:table-cell>
          <table:table-cell table:style-name="Default" table:formula="of:=IF([.$B937]&gt;=[.$D$10]; ([.$B937] - [.$D$10]) * [.D$9]; NA())" office:value-type="float" office:value="1.900038" calcext:value-type="float">
            <text:p>1.900038</text:p>
          </table:table-cell>
        </table:table-row>
        <table:table-row table:style-name="ro1">
          <table:table-cell table:number-columns-repeated="2" office:value-type="float" office:value="1543" calcext:value-type="float">
            <text:p>1543</text:p>
          </table:table-cell>
          <table:table-cell office:value-type="float" office:value="901" calcext:value-type="float">
            <text:p>901</text:p>
          </table:table-cell>
          <table:table-cell table:style-name="Default" table:formula="of:=IF([.$B938]&gt;=[.$D$10]; ([.$B938] - [.$D$10]) * [.D$9]; NA())" office:value-type="float" office:value="1.90420475" calcext:value-type="float">
            <text:p>1.90420475</text:p>
          </table:table-cell>
        </table:table-row>
        <table:table-row table:style-name="ro1">
          <table:table-cell table:number-columns-repeated="2" office:value-type="float" office:value="1543" calcext:value-type="float">
            <text:p>1543</text:p>
          </table:table-cell>
          <table:table-cell office:value-type="float" office:value="902" calcext:value-type="float">
            <text:p>902</text:p>
          </table:table-cell>
          <table:table-cell table:style-name="Default" table:formula="of:=IF([.$B939]&gt;=[.$D$10]; ([.$B939] - [.$D$10]) * [.D$9]; NA())" office:value-type="float" office:value="1.90420475" calcext:value-type="float">
            <text:p>1.90420475</text:p>
          </table:table-cell>
        </table:table-row>
        <table:table-row table:style-name="ro1">
          <table:table-cell table:number-columns-repeated="2" office:value-type="float" office:value="1543" calcext:value-type="float">
            <text:p>1543</text:p>
          </table:table-cell>
          <table:table-cell office:value-type="float" office:value="903" calcext:value-type="float">
            <text:p>903</text:p>
          </table:table-cell>
          <table:table-cell table:style-name="Default" table:formula="of:=IF([.$B940]&gt;=[.$D$10]; ([.$B940] - [.$D$10]) * [.D$9]; NA())" office:value-type="float" office:value="1.90420475" calcext:value-type="float">
            <text:p>1.90420475</text:p>
          </table:table-cell>
        </table:table-row>
        <table:table-row table:style-name="ro1">
          <table:table-cell table:number-columns-repeated="2" office:value-type="float" office:value="1543" calcext:value-type="float">
            <text:p>1543</text:p>
          </table:table-cell>
          <table:table-cell office:value-type="float" office:value="904" calcext:value-type="float">
            <text:p>904</text:p>
          </table:table-cell>
          <table:table-cell table:style-name="Default" table:formula="of:=IF([.$B941]&gt;=[.$D$10]; ([.$B941] - [.$D$10]) * [.D$9]; NA())" office:value-type="float" office:value="1.90420475" calcext:value-type="float">
            <text:p>1.9042047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05" calcext:value-type="float">
            <text:p>905</text:p>
          </table:table-cell>
          <table:table-cell table:style-name="Default" table:formula="of:=IF([.$B942]&gt;=[.$D$10]; ([.$B942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06" calcext:value-type="float">
            <text:p>906</text:p>
          </table:table-cell>
          <table:table-cell table:style-name="Default" table:formula="of:=IF([.$B943]&gt;=[.$D$10]; ([.$B943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47" calcext:value-type="float">
            <text:p>1547</text:p>
          </table:table-cell>
          <table:table-cell office:value-type="float" office:value="907" calcext:value-type="float">
            <text:p>907</text:p>
          </table:table-cell>
          <table:table-cell table:style-name="Default" table:formula="of:=IF([.$B944]&gt;=[.$D$10]; ([.$B944] - [.$D$10]) * [.D$9]; NA())" office:value-type="float" office:value="1.9083715" calcext:value-type="float">
            <text:p>1.908371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08" calcext:value-type="float">
            <text:p>908</text:p>
          </table:table-cell>
          <table:table-cell table:style-name="Default" table:formula="of:=IF([.$B945]&gt;=[.$D$10]; ([.$B945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09" calcext:value-type="float">
            <text:p>909</text:p>
          </table:table-cell>
          <table:table-cell table:style-name="Default" table:formula="of:=IF([.$B946]&gt;=[.$D$10]; ([.$B946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10" calcext:value-type="float">
            <text:p>910</text:p>
          </table:table-cell>
          <table:table-cell table:style-name="Default" table:formula="of:=IF([.$B947]&gt;=[.$D$10]; ([.$B947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11" calcext:value-type="float">
            <text:p>911</text:p>
          </table:table-cell>
          <table:table-cell table:style-name="Default" table:formula="of:=IF([.$B948]&gt;=[.$D$10]; ([.$B948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12" calcext:value-type="float">
            <text:p>912</text:p>
          </table:table-cell>
          <table:table-cell table:style-name="Default" table:formula="of:=IF([.$B949]&gt;=[.$D$10]; ([.$B949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13" calcext:value-type="float">
            <text:p>913</text:p>
          </table:table-cell>
          <table:table-cell table:style-name="Default" table:formula="of:=IF([.$B950]&gt;=[.$D$10]; ([.$B950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14" calcext:value-type="float">
            <text:p>914</text:p>
          </table:table-cell>
          <table:table-cell table:style-name="Default" table:formula="of:=IF([.$B951]&gt;=[.$D$10]; ([.$B951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55" calcext:value-type="float">
            <text:p>1555</text:p>
          </table:table-cell>
          <table:table-cell office:value-type="float" office:value="915" calcext:value-type="float">
            <text:p>915</text:p>
          </table:table-cell>
          <table:table-cell table:style-name="Default" table:formula="of:=IF([.$B952]&gt;=[.$D$10]; ([.$B952] - [.$D$10]) * [.D$9]; NA())" office:value-type="float" office:value="1.916705" calcext:value-type="float">
            <text:p>1.91670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16" calcext:value-type="float">
            <text:p>916</text:p>
          </table:table-cell>
          <table:table-cell table:style-name="Default" table:formula="of:=IF([.$B953]&gt;=[.$D$10]; ([.$B953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17" calcext:value-type="float">
            <text:p>917</text:p>
          </table:table-cell>
          <table:table-cell table:style-name="Default" table:formula="of:=IF([.$B954]&gt;=[.$D$10]; ([.$B954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18" calcext:value-type="float">
            <text:p>918</text:p>
          </table:table-cell>
          <table:table-cell table:style-name="Default" table:formula="of:=IF([.$B955]&gt;=[.$D$10]; ([.$B955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19" calcext:value-type="float">
            <text:p>919</text:p>
          </table:table-cell>
          <table:table-cell table:style-name="Default" table:formula="of:=IF([.$B956]&gt;=[.$D$10]; ([.$B956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20" calcext:value-type="float">
            <text:p>920</text:p>
          </table:table-cell>
          <table:table-cell table:style-name="Default" table:formula="of:=IF([.$B957]&gt;=[.$D$10]; ([.$B957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1" calcext:value-type="float">
            <text:p>921</text:p>
          </table:table-cell>
          <table:table-cell table:style-name="Default" table:formula="of:=IF([.$B958]&gt;=[.$D$10]; ([.$B958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2" calcext:value-type="float">
            <text:p>922</text:p>
          </table:table-cell>
          <table:table-cell table:style-name="Default" table:formula="of:=IF([.$B959]&gt;=[.$D$10]; ([.$B959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3" calcext:value-type="float">
            <text:p>1563</text:p>
          </table:table-cell>
          <table:table-cell office:value-type="float" office:value="923" calcext:value-type="float">
            <text:p>923</text:p>
          </table:table-cell>
          <table:table-cell table:style-name="Default" table:formula="of:=IF([.$B960]&gt;=[.$D$10]; ([.$B960] - [.$D$10]) * [.D$9]; NA())" office:value-type="float" office:value="1.9250385" calcext:value-type="float">
            <text:p>1.9250385</text:p>
          </table:table-cell>
        </table:table-row>
        <table:table-row table:style-name="ro1">
          <table:table-cell table:number-columns-repeated="2" office:value-type="float" office:value="1563" calcext:value-type="float">
            <text:p>1563</text:p>
          </table:table-cell>
          <table:table-cell office:value-type="float" office:value="924" calcext:value-type="float">
            <text:p>924</text:p>
          </table:table-cell>
          <table:table-cell table:style-name="Default" table:formula="of:=IF([.$B961]&gt;=[.$D$10]; ([.$B961] - [.$D$10]) * [.D$9]; NA())" office:value-type="float" office:value="1.9250385" calcext:value-type="float">
            <text:p>1.925038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5" calcext:value-type="float">
            <text:p>925</text:p>
          </table:table-cell>
          <table:table-cell table:style-name="Default" table:formula="of:=IF([.$B962]&gt;=[.$D$10]; ([.$B962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6" calcext:value-type="float">
            <text:p>926</text:p>
          </table:table-cell>
          <table:table-cell table:style-name="Default" table:formula="of:=IF([.$B963]&gt;=[.$D$10]; ([.$B963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7" calcext:value-type="float">
            <text:p>927</text:p>
          </table:table-cell>
          <table:table-cell table:style-name="Default" table:formula="of:=IF([.$B964]&gt;=[.$D$10]; ([.$B964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8" calcext:value-type="float">
            <text:p>928</text:p>
          </table:table-cell>
          <table:table-cell table:style-name="Default" table:formula="of:=IF([.$B965]&gt;=[.$D$10]; ([.$B965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29" calcext:value-type="float">
            <text:p>929</text:p>
          </table:table-cell>
          <table:table-cell table:style-name="Default" table:formula="of:=IF([.$B966]&gt;=[.$D$10]; ([.$B966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87" calcext:value-type="float">
            <text:p>1587</text:p>
          </table:table-cell>
          <table:table-cell office:value-type="float" office:value="930" calcext:value-type="float">
            <text:p>930</text:p>
          </table:table-cell>
          <table:table-cell table:style-name="Default" table:formula="of:=IF([.$B967]&gt;=[.$D$10]; ([.$B967] - [.$D$10]) * [.D$9]; NA())" office:value-type="float" office:value="1.950039" calcext:value-type="float">
            <text:p>1.950039</text:p>
          </table:table-cell>
        </table:table-row>
        <table:table-row table:style-name="ro1">
          <table:table-cell table:number-columns-repeated="2" office:value-type="float" office:value="1571" calcext:value-type="float">
            <text:p>1571</text:p>
          </table:table-cell>
          <table:table-cell office:value-type="float" office:value="931" calcext:value-type="float">
            <text:p>931</text:p>
          </table:table-cell>
          <table:table-cell table:style-name="Default" table:formula="of:=IF([.$B968]&gt;=[.$D$10]; ([.$B968] - [.$D$10]) * [.D$9]; NA())" office:value-type="float" office:value="1.933372" calcext:value-type="float">
            <text:p>1.933372</text:p>
          </table:table-cell>
        </table:table-row>
        <table:table-row table:style-name="ro1">
          <table:table-cell table:number-columns-repeated="2" office:value-type="float" office:value="1571" calcext:value-type="float">
            <text:p>1571</text:p>
          </table:table-cell>
          <table:table-cell office:value-type="float" office:value="932" calcext:value-type="float">
            <text:p>932</text:p>
          </table:table-cell>
          <table:table-cell table:style-name="Default" table:formula="of:=IF([.$B969]&gt;=[.$D$10]; ([.$B969] - [.$D$10]) * [.D$9]; NA())" office:value-type="float" office:value="1.933372" calcext:value-type="float">
            <text:p>1.933372</text:p>
          </table:table-cell>
        </table:table-row>
        <table:table-row table:style-name="ro1">
          <table:table-cell table:number-columns-repeated="2" office:value-type="float" office:value="1575" calcext:value-type="float">
            <text:p>1575</text:p>
          </table:table-cell>
          <table:table-cell office:value-type="float" office:value="933" calcext:value-type="float">
            <text:p>933</text:p>
          </table:table-cell>
          <table:table-cell table:style-name="Default" table:formula="of:=IF([.$B970]&gt;=[.$D$10]; ([.$B970] - [.$D$10]) * [.D$9]; NA())" office:value-type="float" office:value="1.93753875" calcext:value-type="float">
            <text:p>1.93753875</text:p>
          </table:table-cell>
        </table:table-row>
        <table:table-row table:style-name="ro1">
          <table:table-cell table:number-columns-repeated="2" office:value-type="float" office:value="1575" calcext:value-type="float">
            <text:p>1575</text:p>
          </table:table-cell>
          <table:table-cell office:value-type="float" office:value="934" calcext:value-type="float">
            <text:p>934</text:p>
          </table:table-cell>
          <table:table-cell table:style-name="Default" table:formula="of:=IF([.$B971]&gt;=[.$D$10]; ([.$B971] - [.$D$10]) * [.D$9]; NA())" office:value-type="float" office:value="1.93753875" calcext:value-type="float">
            <text:p>1.93753875</text:p>
          </table:table-cell>
        </table:table-row>
        <table:table-row table:style-name="ro1">
          <table:table-cell table:number-columns-repeated="2" office:value-type="float" office:value="1575" calcext:value-type="float">
            <text:p>1575</text:p>
          </table:table-cell>
          <table:table-cell office:value-type="float" office:value="935" calcext:value-type="float">
            <text:p>935</text:p>
          </table:table-cell>
          <table:table-cell table:style-name="Default" table:formula="of:=IF([.$B972]&gt;=[.$D$10]; ([.$B972] - [.$D$10]) * [.D$9]; NA())" office:value-type="float" office:value="1.93753875" calcext:value-type="float">
            <text:p>1.93753875</text:p>
          </table:table-cell>
        </table:table-row>
        <table:table-row table:style-name="ro1">
          <table:table-cell table:number-columns-repeated="2" office:value-type="float" office:value="1575" calcext:value-type="float">
            <text:p>1575</text:p>
          </table:table-cell>
          <table:table-cell office:value-type="float" office:value="936" calcext:value-type="float">
            <text:p>936</text:p>
          </table:table-cell>
          <table:table-cell table:style-name="Default" table:formula="of:=IF([.$B973]&gt;=[.$D$10]; ([.$B973] - [.$D$10]) * [.D$9]; NA())" office:value-type="float" office:value="1.93753875" calcext:value-type="float">
            <text:p>1.9375387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37" calcext:value-type="float">
            <text:p>937</text:p>
          </table:table-cell>
          <table:table-cell table:style-name="Default" table:formula="of:=IF([.$B974]&gt;=[.$D$10]; ([.$B974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38" calcext:value-type="float">
            <text:p>938</text:p>
          </table:table-cell>
          <table:table-cell table:style-name="Default" table:formula="of:=IF([.$B975]&gt;=[.$D$10]; ([.$B975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79" calcext:value-type="float">
            <text:p>1579</text:p>
          </table:table-cell>
          <table:table-cell office:value-type="float" office:value="939" calcext:value-type="float">
            <text:p>939</text:p>
          </table:table-cell>
          <table:table-cell table:style-name="Default" table:formula="of:=IF([.$B976]&gt;=[.$D$10]; ([.$B976] - [.$D$10]) * [.D$9]; NA())" office:value-type="float" office:value="1.9417055" calcext:value-type="float">
            <text:p>1.941705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0" calcext:value-type="float">
            <text:p>940</text:p>
          </table:table-cell>
          <table:table-cell table:style-name="Default" table:formula="of:=IF([.$B977]&gt;=[.$D$10]; ([.$B977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1" calcext:value-type="float">
            <text:p>941</text:p>
          </table:table-cell>
          <table:table-cell table:style-name="Default" table:formula="of:=IF([.$B978]&gt;=[.$D$10]; ([.$B978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2" calcext:value-type="float">
            <text:p>942</text:p>
          </table:table-cell>
          <table:table-cell table:style-name="Default" table:formula="of:=IF([.$B979]&gt;=[.$D$10]; ([.$B979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3" calcext:value-type="float">
            <text:p>943</text:p>
          </table:table-cell>
          <table:table-cell table:style-name="Default" table:formula="of:=IF([.$B980]&gt;=[.$D$10]; ([.$B980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4" calcext:value-type="float">
            <text:p>944</text:p>
          </table:table-cell>
          <table:table-cell table:style-name="Default" table:formula="of:=IF([.$B981]&gt;=[.$D$10]; ([.$B981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45" calcext:value-type="float">
            <text:p>945</text:p>
          </table:table-cell>
          <table:table-cell table:style-name="Default" table:formula="of:=IF([.$B982]&gt;=[.$D$10]; ([.$B982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46" calcext:value-type="float">
            <text:p>946</text:p>
          </table:table-cell>
          <table:table-cell table:style-name="Default" table:formula="of:=IF([.$B983]&gt;=[.$D$10]; ([.$B983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87" calcext:value-type="float">
            <text:p>1587</text:p>
          </table:table-cell>
          <table:table-cell office:value-type="float" office:value="947" calcext:value-type="float">
            <text:p>947</text:p>
          </table:table-cell>
          <table:table-cell table:style-name="Default" table:formula="of:=IF([.$B984]&gt;=[.$D$10]; ([.$B984] - [.$D$10]) * [.D$9]; NA())" office:value-type="float" office:value="1.950039" calcext:value-type="float">
            <text:p>1.950039</text:p>
          </table:table-cell>
        </table:table-row>
        <table:table-row table:style-name="ro1">
          <table:table-cell table:number-columns-repeated="2" office:value-type="float" office:value="1587" calcext:value-type="float">
            <text:p>1587</text:p>
          </table:table-cell>
          <table:table-cell office:value-type="float" office:value="948" calcext:value-type="float">
            <text:p>948</text:p>
          </table:table-cell>
          <table:table-cell table:style-name="Default" table:formula="of:=IF([.$B985]&gt;=[.$D$10]; ([.$B985] - [.$D$10]) * [.D$9]; NA())" office:value-type="float" office:value="1.950039" calcext:value-type="float">
            <text:p>1.950039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49" calcext:value-type="float">
            <text:p>949</text:p>
          </table:table-cell>
          <table:table-cell table:style-name="Default" table:formula="of:=IF([.$B986]&gt;=[.$D$10]; ([.$B986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50" calcext:value-type="float">
            <text:p>950</text:p>
          </table:table-cell>
          <table:table-cell table:style-name="Default" table:formula="of:=IF([.$B987]&gt;=[.$D$10]; ([.$B987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51" calcext:value-type="float">
            <text:p>951</text:p>
          </table:table-cell>
          <table:table-cell table:style-name="Default" table:formula="of:=IF([.$B988]&gt;=[.$D$10]; ([.$B988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52" calcext:value-type="float">
            <text:p>952</text:p>
          </table:table-cell>
          <table:table-cell table:style-name="Default" table:formula="of:=IF([.$B989]&gt;=[.$D$10]; ([.$B989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53" calcext:value-type="float">
            <text:p>953</text:p>
          </table:table-cell>
          <table:table-cell table:style-name="Default" table:formula="of:=IF([.$B990]&gt;=[.$D$10]; ([.$B990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5" calcext:value-type="float">
            <text:p>1595</text:p>
          </table:table-cell>
          <table:table-cell office:value-type="float" office:value="954" calcext:value-type="float">
            <text:p>954</text:p>
          </table:table-cell>
          <table:table-cell table:style-name="Default" table:formula="of:=IF([.$B991]&gt;=[.$D$10]; ([.$B991] - [.$D$10]) * [.D$9]; NA())" office:value-type="float" office:value="1.9583725" calcext:value-type="float">
            <text:p>1.9583725</text:p>
          </table:table-cell>
        </table:table-row>
        <table:table-row table:style-name="ro1">
          <table:table-cell table:number-columns-repeated="2" office:value-type="float" office:value="1595" calcext:value-type="float">
            <text:p>1595</text:p>
          </table:table-cell>
          <table:table-cell office:value-type="float" office:value="955" calcext:value-type="float">
            <text:p>955</text:p>
          </table:table-cell>
          <table:table-cell table:style-name="Default" table:formula="of:=IF([.$B992]&gt;=[.$D$10]; ([.$B992] - [.$D$10]) * [.D$9]; NA())" office:value-type="float" office:value="1.9583725" calcext:value-type="float">
            <text:p>1.9583725</text:p>
          </table:table-cell>
        </table:table-row>
        <table:table-row table:style-name="ro1">
          <table:table-cell table:number-columns-repeated="2" office:value-type="float" office:value="1595" calcext:value-type="float">
            <text:p>1595</text:p>
          </table:table-cell>
          <table:table-cell office:value-type="float" office:value="956" calcext:value-type="float">
            <text:p>956</text:p>
          </table:table-cell>
          <table:table-cell table:style-name="Default" table:formula="of:=IF([.$B993]&gt;=[.$D$10]; ([.$B993] - [.$D$10]) * [.D$9]; NA())" office:value-type="float" office:value="1.9583725" calcext:value-type="float">
            <text:p>1.95837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57" calcext:value-type="float">
            <text:p>957</text:p>
          </table:table-cell>
          <table:table-cell table:style-name="Default" table:formula="of:=IF([.$B994]&gt;=[.$D$10]; ([.$B994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58" calcext:value-type="float">
            <text:p>958</text:p>
          </table:table-cell>
          <table:table-cell table:style-name="Default" table:formula="of:=IF([.$B995]&gt;=[.$D$10]; ([.$B995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59" calcext:value-type="float">
            <text:p>959</text:p>
          </table:table-cell>
          <table:table-cell table:style-name="Default" table:formula="of:=IF([.$B996]&gt;=[.$D$10]; ([.$B996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60" calcext:value-type="float">
            <text:p>960</text:p>
          </table:table-cell>
          <table:table-cell table:style-name="Default" table:formula="of:=IF([.$B997]&gt;=[.$D$10]; ([.$B997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663" calcext:value-type="float">
            <text:p>1663</text:p>
          </table:table-cell>
          <table:table-cell office:value-type="float" office:value="961" calcext:value-type="float">
            <text:p>961</text:p>
          </table:table-cell>
          <table:table-cell table:style-name="Default" table:formula="of:=IF([.$B998]&gt;=[.$D$10]; ([.$B998] - [.$D$10]) * [.D$9]; NA())" office:value-type="float" office:value="2.02920725" calcext:value-type="float">
            <text:p>2.0292072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62" calcext:value-type="float">
            <text:p>962</text:p>
          </table:table-cell>
          <table:table-cell table:style-name="Default" table:formula="of:=IF([.$B999]&gt;=[.$D$10]; ([.$B999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03" calcext:value-type="float">
            <text:p>1603</text:p>
          </table:table-cell>
          <table:table-cell office:value-type="float" office:value="963" calcext:value-type="float">
            <text:p>963</text:p>
          </table:table-cell>
          <table:table-cell table:style-name="Default" table:formula="of:=IF([.$B1000]&gt;=[.$D$10]; ([.$B1000] - [.$D$10]) * [.D$9]; NA())" office:value-type="float" office:value="1.966706" calcext:value-type="float">
            <text:p>1.966706</text:p>
          </table:table-cell>
        </table:table-row>
        <table:table-row table:style-name="ro1">
          <table:table-cell table:number-columns-repeated="2" office:value-type="float" office:value="1603" calcext:value-type="float">
            <text:p>1603</text:p>
          </table:table-cell>
          <table:table-cell office:value-type="float" office:value="964" calcext:value-type="float">
            <text:p>964</text:p>
          </table:table-cell>
          <table:table-cell table:style-name="Default" table:formula="of:=IF([.$B1001]&gt;=[.$D$10]; ([.$B1001] - [.$D$10]) * [.D$9]; NA())" office:value-type="float" office:value="1.966706" calcext:value-type="float">
            <text:p>1.966706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965" calcext:value-type="float">
            <text:p>965</text:p>
          </table:table-cell>
          <table:table-cell table:style-name="Default" table:formula="of:=IF([.$B1002]&gt;=[.$D$10]; ([.$B1002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966" calcext:value-type="float">
            <text:p>966</text:p>
          </table:table-cell>
          <table:table-cell table:style-name="Default" table:formula="of:=IF([.$B1003]&gt;=[.$D$10]; ([.$B1003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967" calcext:value-type="float">
            <text:p>967</text:p>
          </table:table-cell>
          <table:table-cell table:style-name="Default" table:formula="of:=IF([.$B1004]&gt;=[.$D$10]; ([.$B1004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968" calcext:value-type="float">
            <text:p>968</text:p>
          </table:table-cell>
          <table:table-cell table:style-name="Default" table:formula="of:=IF([.$B1005]&gt;=[.$D$10]; ([.$B1005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69" calcext:value-type="float">
            <text:p>969</text:p>
          </table:table-cell>
          <table:table-cell table:style-name="Default" table:formula="of:=IF([.$B1006]&gt;=[.$D$10]; ([.$B1006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11" calcext:value-type="float">
            <text:p>1611</text:p>
          </table:table-cell>
          <table:table-cell office:value-type="float" office:value="970" calcext:value-type="float">
            <text:p>970</text:p>
          </table:table-cell>
          <table:table-cell table:style-name="Default" table:formula="of:=IF([.$B1007]&gt;=[.$D$10]; ([.$B1007] - [.$D$10]) * [.D$9]; NA())" office:value-type="float" office:value="1.9750395" calcext:value-type="float">
            <text:p>1.9750395</text:p>
          </table:table-cell>
        </table:table-row>
        <table:table-row table:style-name="ro1">
          <table:table-cell table:number-columns-repeated="2" office:value-type="float" office:value="1611" calcext:value-type="float">
            <text:p>1611</text:p>
          </table:table-cell>
          <table:table-cell office:value-type="float" office:value="971" calcext:value-type="float">
            <text:p>971</text:p>
          </table:table-cell>
          <table:table-cell table:style-name="Default" table:formula="of:=IF([.$B1008]&gt;=[.$D$10]; ([.$B1008] - [.$D$10]) * [.D$9]; NA())" office:value-type="float" office:value="1.9750395" calcext:value-type="float">
            <text:p>1.9750395</text:p>
          </table:table-cell>
        </table:table-row>
        <table:table-row table:style-name="ro1">
          <table:table-cell table:number-columns-repeated="2" office:value-type="float" office:value="1611" calcext:value-type="float">
            <text:p>1611</text:p>
          </table:table-cell>
          <table:table-cell office:value-type="float" office:value="972" calcext:value-type="float">
            <text:p>972</text:p>
          </table:table-cell>
          <table:table-cell table:style-name="Default" table:formula="of:=IF([.$B1009]&gt;=[.$D$10]; ([.$B1009] - [.$D$10]) * [.D$9]; NA())" office:value-type="float" office:value="1.9750395" calcext:value-type="float">
            <text:p>1.975039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73" calcext:value-type="float">
            <text:p>973</text:p>
          </table:table-cell>
          <table:table-cell table:style-name="Default" table:formula="of:=IF([.$B1010]&gt;=[.$D$10]; ([.$B1010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74" calcext:value-type="float">
            <text:p>974</text:p>
          </table:table-cell>
          <table:table-cell table:style-name="Default" table:formula="of:=IF([.$B1011]&gt;=[.$D$10]; ([.$B1011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75" calcext:value-type="float">
            <text:p>975</text:p>
          </table:table-cell>
          <table:table-cell table:style-name="Default" table:formula="of:=IF([.$B1012]&gt;=[.$D$10]; ([.$B1012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76" calcext:value-type="float">
            <text:p>976</text:p>
          </table:table-cell>
          <table:table-cell table:style-name="Default" table:formula="of:=IF([.$B1013]&gt;=[.$D$10]; ([.$B1013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77" calcext:value-type="float">
            <text:p>977</text:p>
          </table:table-cell>
          <table:table-cell table:style-name="Default" table:formula="of:=IF([.$B1014]&gt;=[.$D$10]; ([.$B1014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78" calcext:value-type="float">
            <text:p>978</text:p>
          </table:table-cell>
          <table:table-cell table:style-name="Default" table:formula="of:=IF([.$B1015]&gt;=[.$D$10]; ([.$B1015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19" calcext:value-type="float">
            <text:p>1619</text:p>
          </table:table-cell>
          <table:table-cell office:value-type="float" office:value="979" calcext:value-type="float">
            <text:p>979</text:p>
          </table:table-cell>
          <table:table-cell table:style-name="Default" table:formula="of:=IF([.$B1016]&gt;=[.$D$10]; ([.$B1016] - [.$D$10]) * [.D$9]; NA())" office:value-type="float" office:value="1.983373" calcext:value-type="float">
            <text:p>1.983373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0" calcext:value-type="float">
            <text:p>980</text:p>
          </table:table-cell>
          <table:table-cell table:style-name="Default" table:formula="of:=IF([.$B1017]&gt;=[.$D$10]; ([.$B1017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1" calcext:value-type="float">
            <text:p>981</text:p>
          </table:table-cell>
          <table:table-cell table:style-name="Default" table:formula="of:=IF([.$B1018]&gt;=[.$D$10]; ([.$B1018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2" calcext:value-type="float">
            <text:p>982</text:p>
          </table:table-cell>
          <table:table-cell table:style-name="Default" table:formula="of:=IF([.$B1019]&gt;=[.$D$10]; ([.$B1019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3" calcext:value-type="float">
            <text:p>983</text:p>
          </table:table-cell>
          <table:table-cell table:style-name="Default" table:formula="of:=IF([.$B1020]&gt;=[.$D$10]; ([.$B1020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4" calcext:value-type="float">
            <text:p>984</text:p>
          </table:table-cell>
          <table:table-cell table:style-name="Default" table:formula="of:=IF([.$B1021]&gt;=[.$D$10]; ([.$B1021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85" calcext:value-type="float">
            <text:p>985</text:p>
          </table:table-cell>
          <table:table-cell table:style-name="Default" table:formula="of:=IF([.$B1022]&gt;=[.$D$10]; ([.$B1022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27" calcext:value-type="float">
            <text:p>1627</text:p>
          </table:table-cell>
          <table:table-cell office:value-type="float" office:value="986" calcext:value-type="float">
            <text:p>986</text:p>
          </table:table-cell>
          <table:table-cell table:style-name="Default" table:formula="of:=IF([.$B1023]&gt;=[.$D$10]; ([.$B1023] - [.$D$10]) * [.D$9]; NA())" office:value-type="float" office:value="1.9917065" calcext:value-type="float">
            <text:p>1.9917065</text:p>
          </table:table-cell>
        </table:table-row>
        <table:table-row table:style-name="ro1">
          <table:table-cell table:number-columns-repeated="2" office:value-type="float" office:value="1627" calcext:value-type="float">
            <text:p>1627</text:p>
          </table:table-cell>
          <table:table-cell office:value-type="float" office:value="987" calcext:value-type="float">
            <text:p>987</text:p>
          </table:table-cell>
          <table:table-cell table:style-name="Default" table:formula="of:=IF([.$B1024]&gt;=[.$D$10]; ([.$B1024] - [.$D$10]) * [.D$9]; NA())" office:value-type="float" office:value="1.9917065" calcext:value-type="float">
            <text:p>1.9917065</text:p>
          </table:table-cell>
        </table:table-row>
        <table:table-row table:style-name="ro1">
          <table:table-cell table:number-columns-repeated="2" office:value-type="float" office:value="1627" calcext:value-type="float">
            <text:p>1627</text:p>
          </table:table-cell>
          <table:table-cell office:value-type="float" office:value="988" calcext:value-type="float">
            <text:p>988</text:p>
          </table:table-cell>
          <table:table-cell table:style-name="Default" table:formula="of:=IF([.$B1025]&gt;=[.$D$10]; ([.$B1025] - [.$D$10]) * [.D$9]; NA())" office:value-type="float" office:value="1.9917065" calcext:value-type="float">
            <text:p>1.991706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89" calcext:value-type="float">
            <text:p>989</text:p>
          </table:table-cell>
          <table:table-cell table:style-name="Default" table:formula="of:=IF([.$B1026]&gt;=[.$D$10]; ([.$B1026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90" calcext:value-type="float">
            <text:p>990</text:p>
          </table:table-cell>
          <table:table-cell table:style-name="Default" table:formula="of:=IF([.$B1027]&gt;=[.$D$10]; ([.$B1027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63" calcext:value-type="float">
            <text:p>1663</text:p>
          </table:table-cell>
          <table:table-cell office:value-type="float" office:value="991" calcext:value-type="float">
            <text:p>991</text:p>
          </table:table-cell>
          <table:table-cell table:style-name="Default" table:formula="of:=IF([.$B1028]&gt;=[.$D$10]; ([.$B1028] - [.$D$10]) * [.D$9]; NA())" office:value-type="float" office:value="2.02920725" calcext:value-type="float">
            <text:p>2.02920725</text:p>
          </table:table-cell>
        </table:table-row>
        <table:table-row table:style-name="ro1">
          <table:table-cell table:number-columns-repeated="2" office:value-type="float" office:value="1695" calcext:value-type="float">
            <text:p>1695</text:p>
          </table:table-cell>
          <table:table-cell office:value-type="float" office:value="992" calcext:value-type="float">
            <text:p>992</text:p>
          </table:table-cell>
          <table:table-cell table:style-name="Default" table:formula="of:=IF([.$B1029]&gt;=[.$D$10]; ([.$B1029] - [.$D$10]) * [.D$9]; NA())" office:value-type="float" office:value="2.06254125" calcext:value-type="float">
            <text:p>2.06254125</text:p>
          </table:table-cell>
        </table:table-row>
        <table:table-row table:style-name="ro1">
          <table:table-cell table:number-columns-repeated="2" office:value-type="float" office:value="1727" calcext:value-type="float">
            <text:p>1727</text:p>
          </table:table-cell>
          <table:table-cell office:value-type="float" office:value="993" calcext:value-type="float">
            <text:p>993</text:p>
          </table:table-cell>
          <table:table-cell table:style-name="Default" table:formula="of:=IF([.$B1030]&gt;=[.$D$10]; ([.$B1030] - [.$D$10]) * [.D$9]; NA())" office:value-type="float" office:value="2.09587525" calcext:value-type="float">
            <text:p>2.09587525</text:p>
          </table:table-cell>
        </table:table-row>
        <table:table-row table:style-name="ro1">
          <table:table-cell table:number-columns-repeated="2" office:value-type="float" office:value="1759" calcext:value-type="float">
            <text:p>1759</text:p>
          </table:table-cell>
          <table:table-cell office:value-type="float" office:value="994" calcext:value-type="float">
            <text:p>994</text:p>
          </table:table-cell>
          <table:table-cell table:style-name="Default" table:formula="of:=IF([.$B1031]&gt;=[.$D$10]; ([.$B1031] - [.$D$10]) * [.D$9]; NA())" office:value-type="float" office:value="2.12920925" calcext:value-type="float">
            <text:p>2.12920925</text:p>
          </table:table-cell>
        </table:table-row>
        <table:table-row table:style-name="ro1">
          <table:table-cell table:number-columns-repeated="2" office:value-type="float" office:value="1791" calcext:value-type="float">
            <text:p>1791</text:p>
          </table:table-cell>
          <table:table-cell office:value-type="float" office:value="995" calcext:value-type="float">
            <text:p>995</text:p>
          </table:table-cell>
          <table:table-cell table:style-name="Default" table:formula="of:=IF([.$B1032]&gt;=[.$D$10]; ([.$B1032] - [.$D$10]) * [.D$9]; NA())" office:value-type="float" office:value="2.16254325" calcext:value-type="float">
            <text:p>2.16254325</text:p>
          </table:table-cell>
        </table:table-row>
        <table:table-row table:style-name="ro1">
          <table:table-cell table:number-columns-repeated="2" office:value-type="float" office:value="1823" calcext:value-type="float">
            <text:p>1823</text:p>
          </table:table-cell>
          <table:table-cell office:value-type="float" office:value="996" calcext:value-type="float">
            <text:p>996</text:p>
          </table:table-cell>
          <table:table-cell table:style-name="Default" table:formula="of:=IF([.$B1033]&gt;=[.$D$10]; ([.$B1033] - [.$D$10]) * [.D$9]; NA())" office:value-type="float" office:value="2.19587725" calcext:value-type="float">
            <text:p>2.19587725</text:p>
          </table:table-cell>
        </table:table-row>
        <table:table-row table:style-name="ro1">
          <table:table-cell table:number-columns-repeated="2" office:value-type="float" office:value="1855" calcext:value-type="float">
            <text:p>1855</text:p>
          </table:table-cell>
          <table:table-cell office:value-type="float" office:value="997" calcext:value-type="float">
            <text:p>997</text:p>
          </table:table-cell>
          <table:table-cell table:style-name="Default" table:formula="of:=IF([.$B1034]&gt;=[.$D$10]; ([.$B1034] - [.$D$10]) * [.D$9]; NA())" office:value-type="float" office:value="2.22921125" calcext:value-type="float">
            <text:p>2.22921125</text:p>
          </table:table-cell>
        </table:table-row>
        <table:table-row table:style-name="ro1">
          <table:table-cell table:number-columns-repeated="2" office:value-type="float" office:value="1887" calcext:value-type="float">
            <text:p>1887</text:p>
          </table:table-cell>
          <table:table-cell office:value-type="float" office:value="998" calcext:value-type="float">
            <text:p>998</text:p>
          </table:table-cell>
          <table:table-cell table:style-name="Default" table:formula="of:=IF([.$B1035]&gt;=[.$D$10]; ([.$B1035] - [.$D$10]) * [.D$9]; NA())" office:value-type="float" office:value="2.26254525" calcext:value-type="float">
            <text:p>2.26254525</text:p>
          </table:table-cell>
        </table:table-row>
        <table:table-row table:style-name="ro1">
          <table:table-cell table:number-columns-repeated="2" office:value-type="float" office:value="1919" calcext:value-type="float">
            <text:p>1919</text:p>
          </table:table-cell>
          <table:table-cell office:value-type="float" office:value="999" calcext:value-type="float">
            <text:p>999</text:p>
          </table:table-cell>
          <table:table-cell table:style-name="Default" table:formula="of:=IF([.$B1036]&gt;=[.$D$10]; ([.$B1036] - [.$D$10]) * [.D$9]; NA())" office:value-type="float" office:value="2.29587925" calcext:value-type="float">
            <text:p>2.29587925</text:p>
          </table:table-cell>
        </table:table-row>
        <table:table-row table:style-name="ro1">
          <table:table-cell table:number-columns-repeated="2" office:value-type="float" office:value="1951" calcext:value-type="float">
            <text:p>1951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IF([.$B1037]&gt;=[.$D$10]; ([.$B1037] - [.$D$10]) * [.D$9]; NA())" office:value-type="float" office:value="2.32921325" calcext:value-type="float">
            <text:p>2.32921325</text:p>
          </table:table-cell>
        </table:table-row>
        <table:table-row table:style-name="ro1">
          <table:table-cell table:number-columns-repeated="2" office:value-type="float" office:value="1983" calcext:value-type="float">
            <text:p>1983</text:p>
          </table:table-cell>
          <table:table-cell office:value-type="float" office:value="1001" calcext:value-type="float">
            <text:p>1001</text:p>
          </table:table-cell>
          <table:table-cell table:style-name="Default" table:formula="of:=IF([.$B1038]&gt;=[.$D$10]; ([.$B1038] - [.$D$10]) * [.D$9]; NA())" office:value-type="float" office:value="2.36254725" calcext:value-type="float">
            <text:p>2.36254725</text:p>
          </table:table-cell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office:value-type="float" office:value="1002" calcext:value-type="float">
            <text:p>1002</text:p>
          </table:table-cell>
          <table:table-cell table:style-name="Default" table:formula="of:=IF([.$B1039]&gt;=[.$D$10]; ([.$B1039] - [.$D$10]) * [.D$9]; NA())" office:value-type="float" office:value="2.39588125" calcext:value-type="float">
            <text:p>2.39588125</text:p>
          </table:table-cell>
        </table:table-row>
        <table:table-row table:style-name="ro1">
          <table:table-cell table:number-columns-repeated="2" office:value-type="float" office:value="2047" calcext:value-type="float">
            <text:p>2047</text:p>
          </table:table-cell>
          <table:table-cell office:value-type="float" office:value="1003" calcext:value-type="float">
            <text:p>1003</text:p>
          </table:table-cell>
          <table:table-cell table:style-name="Default" table:formula="of:=IF([.$B1040]&gt;=[.$D$10]; ([.$B1040] - [.$D$10]) * [.D$9]; NA())" office:value-type="float" office:value="2.42921525" calcext:value-type="float">
            <text:p>2.42921525</text:p>
          </table:table-cell>
        </table:table-row>
        <table:table-row table:style-name="ro1">
          <table:table-cell table:number-columns-repeated="2" office:value-type="float" office:value="2079" calcext:value-type="float">
            <text:p>2079</text:p>
          </table:table-cell>
          <table:table-cell office:value-type="float" office:value="1004" calcext:value-type="float">
            <text:p>1004</text:p>
          </table:table-cell>
          <table:table-cell table:style-name="Default" table:formula="of:=IF([.$B1041]&gt;=[.$D$10]; ([.$B1041] - [.$D$10]) * [.D$9]; NA())" office:value-type="float" office:value="2.46254925" calcext:value-type="float">
            <text:p>2.46254925</text:p>
          </table:table-cell>
        </table:table-row>
        <table:table-row table:style-name="ro1">
          <table:table-cell table:number-columns-repeated="2" office:value-type="float" office:value="2111" calcext:value-type="float">
            <text:p>2111</text:p>
          </table:table-cell>
          <table:table-cell office:value-type="float" office:value="1005" calcext:value-type="float">
            <text:p>1005</text:p>
          </table:table-cell>
          <table:table-cell table:style-name="Default" table:formula="of:=IF([.$B1042]&gt;=[.$D$10]; ([.$B1042] - [.$D$10]) * [.D$9]; NA())" office:value-type="float" office:value="2.49588325" calcext:value-type="float">
            <text:p>2.49588325</text:p>
          </table:table-cell>
        </table:table-row>
        <table:table-row table:style-name="ro1">
          <table:table-cell table:number-columns-repeated="2" office:value-type="float" office:value="2143" calcext:value-type="float">
            <text:p>2143</text:p>
          </table:table-cell>
          <table:table-cell office:value-type="float" office:value="1006" calcext:value-type="float">
            <text:p>1006</text:p>
          </table:table-cell>
          <table:table-cell table:style-name="Default" table:formula="of:=IF([.$B1043]&gt;=[.$D$10]; ([.$B1043] - [.$D$10]) * [.D$9]; NA())" office:value-type="float" office:value="2.52921725" calcext:value-type="float">
            <text:p>2.52921725</text:p>
          </table:table-cell>
        </table:table-row>
        <table:table-row table:style-name="ro1">
          <table:table-cell table:number-columns-repeated="2" office:value-type="float" office:value="2175" calcext:value-type="float">
            <text:p>2175</text:p>
          </table:table-cell>
          <table:table-cell office:value-type="float" office:value="1007" calcext:value-type="float">
            <text:p>1007</text:p>
          </table:table-cell>
          <table:table-cell table:style-name="Default" table:formula="of:=IF([.$B1044]&gt;=[.$D$10]; ([.$B1044] - [.$D$10]) * [.D$9]; NA())" office:value-type="float" office:value="2.56255125" calcext:value-type="float">
            <text:p>2.56255125</text:p>
          </table:table-cell>
        </table:table-row>
        <table:table-row table:style-name="ro1">
          <table:table-cell table:number-columns-repeated="2" office:value-type="float" office:value="2207" calcext:value-type="float">
            <text:p>2207</text:p>
          </table:table-cell>
          <table:table-cell office:value-type="float" office:value="1008" calcext:value-type="float">
            <text:p>1008</text:p>
          </table:table-cell>
          <table:table-cell table:style-name="Default" table:formula="of:=IF([.$B1045]&gt;=[.$D$10]; ([.$B1045] - [.$D$10]) * [.D$9]; NA())" office:value-type="float" office:value="2.59588525" calcext:value-type="float">
            <text:p>2.59588525</text:p>
          </table:table-cell>
        </table:table-row>
        <table:table-row table:style-name="ro1">
          <table:table-cell table:number-columns-repeated="2" office:value-type="float" office:value="2239" calcext:value-type="float">
            <text:p>2239</text:p>
          </table:table-cell>
          <table:table-cell office:value-type="float" office:value="1009" calcext:value-type="float">
            <text:p>1009</text:p>
          </table:table-cell>
          <table:table-cell table:style-name="Default" table:formula="of:=IF([.$B1046]&gt;=[.$D$10]; ([.$B1046] - [.$D$10]) * [.D$9]; NA())" office:value-type="float" office:value="2.62921925" calcext:value-type="float">
            <text:p>2.62921925</text:p>
          </table:table-cell>
        </table:table-row>
        <table:table-row table:style-name="ro1">
          <table:table-cell table:number-columns-repeated="2" office:value-type="float" office:value="2271" calcext:value-type="float">
            <text:p>2271</text:p>
          </table:table-cell>
          <table:table-cell office:value-type="float" office:value="1010" calcext:value-type="float">
            <text:p>1010</text:p>
          </table:table-cell>
          <table:table-cell table:style-name="Default" table:formula="of:=IF([.$B1047]&gt;=[.$D$10]; ([.$B1047] - [.$D$10]) * [.D$9]; NA())" office:value-type="float" office:value="2.66255325" calcext:value-type="float">
            <text:p>2.66255325</text:p>
          </table:table-cell>
        </table:table-row>
        <table:table-row table:style-name="ro1">
          <table:table-cell table:number-columns-repeated="2" office:value-type="float" office:value="2303" calcext:value-type="float">
            <text:p>2303</text:p>
          </table:table-cell>
          <table:table-cell office:value-type="float" office:value="1011" calcext:value-type="float">
            <text:p>1011</text:p>
          </table:table-cell>
          <table:table-cell table:style-name="Default" table:formula="of:=IF([.$B1048]&gt;=[.$D$10]; ([.$B1048] - [.$D$10]) * [.D$9]; NA())" office:value-type="float" office:value="2.69588725" calcext:value-type="float">
            <text:p>2.69588725</text:p>
          </table:table-cell>
        </table:table-row>
        <table:table-row table:style-name="ro1">
          <table:table-cell table:number-columns-repeated="2" office:value-type="float" office:value="2335" calcext:value-type="float">
            <text:p>2335</text:p>
          </table:table-cell>
          <table:table-cell office:value-type="float" office:value="1012" calcext:value-type="float">
            <text:p>1012</text:p>
          </table:table-cell>
          <table:table-cell table:style-name="Default" table:formula="of:=IF([.$B1049]&gt;=[.$D$10]; ([.$B1049] - [.$D$10]) * [.D$9]; NA())" office:value-type="float" office:value="2.72922125" calcext:value-type="float">
            <text:p>2.72922125</text:p>
          </table:table-cell>
        </table:table-row>
        <table:table-row table:style-name="ro1">
          <table:table-cell table:number-columns-repeated="2" office:value-type="float" office:value="2367" calcext:value-type="float">
            <text:p>2367</text:p>
          </table:table-cell>
          <table:table-cell office:value-type="float" office:value="1013" calcext:value-type="float">
            <text:p>1013</text:p>
          </table:table-cell>
          <table:table-cell table:style-name="Default" table:formula="of:=IF([.$B1050]&gt;=[.$D$10]; ([.$B1050] - [.$D$10]) * [.D$9]; NA())" office:value-type="float" office:value="2.76255525" calcext:value-type="float">
            <text:p>2.76255525</text:p>
          </table:table-cell>
        </table:table-row>
        <table:table-row table:style-name="ro1">
          <table:table-cell table:number-columns-repeated="2" office:value-type="float" office:value="2399" calcext:value-type="float">
            <text:p>2399</text:p>
          </table:table-cell>
          <table:table-cell office:value-type="float" office:value="1014" calcext:value-type="float">
            <text:p>1014</text:p>
          </table:table-cell>
          <table:table-cell table:style-name="Default" table:formula="of:=IF([.$B1051]&gt;=[.$D$10]; ([.$B1051] - [.$D$10]) * [.D$9]; NA())" office:value-type="float" office:value="2.79588925" calcext:value-type="float">
            <text:p>2.79588925</text:p>
          </table:table-cell>
        </table:table-row>
        <table:table-row table:style-name="ro1">
          <table:table-cell table:number-columns-repeated="2" office:value-type="float" office:value="2431" calcext:value-type="float">
            <text:p>2431</text:p>
          </table:table-cell>
          <table:table-cell office:value-type="float" office:value="1015" calcext:value-type="float">
            <text:p>1015</text:p>
          </table:table-cell>
          <table:table-cell table:style-name="Default" table:formula="of:=IF([.$B1052]&gt;=[.$D$10]; ([.$B1052] - [.$D$10]) * [.D$9]; NA())" office:value-type="float" office:value="2.82922325" calcext:value-type="float">
            <text:p>2.82922325</text:p>
          </table:table-cell>
        </table:table-row>
        <table:table-row table:style-name="ro1">
          <table:table-cell table:number-columns-repeated="2" office:value-type="float" office:value="2463" calcext:value-type="float">
            <text:p>2463</text:p>
          </table:table-cell>
          <table:table-cell office:value-type="float" office:value="1016" calcext:value-type="float">
            <text:p>1016</text:p>
          </table:table-cell>
          <table:table-cell table:style-name="Default" table:formula="of:=IF([.$B1053]&gt;=[.$D$10]; ([.$B1053] - [.$D$10]) * [.D$9]; NA())" office:value-type="float" office:value="2.86255725" calcext:value-type="float">
            <text:p>2.86255725</text:p>
          </table:table-cell>
        </table:table-row>
        <table:table-row table:style-name="ro1">
          <table:table-cell table:number-columns-repeated="2" office:value-type="float" office:value="2495" calcext:value-type="float">
            <text:p>2495</text:p>
          </table:table-cell>
          <table:table-cell office:value-type="float" office:value="1017" calcext:value-type="float">
            <text:p>1017</text:p>
          </table:table-cell>
          <table:table-cell table:style-name="Default" table:formula="of:=IF([.$B1054]&gt;=[.$D$10]; ([.$B1054] - [.$D$10]) * [.D$9]; NA())" office:value-type="float" office:value="2.89589125" calcext:value-type="float">
            <text:p>2.89589125</text:p>
          </table:table-cell>
        </table:table-row>
        <table:table-row table:style-name="ro1">
          <table:table-cell table:number-columns-repeated="2" office:value-type="float" office:value="2527" calcext:value-type="float">
            <text:p>2527</text:p>
          </table:table-cell>
          <table:table-cell office:value-type="float" office:value="1018" calcext:value-type="float">
            <text:p>1018</text:p>
          </table:table-cell>
          <table:table-cell table:style-name="Default" table:formula="of:=IF([.$B1055]&gt;=[.$D$10]; ([.$B1055] - [.$D$10]) * [.D$9]; NA())" office:value-type="float" office:value="2.92922525" calcext:value-type="float">
            <text:p>2.92922525</text:p>
          </table:table-cell>
        </table:table-row>
        <table:table-row table:style-name="ro1" table:number-rows-repeated="104752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scientific-number number:decimal-places="4" number:min-decimal-places="4" number:min-integer-digits="1" number:min-exponent-digits="1" number:exponent-interval="1" number:forced-exponent-sign="true"/>
    </number:number-style>
    <number:number-style style:name="N127">
      <number:number number:decimal-places="0" number:min-decimal-places="0" number:min-integer-digits="3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8:28:07.921690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9-20T19:00:33.206438616</dc:date>
    <meta:editing-duration>PT3H12M10S</meta:editing-duration>
    <meta:editing-cycles>36</meta:editing-cycles>
    <meta:generator>LibreOffice/7.0.6.2$MacOSX_X86_64 LibreOffice_project/144abb84a525d8e30c9dbbefa69cbbf2d8d4ae3b</meta:generator>
    <meta:document-statistic meta:table-count="1" meta:cell-count="413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circle" chart:symbol-width="0.01cm" chart:symbol-height="0.01cm" chart:link-data-style-to-source="true"/>
      <style:graphic-properties svg:stroke-width="0.08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27cm" svg:height="17.171cm" xlink:href=".." xlink:type="simple" chart:class="chart:scatter" chart:style-name="ch1">
        <chart:title svg:x="11.451cm" svg:y="0.479cm" chart:style-name="ch2">
          <text:p>SLOWMO CAMERA CALIBRATION</text:p>
        </chart:title>
        <chart:subtitle svg:x="12.513cm" svg:y="1.612cm" chart:style-name="ch3">
          <text:p>Samsung Galaxy S21 Ultra 5G</text:p>
        </chart:subtitle>
        <chart:plot-area chart:style-name="ch4" table:cell-range-address="'S21 ULTRA 5G'.C38:'S21 ULTRA 5G'.D1055 'S21 ULTRA 5G'.D37:'S21 ULTRA 5G'.D37 'S21 ULTRA 5G'.D19:'S21 ULTRA 5G'.D23" chart:data-source-has-labels="row" svg:x="1.624cm" svg:y="2.63cm" svg:width="28.293cm" svg:height="13.214cm">
          <chart:coordinate-region svg:x="2.458cm" svg:y="2.829cm" svg:width="27.084cm" svg:height="12.817cm"/>
          <chart:axis chart:dimension="x" chart:name="primary-x" chart:style-name="ch5">
            <chart:title svg:x="14.792cm" svg:y="16.188cm" chart:style-name="ch6">
              <text:p>Image count</text:p>
            </chart:title>
            <chart:grid chart:style-name="ch7" chart:class="major"/>
          </chart:axis>
          <chart:axis chart:dimension="y" chart:name="primary-y" chart:style-name="ch8">
            <chart:title svg:x="0.451cm" svg:y="9.912cm" chart:style-name="ch9">
              <text:p>Time (s)</text:p>
            </chart:title>
            <chart:grid chart:style-name="ch7" chart:class="major"/>
          </chart:axis>
          <chart:series chart:style-name="ch10" chart:values-cell-range-address="'S21 ULTRA 5G'.D38:'S21 ULTRA 5G'.D1055" chart:label-cell-address="'S21 ULTRA 5G'.D37:'S21 ULTRA 5G'.D37" chart:class="chart:scatter">
            <chart:domain table:cell-range-address="'S21 ULTRA 5G'.C38:'S21 ULTRA 5G'.C1055"/>
            <chart:data-point chart:repeated="1018"/>
          </chart:series>
          <chart:series chart:style-name="ch11" chart:values-cell-range-address="'S21 ULTRA 5G'.D20:'S21 ULTRA 5G'.D23" chart:label-cell-address="'S21 ULTRA 5G'.D19:'S21 ULTRA 5G'.D19" chart:class="chart:scatter">
            <chart:domain table:cell-range-address="'S21 ULTRA 5G'.C20:'S21 ULTRA 5G'.C2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'S21 ULTRA 5G'.D37:'S21 ULTRA 5G'.D3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'S21 ULTRA 5G'.D19:'S21 ULTRA 5G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21 ULTRA 5G'.C38:'S21 ULTRA 5G'.C1055</svg:desc>
                </draw:g>
              </table:table-cell>
              <table:table-cell office:value-type="float" office:value="0">
                <text:p>0</text:p>
                <draw:g>
                  <svg:desc>'S21 ULTRA 5G'.D38:'S21 ULTRA 5G'.D1055</svg:desc>
                </draw:g>
              </table:table-cell>
              <table:table-cell office:value-type="float" office:value="1">
                <text:p>1</text:p>
                <draw:g>
                  <svg:desc>'S21 ULTRA 5G'.C20:'S21 ULTRA 5G'.C23</svg:desc>
                </draw:g>
              </table:table-cell>
              <table:table-cell office:value-type="float" office:value="-0.0297625">
                <text:p>-0.0297625</text:p>
                <draw:g>
                  <svg:desc>'S21 ULTRA 5G'.D20:'S21 ULTRA 5G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3334">
                <text:p>0.033334</text:p>
              </table:table-cell>
              <table:table-cell office:value-type="float" office:value="27.0992436262452">
                <text:p>27.0992436262452</text:p>
              </table:table-cell>
              <table:table-cell office:value-type="float" office:value="1.00033241590175">
                <text:p>1.00033241590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4584625">
                <text:p>0.064584625</text:p>
              </table:table-cell>
              <table:table-cell office:value-type="float" office:value="989.995084869151">
                <text:p>989.995084869151</text:p>
              </table:table-cell>
              <table:table-cell office:value-type="float" office:value="1.99570940902827">
                <text:p>1.99570940902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7918625">
                <text:p>0.097918625</text:p>
              </table:table-cell>
              <table:table-cell office:value-type="float" office:value="1018">
                <text:p>1018</text:p>
              </table:table-cell>
              <table:table-cell office:value-type="float" office:value="2.92922525">
                <text:p>2.92922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31252625">
                <text:p>0.1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64586625">
                <text:p>0.1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7920625">
                <text:p>0.1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31254625">
                <text:p>0.23125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4588625">
                <text:p>0.26458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0006">
                <text:p>0.3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3334">
                <text:p>0.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66674">
                <text:p>0.3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2917525">
                <text:p>0.4291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2917725">
                <text:p>0.5291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584325">
                <text:p>0.4958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251125">
                <text:p>0.562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6251125">
                <text:p>0.562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917925">
                <text:p>0.6291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9584725">
                <text:p>0.6958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9584725">
                <text:p>0.6958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6251525">
                <text:p>0.7625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9585125">
                <text:p>0.8958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251925">
                <text:p>0.962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251925">
                <text:p>0.962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0002">
                <text:p>1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00002">
                <text:p>1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00002">
                <text:p>1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0083535">
                <text:p>1.00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0083535">
                <text:p>1.00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083535">
                <text:p>1.00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016687">
                <text:p>1.0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016687">
                <text:p>1.0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016687">
                <text:p>1.0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0250205">
                <text:p>1.02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0250205">
                <text:p>1.02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0250205">
                <text:p>1.02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033354">
                <text:p>1.0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033354">
                <text:p>1.0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033354">
                <text:p>1.0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0416875">
                <text:p>1.04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0416875">
                <text:p>1.04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0416875">
                <text:p>1.04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050021">
                <text:p>1.0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050021">
                <text:p>1.0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050021">
                <text:p>1.0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0583545">
                <text:p>1.05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0583545">
                <text:p>1.05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0583545">
                <text:p>1.05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66688">
                <text:p>1.0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066688">
                <text:p>1.0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066688">
                <text:p>1.0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0750215">
                <text:p>1.07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0750215">
                <text:p>1.07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0750215">
                <text:p>1.07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083355">
                <text:p>1.08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083355">
                <text:p>1.08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083355">
                <text:p>1.08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0916885">
                <text:p>1.091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0916885">
                <text:p>1.091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100022">
                <text:p>1.1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100022">
                <text:p>1.1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1083555">
                <text:p>1.10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1083555">
                <text:p>1.10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1083555">
                <text:p>1.10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116689">
                <text:p>1.11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116689">
                <text:p>1.11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1250225">
                <text:p>1.12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1250225">
                <text:p>1.12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1250225">
                <text:p>1.12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1416895">
                <text:p>1.14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1416895">
                <text:p>1.14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150023">
                <text:p>1.15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150023">
                <text:p>1.15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150023">
                <text:p>1.15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1583565">
                <text:p>1.158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1583565">
                <text:p>1.158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1583565">
                <text:p>1.158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16669">
                <text:p>1.1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16669">
                <text:p>1.1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16669">
                <text:p>1.1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1750235">
                <text:p>1.17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1750235">
                <text:p>1.17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1750235">
                <text:p>1.17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183357">
                <text:p>1.1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183357">
                <text:p>1.1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183357">
                <text:p>1.1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1916905">
                <text:p>1.191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200024">
                <text:p>1.2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200024">
                <text:p>1.2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200024">
                <text:p>1.2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2083575">
                <text:p>1.20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2083575">
                <text:p>1.20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2083575">
                <text:p>1.20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216691">
                <text:p>1.21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216691">
                <text:p>1.21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216691">
                <text:p>1.21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2250245">
                <text:p>1.2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2250245">
                <text:p>1.2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2250245">
                <text:p>1.2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233358">
                <text:p>1.23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233358">
                <text:p>1.23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2416915">
                <text:p>1.241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2416915">
                <text:p>1.241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2416915">
                <text:p>1.241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250025">
                <text:p>1.2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250025">
                <text:p>1.2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250025">
                <text:p>1.2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.2583585">
                <text:p>1.25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.2583585">
                <text:p>1.25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.2583585">
                <text:p>1.25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.266692">
                <text:p>1.2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266692">
                <text:p>1.2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266692">
                <text:p>1.2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283359">
                <text:p>1.2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283359">
                <text:p>1.2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283359">
                <text:p>1.2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2916925">
                <text:p>1.29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2916925">
                <text:p>1.29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2916925">
                <text:p>1.29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300026">
                <text:p>1.3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300026">
                <text:p>1.3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300026">
                <text:p>1.3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3083595">
                <text:p>1.30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3083595">
                <text:p>1.30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3083595">
                <text:p>1.30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316693">
                <text:p>1.31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3250265">
                <text:p>1.325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3250265">
                <text:p>1.325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3250265">
                <text:p>1.325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33336">
                <text:p>1.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33336">
                <text:p>1.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33336">
                <text:p>1.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.3416935">
                <text:p>1.34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.3416935">
                <text:p>1.34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3416935">
                <text:p>1.34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350027">
                <text:p>1.35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350027">
                <text:p>1.35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350027">
                <text:p>1.35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3583605">
                <text:p>1.358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3583605">
                <text:p>1.358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3583605">
                <text:p>1.358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42921525">
                <text:p>2.4292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366694">
                <text:p>1.36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366694">
                <text:p>1.36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3750275">
                <text:p>1.375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3750275">
                <text:p>1.375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383361">
                <text:p>1.38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.383361">
                <text:p>1.38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.383361">
                <text:p>1.38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.3916945">
                <text:p>1.39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3916945">
                <text:p>1.39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.3916945">
                <text:p>1.39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400028">
                <text:p>1.4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400028">
                <text:p>1.4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400028">
                <text:p>1.4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4083615">
                <text:p>1.40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4083615">
                <text:p>1.40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4083615">
                <text:p>1.40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416695">
                <text:p>1.41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416695">
                <text:p>1.41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416695">
                <text:p>1.41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4250285">
                <text:p>1.4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4250285">
                <text:p>1.4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4250285">
                <text:p>1.4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433362">
                <text:p>1.43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433362">
                <text:p>1.43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433362">
                <text:p>1.43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4416955">
                <text:p>1.441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4416955">
                <text:p>1.441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4416955">
                <text:p>1.441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450029">
                <text:p>1.45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450029">
                <text:p>1.45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450029">
                <text:p>1.45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4583625">
                <text:p>1.45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4583625">
                <text:p>1.45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4583625">
                <text:p>1.45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466696">
                <text:p>1.46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466696">
                <text:p>1.46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466696">
                <text:p>1.46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4750295">
                <text:p>1.475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4750295">
                <text:p>1.475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4750295">
                <text:p>1.475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483363">
                <text:p>1.4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483363">
                <text:p>1.4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483363">
                <text:p>1.4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4916965">
                <text:p>1.491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4916965">
                <text:p>1.491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4916965">
                <text:p>1.491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50003">
                <text:p>1.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50003">
                <text:p>1.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50003">
                <text:p>1.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5083635">
                <text:p>1.508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5083635">
                <text:p>1.508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5083635">
                <text:p>1.508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516697">
                <text:p>1.51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516697">
                <text:p>1.51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516697">
                <text:p>1.51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5250305">
                <text:p>1.52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5250305">
                <text:p>1.52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5250305">
                <text:p>1.52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533364">
                <text:p>1.53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533364">
                <text:p>1.53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5750315">
                <text:p>1.57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5750315">
                <text:p>1.57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5750315">
                <text:p>1.57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58753175">
                <text:p>1.5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585448375">
                <text:p>1.58544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58753175">
                <text:p>1.5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58753175">
                <text:p>1.5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5916985">
                <text:p>1.591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5916985">
                <text:p>1.591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5916985">
                <text:p>1.591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59586525">
                <text:p>1.595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593781875">
                <text:p>1.59378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59586525">
                <text:p>1.595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59586525">
                <text:p>1.595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597948625">
                <text:p>1.59794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60419875">
                <text:p>1.604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602115375">
                <text:p>1.60211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60419875">
                <text:p>1.604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60419875">
                <text:p>1.604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606282125">
                <text:p>1.60628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6083655">
                <text:p>1.608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6083655">
                <text:p>1.608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61253225">
                <text:p>1.6125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610448875">
                <text:p>1.61044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61253225">
                <text:p>1.6125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61253225">
                <text:p>1.6125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614615625">
                <text:p>1.6146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616699">
                <text:p>1.6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616699">
                <text:p>1.6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62086575">
                <text:p>1.6208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618782375">
                <text:p>1.61878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62086575">
                <text:p>1.6208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62086575">
                <text:p>1.6208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616699">
                <text:p>1.6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622949125">
                <text:p>1.6229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6250325">
                <text:p>1.62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6250325">
                <text:p>1.62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62919925">
                <text:p>1.629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627115875">
                <text:p>1.62711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62919925">
                <text:p>1.629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62919925">
                <text:p>1.629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631282625">
                <text:p>1.6312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631282625">
                <text:p>1.6312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631282625">
                <text:p>1.6312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635449375">
                <text:p>1.63544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635449375">
                <text:p>1.63544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63753275">
                <text:p>1.6375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63753275">
                <text:p>1.6375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639616125">
                <text:p>1.63961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6416995">
                <text:p>1.641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6416995">
                <text:p>1.641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64586625">
                <text:p>1.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643782875">
                <text:p>1.64378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64586625">
                <text:p>1.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64586625">
                <text:p>1.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650033">
                <text:p>1.65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652116375">
                <text:p>1.65211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65419975">
                <text:p>1.6541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65419975">
                <text:p>1.6541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650033">
                <text:p>1.65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656283125">
                <text:p>1.6562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656283125">
                <text:p>1.6562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6583665">
                <text:p>1.658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656283125">
                <text:p>1.6562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660449875">
                <text:p>1.66044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660449875">
                <text:p>1.66044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66253325">
                <text:p>1.6625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63753275">
                <text:p>1.6375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664616625">
                <text:p>1.66461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664616625">
                <text:p>1.66461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6667">
                <text:p>1.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6667">
                <text:p>1.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668783375">
                <text:p>1.6687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668783375">
                <text:p>1.6687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67086675">
                <text:p>1.6708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67086675">
                <text:p>1.6708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672950125">
                <text:p>1.6729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672950125">
                <text:p>1.6729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6750335">
                <text:p>1.675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672950125">
                <text:p>1.6729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677116875">
                <text:p>1.6771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677116875">
                <text:p>1.6771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67920025">
                <text:p>1.6792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668783375">
                <text:p>1.6687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683367">
                <text:p>1.68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685450375">
                <text:p>1.6854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685450375">
                <text:p>1.6854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68753375">
                <text:p>1.6875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689617125">
                <text:p>1.6896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689617125">
                <text:p>1.6896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6917005">
                <text:p>1.691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689617125">
                <text:p>1.6896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693783875">
                <text:p>1.69378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693783875">
                <text:p>1.69378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69586725">
                <text:p>1.6958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700034">
                <text:p>1.70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702117375">
                <text:p>1.70211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702117375">
                <text:p>1.70211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70420075">
                <text:p>1.7042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706284125">
                <text:p>1.70628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706284125">
                <text:p>1.70628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7083675">
                <text:p>1.708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710450875">
                <text:p>1.7104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710450875">
                <text:p>1.7104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710450875">
                <text:p>1.7104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71253425">
                <text:p>1.71253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716701">
                <text:p>1.71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718784375">
                <text:p>1.7187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718784375">
                <text:p>1.7187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72086775">
                <text:p>1.720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722951125">
                <text:p>1.7229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722951125">
                <text:p>1.7229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7250345">
                <text:p>1.725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722951125">
                <text:p>1.7229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727117875">
                <text:p>1.72711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727117875">
                <text:p>1.72711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72920125">
                <text:p>1.7292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733368">
                <text:p>1.73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735451375">
                <text:p>1.73545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735451375">
                <text:p>1.73545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73753475">
                <text:p>1.7375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739618125">
                <text:p>1.73961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739618125">
                <text:p>1.73961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7417015">
                <text:p>1.741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7417015">
                <text:p>1.741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743784875">
                <text:p>1.7437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743784875">
                <text:p>1.7437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74586825">
                <text:p>1.7458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739618125">
                <text:p>1.73961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750035">
                <text:p>1.75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752118375">
                <text:p>1.75211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752118375">
                <text:p>1.75211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75420175">
                <text:p>1.7542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756285125">
                <text:p>1.75628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756285125">
                <text:p>1.75628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7583685">
                <text:p>1.758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7583685">
                <text:p>1.758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760451875">
                <text:p>1.76045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760451875">
                <text:p>1.76045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76253525">
                <text:p>1.7625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781285625">
                <text:p>1.7812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764618625">
                <text:p>1.76461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766702">
                <text:p>1.76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764618625">
                <text:p>1.76461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768785375">
                <text:p>1.7687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768785375">
                <text:p>1.7687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77086875">
                <text:p>1.7708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77086875">
                <text:p>1.7708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772952125">
                <text:p>1.7729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7750355">
                <text:p>1.77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7750355">
                <text:p>1.77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7750355">
                <text:p>1.77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777118875">
                <text:p>1.7771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777118875">
                <text:p>1.7771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77920225">
                <text:p>1.7792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77920225">
                <text:p>1.7792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785452375">
                <text:p>1.7854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78753575">
                <text:p>1.7875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78753575">
                <text:p>1.7875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793785875">
                <text:p>1.7937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79586925">
                <text:p>1.7958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79586925">
                <text:p>1.7958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79586925">
                <text:p>1.7958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80420275">
                <text:p>1.8042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80420275">
                <text:p>1.8042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80420275">
                <text:p>1.8042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85420375">
                <text:p>1.8542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85420375">
                <text:p>1.8542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85420375">
                <text:p>1.8542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866704">
                <text:p>1.86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866704">
                <text:p>1.86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866704">
                <text:p>1.86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883371">
                <text:p>1.8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883371">
                <text:p>1.8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883371">
                <text:p>1.8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29587925">
                <text:p>2.2958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900038">
                <text:p>1.9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900038">
                <text:p>1.9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9083715">
                <text:p>1.9083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916705">
                <text:p>1.91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9250385">
                <text:p>1.925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9250385">
                <text:p>1.925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950039">
                <text:p>1.9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933372">
                <text:p>1.93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933372">
                <text:p>1.93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9417055">
                <text:p>1.941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950039">
                <text:p>1.9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950039">
                <text:p>1.9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9583725">
                <text:p>1.958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9583725">
                <text:p>1.958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9583725">
                <text:p>1.958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02920725">
                <text:p>2.0292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966706">
                <text:p>1.96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966706">
                <text:p>1.96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9750395">
                <text:p>1.975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9750395">
                <text:p>1.975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9750395">
                <text:p>1.975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983373">
                <text:p>1.98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9917065">
                <text:p>1.991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9917065">
                <text:p>1.991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9917065">
                <text:p>1.991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02920725">
                <text:p>2.0292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06254125">
                <text:p>2.0625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09587525">
                <text:p>2.0958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12920925">
                <text:p>2.1292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16254325">
                <text:p>2.1625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19587725">
                <text:p>2.1958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22921125">
                <text:p>2.2292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26254525">
                <text:p>2.2625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29587925">
                <text:p>2.2958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2921325">
                <text:p>2.3292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2.36254725">
                <text:p>2.3625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2.39588125">
                <text:p>2.3958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2.42921525">
                <text:p>2.4292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2.46254925">
                <text:p>2.4625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2.49588325">
                <text:p>2.4958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2.52921725">
                <text:p>2.5292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2.56255125">
                <text:p>2.5625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2.59588525">
                <text:p>2.5958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2.62921925">
                <text:p>2.6292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2.66255325">
                <text:p>2.6625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2.69588725">
                <text:p>2.6958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2.72922125">
                <text:p>2.7292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2.76255525">
                <text:p>2.7625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2.79588925">
                <text:p>2.7958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2.82922325">
                <text:p>2.8292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2.86255725">
                <text:p>2.8625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2.89589125">
                <text:p>2.8958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2.92922525">
                <text:p>2.9292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